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2"/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5233333333333cm" style:use-optimal-column-width="true"/>
    </style:style>
    <style:style style:name="co3" style:family="table-column">
      <style:table-column-properties fo:break-before="auto" style:column-width="3.57716666666667cm" style:use-optimal-column-width="true"/>
    </style:style>
    <style:style style:name="co4" style:family="table-column">
      <style:table-column-properties fo:break-before="auto" style:column-width="1.54516666666667cm" style:use-optimal-column-width="true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1.9685cm" style:use-optimal-column-width="true"/>
    </style:style>
    <style:style style:name="co7" style:family="table-column">
      <style:table-column-properties fo:break-before="auto" style:column-width="3.767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3.9052146421886476</text:span></text:p>
          </table:table-cell>
          <table:table-cell office:value-type="string" office:string-value="3.9052146421886476" table:formula="of:=RIGHT([.B5];LEN([.B5])-3)" table:style-name="ce4">
            <text:p>3.9052146421886476</text:p>
          </table:table-cell>
          <table:table-cell office:value-type="float" office:value="3.90521464218864" table:formula="of:=[.C5]+0" table:style-name="ce4">
            <text:p>3.91</text:p>
          </table:table-cell>
          <table:table-cell office:value-type="string" table:style-name="ce2">
            <text:p>0<text:span text:style-name="T1">: </text:span><text:span text:style-name="T2">3.7714458153764427</text:span></text:p>
          </table:table-cell>
          <table:table-cell office:value-type="string" office:string-value="3.7714458153764427" table:formula="of:=RIGHT([.E5];LEN([.E5])-3)" table:style-name="ce4">
            <text:p>3.7714458153764427</text:p>
          </table:table-cell>
          <table:table-cell office:value-type="float" office:value="3.7714458153764401" table:formula="of:=[.F5]+0" table:style-name="ce4">
            <text:p>3.77</text:p>
          </table:table-cell>
          <table:table-cell office:value-type="string" table:style-name="ce2">
            <text:p>0<text:span text:style-name="T1">: </text:span><text:span text:style-name="T2">8.974376430402739</text:span></text:p>
          </table:table-cell>
          <table:table-cell office:value-type="string" office:string-value="8.974376430402739" table:formula="of:=RIGHT([.H5];LEN([.H5])-3)" table:style-name="ce4">
            <text:p>8.974376430402739</text:p>
          </table:table-cell>
          <table:table-cell office:value-type="float" office:value="8.9743764304027298" table:formula="of:=[.I5]+0" table:style-name="ce4">
            <text:p>8.97</text:p>
          </table:table-cell>
          <table:table-cell office:value-type="string" table:style-name="ce2">
            <text:p>0<text:span text:style-name="T1">: </text:span><text:span text:style-name="T2">3.047765289584027</text:span></text:p>
          </table:table-cell>
          <table:table-cell office:value-type="string" office:string-value="3.047765289584027" table:formula="of:=RIGHT([.K5];LEN([.K5])-3)" table:style-name="ce4">
            <text:p>3.047765289584027</text:p>
          </table:table-cell>
          <table:table-cell office:value-type="float" office:value="3.0477652895840199" table:formula="of:=[.L5]+0" table:style-name="ce4">
            <text:p>3.05</text:p>
          </table:table-cell>
          <table:table-cell office:value-type="string" table:style-name="ce2">
            <text:p>0<text:span text:style-name="T1">: </text:span><text:span text:style-name="T2">7.307775603033868</text:span></text:p>
          </table:table-cell>
          <table:table-cell office:value-type="string" office:string-value="7.307775603033868" table:formula="of:=RIGHT([.N5];LEN([.N5])-3)" table:style-name="ce4">
            <text:p>7.307775603033868</text:p>
          </table:table-cell>
          <table:table-cell office:value-type="float" office:value="7.3077756030338596" table:formula="of:=[.O5]+0" table:style-name="ce4">
            <text:p>7.31</text:p>
          </table:table-cell>
          <table:table-cell table:number-columns-repeated="2" table:style-name="ce1"/>
          <table:table-cell office:value-type="float" office:value="13.503288890292845" table:formula="of:=([.D5]+[.G5]+[.J5]+[.M5]+[.P5])/2" table:style-name="ce4">
            <text:p>13.50</text:p>
          </table:table-cell>
          <table:table-cell table:number-columns-repeated="16365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7.690089711146413</text:span></text:p>
          </table:table-cell>
          <table:table-cell office:value-type="string" office:string-value="7.690089711146413" table:formula="of:=RIGHT([.B6];LEN([.B6])-3)" table:style-name="ce4">
            <text:p>7.690089711146413</text:p>
          </table:table-cell>
          <table:table-cell office:value-type="float" office:value="7.6900897111464097" table:formula="of:=[.C6]+0" table:style-name="ce4">
            <text:p>7.69</text:p>
          </table:table-cell>
          <table:table-cell office:value-type="string" table:style-name="ce2">
            <text:p>1<text:span text:style-name="T1">: </text:span><text:span text:style-name="T2">10.23160638210965</text:span></text:p>
          </table:table-cell>
          <table:table-cell office:value-type="string" office:string-value="10.23160638210965" table:formula="of:=RIGHT([.E6];LEN([.E6])-3)" table:style-name="ce4">
            <text:p>10.23160638210965</text:p>
          </table:table-cell>
          <table:table-cell office:value-type="float" office:value="10.2316063821096" table:formula="of:=[.F6]+0" table:style-name="ce4">
            <text:p>10.23</text:p>
          </table:table-cell>
          <table:table-cell office:value-type="string" table:style-name="ce2">
            <text:p>1<text:span text:style-name="T1">: </text:span><text:span text:style-name="T2">14.693190774907848</text:span></text:p>
          </table:table-cell>
          <table:table-cell office:value-type="string" office:string-value="14.693190774907848" table:formula="of:=RIGHT([.H6];LEN([.H6])-3)" table:style-name="ce4">
            <text:p>14.693190774907848</text:p>
          </table:table-cell>
          <table:table-cell office:value-type="float" office:value="14.6931907749078" table:formula="of:=[.I6]+0" table:style-name="ce4">
            <text:p>14.69</text:p>
          </table:table-cell>
          <table:table-cell office:value-type="string" table:style-name="ce2">
            <text:p>1<text:span text:style-name="T1">: </text:span><text:span text:style-name="T2">13.22431103349156</text:span></text:p>
          </table:table-cell>
          <table:table-cell office:value-type="string" office:string-value="13.22431103349156" table:formula="of:=RIGHT([.K6];LEN([.K6])-3)" table:style-name="ce4">
            <text:p>13.22431103349156</text:p>
          </table:table-cell>
          <table:table-cell office:value-type="float" office:value="13.2243110334915" table:formula="of:=[.L6]+0" table:style-name="ce4">
            <text:p>13.22</text:p>
          </table:table-cell>
          <table:table-cell office:value-type="string" table:style-name="ce2">
            <text:p>1<text:span text:style-name="T1">: </text:span><text:span text:style-name="T2">11.085612830769971</text:span></text:p>
          </table:table-cell>
          <table:table-cell office:value-type="string" office:string-value="11.085612830769971" table:formula="of:=RIGHT([.N6];LEN([.N6])-3)" table:style-name="ce4">
            <text:p>11.085612830769971</text:p>
          </table:table-cell>
          <table:table-cell office:value-type="float" office:value="11.0856128307699" table:formula="of:=[.O6]+0" table:style-name="ce4">
            <text:p>11.09</text:p>
          </table:table-cell>
          <table:table-cell table:number-columns-repeated="2" table:style-name="ce1"/>
          <table:table-cell office:value-type="float" office:value="28.462405366212607" table:formula="of:=([.D6]+[.G6]+[.J6]+[.M6]+[.P6])/2" table:style-name="ce4">
            <text:p>28.46</text:p>
          </table:table-cell>
          <table:table-cell table:number-columns-repeated="16365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9.284203314859079</text:span></text:p>
          </table:table-cell>
          <table:table-cell office:value-type="string" office:string-value="9.284203314859079" table:formula="of:=RIGHT([.B7];LEN([.B7])-3)" table:style-name="ce4">
            <text:p>9.284203314859079</text:p>
          </table:table-cell>
          <table:table-cell office:value-type="float" office:value="9.2842033148590701" table:formula="of:=[.C7]+0" table:style-name="ce4">
            <text:p>9.28</text:p>
          </table:table-cell>
          <table:table-cell office:value-type="string" table:style-name="ce2">
            <text:p>2<text:span text:style-name="T1">: </text:span><text:span text:style-name="T2">14.892791960013904</text:span></text:p>
          </table:table-cell>
          <table:table-cell office:value-type="string" office:string-value="14.892791960013904" table:formula="of:=RIGHT([.E7];LEN([.E7])-3)" table:style-name="ce4">
            <text:p>14.892791960013904</text:p>
          </table:table-cell>
          <table:table-cell office:value-type="float" office:value="14.8927919600139" table:formula="of:=[.F7]+0" table:style-name="ce4">
            <text:p>14.89</text:p>
          </table:table-cell>
          <table:table-cell office:value-type="string" table:style-name="ce2">
            <text:p>2<text:span text:style-name="T1">: </text:span><text:span text:style-name="T2">20.16778069452335</text:span></text:p>
          </table:table-cell>
          <table:table-cell office:value-type="string" office:string-value="20.16778069452335" table:formula="of:=RIGHT([.H7];LEN([.H7])-3)" table:style-name="ce4">
            <text:p>20.16778069452335</text:p>
          </table:table-cell>
          <table:table-cell office:value-type="float" office:value="20.167780694523302" table:formula="of:=[.I7]+0" table:style-name="ce4">
            <text:p>20.17</text:p>
          </table:table-cell>
          <table:table-cell office:value-type="string" table:style-name="ce2">
            <text:p>2<text:span text:style-name="T1">: </text:span><text:span text:style-name="T2">20.93188476420331</text:span></text:p>
          </table:table-cell>
          <table:table-cell office:value-type="string" office:string-value="20.93188476420331" table:formula="of:=RIGHT([.K7];LEN([.K7])-3)" table:style-name="ce4">
            <text:p>20.93188476420331</text:p>
          </table:table-cell>
          <table:table-cell office:value-type="float" office:value="20.9318847642033" table:formula="of:=[.L7]+0" table:style-name="ce4">
            <text:p>20.93</text:p>
          </table:table-cell>
          <table:table-cell office:value-type="string" table:style-name="ce2">
            <text:p>2<text:span text:style-name="T1">: </text:span><text:span text:style-name="T2">16.608647947332283</text:span></text:p>
          </table:table-cell>
          <table:table-cell office:value-type="string" office:string-value="16.608647947332283" table:formula="of:=RIGHT([.N7];LEN([.N7])-3)" table:style-name="ce4">
            <text:p>16.608647947332283</text:p>
          </table:table-cell>
          <table:table-cell office:value-type="float" office:value="16.608647947332202" table:formula="of:=[.O7]+0" table:style-name="ce4">
            <text:p>16.61</text:p>
          </table:table-cell>
          <table:table-cell table:number-columns-repeated="2" table:style-name="ce1"/>
          <table:table-cell office:value-type="float" office:value="40.942654340465886" table:formula="of:=([.D7]+[.G7]+[.J7]+[.M7]+[.P7])/2" table:style-name="ce4">
            <text:p>40.94</text:p>
          </table:table-cell>
          <table:table-cell table:number-columns-repeated="16365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5.661288311231834</text:span></text:p>
          </table:table-cell>
          <table:table-cell office:value-type="string" office:string-value="15.661288311231834" table:formula="of:=RIGHT([.B8];LEN([.B8])-3)" table:style-name="ce4">
            <text:p>15.661288311231834</text:p>
          </table:table-cell>
          <table:table-cell office:value-type="float" office:value="15.6612883112318" table:formula="of:=[.C8]+0" table:style-name="ce4">
            <text:p>15.66</text:p>
          </table:table-cell>
          <table:table-cell office:value-type="string" table:style-name="ce2">
            <text:p>3<text:span text:style-name="T1">: </text:span><text:span text:style-name="T2">17.056036470775787</text:span></text:p>
          </table:table-cell>
          <table:table-cell office:value-type="string" office:string-value="17.056036470775787" table:formula="of:=RIGHT([.E8];LEN([.E8])-3)" table:style-name="ce4">
            <text:p>17.056036470775787</text:p>
          </table:table-cell>
          <table:table-cell office:value-type="float" office:value="17.056036470775702" table:formula="of:=[.F8]+0" table:style-name="ce4">
            <text:p>17.06</text:p>
          </table:table-cell>
          <table:table-cell office:value-type="string" table:style-name="ce2">
            <text:p>3<text:span text:style-name="T1">: </text:span><text:span text:style-name="T2">24.790936092540434</text:span></text:p>
          </table:table-cell>
          <table:table-cell office:value-type="string" office:string-value="24.790936092540434" table:formula="of:=RIGHT([.H8];LEN([.H8])-3)" table:style-name="ce4">
            <text:p>24.790936092540434</text:p>
          </table:table-cell>
          <table:table-cell office:value-type="float" office:value="24.790936092540399" table:formula="of:=[.I8]+0" table:style-name="ce4">
            <text:p>24.79</text:p>
          </table:table-cell>
          <table:table-cell office:value-type="string" table:style-name="ce2">
            <text:p>3<text:span text:style-name="T1">: </text:span><text:span text:style-name="T2">22.88501190952507</text:span></text:p>
          </table:table-cell>
          <table:table-cell office:value-type="string" office:string-value="22.88501190952507" table:formula="of:=RIGHT([.K8];LEN([.K8])-3)" table:style-name="ce4">
            <text:p>22.88501190952507</text:p>
          </table:table-cell>
          <table:table-cell office:value-type="float" office:value="22.885011909525002" table:formula="of:=[.L8]+0" table:style-name="ce4">
            <text:p>22.89</text:p>
          </table:table-cell>
          <table:table-cell office:value-type="string" table:style-name="ce2">
            <text:p>3<text:span text:style-name="T1">: </text:span><text:span text:style-name="T2">12.268400840203382</text:span></text:p>
          </table:table-cell>
          <table:table-cell office:value-type="string" office:string-value="12.268400840203382" table:formula="of:=RIGHT([.N8];LEN([.N8])-3)" table:style-name="ce4">
            <text:p>12.268400840203382</text:p>
          </table:table-cell>
          <table:table-cell office:value-type="float" office:value="12.2684008402033" table:formula="of:=[.O8]+0" table:style-name="ce4">
            <text:p>12.27</text:p>
          </table:table-cell>
          <table:table-cell table:number-columns-repeated="2" table:style-name="ce1"/>
          <table:table-cell office:value-type="float" office:value="46.330836812138102" table:formula="of:=([.D8]+[.G8]+[.J8]+[.M8]+[.P8])/2" table:style-name="ce4">
            <text:p>46.33</text:p>
          </table:table-cell>
          <table:table-cell table:number-columns-repeated="16365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34560526549864</text:span></text:p>
          </table:table-cell>
          <table:table-cell office:value-type="string" office:string-value="24.34560526549864" table:formula="of:=RIGHT([.B9];LEN([.B9])-3)" table:style-name="ce4">
            <text:p>24.34560526549864</text:p>
          </table:table-cell>
          <table:table-cell office:value-type="float" office:value="24.345605265498602" table:formula="of:=[.C9]+0" table:style-name="ce4">
            <text:p>24.35</text:p>
          </table:table-cell>
          <table:table-cell office:value-type="string" table:style-name="ce2">
            <text:p>4<text:span text:style-name="T1">: </text:span><text:span text:style-name="T2">20.09421398429669</text:span></text:p>
          </table:table-cell>
          <table:table-cell office:value-type="string" office:string-value="20.09421398429669" table:formula="of:=RIGHT([.E9];LEN([.E9])-3)" table:style-name="ce4">
            <text:p>20.09421398429669</text:p>
          </table:table-cell>
          <table:table-cell office:value-type="float" office:value="20.094213984296601" table:formula="of:=[.F9]+0" table:style-name="ce4">
            <text:p>20.09</text:p>
          </table:table-cell>
          <table:table-cell office:value-type="string" table:style-name="ce2">
            <text:p>4<text:span text:style-name="T1">: </text:span><text:span text:style-name="T2">34.70751798686342</text:span></text:p>
          </table:table-cell>
          <table:table-cell office:value-type="string" office:string-value="34.70751798686342" table:formula="of:=RIGHT([.H9];LEN([.H9])-3)" table:style-name="ce4">
            <text:p>34.70751798686342</text:p>
          </table:table-cell>
          <table:table-cell office:value-type="float" office:value="34.707517986863401" table:formula="of:=[.I9]+0" table:style-name="ce4">
            <text:p>34.71</text:p>
          </table:table-cell>
          <table:table-cell office:value-type="string" table:style-name="ce2">
            <text:p>4<text:span text:style-name="T1">: </text:span><text:span text:style-name="T2">42.3453299814509</text:span></text:p>
          </table:table-cell>
          <table:table-cell office:value-type="string" office:string-value="42.3453299814509" table:formula="of:=RIGHT([.K9];LEN([.K9])-3)" table:style-name="ce4">
            <text:p>42.3453299814509</text:p>
          </table:table-cell>
          <table:table-cell office:value-type="float" office:value="42.345329981450902" table:formula="of:=[.L9]+0" table:style-name="ce4">
            <text:p>42.35</text:p>
          </table:table-cell>
          <table:table-cell office:value-type="string" table:style-name="ce2">
            <text:p>4<text:span text:style-name="T1">: </text:span><text:span text:style-name="T2">17.161632899031872</text:span></text:p>
          </table:table-cell>
          <table:table-cell office:value-type="string" office:string-value="17.161632899031872" table:formula="of:=RIGHT([.N9];LEN([.N9])-3)" table:style-name="ce4">
            <text:p>17.161632899031872</text:p>
          </table:table-cell>
          <table:table-cell office:value-type="float" office:value="17.161632899031801" table:formula="of:=[.O9]+0" table:style-name="ce4">
            <text:p>17.16</text:p>
          </table:table-cell>
          <table:table-cell table:number-columns-repeated="2" table:style-name="ce1"/>
          <table:table-cell office:value-type="float" office:value="69.327150058570652" table:formula="of:=([.D9]+[.G9]+[.J9]+[.M9]+[.P9])/2" table:style-name="ce4">
            <text:p>69.33</text:p>
          </table:table-cell>
          <table:table-cell table:number-columns-repeated="16365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4.108233738072993</text:span></text:p>
          </table:table-cell>
          <table:table-cell office:value-type="string" office:string-value="14.108233738072993" table:formula="of:=RIGHT([.B10];LEN([.B10])-3)" table:style-name="ce4">
            <text:p>14.108233738072993</text:p>
          </table:table-cell>
          <table:table-cell office:value-type="float" office:value="14.108233738072901" table:formula="of:=[.C10]+0" table:style-name="ce4">
            <text:p>14.11</text:p>
          </table:table-cell>
          <table:table-cell office:value-type="string" table:style-name="ce2">
            <text:p>5<text:span text:style-name="T1">: </text:span><text:span text:style-name="T2">15.583890297297874</text:span></text:p>
          </table:table-cell>
          <table:table-cell office:value-type="string" office:string-value="15.583890297297874" table:formula="of:=RIGHT([.E10];LEN([.E10])-3)" table:style-name="ce4">
            <text:p>15.583890297297874</text:p>
          </table:table-cell>
          <table:table-cell office:value-type="float" office:value="15.583890297297801" table:formula="of:=[.F10]+0" table:style-name="ce4">
            <text:p>15.58</text:p>
          </table:table-cell>
          <table:table-cell office:value-type="string" table:style-name="ce2">
            <text:p>5<text:span text:style-name="T1">: </text:span><text:span text:style-name="T2">33.87589544737514</text:span></text:p>
          </table:table-cell>
          <table:table-cell office:value-type="string" office:string-value="33.87589544737514" table:formula="of:=RIGHT([.H10];LEN([.H10])-3)" table:style-name="ce4">
            <text:p>33.87589544737514</text:p>
          </table:table-cell>
          <table:table-cell office:value-type="float" office:value="33.8758954473751" table:formula="of:=[.I10]+0" table:style-name="ce4">
            <text:p>33.88</text:p>
          </table:table-cell>
          <table:table-cell office:value-type="string" table:style-name="ce2">
            <text:p>5<text:span text:style-name="T1">: </text:span><text:span text:style-name="T2">28.45443997437069</text:span></text:p>
          </table:table-cell>
          <table:table-cell office:value-type="string" office:string-value="28.45443997437069" table:formula="of:=RIGHT([.K10];LEN([.K10])-3)" table:style-name="ce4">
            <text:p>28.45443997437069</text:p>
          </table:table-cell>
          <table:table-cell office:value-type="float" office:value="28.454439974370601" table:formula="of:=[.L10]+0" table:style-name="ce4">
            <text:p>28.45</text:p>
          </table:table-cell>
          <table:table-cell office:value-type="string" table:style-name="ce2">
            <text:p>5<text:span text:style-name="T1">: </text:span><text:span text:style-name="T2">19.140809334552227</text:span></text:p>
          </table:table-cell>
          <table:table-cell office:value-type="string" office:string-value="19.140809334552227" table:formula="of:=RIGHT([.N10];LEN([.N10])-3)" table:style-name="ce4">
            <text:p>19.140809334552227</text:p>
          </table:table-cell>
          <table:table-cell office:value-type="float" office:value="19.140809334552198" table:formula="of:=[.O10]+0" table:style-name="ce4">
            <text:p>19.14</text:p>
          </table:table-cell>
          <table:table-cell table:number-columns-repeated="2" table:style-name="ce1"/>
          <table:table-cell office:value-type="float" office:value="55.581634395834307" table:formula="of:=([.D10]+[.G10]+[.J10]+[.M10]+[.P10])/2" table:style-name="ce4">
            <text:p>55.58</text:p>
          </table:table-cell>
          <table:table-cell table:number-columns-repeated="16365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3.631415750373854</text:span></text:p>
          </table:table-cell>
          <table:table-cell office:value-type="string" office:string-value="23.631415750373854" table:formula="of:=RIGHT([.B11];LEN([.B11])-3)" table:style-name="ce4">
            <text:p>23.631415750373854</text:p>
          </table:table-cell>
          <table:table-cell office:value-type="float" office:value="23.631415750373801" table:formula="of:=[.C11]+0" table:style-name="ce4">
            <text:p>23.63</text:p>
          </table:table-cell>
          <table:table-cell office:value-type="string" table:style-name="ce2">
            <text:p>6<text:span text:style-name="T1">: </text:span><text:span text:style-name="T2">23.532505141301208</text:span></text:p>
          </table:table-cell>
          <table:table-cell office:value-type="string" office:string-value="23.532505141301208" table:formula="of:=RIGHT([.E11];LEN([.E11])-3)" table:style-name="ce4">
            <text:p>23.532505141301208</text:p>
          </table:table-cell>
          <table:table-cell office:value-type="float" office:value="23.532505141301201" table:formula="of:=[.F11]+0" table:style-name="ce4">
            <text:p>23.53</text:p>
          </table:table-cell>
          <table:table-cell office:value-type="string" table:style-name="ce2">
            <text:p>6<text:span text:style-name="T1">: </text:span><text:span text:style-name="T2">33.07730092752273</text:span></text:p>
          </table:table-cell>
          <table:table-cell office:value-type="string" office:string-value="33.07730092752273" table:formula="of:=RIGHT([.H11];LEN([.H11])-3)" table:style-name="ce4">
            <text:p>33.07730092752273</text:p>
          </table:table-cell>
          <table:table-cell office:value-type="float" office:value="33.0773009275227" table:formula="of:=[.I11]+0" table:style-name="ce4">
            <text:p>33.08</text:p>
          </table:table-cell>
          <table:table-cell office:value-type="string" table:style-name="ce2">
            <text:p>6<text:span text:style-name="T1">: </text:span><text:span text:style-name="T2">34.435044585584734</text:span></text:p>
          </table:table-cell>
          <table:table-cell office:value-type="string" office:string-value="34.435044585584734" table:formula="of:=RIGHT([.K11];LEN([.K11])-3)" table:style-name="ce4">
            <text:p>34.435044585584734</text:p>
          </table:table-cell>
          <table:table-cell office:value-type="float" office:value="34.435044585584698" table:formula="of:=[.L11]+0" table:style-name="ce4">
            <text:p>34.44</text:p>
          </table:table-cell>
          <table:table-cell office:value-type="string" table:style-name="ce2">
            <text:p>6<text:span text:style-name="T1">: </text:span><text:span text:style-name="T2">16.408320882951358</text:span></text:p>
          </table:table-cell>
          <table:table-cell office:value-type="string" office:string-value="16.408320882951358" table:formula="of:=RIGHT([.N11];LEN([.N11])-3)" table:style-name="ce4">
            <text:p>16.408320882951358</text:p>
          </table:table-cell>
          <table:table-cell office:value-type="float" office:value="16.408320882951301" table:formula="of:=[.O11]+0" table:style-name="ce4">
            <text:p>16.41</text:p>
          </table:table-cell>
          <table:table-cell table:number-columns-repeated="2" table:style-name="ce1"/>
          <table:table-cell office:value-type="float" office:value="65.542293643866856" table:formula="of:=([.D11]+[.G11]+[.J11]+[.M11]+[.P11])/2" table:style-name="ce4">
            <text:p>65.54</text:p>
          </table:table-cell>
          <table:table-cell table:number-columns-repeated="16365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0.05732588453916</text:span></text:p>
          </table:table-cell>
          <table:table-cell office:value-type="string" office:string-value="20.05732588453916" table:formula="of:=RIGHT([.B12];LEN([.B12])-3)" table:style-name="ce4">
            <text:p>20.05732588453916</text:p>
          </table:table-cell>
          <table:table-cell office:value-type="float" office:value="20.0573258845391" table:formula="of:=[.C12]+0" table:style-name="ce4">
            <text:p>20.06</text:p>
          </table:table-cell>
          <table:table-cell office:value-type="string" table:style-name="ce2">
            <text:p>7<text:span text:style-name="T1">: </text:span><text:span text:style-name="T2">20.089131943504558</text:span></text:p>
          </table:table-cell>
          <table:table-cell office:value-type="string" office:string-value="20.089131943504558" table:formula="of:=RIGHT([.E12];LEN([.E12])-3)" table:style-name="ce4">
            <text:p>20.089131943504558</text:p>
          </table:table-cell>
          <table:table-cell office:value-type="float" office:value="20.089131943504501" table:formula="of:=[.F12]+0" table:style-name="ce4">
            <text:p>20.09</text:p>
          </table:table-cell>
          <table:table-cell office:value-type="string" table:style-name="ce2">
            <text:p>7<text:span text:style-name="T1">: </text:span><text:span text:style-name="T2">36.08887313855702</text:span></text:p>
          </table:table-cell>
          <table:table-cell office:value-type="string" office:string-value="36.08887313855702" table:formula="of:=RIGHT([.H12];LEN([.H12])-3)" table:style-name="ce4">
            <text:p>36.08887313855702</text:p>
          </table:table-cell>
          <table:table-cell office:value-type="float" office:value="36.088873138556998" table:formula="of:=[.I12]+0" table:style-name="ce4">
            <text:p>36.09</text:p>
          </table:table-cell>
          <table:table-cell office:value-type="string" table:style-name="ce2">
            <text:p>7<text:span text:style-name="T1">: </text:span><text:span text:style-name="T2">32.43385388842235</text:span></text:p>
          </table:table-cell>
          <table:table-cell office:value-type="string" office:string-value="32.43385388842235" table:formula="of:=RIGHT([.K12];LEN([.K12])-3)" table:style-name="ce4">
            <text:p>32.43385388842235</text:p>
          </table:table-cell>
          <table:table-cell office:value-type="float" office:value="32.433853888422298" table:formula="of:=[.L12]+0" table:style-name="ce4">
            <text:p>32.43</text:p>
          </table:table-cell>
          <table:table-cell office:value-type="string" table:style-name="ce2">
            <text:p>7<text:span text:style-name="T1">: </text:span><text:span text:style-name="T2">20.329392439175027</text:span></text:p>
          </table:table-cell>
          <table:table-cell office:value-type="string" office:string-value="20.329392439175027" table:formula="of:=RIGHT([.N12];LEN([.N12])-3)" table:style-name="ce4">
            <text:p>20.329392439175027</text:p>
          </table:table-cell>
          <table:table-cell office:value-type="float" office:value="20.329392439174999" table:formula="of:=[.O12]+0" table:style-name="ce4">
            <text:p>20.33</text:p>
          </table:table-cell>
          <table:table-cell table:number-columns-repeated="2" table:style-name="ce1"/>
          <table:table-cell office:value-type="float" office:value="64.49928864709895" table:formula="of:=([.D12]+[.G12]+[.J12]+[.M12]+[.P12])/2" table:style-name="ce4">
            <text:p>64.50</text:p>
          </table:table-cell>
          <table:table-cell table:number-columns-repeated="16365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8.467129106885988</text:span></text:p>
          </table:table-cell>
          <table:table-cell office:value-type="string" office:string-value="28.467129106885988" table:formula="of:=RIGHT([.B13];LEN([.B13])-3)" table:style-name="ce4">
            <text:p>28.467129106885988</text:p>
          </table:table-cell>
          <table:table-cell office:value-type="float" office:value="28.467129106885899" table:formula="of:=[.C13]+0" table:style-name="ce4">
            <text:p>28.47</text:p>
          </table:table-cell>
          <table:table-cell office:value-type="string" table:style-name="ce2">
            <text:p>8<text:span text:style-name="T1">: </text:span><text:span text:style-name="T2">28.010797851961712</text:span></text:p>
          </table:table-cell>
          <table:table-cell office:value-type="string" office:string-value="28.010797851961712" table:formula="of:=RIGHT([.E13];LEN([.E13])-3)" table:style-name="ce4">
            <text:p>28.010797851961712</text:p>
          </table:table-cell>
          <table:table-cell office:value-type="float" office:value="28.010797851961701" table:formula="of:=[.F13]+0" table:style-name="ce4">
            <text:p>28.01</text:p>
          </table:table-cell>
          <table:table-cell office:value-type="string" table:style-name="ce2">
            <text:p>8<text:span text:style-name="T1">: </text:span><text:span text:style-name="T2">36.49512922361123</text:span></text:p>
          </table:table-cell>
          <table:table-cell office:value-type="string" office:string-value="36.49512922361123" table:formula="of:=RIGHT([.H13];LEN([.H13])-3)" table:style-name="ce4">
            <text:p>36.49512922361123</text:p>
          </table:table-cell>
          <table:table-cell office:value-type="float" office:value="36.495129223611201" table:formula="of:=[.I13]+0" table:style-name="ce4">
            <text:p>36.50</text:p>
          </table:table-cell>
          <table:table-cell office:value-type="string" table:style-name="ce2">
            <text:p>8<text:span text:style-name="T1">: </text:span><text:span text:style-name="T2">38.49846439513169</text:span></text:p>
          </table:table-cell>
          <table:table-cell office:value-type="string" office:string-value="38.49846439513169" table:formula="of:=RIGHT([.K13];LEN([.K13])-3)" table:style-name="ce4">
            <text:p>38.49846439513169</text:p>
          </table:table-cell>
          <table:table-cell office:value-type="float" office:value="38.498464395131599" table:formula="of:=[.L13]+0" table:style-name="ce4">
            <text:p>38.50</text:p>
          </table:table-cell>
          <table:table-cell office:value-type="string" table:style-name="ce2">
            <text:p>8<text:span text:style-name="T1">: </text:span><text:span text:style-name="T2">15.25431453271705</text:span></text:p>
          </table:table-cell>
          <table:table-cell office:value-type="string" office:string-value="15.25431453271705" table:formula="of:=RIGHT([.N13];LEN([.N13])-3)" table:style-name="ce4">
            <text:p>15.25431453271705</text:p>
          </table:table-cell>
          <table:table-cell office:value-type="float" office:value="15.254314532717" table:formula="of:=[.O13]+0" table:style-name="ce4">
            <text:p>15.25</text:p>
          </table:table-cell>
          <table:table-cell table:number-columns-repeated="2" table:style-name="ce1"/>
          <table:table-cell office:value-type="float" office:value="73.3629175551537" table:formula="of:=([.D13]+[.G13]+[.J13]+[.M13]+[.P13])/2" table:style-name="ce4">
            <text:p>73.36</text:p>
          </table:table-cell>
          <table:table-cell table:number-columns-repeated="16365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1.560637789742277</text:span></text:p>
          </table:table-cell>
          <table:table-cell office:value-type="string" office:string-value="21.560637789742277" table:formula="of:=RIGHT([.B14];LEN([.B14])-3)" table:style-name="ce4">
            <text:p>21.560637789742277</text:p>
          </table:table-cell>
          <table:table-cell office:value-type="float" office:value="21.560637789742199" table:formula="of:=[.C14]+0" table:style-name="ce4">
            <text:p>21.56</text:p>
          </table:table-cell>
          <table:table-cell office:value-type="string" table:style-name="ce2">
            <text:p>9<text:span text:style-name="T1">: </text:span><text:span text:style-name="T2">29.1587258781012</text:span></text:p>
          </table:table-cell>
          <table:table-cell office:value-type="string" office:string-value="29.1587258781012" table:formula="of:=RIGHT([.E14];LEN([.E14])-3)" table:style-name="ce4">
            <text:p>29.1587258781012</text:p>
          </table:table-cell>
          <table:table-cell office:value-type="float" office:value="29.158725878101201" table:formula="of:=[.F14]+0" table:style-name="ce4">
            <text:p>29.16</text:p>
          </table:table-cell>
          <table:table-cell office:value-type="string" table:style-name="ce2">
            <text:p>9<text:span text:style-name="T1">: </text:span><text:span text:style-name="T2">46.65047385544414</text:span></text:p>
          </table:table-cell>
          <table:table-cell office:value-type="string" office:string-value="46.65047385544414" table:formula="of:=RIGHT([.H14];LEN([.H14])-3)" table:style-name="ce4">
            <text:p>46.65047385544414</text:p>
          </table:table-cell>
          <table:table-cell office:value-type="float" office:value="46.650473855444098" table:formula="of:=[.I14]+0" table:style-name="ce4">
            <text:p>46.65</text:p>
          </table:table-cell>
          <table:table-cell office:value-type="string" table:style-name="ce2">
            <text:p>9<text:span text:style-name="T1">: </text:span><text:span text:style-name="T2">43.799380958161024</text:span></text:p>
          </table:table-cell>
          <table:table-cell office:value-type="string" office:string-value="43.799380958161024" table:formula="of:=RIGHT([.K14];LEN([.K14])-3)" table:style-name="ce4">
            <text:p>43.799380958161024</text:p>
          </table:table-cell>
          <table:table-cell office:value-type="float" office:value="43.799380958161002" table:formula="of:=[.L14]+0" table:style-name="ce4">
            <text:p>43.80</text:p>
          </table:table-cell>
          <table:table-cell office:value-type="string" table:style-name="ce2">
            <text:p>9<text:span text:style-name="T1">: </text:span><text:span text:style-name="T2">14.114877022595305</text:span></text:p>
          </table:table-cell>
          <table:table-cell office:value-type="string" office:string-value="14.114877022595305" table:formula="of:=RIGHT([.N14];LEN([.N14])-3)" table:style-name="ce4">
            <text:p>14.114877022595305</text:p>
          </table:table-cell>
          <table:table-cell office:value-type="float" office:value="14.1148770225953" table:formula="of:=[.O14]+0" table:style-name="ce4">
            <text:p>14.11</text:p>
          </table:table-cell>
          <table:table-cell table:number-columns-repeated="2" table:style-name="ce1"/>
          <table:table-cell office:value-type="float" office:value="77.642047752021895" table:formula="of:=([.D14]+[.G14]+[.J14]+[.M14]+[.P14])/2" table:style-name="ce4">
            <text:p>77.64</text:p>
          </table:table-cell>
          <table:table-cell table:number-columns-repeated="16365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8.897483643334482</text:span></text:p>
          </table:table-cell>
          <table:table-cell office:value-type="string" office:string-value="28.897483643334482" table:formula="of:=RIGHT([.B15];LEN([.B15])-4)" table:style-name="ce4">
            <text:p>28.897483643334482</text:p>
          </table:table-cell>
          <table:table-cell office:value-type="float" office:value="28.8974836433344" table:formula="of:=[.C15]+0" table:style-name="ce4">
            <text:p>28.90</text:p>
          </table:table-cell>
          <table:table-cell office:value-type="string" table:style-name="ce2">
            <text:p>10<text:span text:style-name="T1">: </text:span><text:span text:style-name="T2">36.86261527100795</text:span></text:p>
          </table:table-cell>
          <table:table-cell office:value-type="string" office:string-value="36.86261527100795" table:formula="of:=RIGHT([.E15];LEN([.E15])-4)" table:style-name="ce4">
            <text:p>36.86261527100795</text:p>
          </table:table-cell>
          <table:table-cell office:value-type="float" office:value="36.862615271007897" table:formula="of:=[.F15]+0" table:style-name="ce4">
            <text:p>36.86</text:p>
          </table:table-cell>
          <table:table-cell office:value-type="string" table:style-name="ce2">
            <text:p>10<text:span text:style-name="T1">: </text:span><text:span text:style-name="T2">47.80486848431375</text:span></text:p>
          </table:table-cell>
          <table:table-cell office:value-type="string" office:string-value="47.80486848431375" table:formula="of:=RIGHT([.H15];LEN([.H15])-4)" table:style-name="ce4">
            <text:p>47.80486848431375</text:p>
          </table:table-cell>
          <table:table-cell office:value-type="float" office:value="47.804868484313701" table:formula="of:=[.I15]+0" table:style-name="ce4">
            <text:p>47.80</text:p>
          </table:table-cell>
          <table:table-cell office:value-type="string" table:style-name="ce2">
            <text:p>10<text:span text:style-name="T1">: </text:span><text:span text:style-name="T2">44.73124571452082</text:span></text:p>
          </table:table-cell>
          <table:table-cell office:value-type="string" office:string-value="44.73124571452082" table:formula="of:=RIGHT([.K15];LEN([.K15])-4)" table:style-name="ce4">
            <text:p>44.73124571452082</text:p>
          </table:table-cell>
          <table:table-cell office:value-type="float" office:value="44.731245714520803" table:formula="of:=[.L15]+0" table:style-name="ce4">
            <text:p>44.73</text:p>
          </table:table-cell>
          <table:table-cell office:value-type="string" table:style-name="ce2">
            <text:p>10<text:span text:style-name="T1">: </text:span><text:span text:style-name="T2">14.34038318183536</text:span></text:p>
          </table:table-cell>
          <table:table-cell office:value-type="string" office:string-value="14.34038318183536" table:formula="of:=RIGHT([.N15];LEN([.N15])-4)" table:style-name="ce4">
            <text:p>14.34038318183536</text:p>
          </table:table-cell>
          <table:table-cell office:value-type="float" office:value="14.3403831818353" table:formula="of:=[.O15]+0" table:style-name="ce4">
            <text:p>14.34</text:p>
          </table:table-cell>
          <table:table-cell table:number-columns-repeated="2" table:style-name="ce1"/>
          <table:table-cell office:value-type="float" office:value="86.318298147506056" table:formula="of:=([.D15]+[.G15]+[.J15]+[.M15]+[.P15])/2" table:style-name="ce4">
            <text:p>86.32</text:p>
          </table:table-cell>
          <table:table-cell table:number-columns-repeated="16365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9.787192608599515</text:span></text:p>
          </table:table-cell>
          <table:table-cell office:value-type="string" office:string-value="29.787192608599515" table:formula="of:=RIGHT([.B16];LEN([.B16])-4)" table:style-name="ce4">
            <text:p>29.787192608599515</text:p>
          </table:table-cell>
          <table:table-cell office:value-type="float" office:value="29.787192608599501" table:formula="of:=[.C16]+0" table:style-name="ce4">
            <text:p>29.79</text:p>
          </table:table-cell>
          <table:table-cell office:value-type="string" table:style-name="ce2">
            <text:p>11<text:span text:style-name="T1">: </text:span><text:span text:style-name="T2">44.67313901233141</text:span></text:p>
          </table:table-cell>
          <table:table-cell office:value-type="string" office:string-value="44.67313901233141" table:formula="of:=RIGHT([.E16];LEN([.E16])-4)" table:style-name="ce4">
            <text:p>44.67313901233141</text:p>
          </table:table-cell>
          <table:table-cell office:value-type="float" office:value="44.673139012331397" table:formula="of:=[.F16]+0" table:style-name="ce4">
            <text:p>44.67</text:p>
          </table:table-cell>
          <table:table-cell office:value-type="string" table:style-name="ce2">
            <text:p>11<text:span text:style-name="T1">: </text:span><text:span text:style-name="T2">45.08345100058518</text:span></text:p>
          </table:table-cell>
          <table:table-cell office:value-type="string" office:string-value="45.08345100058518" table:formula="of:=RIGHT([.H16];LEN([.H16])-4)" table:style-name="ce4">
            <text:p>45.08345100058518</text:p>
          </table:table-cell>
          <table:table-cell office:value-type="float" office:value="45.0834510005851" table:formula="of:=[.I16]+0" table:style-name="ce4">
            <text:p>45.08</text:p>
          </table:table-cell>
          <table:table-cell office:value-type="string" table:style-name="ce2">
            <text:p>11<text:span text:style-name="T1">: </text:span><text:span text:style-name="T2">41.98477722789295</text:span></text:p>
          </table:table-cell>
          <table:table-cell office:value-type="string" office:string-value="41.98477722789295" table:formula="of:=RIGHT([.K16];LEN([.K16])-4)" table:style-name="ce4">
            <text:p>41.98477722789295</text:p>
          </table:table-cell>
          <table:table-cell office:value-type="float" office:value="41.984777227892899" table:formula="of:=[.L16]+0" table:style-name="ce4">
            <text:p>41.98</text:p>
          </table:table-cell>
          <table:table-cell office:value-type="string" table:style-name="ce2">
            <text:p>11<text:span text:style-name="T1">: </text:span><text:span text:style-name="T2">19.345364147311862</text:span></text:p>
          </table:table-cell>
          <table:table-cell office:value-type="string" office:string-value="19.345364147311862" table:formula="of:=RIGHT([.N16];LEN([.N16])-4)" table:style-name="ce4">
            <text:p>19.345364147311862</text:p>
          </table:table-cell>
          <table:table-cell office:value-type="float" office:value="19.345364147311798" table:formula="of:=[.O16]+0" table:style-name="ce4">
            <text:p>19.35</text:p>
          </table:table-cell>
          <table:table-cell table:number-columns-repeated="2" table:style-name="ce1"/>
          <table:table-cell office:value-type="float" office:value="90.436961998360346" table:formula="of:=([.D16]+[.G16]+[.J16]+[.M16]+[.P16])/2" table:style-name="ce4">
            <text:p>90.44</text:p>
          </table:table-cell>
          <table:table-cell table:number-columns-repeated="16365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6.29552621693253</text:span></text:p>
          </table:table-cell>
          <table:table-cell office:value-type="string" office:string-value="26.29552621693253" table:formula="of:=RIGHT([.B17];LEN([.B17])-4)" table:style-name="ce4">
            <text:p>26.29552621693253</text:p>
          </table:table-cell>
          <table:table-cell office:value-type="float" office:value="26.295526216932501" table:formula="of:=[.C17]+0" table:style-name="ce4">
            <text:p>26.30</text:p>
          </table:table-cell>
          <table:table-cell office:value-type="string" table:style-name="ce2">
            <text:p>12<text:span text:style-name="T1">: </text:span><text:span text:style-name="T2">48.411240735667235</text:span></text:p>
          </table:table-cell>
          <table:table-cell office:value-type="string" office:string-value="48.411240735667235" table:formula="of:=RIGHT([.E17];LEN([.E17])-4)" table:style-name="ce4">
            <text:p>48.411240735667235</text:p>
          </table:table-cell>
          <table:table-cell office:value-type="float" office:value="48.411240735667199" table:formula="of:=[.F17]+0" table:style-name="ce4">
            <text:p>48.41</text:p>
          </table:table-cell>
          <table:table-cell office:value-type="string" table:style-name="ce2">
            <text:p>12<text:span text:style-name="T1">: </text:span><text:span text:style-name="T2">46.35898511159463</text:span></text:p>
          </table:table-cell>
          <table:table-cell office:value-type="string" office:string-value="46.35898511159463" table:formula="of:=RIGHT([.H17];LEN([.H17])-4)" table:style-name="ce4">
            <text:p>46.35898511159463</text:p>
          </table:table-cell>
          <table:table-cell office:value-type="float" office:value="46.358985111594599" table:formula="of:=[.I17]+0" table:style-name="ce4">
            <text:p>46.36</text:p>
          </table:table-cell>
          <table:table-cell office:value-type="string" table:style-name="ce2">
            <text:p>12<text:span text:style-name="T1">: </text:span><text:span text:style-name="T2">51.044792447439804</text:span></text:p>
          </table:table-cell>
          <table:table-cell office:value-type="string" office:string-value="51.044792447439804" table:formula="of:=RIGHT([.K17];LEN([.K17])-4)" table:style-name="ce4">
            <text:p>51.044792447439804</text:p>
          </table:table-cell>
          <table:table-cell office:value-type="float" office:value="51.044792447439796" table:formula="of:=[.L17]+0" table:style-name="ce4">
            <text:p>51.04</text:p>
          </table:table-cell>
          <table:table-cell office:value-type="string" table:style-name="ce2">
            <text:p>12<text:span text:style-name="T1">: </text:span><text:span text:style-name="T2">25.423445501000362</text:span></text:p>
          </table:table-cell>
          <table:table-cell office:value-type="string" office:string-value="25.423445501000362" table:formula="of:=RIGHT([.N17];LEN([.N17])-4)" table:style-name="ce4">
            <text:p>25.423445501000362</text:p>
          </table:table-cell>
          <table:table-cell office:value-type="float" office:value="25.423445501000302" table:formula="of:=[.O17]+0" table:style-name="ce4">
            <text:p>25.42</text:p>
          </table:table-cell>
          <table:table-cell table:number-columns-repeated="2" table:style-name="ce1"/>
          <table:table-cell office:value-type="float" office:value="98.766995006317188" table:formula="of:=([.D17]+[.G17]+[.J17]+[.M17]+[.P17])/2" table:style-name="ce4">
            <text:p>98.77</text:p>
          </table:table-cell>
          <table:table-cell table:number-columns-repeated="16365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14576299658475</text:span></text:p>
          </table:table-cell>
          <table:table-cell office:value-type="string" office:string-value="29.14576299658475" table:formula="of:=RIGHT([.B18];LEN([.B18])-4)" table:style-name="ce4">
            <text:p>29.14576299658475</text:p>
          </table:table-cell>
          <table:table-cell office:value-type="float" office:value="29.1457629965847" table:formula="of:=[.C18]+0" table:style-name="ce4">
            <text:p>29.15</text:p>
          </table:table-cell>
          <table:table-cell office:value-type="string" table:style-name="ce2">
            <text:p>13<text:span text:style-name="T1">: </text:span><text:span text:style-name="T2">51.16300262451332</text:span></text:p>
          </table:table-cell>
          <table:table-cell office:value-type="string" office:string-value="51.16300262451332" table:formula="of:=RIGHT([.E18];LEN([.E18])-4)" table:style-name="ce4">
            <text:p>51.16300262451332</text:p>
          </table:table-cell>
          <table:table-cell office:value-type="float" office:value="51.163002624513297" table:formula="of:=[.F18]+0" table:style-name="ce4">
            <text:p>51.16</text:p>
          </table:table-cell>
          <table:table-cell office:value-type="string" table:style-name="ce2">
            <text:p>13<text:span text:style-name="T1">: </text:span><text:span text:style-name="T2">51.961401070591236</text:span></text:p>
          </table:table-cell>
          <table:table-cell office:value-type="string" office:string-value="51.961401070591236" table:formula="of:=RIGHT([.H18];LEN([.H18])-4)" table:style-name="ce4">
            <text:p>51.961401070591236</text:p>
          </table:table-cell>
          <table:table-cell office:value-type="float" office:value="51.961401070591201" table:formula="of:=[.I18]+0" table:style-name="ce4">
            <text:p>51.96</text:p>
          </table:table-cell>
          <table:table-cell office:value-type="string" table:style-name="ce2">
            <text:p>13<text:span text:style-name="T1">: </text:span><text:span text:style-name="T2">38.02501319384359</text:span></text:p>
          </table:table-cell>
          <table:table-cell office:value-type="string" office:string-value="38.02501319384359" table:formula="of:=RIGHT([.K18];LEN([.K18])-4)" table:style-name="ce4">
            <text:p>38.02501319384359</text:p>
          </table:table-cell>
          <table:table-cell office:value-type="float" office:value="38.025013193843499" table:formula="of:=[.L18]+0" table:style-name="ce4">
            <text:p>38.03</text:p>
          </table:table-cell>
          <table:table-cell office:value-type="string" table:style-name="ce2">
            <text:p>13<text:span text:style-name="T1">: </text:span><text:span text:style-name="T2">26.02042529681005</text:span></text:p>
          </table:table-cell>
          <table:table-cell office:value-type="string" office:string-value="26.02042529681005" table:formula="of:=RIGHT([.N18];LEN([.N18])-4)" table:style-name="ce4">
            <text:p>26.02042529681005</text:p>
          </table:table-cell>
          <table:table-cell office:value-type="float" office:value="26.02042529681" table:formula="of:=[.O18]+0" table:style-name="ce4">
            <text:p>26.02</text:p>
          </table:table-cell>
          <table:table-cell table:number-columns-repeated="2" table:style-name="ce1"/>
          <table:table-cell office:value-type="float" office:value="98.157802591171347" table:formula="of:=([.D18]+[.G18]+[.J18]+[.M18]+[.P18])/2" table:style-name="ce4">
            <text:p>98.16</text:p>
          </table:table-cell>
          <table:table-cell table:number-columns-repeated="16365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238548609366326</text:span></text:p>
          </table:table-cell>
          <table:table-cell office:value-type="string" office:string-value="29.238548609366326" table:formula="of:=RIGHT([.B19];LEN([.B19])-4)" table:style-name="ce4">
            <text:p>29.238548609366326</text:p>
          </table:table-cell>
          <table:table-cell office:value-type="float" office:value="29.238548609366301" table:formula="of:=[.C19]+0" table:style-name="ce4">
            <text:p>29.24</text:p>
          </table:table-cell>
          <table:table-cell office:value-type="string" table:style-name="ce2">
            <text:p>14<text:span text:style-name="T1">: </text:span><text:span text:style-name="T2">54.20028896668615</text:span></text:p>
          </table:table-cell>
          <table:table-cell office:value-type="string" office:string-value="54.20028896668615" table:formula="of:=RIGHT([.E19];LEN([.E19])-4)" table:style-name="ce4">
            <text:p>54.20028896668615</text:p>
          </table:table-cell>
          <table:table-cell office:value-type="float" office:value="54.200288966686102" table:formula="of:=[.F19]+0" table:style-name="ce4">
            <text:p>54.20</text:p>
          </table:table-cell>
          <table:table-cell office:value-type="string" table:style-name="ce2">
            <text:p>14<text:span text:style-name="T1">: </text:span><text:span text:style-name="T2">42.072664785336045</text:span></text:p>
          </table:table-cell>
          <table:table-cell office:value-type="string" office:string-value="42.072664785336045" table:formula="of:=RIGHT([.H19];LEN([.H19])-4)" table:style-name="ce4">
            <text:p>42.072664785336045</text:p>
          </table:table-cell>
          <table:table-cell office:value-type="float" office:value="42.072664785336002" table:formula="of:=[.I19]+0" table:style-name="ce4">
            <text:p>42.07</text:p>
          </table:table-cell>
          <table:table-cell office:value-type="string" table:style-name="ce2">
            <text:p>14<text:span text:style-name="T1">: </text:span><text:span text:style-name="T2">32.514335555614466</text:span></text:p>
          </table:table-cell>
          <table:table-cell office:value-type="string" office:string-value="32.514335555614466" table:formula="of:=RIGHT([.K19];LEN([.K19])-4)" table:style-name="ce4">
            <text:p>32.514335555614466</text:p>
          </table:table-cell>
          <table:table-cell office:value-type="float" office:value="32.514335555614402" table:formula="of:=[.L19]+0" table:style-name="ce4">
            <text:p>32.51</text:p>
          </table:table-cell>
          <table:table-cell office:value-type="string" table:style-name="ce2">
            <text:p>14<text:span text:style-name="T1">: </text:span><text:span text:style-name="T2">25.64023415631376</text:span></text:p>
          </table:table-cell>
          <table:table-cell office:value-type="string" office:string-value="25.64023415631376" table:formula="of:=RIGHT([.N19];LEN([.N19])-4)" table:style-name="ce4">
            <text:p>25.64023415631376</text:p>
          </table:table-cell>
          <table:table-cell office:value-type="float" office:value="25.640234156313699" table:formula="of:=[.O19]+0" table:style-name="ce4">
            <text:p>25.64</text:p>
          </table:table-cell>
          <table:table-cell table:number-columns-repeated="2" table:style-name="ce1"/>
          <table:table-cell office:value-type="float" office:value="91.833036036658257" table:formula="of:=([.D19]+[.G19]+[.J19]+[.M19]+[.P19])/2" table:style-name="ce4">
            <text:p>91.83</text:p>
          </table:table-cell>
          <table:table-cell table:number-columns-repeated="16365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31.24296805117322</text:span></text:p>
          </table:table-cell>
          <table:table-cell office:value-type="string" office:string-value="31.24296805117322" table:formula="of:=RIGHT([.B20];LEN([.B20])-4)" table:style-name="ce4">
            <text:p>31.24296805117322</text:p>
          </table:table-cell>
          <table:table-cell office:value-type="float" office:value="31.2429680511732" table:formula="of:=[.C20]+0" table:style-name="ce4">
            <text:p>31.24</text:p>
          </table:table-cell>
          <table:table-cell office:value-type="string" table:style-name="ce2">
            <text:p>15<text:span text:style-name="T1">: </text:span><text:span text:style-name="T2">71.4470722515589</text:span></text:p>
          </table:table-cell>
          <table:table-cell office:value-type="string" office:string-value="71.4470722515589" table:formula="of:=RIGHT([.E20];LEN([.E20])-4)" table:style-name="ce4">
            <text:p>71.4470722515589</text:p>
          </table:table-cell>
          <table:table-cell office:value-type="float" office:value="71.447072251558893" table:formula="of:=[.F20]+0" table:style-name="ce4">
            <text:p>71.45</text:p>
          </table:table-cell>
          <table:table-cell office:value-type="string" table:style-name="ce2">
            <text:p>15<text:span text:style-name="T1">: </text:span><text:span text:style-name="T2">39.795352660736896</text:span></text:p>
          </table:table-cell>
          <table:table-cell office:value-type="string" office:string-value="39.795352660736896" table:formula="of:=RIGHT([.H20];LEN([.H20])-4)" table:style-name="ce4">
            <text:p>39.795352660736896</text:p>
          </table:table-cell>
          <table:table-cell office:value-type="float" office:value="39.795352660736803" table:formula="of:=[.I20]+0" table:style-name="ce4">
            <text:p>39.80</text:p>
          </table:table-cell>
          <table:table-cell office:value-type="string" table:style-name="ce2">
            <text:p>15<text:span text:style-name="T1">: </text:span><text:span text:style-name="T2">41.536278279398246</text:span></text:p>
          </table:table-cell>
          <table:table-cell office:value-type="string" office:string-value="41.536278279398246" table:formula="of:=RIGHT([.K20];LEN([.K20])-4)" table:style-name="ce4">
            <text:p>41.536278279398246</text:p>
          </table:table-cell>
          <table:table-cell office:value-type="float" office:value="41.536278279398203" table:formula="of:=[.L20]+0" table:style-name="ce4">
            <text:p>41.54</text:p>
          </table:table-cell>
          <table:table-cell office:value-type="string" table:style-name="ce2">
            <text:p>15<text:span text:style-name="T1">: </text:span><text:span text:style-name="T2">26.64709512021374</text:span></text:p>
          </table:table-cell>
          <table:table-cell office:value-type="string" office:string-value="26.64709512021374" table:formula="of:=RIGHT([.N20];LEN([.N20])-4)" table:style-name="ce4">
            <text:p>26.64709512021374</text:p>
          </table:table-cell>
          <table:table-cell office:value-type="float" office:value="26.647095120213699" table:formula="of:=[.O20]+0" table:style-name="ce4">
            <text:p>26.65</text:p>
          </table:table-cell>
          <table:table-cell table:number-columns-repeated="2" table:style-name="ce1"/>
          <table:table-cell office:value-type="float" office:value="105.33438318154039" table:formula="of:=([.D20]+[.G20]+[.J20]+[.M20]+[.P20])/2" table:style-name="ce4">
            <text:p>105.33</text:p>
          </table:table-cell>
          <table:table-cell table:number-columns-repeated="16365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1.866241100171845</text:span></text:p>
          </table:table-cell>
          <table:table-cell office:value-type="string" office:string-value="31.866241100171845" table:formula="of:=RIGHT([.B21];LEN([.B21])-4)" table:style-name="ce4">
            <text:p>31.866241100171845</text:p>
          </table:table-cell>
          <table:table-cell office:value-type="float" office:value="31.866241100171798" table:formula="of:=[.C21]+0" table:style-name="ce4">
            <text:p>31.87</text:p>
          </table:table-cell>
          <table:table-cell office:value-type="string" table:style-name="ce2">
            <text:p>16<text:span text:style-name="T1">: </text:span><text:span text:style-name="T2">73.26739335728847</text:span></text:p>
          </table:table-cell>
          <table:table-cell office:value-type="string" office:string-value="73.26739335728847" table:formula="of:=RIGHT([.E21];LEN([.E21])-4)" table:style-name="ce4">
            <text:p>73.26739335728847</text:p>
          </table:table-cell>
          <table:table-cell office:value-type="float" office:value="73.267393357288398" table:formula="of:=[.F21]+0" table:style-name="ce4">
            <text:p>73.27</text:p>
          </table:table-cell>
          <table:table-cell office:value-type="string" table:style-name="ce2">
            <text:p>16<text:span text:style-name="T1">: </text:span><text:span text:style-name="T2">32.47336312561422</text:span></text:p>
          </table:table-cell>
          <table:table-cell office:value-type="string" office:string-value="32.47336312561422" table:formula="of:=RIGHT([.H21];LEN([.H21])-4)" table:style-name="ce4">
            <text:p>32.47336312561422</text:p>
          </table:table-cell>
          <table:table-cell office:value-type="float" office:value="32.473363125614199" table:formula="of:=[.I21]+0" table:style-name="ce4">
            <text:p>32.47</text:p>
          </table:table-cell>
          <table:table-cell office:value-type="string" table:style-name="ce2">
            <text:p>16<text:span text:style-name="T1">: </text:span><text:span text:style-name="T2">38.515034409176764</text:span></text:p>
          </table:table-cell>
          <table:table-cell office:value-type="string" office:string-value="38.515034409176764" table:formula="of:=RIGHT([.K21];LEN([.K21])-4)" table:style-name="ce4">
            <text:p>38.515034409176764</text:p>
          </table:table-cell>
          <table:table-cell office:value-type="float" office:value="38.5150344091767" table:formula="of:=[.L21]+0" table:style-name="ce4">
            <text:p>38.52</text:p>
          </table:table-cell>
          <table:table-cell office:value-type="string" table:style-name="ce2">
            <text:p>16<text:span text:style-name="T1">: </text:span><text:span text:style-name="T2">24.03058141459262</text:span></text:p>
          </table:table-cell>
          <table:table-cell office:value-type="string" office:string-value="24.03058141459262" table:formula="of:=RIGHT([.N21];LEN([.N21])-4)" table:style-name="ce4">
            <text:p>24.03058141459262</text:p>
          </table:table-cell>
          <table:table-cell office:value-type="float" office:value="24.0305814145926" table:formula="of:=[.O21]+0" table:style-name="ce4">
            <text:p>24.03</text:p>
          </table:table-cell>
          <table:table-cell table:number-columns-repeated="2" table:style-name="ce1"/>
          <table:table-cell office:value-type="float" office:value="100.07630670342186" table:formula="of:=([.D21]+[.G21]+[.J21]+[.M21]+[.P21])/2" table:style-name="ce4">
            <text:p>100.08</text:p>
          </table:table-cell>
          <table:table-cell table:number-columns-repeated="16365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6.87984986720965</text:span></text:p>
          </table:table-cell>
          <table:table-cell office:value-type="string" office:string-value="36.87984986720965" table:formula="of:=RIGHT([.B22];LEN([.B22])-4)" table:style-name="ce4">
            <text:p>36.87984986720965</text:p>
          </table:table-cell>
          <table:table-cell office:value-type="float" office:value="36.8798498672096" table:formula="of:=[.C22]+0" table:style-name="ce4">
            <text:p>36.88</text:p>
          </table:table-cell>
          <table:table-cell office:value-type="string" table:style-name="ce2">
            <text:p>17<text:span text:style-name="T1">: </text:span><text:span text:style-name="T2">68.94930313376766</text:span></text:p>
          </table:table-cell>
          <table:table-cell office:value-type="string" office:string-value="68.94930313376766" table:formula="of:=RIGHT([.E22];LEN([.E22])-4)" table:style-name="ce4">
            <text:p>68.94930313376766</text:p>
          </table:table-cell>
          <table:table-cell office:value-type="float" office:value="68.9493031337676" table:formula="of:=[.F22]+0" table:style-name="ce4">
            <text:p>68.95</text:p>
          </table:table-cell>
          <table:table-cell office:value-type="string" table:style-name="ce2">
            <text:p>17<text:span text:style-name="T1">: </text:span><text:span text:style-name="T2">35.39457337223574</text:span></text:p>
          </table:table-cell>
          <table:table-cell office:value-type="string" office:string-value="35.39457337223574" table:formula="of:=RIGHT([.H22];LEN([.H22])-4)" table:style-name="ce4">
            <text:p>35.39457337223574</text:p>
          </table:table-cell>
          <table:table-cell office:value-type="float" office:value="35.394573372235698" table:formula="of:=[.I22]+0" table:style-name="ce4">
            <text:p>35.39</text:p>
          </table:table-cell>
          <table:table-cell office:value-type="string" table:style-name="ce2">
            <text:p>17<text:span text:style-name="T1">: </text:span><text:span text:style-name="T2">33.66205659637672</text:span></text:p>
          </table:table-cell>
          <table:table-cell office:value-type="string" office:string-value="33.66205659637672" table:formula="of:=RIGHT([.K22];LEN([.K22])-4)" table:style-name="ce4">
            <text:p>33.66205659637672</text:p>
          </table:table-cell>
          <table:table-cell office:value-type="float" office:value="33.662056596376701" table:formula="of:=[.L22]+0" table:style-name="ce4">
            <text:p>33.66</text:p>
          </table:table-cell>
          <table:table-cell office:value-type="string" table:style-name="ce2">
            <text:p>17<text:span text:style-name="T1">: </text:span><text:span text:style-name="T2">24.08229232199786</text:span></text:p>
          </table:table-cell>
          <table:table-cell office:value-type="string" office:string-value="24.08229232199786" table:formula="of:=RIGHT([.N22];LEN([.N22])-4)" table:style-name="ce4">
            <text:p>24.08229232199786</text:p>
          </table:table-cell>
          <table:table-cell office:value-type="float" office:value="24.082292321997802" table:formula="of:=[.O22]+0" table:style-name="ce4">
            <text:p>24.08</text:p>
          </table:table-cell>
          <table:table-cell table:number-columns-repeated="2" table:style-name="ce1"/>
          <table:table-cell office:value-type="float" office:value="99.48403764579372" table:formula="of:=([.D22]+[.G22]+[.J22]+[.M22]+[.P22])/2" table:style-name="ce4">
            <text:p>99.48</text:p>
          </table:table-cell>
          <table:table-cell table:number-columns-repeated="16365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41.41358655580882</text:span></text:p>
          </table:table-cell>
          <table:table-cell office:value-type="string" office:string-value="41.41358655580882" table:formula="of:=RIGHT([.B23];LEN([.B23])-4)" table:style-name="ce4">
            <text:p>41.41358655580882</text:p>
          </table:table-cell>
          <table:table-cell office:value-type="float" office:value="41.413586555808799" table:formula="of:=[.C23]+0" table:style-name="ce4">
            <text:p>41.41</text:p>
          </table:table-cell>
          <table:table-cell office:value-type="string" table:style-name="ce2">
            <text:p>18<text:span text:style-name="T1">: </text:span><text:span text:style-name="T2">67.15909204599977</text:span></text:p>
          </table:table-cell>
          <table:table-cell office:value-type="string" office:string-value="67.15909204599977" table:formula="of:=RIGHT([.E23];LEN([.E23])-4)" table:style-name="ce4">
            <text:p>67.15909204599977</text:p>
          </table:table-cell>
          <table:table-cell office:value-type="float" office:value="67.159092045999699" table:formula="of:=[.F23]+0" table:style-name="ce4">
            <text:p>67.16</text:p>
          </table:table-cell>
          <table:table-cell office:value-type="string" table:style-name="ce2">
            <text:p>18<text:span text:style-name="T1">: </text:span><text:span text:style-name="T2">39.04566454105825</text:span></text:p>
          </table:table-cell>
          <table:table-cell office:value-type="string" office:string-value="39.04566454105825" table:formula="of:=RIGHT([.H23];LEN([.H23])-4)" table:style-name="ce4">
            <text:p>39.04566454105825</text:p>
          </table:table-cell>
          <table:table-cell office:value-type="float" office:value="39.045664541058201" table:formula="of:=[.I23]+0" table:style-name="ce4">
            <text:p>39.05</text:p>
          </table:table-cell>
          <table:table-cell office:value-type="string" table:style-name="ce2">
            <text:p>18<text:span text:style-name="T1">: </text:span><text:span text:style-name="T2">43.03547093174669</text:span></text:p>
          </table:table-cell>
          <table:table-cell office:value-type="string" office:string-value="43.03547093174669" table:formula="of:=RIGHT([.K23];LEN([.K23])-4)" table:style-name="ce4">
            <text:p>43.03547093174669</text:p>
          </table:table-cell>
          <table:table-cell office:value-type="float" office:value="43.035470931746602" table:formula="of:=[.L23]+0" table:style-name="ce4">
            <text:p>43.04</text:p>
          </table:table-cell>
          <table:table-cell office:value-type="string" table:style-name="ce2">
            <text:p>18<text:span text:style-name="T1">: </text:span><text:span text:style-name="T2">26.33619837475128</text:span></text:p>
          </table:table-cell>
          <table:table-cell office:value-type="string" office:string-value="26.33619837475128" table:formula="of:=RIGHT([.N23];LEN([.N23])-4)" table:style-name="ce4">
            <text:p>26.33619837475128</text:p>
          </table:table-cell>
          <table:table-cell office:value-type="float" office:value="26.336198374751199" table:formula="of:=[.O23]+0" table:style-name="ce4">
            <text:p>26.34</text:p>
          </table:table-cell>
          <table:table-cell table:number-columns-repeated="2" table:style-name="ce1"/>
          <table:table-cell office:value-type="float" office:value="108.49500622468226" table:formula="of:=([.D23]+[.G23]+[.J23]+[.M23]+[.P23])/2" table:style-name="ce4">
            <text:p>108.50</text:p>
          </table:table-cell>
          <table:table-cell table:number-columns-repeated="16365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42.13083038978384</text:span></text:p>
          </table:table-cell>
          <table:table-cell office:value-type="string" office:string-value="42.13083038978384" table:formula="of:=RIGHT([.B24];LEN([.B24])-4)" table:style-name="ce4">
            <text:p>42.13083038978384</text:p>
          </table:table-cell>
          <table:table-cell office:value-type="float" office:value="42.130830389783803" table:formula="of:=[.C24]+0" table:style-name="ce4">
            <text:p>42.13</text:p>
          </table:table-cell>
          <table:table-cell office:value-type="string" table:style-name="ce2">
            <text:p>19<text:span text:style-name="T1">: </text:span><text:span text:style-name="T2">68.13008699368551</text:span></text:p>
          </table:table-cell>
          <table:table-cell office:value-type="string" office:string-value="68.13008699368551" table:formula="of:=RIGHT([.E24];LEN([.E24])-4)" table:style-name="ce4">
            <text:p>68.13008699368551</text:p>
          </table:table-cell>
          <table:table-cell office:value-type="float" office:value="68.130086993685495" table:formula="of:=[.F24]+0" table:style-name="ce4">
            <text:p>68.13</text:p>
          </table:table-cell>
          <table:table-cell office:value-type="string" table:style-name="ce2">
            <text:p>19<text:span text:style-name="T1">: </text:span><text:span text:style-name="T2">38.84884260636782</text:span></text:p>
          </table:table-cell>
          <table:table-cell office:value-type="string" office:string-value="38.84884260636782" table:formula="of:=RIGHT([.H24];LEN([.H24])-4)" table:style-name="ce4">
            <text:p>38.84884260636782</text:p>
          </table:table-cell>
          <table:table-cell office:value-type="float" office:value="38.848842606367803" table:formula="of:=[.I24]+0" table:style-name="ce4">
            <text:p>38.85</text:p>
          </table:table-cell>
          <table:table-cell office:value-type="string" table:style-name="ce2">
            <text:p>19<text:span text:style-name="T1">: </text:span><text:span text:style-name="T2">42.120625537774934</text:span></text:p>
          </table:table-cell>
          <table:table-cell office:value-type="string" office:string-value="42.120625537774934" table:formula="of:=RIGHT([.K24];LEN([.K24])-4)" table:style-name="ce4">
            <text:p>42.120625537774934</text:p>
          </table:table-cell>
          <table:table-cell office:value-type="float" office:value="42.120625537774899" table:formula="of:=[.L24]+0" table:style-name="ce4">
            <text:p>42.12</text:p>
          </table:table-cell>
          <table:table-cell office:value-type="string" table:style-name="ce2">
            <text:p>19<text:span text:style-name="T1">: </text:span><text:span text:style-name="T2">34.760564687335716</text:span></text:p>
          </table:table-cell>
          <table:table-cell office:value-type="string" office:string-value="34.760564687335716" table:formula="of:=RIGHT([.N24];LEN([.N24])-4)" table:style-name="ce4">
            <text:p>34.760564687335716</text:p>
          </table:table-cell>
          <table:table-cell office:value-type="float" office:value="34.760564687335702" table:formula="of:=[.O24]+0" table:style-name="ce4">
            <text:p>34.76</text:p>
          </table:table-cell>
          <table:table-cell table:number-columns-repeated="2" table:style-name="ce1"/>
          <table:table-cell office:value-type="float" office:value="112.99547510747385" table:formula="of:=([.D24]+[.G24]+[.J24]+[.M24]+[.P24])/2" table:style-name="ce4">
            <text:p>113.00</text:p>
          </table:table-cell>
          <table:table-cell table:number-columns-repeated="16365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31177375559007</text:span></text:p>
          </table:table-cell>
          <table:table-cell office:value-type="string" office:string-value="32.31177375559007" table:formula="of:=RIGHT([.B25];LEN([.B25])-4)" table:style-name="ce4">
            <text:p>32.31177375559007</text:p>
          </table:table-cell>
          <table:table-cell office:value-type="float" office:value="32.311773755590004" table:formula="of:=[.C25]+0" table:style-name="ce4">
            <text:p>32.31</text:p>
          </table:table-cell>
          <table:table-cell office:value-type="string" table:style-name="ce2">
            <text:p>20<text:span text:style-name="T1">: </text:span><text:span text:style-name="T2">70.38560141351108</text:span></text:p>
          </table:table-cell>
          <table:table-cell office:value-type="string" office:string-value="70.38560141351108" table:formula="of:=RIGHT([.E25];LEN([.E25])-4)" table:style-name="ce4">
            <text:p>70.38560141351108</text:p>
          </table:table-cell>
          <table:table-cell office:value-type="float" office:value="70.385601413510997" table:formula="of:=[.F25]+0" table:style-name="ce4">
            <text:p>70.39</text:p>
          </table:table-cell>
          <table:table-cell office:value-type="string" table:style-name="ce2">
            <text:p>20<text:span text:style-name="T1">: </text:span><text:span text:style-name="T2">38.60615065776301</text:span></text:p>
          </table:table-cell>
          <table:table-cell office:value-type="string" office:string-value="38.60615065776301" table:formula="of:=RIGHT([.H25];LEN([.H25])-4)" table:style-name="ce4">
            <text:p>38.60615065776301</text:p>
          </table:table-cell>
          <table:table-cell office:value-type="float" office:value="38.606150657763003" table:formula="of:=[.I25]+0" table:style-name="ce4">
            <text:p>38.61</text:p>
          </table:table-cell>
          <table:table-cell office:value-type="string" table:style-name="ce2">
            <text:p>20<text:span text:style-name="T1">: </text:span><text:span text:style-name="T2">48.23134324005466</text:span></text:p>
          </table:table-cell>
          <table:table-cell office:value-type="string" office:string-value="48.23134324005466" table:formula="of:=RIGHT([.K25];LEN([.K25])-4)" table:style-name="ce4">
            <text:p>48.23134324005466</text:p>
          </table:table-cell>
          <table:table-cell office:value-type="float" office:value="48.231343240054599" table:formula="of:=[.L25]+0" table:style-name="ce4">
            <text:p>48.23</text:p>
          </table:table-cell>
          <table:table-cell office:value-type="string" table:style-name="ce2">
            <text:p>20<text:span text:style-name="T1">: </text:span><text:span text:style-name="T2">25.98697570386222</text:span></text:p>
          </table:table-cell>
          <table:table-cell office:value-type="string" office:string-value="25.98697570386222" table:formula="of:=RIGHT([.N25];LEN([.N25])-4)" table:style-name="ce4">
            <text:p>25.98697570386222</text:p>
          </table:table-cell>
          <table:table-cell office:value-type="float" office:value="25.9869757038622" table:formula="of:=[.O25]+0" table:style-name="ce4">
            <text:p>25.99</text:p>
          </table:table-cell>
          <table:table-cell table:number-columns-repeated="2" table:style-name="ce1"/>
          <table:table-cell office:value-type="float" office:value="107.76092238539042" table:formula="of:=([.D25]+[.G25]+[.J25]+[.M25]+[.P25])/2" table:style-name="ce4">
            <text:p>107.76</text:p>
          </table:table-cell>
          <table:table-cell table:number-columns-repeated="16365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31.021323374317397</text:span></text:p>
          </table:table-cell>
          <table:table-cell office:value-type="string" office:string-value="31.021323374317397" table:formula="of:=RIGHT([.B26];LEN([.B26])-4)" table:style-name="ce4">
            <text:p>31.021323374317397</text:p>
          </table:table-cell>
          <table:table-cell office:value-type="float" office:value="31.021323374317301" table:formula="of:=[.C26]+0" table:style-name="ce4">
            <text:p>31.02</text:p>
          </table:table-cell>
          <table:table-cell office:value-type="string" table:style-name="ce2">
            <text:p>21<text:span text:style-name="T1">: </text:span><text:span text:style-name="T2">76.72437415381054</text:span></text:p>
          </table:table-cell>
          <table:table-cell office:value-type="string" office:string-value="76.72437415381054" table:formula="of:=RIGHT([.E26];LEN([.E26])-4)" table:style-name="ce4">
            <text:p>76.72437415381054</text:p>
          </table:table-cell>
          <table:table-cell office:value-type="float" office:value="76.724374153810501" table:formula="of:=[.F26]+0" table:style-name="ce4">
            <text:p>76.72</text:p>
          </table:table-cell>
          <table:table-cell office:value-type="string" table:style-name="ce2">
            <text:p>21<text:span text:style-name="T1">: </text:span><text:span text:style-name="T2">39.59899008511861</text:span></text:p>
          </table:table-cell>
          <table:table-cell office:value-type="string" office:string-value="39.59899008511861" table:formula="of:=RIGHT([.H26];LEN([.H26])-4)" table:style-name="ce4">
            <text:p>39.59899008511861</text:p>
          </table:table-cell>
          <table:table-cell office:value-type="float" office:value="39.598990085118601" table:formula="of:=[.I26]+0" table:style-name="ce4">
            <text:p>39.60</text:p>
          </table:table-cell>
          <table:table-cell office:value-type="string" table:style-name="ce2">
            <text:p>21<text:span text:style-name="T1">: </text:span><text:span text:style-name="T2">41.81633027214259</text:span></text:p>
          </table:table-cell>
          <table:table-cell office:value-type="string" office:string-value="41.81633027214259" table:formula="of:=RIGHT([.K26];LEN([.K26])-4)" table:style-name="ce4">
            <text:p>41.81633027214259</text:p>
          </table:table-cell>
          <table:table-cell office:value-type="float" office:value="41.816330272142501" table:formula="of:=[.L26]+0" table:style-name="ce4">
            <text:p>41.82</text:p>
          </table:table-cell>
          <table:table-cell office:value-type="string" table:style-name="ce2">
            <text:p>21<text:span text:style-name="T1">: </text:span><text:span text:style-name="T2">27.414849538722763</text:span></text:p>
          </table:table-cell>
          <table:table-cell office:value-type="string" office:string-value="27.414849538722763" table:formula="of:=RIGHT([.N26];LEN([.N26])-4)" table:style-name="ce4">
            <text:p>27.414849538722763</text:p>
          </table:table-cell>
          <table:table-cell office:value-type="float" office:value="27.414849538722699" table:formula="of:=[.O26]+0" table:style-name="ce4">
            <text:p>27.41</text:p>
          </table:table-cell>
          <table:table-cell table:number-columns-repeated="2" table:style-name="ce1"/>
          <table:table-cell office:value-type="float" office:value="108.2879337120558" table:formula="of:=([.D26]+[.G26]+[.J26]+[.M26]+[.P26])/2" table:style-name="ce4">
            <text:p>108.29</text:p>
          </table:table-cell>
          <table:table-cell table:number-columns-repeated="16365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5.016437086058225</text:span></text:p>
          </table:table-cell>
          <table:table-cell office:value-type="string" office:string-value="35.016437086058225" table:formula="of:=RIGHT([.B27];LEN([.B27])-4)" table:style-name="ce4">
            <text:p>35.016437086058225</text:p>
          </table:table-cell>
          <table:table-cell office:value-type="float" office:value="35.016437086058197" table:formula="of:=[.C27]+0" table:style-name="ce4">
            <text:p>35.02</text:p>
          </table:table-cell>
          <table:table-cell office:value-type="string" table:style-name="ce2">
            <text:p>22<text:span text:style-name="T1">: </text:span><text:span text:style-name="T2">68.04675978505254</text:span></text:p>
          </table:table-cell>
          <table:table-cell office:value-type="string" office:string-value="68.04675978505254" table:formula="of:=RIGHT([.E27];LEN([.E27])-4)" table:style-name="ce4">
            <text:p>68.04675978505254</text:p>
          </table:table-cell>
          <table:table-cell office:value-type="float" office:value="68.046759785052501" table:formula="of:=[.F27]+0" table:style-name="ce4">
            <text:p>68.05</text:p>
          </table:table-cell>
          <table:table-cell office:value-type="string" table:style-name="ce2">
            <text:p>22<text:span text:style-name="T1">: </text:span><text:span text:style-name="T2">32.02712364252119</text:span></text:p>
          </table:table-cell>
          <table:table-cell office:value-type="string" office:string-value="32.02712364252119" table:formula="of:=RIGHT([.H27];LEN([.H27])-4)" table:style-name="ce4">
            <text:p>32.02712364252119</text:p>
          </table:table-cell>
          <table:table-cell office:value-type="float" office:value="32.027123642521097" table:formula="of:=[.I27]+0" table:style-name="ce4">
            <text:p>32.03</text:p>
          </table:table-cell>
          <table:table-cell office:value-type="string" table:style-name="ce2">
            <text:p>22<text:span text:style-name="T1">: </text:span><text:span text:style-name="T2">49.189316064514536</text:span></text:p>
          </table:table-cell>
          <table:table-cell office:value-type="string" office:string-value="49.189316064514536" table:formula="of:=RIGHT([.K27];LEN([.K27])-4)" table:style-name="ce4">
            <text:p>49.189316064514536</text:p>
          </table:table-cell>
          <table:table-cell office:value-type="float" office:value="49.1893160645145" table:formula="of:=[.L27]+0" table:style-name="ce4">
            <text:p>49.19</text:p>
          </table:table-cell>
          <table:table-cell office:value-type="string" table:style-name="ce2">
            <text:p>22<text:span text:style-name="T1">: </text:span><text:span text:style-name="T2">35.59833023152191</text:span></text:p>
          </table:table-cell>
          <table:table-cell office:value-type="string" office:string-value="35.59833023152191" table:formula="of:=RIGHT([.N27];LEN([.N27])-4)" table:style-name="ce4">
            <text:p>35.59833023152191</text:p>
          </table:table-cell>
          <table:table-cell office:value-type="float" office:value="35.598330231521899" table:formula="of:=[.O27]+0" table:style-name="ce4">
            <text:p>35.60</text:p>
          </table:table-cell>
          <table:table-cell table:number-columns-repeated="2" table:style-name="ce1"/>
          <table:table-cell office:value-type="float" office:value="109.93898340483412" table:formula="of:=([.D27]+[.G27]+[.J27]+[.M27]+[.P27])/2" table:style-name="ce4">
            <text:p>109.94</text:p>
          </table:table-cell>
          <table:table-cell table:number-columns-repeated="16365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34.33814090827259</text:span></text:p>
          </table:table-cell>
          <table:table-cell office:value-type="string" office:string-value="34.33814090827259" table:formula="of:=RIGHT([.B28];LEN([.B28])-4)" table:style-name="ce4">
            <text:p>34.33814090827259</text:p>
          </table:table-cell>
          <table:table-cell office:value-type="float" office:value="34.3381409082725" table:formula="of:=[.C28]+0" table:style-name="ce4">
            <text:p>34.34</text:p>
          </table:table-cell>
          <table:table-cell office:value-type="string" table:style-name="ce2">
            <text:p>23<text:span text:style-name="T1">: </text:span><text:span text:style-name="T2">77.52032625910306</text:span></text:p>
          </table:table-cell>
          <table:table-cell office:value-type="string" office:string-value="77.52032625910306" table:formula="of:=RIGHT([.E28];LEN([.E28])-4)" table:style-name="ce4">
            <text:p>77.52032625910306</text:p>
          </table:table-cell>
          <table:table-cell office:value-type="float" office:value="77.520326259103001" table:formula="of:=[.F28]+0" table:style-name="ce4">
            <text:p>77.52</text:p>
          </table:table-cell>
          <table:table-cell office:value-type="string" table:style-name="ce2">
            <text:p>23<text:span text:style-name="T1">: </text:span><text:span text:style-name="T2">38.892649012490075</text:span></text:p>
          </table:table-cell>
          <table:table-cell office:value-type="string" office:string-value="38.892649012490075" table:formula="of:=RIGHT([.H28];LEN([.H28])-4)" table:style-name="ce4">
            <text:p>38.892649012490075</text:p>
          </table:table-cell>
          <table:table-cell office:value-type="float" office:value="38.892649012489997" table:formula="of:=[.I28]+0" table:style-name="ce4">
            <text:p>38.89</text:p>
          </table:table-cell>
          <table:table-cell office:value-type="string" table:style-name="ce2">
            <text:p>23<text:span text:style-name="T1">: </text:span><text:span text:style-name="T2">53.278168844222044</text:span></text:p>
          </table:table-cell>
          <table:table-cell office:value-type="string" office:string-value="53.278168844222044" table:formula="of:=RIGHT([.K28];LEN([.K28])-4)" table:style-name="ce4">
            <text:p>53.278168844222044</text:p>
          </table:table-cell>
          <table:table-cell office:value-type="float" office:value="53.278168844222002" table:formula="of:=[.L28]+0" table:style-name="ce4">
            <text:p>53.28</text:p>
          </table:table-cell>
          <table:table-cell office:value-type="string" table:style-name="ce2">
            <text:p>23<text:span text:style-name="T1">: </text:span><text:span text:style-name="T2">23.868832301289984</text:span></text:p>
          </table:table-cell>
          <table:table-cell office:value-type="string" office:string-value="23.868832301289984" table:formula="of:=RIGHT([.N28];LEN([.N28])-4)" table:style-name="ce4">
            <text:p>23.868832301289984</text:p>
          </table:table-cell>
          <table:table-cell office:value-type="float" office:value="23.868832301289899" table:formula="of:=[.O28]+0" table:style-name="ce4">
            <text:p>23.87</text:p>
          </table:table-cell>
          <table:table-cell table:number-columns-repeated="2" table:style-name="ce1"/>
          <table:table-cell office:value-type="float" office:value="113.9490586626887" table:formula="of:=([.D28]+[.G28]+[.J28]+[.M28]+[.P28])/2" table:style-name="ce4">
            <text:p>113.95</text:p>
          </table:table-cell>
          <table:table-cell table:number-columns-repeated="16365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4.14630363285562</text:span></text:p>
          </table:table-cell>
          <table:table-cell office:value-type="string" office:string-value="34.14630363285562" table:formula="of:=RIGHT([.B29];LEN([.B29])-4)" table:style-name="ce4">
            <text:p>34.14630363285562</text:p>
          </table:table-cell>
          <table:table-cell office:value-type="float" office:value="34.146303632855599" table:formula="of:=[.C29]+0" table:style-name="ce4">
            <text:p>34.15</text:p>
          </table:table-cell>
          <table:table-cell office:value-type="string" table:style-name="ce2">
            <text:p>24<text:span text:style-name="T1">: </text:span><text:span text:style-name="T2">66.29467284639318</text:span></text:p>
          </table:table-cell>
          <table:table-cell office:value-type="string" office:string-value="66.29467284639318" table:formula="of:=RIGHT([.E29];LEN([.E29])-4)" table:style-name="ce4">
            <text:p>66.29467284639318</text:p>
          </table:table-cell>
          <table:table-cell office:value-type="float" office:value="66.294672846393098" table:formula="of:=[.F29]+0" table:style-name="ce4">
            <text:p>66.29</text:p>
          </table:table-cell>
          <table:table-cell office:value-type="string" table:style-name="ce2">
            <text:p>24<text:span text:style-name="T1">: </text:span><text:span text:style-name="T2">38.127060465653514</text:span></text:p>
          </table:table-cell>
          <table:table-cell office:value-type="string" office:string-value="38.127060465653514" table:formula="of:=RIGHT([.H29];LEN([.H29])-4)" table:style-name="ce4">
            <text:p>38.127060465653514</text:p>
          </table:table-cell>
          <table:table-cell office:value-type="float" office:value="38.1270604656535" table:formula="of:=[.I29]+0" table:style-name="ce4">
            <text:p>38.13</text:p>
          </table:table-cell>
          <table:table-cell office:value-type="string" table:style-name="ce2">
            <text:p>24<text:span text:style-name="T1">: </text:span><text:span text:style-name="T2">50.99134681582192</text:span></text:p>
          </table:table-cell>
          <table:table-cell office:value-type="string" office:string-value="50.99134681582192" table:formula="of:=RIGHT([.K29];LEN([.K29])-4)" table:style-name="ce4">
            <text:p>50.99134681582192</text:p>
          </table:table-cell>
          <table:table-cell office:value-type="float" office:value="50.991346815821899" table:formula="of:=[.L29]+0" table:style-name="ce4">
            <text:p>50.99</text:p>
          </table:table-cell>
          <table:table-cell office:value-type="string" table:style-name="ce2">
            <text:p>24<text:span text:style-name="T1">: </text:span><text:span text:style-name="T2">29.04490171204435</text:span></text:p>
          </table:table-cell>
          <table:table-cell office:value-type="string" office:string-value="29.04490171204435" table:formula="of:=RIGHT([.N29];LEN([.N29])-4)" table:style-name="ce4">
            <text:p>29.04490171204435</text:p>
          </table:table-cell>
          <table:table-cell office:value-type="float" office:value="29.0449017120443" table:formula="of:=[.O29]+0" table:style-name="ce4">
            <text:p>29.04</text:p>
          </table:table-cell>
          <table:table-cell table:number-columns-repeated="2" table:style-name="ce1"/>
          <table:table-cell office:value-type="float" office:value="109.30214273638418" table:formula="of:=([.D29]+[.G29]+[.J29]+[.M29]+[.P29])/2" table:style-name="ce4">
            <text:p>109.30</text:p>
          </table:table-cell>
          <table:table-cell table:number-columns-repeated="16365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47.43220968639178</text:span></text:p>
          </table:table-cell>
          <table:table-cell office:value-type="string" office:string-value="47.43220968639178" table:formula="of:=RIGHT([.B30];LEN([.B30])-4)" table:style-name="ce4">
            <text:p>47.43220968639178</text:p>
          </table:table-cell>
          <table:table-cell office:value-type="float" office:value="47.432209686391701" table:formula="of:=[.C30]+0" table:style-name="ce4">
            <text:p>47.43</text:p>
          </table:table-cell>
          <table:table-cell office:value-type="string" table:style-name="ce2">
            <text:p>25<text:span text:style-name="T1">: </text:span><text:span text:style-name="T2">60.71311988748944</text:span></text:p>
          </table:table-cell>
          <table:table-cell office:value-type="string" office:string-value="60.71311988748944" table:formula="of:=RIGHT([.E30];LEN([.E30])-4)" table:style-name="ce4">
            <text:p>60.71311988748944</text:p>
          </table:table-cell>
          <table:table-cell office:value-type="float" office:value="60.713119887489398" table:formula="of:=[.F30]+0" table:style-name="ce4">
            <text:p>60.71</text:p>
          </table:table-cell>
          <table:table-cell office:value-type="string" table:style-name="ce2">
            <text:p>25<text:span text:style-name="T1">: </text:span><text:span text:style-name="T2">36.51134233764275</text:span></text:p>
          </table:table-cell>
          <table:table-cell office:value-type="string" office:string-value="36.51134233764275" table:formula="of:=RIGHT([.H30];LEN([.H30])-4)" table:style-name="ce4">
            <text:p>36.51134233764275</text:p>
          </table:table-cell>
          <table:table-cell office:value-type="float" office:value="36.511342337642702" table:formula="of:=[.I30]+0" table:style-name="ce4">
            <text:p>36.51</text:p>
          </table:table-cell>
          <table:table-cell office:value-type="string" table:style-name="ce2">
            <text:p>25<text:span text:style-name="T1">: </text:span><text:span text:style-name="T2">50.9381472548596</text:span></text:p>
          </table:table-cell>
          <table:table-cell office:value-type="string" office:string-value="50.9381472548596" table:formula="of:=RIGHT([.K30];LEN([.K30])-4)" table:style-name="ce4">
            <text:p>50.9381472548596</text:p>
          </table:table-cell>
          <table:table-cell office:value-type="float" office:value="50.938147254859601" table:formula="of:=[.L30]+0" table:style-name="ce4">
            <text:p>50.94</text:p>
          </table:table-cell>
          <table:table-cell office:value-type="string" table:style-name="ce2">
            <text:p>25<text:span text:style-name="T1">: </text:span><text:span text:style-name="T2">23.707267616190403</text:span></text:p>
          </table:table-cell>
          <table:table-cell office:value-type="string" office:string-value="23.707267616190403" table:formula="of:=RIGHT([.N30];LEN([.N30])-4)" table:style-name="ce4">
            <text:p>23.707267616190403</text:p>
          </table:table-cell>
          <table:table-cell office:value-type="float" office:value="23.7072676161904" table:formula="of:=[.O30]+0" table:style-name="ce4">
            <text:p>23.71</text:p>
          </table:table-cell>
          <table:table-cell table:number-columns-repeated="2" table:style-name="ce1"/>
          <table:table-cell office:value-type="float" office:value="109.65104339128689" table:formula="of:=([.D30]+[.G30]+[.J30]+[.M30]+[.P30])/2" table:style-name="ce4">
            <text:p>109.65</text:p>
          </table:table-cell>
          <table:table-cell table:number-columns-repeated="16365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42.799493836094555</text:span></text:p>
          </table:table-cell>
          <table:table-cell office:value-type="string" office:string-value="42.799493836094555" table:formula="of:=RIGHT([.B31];LEN([.B31])-4)" table:style-name="ce4">
            <text:p>42.799493836094555</text:p>
          </table:table-cell>
          <table:table-cell office:value-type="float" office:value="42.799493836094499" table:formula="of:=[.C31]+0" table:style-name="ce4">
            <text:p>42.80</text:p>
          </table:table-cell>
          <table:table-cell office:value-type="string" table:style-name="ce2">
            <text:p>26<text:span text:style-name="T1">: </text:span><text:span text:style-name="T2">65.22704004884939</text:span></text:p>
          </table:table-cell>
          <table:table-cell office:value-type="string" office:string-value="65.22704004884939" table:formula="of:=RIGHT([.E31];LEN([.E31])-4)" table:style-name="ce4">
            <text:p>65.22704004884939</text:p>
          </table:table-cell>
          <table:table-cell office:value-type="float" office:value="65.227040048849304" table:formula="of:=[.F31]+0" table:style-name="ce4">
            <text:p>65.23</text:p>
          </table:table-cell>
          <table:table-cell office:value-type="string" table:style-name="ce2">
            <text:p>26<text:span text:style-name="T1">: </text:span><text:span text:style-name="T2">34.951403120899656</text:span></text:p>
          </table:table-cell>
          <table:table-cell office:value-type="string" office:string-value="34.951403120899656" table:formula="of:=RIGHT([.H31];LEN([.H31])-4)" table:style-name="ce4">
            <text:p>34.951403120899656</text:p>
          </table:table-cell>
          <table:table-cell office:value-type="float" office:value="34.951403120899599" table:formula="of:=[.I31]+0" table:style-name="ce4">
            <text:p>34.95</text:p>
          </table:table-cell>
          <table:table-cell office:value-type="string" table:style-name="ce2">
            <text:p>26<text:span text:style-name="T1">: </text:span><text:span text:style-name="T2">41.01264160342279</text:span></text:p>
          </table:table-cell>
          <table:table-cell office:value-type="string" office:string-value="41.01264160342279" table:formula="of:=RIGHT([.K31];LEN([.K31])-4)" table:style-name="ce4">
            <text:p>41.01264160342279</text:p>
          </table:table-cell>
          <table:table-cell office:value-type="float" office:value="41.012641603422701" table:formula="of:=[.L31]+0" table:style-name="ce4">
            <text:p>41.01</text:p>
          </table:table-cell>
          <table:table-cell office:value-type="string" table:style-name="ce2">
            <text:p>26<text:span text:style-name="T1">: </text:span><text:span text:style-name="T2">20.73236055428068</text:span></text:p>
          </table:table-cell>
          <table:table-cell office:value-type="string" office:string-value="20.73236055428068" table:formula="of:=RIGHT([.N31];LEN([.N31])-4)" table:style-name="ce4">
            <text:p>20.73236055428068</text:p>
          </table:table-cell>
          <table:table-cell office:value-type="float" office:value="20.7323605542806" table:formula="of:=[.O31]+0" table:style-name="ce4">
            <text:p>20.73</text:p>
          </table:table-cell>
          <table:table-cell table:number-columns-repeated="2" table:style-name="ce1"/>
          <table:table-cell office:value-type="float" office:value="102.36146958177335" table:formula="of:=([.D31]+[.G31]+[.J31]+[.M31]+[.P31])/2" table:style-name="ce4">
            <text:p>102.36</text:p>
          </table:table-cell>
          <table:table-cell table:number-columns-repeated="16365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46.03669294768153</text:span></text:p>
          </table:table-cell>
          <table:table-cell office:value-type="string" office:string-value="46.03669294768153" table:formula="of:=RIGHT([.B32];LEN([.B32])-4)" table:style-name="ce4">
            <text:p>46.03669294768153</text:p>
          </table:table-cell>
          <table:table-cell office:value-type="float" office:value="46.036692947681502" table:formula="of:=[.C32]+0" table:style-name="ce4">
            <text:p>46.04</text:p>
          </table:table-cell>
          <table:table-cell office:value-type="string" table:style-name="ce2">
            <text:p>27<text:span text:style-name="T1">: </text:span><text:span text:style-name="T2">77.72783111744266</text:span></text:p>
          </table:table-cell>
          <table:table-cell office:value-type="string" office:string-value="77.72783111744266" table:formula="of:=RIGHT([.E32];LEN([.E32])-4)" table:style-name="ce4">
            <text:p>77.72783111744266</text:p>
          </table:table-cell>
          <table:table-cell office:value-type="float" office:value="77.727831117442605" table:formula="of:=[.F32]+0" table:style-name="ce4">
            <text:p>77.73</text:p>
          </table:table-cell>
          <table:table-cell office:value-type="string" table:style-name="ce2">
            <text:p>27<text:span text:style-name="T1">: </text:span><text:span text:style-name="T2">40.85514717060901</text:span></text:p>
          </table:table-cell>
          <table:table-cell office:value-type="string" office:string-value="40.85514717060901" table:formula="of:=RIGHT([.H32];LEN([.H32])-4)" table:style-name="ce4">
            <text:p>40.85514717060901</text:p>
          </table:table-cell>
          <table:table-cell office:value-type="float" office:value="40.855147170609001" table:formula="of:=[.I32]+0" table:style-name="ce4">
            <text:p>40.86</text:p>
          </table:table-cell>
          <table:table-cell office:value-type="string" table:style-name="ce2">
            <text:p>27<text:span text:style-name="T1">: </text:span><text:span text:style-name="T2">37.197340974886615</text:span></text:p>
          </table:table-cell>
          <table:table-cell office:value-type="string" office:string-value="37.197340974886615" table:formula="of:=RIGHT([.K32];LEN([.K32])-4)" table:style-name="ce4">
            <text:p>37.197340974886615</text:p>
          </table:table-cell>
          <table:table-cell office:value-type="float" office:value="37.1973409748866" table:formula="of:=[.L32]+0" table:style-name="ce4">
            <text:p>37.20</text:p>
          </table:table-cell>
          <table:table-cell office:value-type="string" table:style-name="ce2">
            <text:p>27<text:span text:style-name="T1">: </text:span><text:span text:style-name="T2">26.792913080293136</text:span></text:p>
          </table:table-cell>
          <table:table-cell office:value-type="string" office:string-value="26.792913080293136" table:formula="of:=RIGHT([.N32];LEN([.N32])-4)" table:style-name="ce4">
            <text:p>26.792913080293136</text:p>
          </table:table-cell>
          <table:table-cell office:value-type="float" office:value="26.792913080293101" table:formula="of:=[.O32]+0" table:style-name="ce4">
            <text:p>26.79</text:p>
          </table:table-cell>
          <table:table-cell table:number-columns-repeated="2" table:style-name="ce1"/>
          <table:table-cell office:value-type="float" office:value="114.3049626454564" table:formula="of:=([.D32]+[.G32]+[.J32]+[.M32]+[.P32])/2" table:style-name="ce4">
            <text:p>114.30</text:p>
          </table:table-cell>
          <table:table-cell table:number-columns-repeated="16365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44.967129480543484</text:span></text:p>
          </table:table-cell>
          <table:table-cell office:value-type="string" office:string-value="44.967129480543484" table:formula="of:=RIGHT([.B33];LEN([.B33])-4)" table:style-name="ce4">
            <text:p>44.967129480543484</text:p>
          </table:table-cell>
          <table:table-cell office:value-type="float" office:value="44.967129480543399" table:formula="of:=[.C33]+0" table:style-name="ce4">
            <text:p>44.97</text:p>
          </table:table-cell>
          <table:table-cell office:value-type="string" table:style-name="ce2">
            <text:p>28<text:span text:style-name="T1">: </text:span><text:span text:style-name="T2">75.02079521600515</text:span></text:p>
          </table:table-cell>
          <table:table-cell office:value-type="string" office:string-value="75.02079521600515" table:formula="of:=RIGHT([.E33];LEN([.E33])-4)" table:style-name="ce4">
            <text:p>75.02079521600515</text:p>
          </table:table-cell>
          <table:table-cell office:value-type="float" office:value="75.020795216005098" table:formula="of:=[.F33]+0" table:style-name="ce4">
            <text:p>75.02</text:p>
          </table:table-cell>
          <table:table-cell office:value-type="string" table:style-name="ce2">
            <text:p>28<text:span text:style-name="T1">: </text:span><text:span text:style-name="T2">42.83708064787866</text:span></text:p>
          </table:table-cell>
          <table:table-cell office:value-type="string" office:string-value="42.83708064787866" table:formula="of:=RIGHT([.H33];LEN([.H33])-4)" table:style-name="ce4">
            <text:p>42.83708064787866</text:p>
          </table:table-cell>
          <table:table-cell office:value-type="float" office:value="42.837080647878601" table:formula="of:=[.I33]+0" table:style-name="ce4">
            <text:p>42.84</text:p>
          </table:table-cell>
          <table:table-cell office:value-type="string" table:style-name="ce2">
            <text:p>28<text:span text:style-name="T1">: </text:span><text:span text:style-name="T2">39.88896244802254</text:span></text:p>
          </table:table-cell>
          <table:table-cell office:value-type="string" office:string-value="39.88896244802254" table:formula="of:=RIGHT([.K33];LEN([.K33])-4)" table:style-name="ce4">
            <text:p>39.88896244802254</text:p>
          </table:table-cell>
          <table:table-cell office:value-type="float" office:value="39.888962448022497" table:formula="of:=[.L33]+0" table:style-name="ce4">
            <text:p>39.89</text:p>
          </table:table-cell>
          <table:table-cell office:value-type="string" table:style-name="ce2">
            <text:p>28<text:span text:style-name="T1">: </text:span><text:span text:style-name="T2">24.000221262215778</text:span></text:p>
          </table:table-cell>
          <table:table-cell office:value-type="string" office:string-value="24.000221262215778" table:formula="of:=RIGHT([.N33];LEN([.N33])-4)" table:style-name="ce4">
            <text:p>24.000221262215778</text:p>
          </table:table-cell>
          <table:table-cell office:value-type="float" office:value="24.0002212622157" table:formula="of:=[.O33]+0" table:style-name="ce4">
            <text:p>24.00</text:p>
          </table:table-cell>
          <table:table-cell table:number-columns-repeated="2" table:style-name="ce1"/>
          <table:table-cell office:value-type="float" office:value="113.35709452733263" table:formula="of:=([.D33]+[.G33]+[.J33]+[.M33]+[.P33])/2" table:style-name="ce4">
            <text:p>113.36</text:p>
          </table:table-cell>
          <table:table-cell table:number-columns-repeated="16365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47.91841953559454</text:span></text:p>
          </table:table-cell>
          <table:table-cell office:value-type="string" office:string-value="47.91841953559454" table:formula="of:=RIGHT([.B34];LEN([.B34])-4)" table:style-name="ce4">
            <text:p>47.91841953559454</text:p>
          </table:table-cell>
          <table:table-cell office:value-type="float" office:value="47.918419535594502" table:formula="of:=[.C34]+0" table:style-name="ce4">
            <text:p>47.92</text:p>
          </table:table-cell>
          <table:table-cell office:value-type="string" table:style-name="ce2">
            <text:p>29<text:span text:style-name="T1">: </text:span><text:span text:style-name="T2">67.70796934810514</text:span></text:p>
          </table:table-cell>
          <table:table-cell office:value-type="string" office:string-value="67.70796934810514" table:formula="of:=RIGHT([.E34];LEN([.E34])-4)" table:style-name="ce4">
            <text:p>67.70796934810514</text:p>
          </table:table-cell>
          <table:table-cell office:value-type="float" office:value="67.707969348105095" table:formula="of:=[.F34]+0" table:style-name="ce4">
            <text:p>67.71</text:p>
          </table:table-cell>
          <table:table-cell office:value-type="string" table:style-name="ce2">
            <text:p>29<text:span text:style-name="T1">: </text:span><text:span text:style-name="T2">40.49845391229061</text:span></text:p>
          </table:table-cell>
          <table:table-cell office:value-type="string" office:string-value="40.49845391229061" table:formula="of:=RIGHT([.H34];LEN([.H34])-4)" table:style-name="ce4">
            <text:p>40.49845391229061</text:p>
          </table:table-cell>
          <table:table-cell office:value-type="float" office:value="40.4984539122906" table:formula="of:=[.I34]+0" table:style-name="ce4">
            <text:p>40.50</text:p>
          </table:table-cell>
          <table:table-cell office:value-type="string" table:style-name="ce2">
            <text:p>29<text:span text:style-name="T1">: </text:span><text:span text:style-name="T2">39.55330964142615</text:span></text:p>
          </table:table-cell>
          <table:table-cell office:value-type="string" office:string-value="39.55330964142615" table:formula="of:=RIGHT([.K34];LEN([.K34])-4)" table:style-name="ce4">
            <text:p>39.55330964142615</text:p>
          </table:table-cell>
          <table:table-cell office:value-type="float" office:value="39.553309641426097" table:formula="of:=[.L34]+0" table:style-name="ce4">
            <text:p>39.55</text:p>
          </table:table-cell>
          <table:table-cell office:value-type="string" table:style-name="ce2">
            <text:p>29<text:span text:style-name="T1">: </text:span><text:span text:style-name="T2">26.901114686831004</text:span></text:p>
          </table:table-cell>
          <table:table-cell office:value-type="string" office:string-value="26.901114686831004" table:formula="of:=RIGHT([.N34];LEN([.N34])-4)" table:style-name="ce4">
            <text:p>26.901114686831004</text:p>
          </table:table-cell>
          <table:table-cell office:value-type="float" office:value="26.901114686831001" table:formula="of:=[.O34]+0" table:style-name="ce4">
            <text:p>26.90</text:p>
          </table:table-cell>
          <table:table-cell table:number-columns-repeated="2" table:style-name="ce1"/>
          <table:table-cell office:value-type="float" office:value="111.28963356212365" table:formula="of:=([.D34]+[.G34]+[.J34]+[.M34]+[.P34])/2" table:style-name="ce4">
            <text:p>111.29</text:p>
          </table:table-cell>
          <table:table-cell table:number-columns-repeated="16365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44.81590945429299</text:span></text:p>
          </table:table-cell>
          <table:table-cell office:value-type="string" office:string-value="44.81590945429299" table:formula="of:=RIGHT([.B35];LEN([.B35])-4)" table:style-name="ce4">
            <text:p>44.81590945429299</text:p>
          </table:table-cell>
          <table:table-cell office:value-type="float" office:value="44.8159094542929" table:formula="of:=[.C35]+0" table:style-name="ce4">
            <text:p>44.82</text:p>
          </table:table-cell>
          <table:table-cell office:value-type="string" table:style-name="ce2">
            <text:p>30<text:span text:style-name="T1">: </text:span><text:span text:style-name="T2">66.38641847563906</text:span></text:p>
          </table:table-cell>
          <table:table-cell office:value-type="string" office:string-value="66.38641847563906" table:formula="of:=RIGHT([.E35];LEN([.E35])-4)" table:style-name="ce4">
            <text:p>66.38641847563906</text:p>
          </table:table-cell>
          <table:table-cell office:value-type="float" office:value="66.386418475639005" table:formula="of:=[.F35]+0" table:style-name="ce4">
            <text:p>66.39</text:p>
          </table:table-cell>
          <table:table-cell office:value-type="string" table:style-name="ce2">
            <text:p>30<text:span text:style-name="T1">: </text:span><text:span text:style-name="T2">42.3538307614527</text:span></text:p>
          </table:table-cell>
          <table:table-cell office:value-type="string" office:string-value="42.3538307614527" table:formula="of:=RIGHT([.H35];LEN([.H35])-4)" table:style-name="ce4">
            <text:p>42.3538307614527</text:p>
          </table:table-cell>
          <table:table-cell office:value-type="float" office:value="42.353830761452699" table:formula="of:=[.I35]+0" table:style-name="ce4">
            <text:p>42.35</text:p>
          </table:table-cell>
          <table:table-cell office:value-type="string" table:style-name="ce2">
            <text:p>30<text:span text:style-name="T1">: </text:span><text:span text:style-name="T2">38.81544570030366</text:span></text:p>
          </table:table-cell>
          <table:table-cell office:value-type="string" office:string-value="38.81544570030366" table:formula="of:=RIGHT([.K35];LEN([.K35])-4)" table:style-name="ce4">
            <text:p>38.81544570030366</text:p>
          </table:table-cell>
          <table:table-cell office:value-type="float" office:value="38.815445700303599" table:formula="of:=[.L35]+0" table:style-name="ce4">
            <text:p>38.82</text:p>
          </table:table-cell>
          <table:table-cell office:value-type="string" table:style-name="ce2">
            <text:p>30<text:span text:style-name="T1">: </text:span><text:span text:style-name="T2">23.056029862998795</text:span></text:p>
          </table:table-cell>
          <table:table-cell office:value-type="string" office:string-value="23.056029862998795" table:formula="of:=RIGHT([.N35];LEN([.N35])-4)" table:style-name="ce4">
            <text:p>23.056029862998795</text:p>
          </table:table-cell>
          <table:table-cell office:value-type="float" office:value="23.056029862998699" table:formula="of:=[.O35]+0" table:style-name="ce4">
            <text:p>23.06</text:p>
          </table:table-cell>
          <table:table-cell table:number-columns-repeated="2" table:style-name="ce1"/>
          <table:table-cell office:value-type="float" office:value="107.71381712734345" table:formula="of:=([.D35]+[.G35]+[.J35]+[.M35]+[.P35])/2" table:style-name="ce4">
            <text:p>107.71</text:p>
          </table:table-cell>
          <table:table-cell table:number-columns-repeated="16365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48.74876760230942</text:span></text:p>
          </table:table-cell>
          <table:table-cell office:value-type="string" office:string-value="48.74876760230942" table:formula="of:=RIGHT([.B36];LEN([.B36])-4)" table:style-name="ce4">
            <text:p>48.74876760230942</text:p>
          </table:table-cell>
          <table:table-cell office:value-type="float" office:value="48.7487676023094" table:formula="of:=[.C36]+0" table:style-name="ce4">
            <text:p>48.75</text:p>
          </table:table-cell>
          <table:table-cell office:value-type="string" table:style-name="ce2">
            <text:p>31<text:span text:style-name="T1">: </text:span><text:span text:style-name="T2">70.86943578569881</text:span></text:p>
          </table:table-cell>
          <table:table-cell office:value-type="string" office:string-value="70.86943578569881" table:formula="of:=RIGHT([.E36];LEN([.E36])-4)" table:style-name="ce4">
            <text:p>70.86943578569881</text:p>
          </table:table-cell>
          <table:table-cell office:value-type="float" office:value="70.869435785698798" table:formula="of:=[.F36]+0" table:style-name="ce4">
            <text:p>70.87</text:p>
          </table:table-cell>
          <table:table-cell office:value-type="string" table:style-name="ce2">
            <text:p>31<text:span text:style-name="T1">: </text:span><text:span text:style-name="T2">31.61807088909734</text:span></text:p>
          </table:table-cell>
          <table:table-cell office:value-type="string" office:string-value="31.61807088909734" table:formula="of:=RIGHT([.H36];LEN([.H36])-4)" table:style-name="ce4">
            <text:p>31.61807088909734</text:p>
          </table:table-cell>
          <table:table-cell office:value-type="float" office:value="31.6180708890973" table:formula="of:=[.I36]+0" table:style-name="ce4">
            <text:p>31.62</text:p>
          </table:table-cell>
          <table:table-cell office:value-type="string" table:style-name="ce2">
            <text:p>31<text:span text:style-name="T1">: </text:span><text:span text:style-name="T2">39.81698649699338</text:span></text:p>
          </table:table-cell>
          <table:table-cell office:value-type="string" office:string-value="39.81698649699338" table:formula="of:=RIGHT([.K36];LEN([.K36])-4)" table:style-name="ce4">
            <text:p>39.81698649699338</text:p>
          </table:table-cell>
          <table:table-cell office:value-type="float" office:value="39.816986496993302" table:formula="of:=[.L36]+0" table:style-name="ce4">
            <text:p>39.82</text:p>
          </table:table-cell>
          <table:table-cell office:value-type="string" table:style-name="ce2">
            <text:p>31<text:span text:style-name="T1">: </text:span><text:span text:style-name="T2">23.125175089653858</text:span></text:p>
          </table:table-cell>
          <table:table-cell office:value-type="string" office:string-value="23.125175089653858" table:formula="of:=RIGHT([.N36];LEN([.N36])-4)" table:style-name="ce4">
            <text:p>23.125175089653858</text:p>
          </table:table-cell>
          <table:table-cell office:value-type="float" office:value="23.125175089653801" table:formula="of:=[.O36]+0" table:style-name="ce4">
            <text:p>23.13</text:p>
          </table:table-cell>
          <table:table-cell table:number-columns-repeated="2" table:style-name="ce1"/>
          <table:table-cell office:value-type="float" office:value="107.08921793187631" table:formula="of:=([.D36]+[.G36]+[.J36]+[.M36]+[.P36])/2" table:style-name="ce4">
            <text:p>107.09</text:p>
          </table:table-cell>
          <table:table-cell table:number-columns-repeated="16365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41.11973692618843</text:span></text:p>
          </table:table-cell>
          <table:table-cell office:value-type="string" office:string-value="41.11973692618843" table:formula="of:=RIGHT([.B37];LEN([.B37])-4)" table:style-name="ce4">
            <text:p>41.11973692618843</text:p>
          </table:table-cell>
          <table:table-cell office:value-type="float" office:value="41.119736926188402" table:formula="of:=[.C37]+0" table:style-name="ce4">
            <text:p>41.12</text:p>
          </table:table-cell>
          <table:table-cell office:value-type="string" table:style-name="ce2">
            <text:p>32<text:span text:style-name="T1">: </text:span><text:span text:style-name="T2">73.29206339443127</text:span></text:p>
          </table:table-cell>
          <table:table-cell office:value-type="string" office:string-value="73.29206339443127" table:formula="of:=RIGHT([.E37];LEN([.E37])-4)" table:style-name="ce4">
            <text:p>73.29206339443127</text:p>
          </table:table-cell>
          <table:table-cell office:value-type="float" office:value="73.292063394431196" table:formula="of:=[.F37]+0" table:style-name="ce4">
            <text:p>73.29</text:p>
          </table:table-cell>
          <table:table-cell office:value-type="string" table:style-name="ce2">
            <text:p>32<text:span text:style-name="T1">: </text:span><text:span text:style-name="T2">35.78838055420057</text:span></text:p>
          </table:table-cell>
          <table:table-cell office:value-type="string" office:string-value="35.78838055420057" table:formula="of:=RIGHT([.H37];LEN([.H37])-4)" table:style-name="ce4">
            <text:p>35.78838055420057</text:p>
          </table:table-cell>
          <table:table-cell office:value-type="float" office:value="35.788380554200501" table:formula="of:=[.I37]+0" table:style-name="ce4">
            <text:p>35.79</text:p>
          </table:table-cell>
          <table:table-cell office:value-type="string" table:style-name="ce2">
            <text:p>32<text:span text:style-name="T1">: </text:span><text:span text:style-name="T2">40.44463267854182</text:span></text:p>
          </table:table-cell>
          <table:table-cell office:value-type="string" office:string-value="40.44463267854182" table:formula="of:=RIGHT([.K37];LEN([.K37])-4)" table:style-name="ce4">
            <text:p>40.44463267854182</text:p>
          </table:table-cell>
          <table:table-cell office:value-type="float" office:value="40.444632678541801" table:formula="of:=[.L37]+0" table:style-name="ce4">
            <text:p>40.44</text:p>
          </table:table-cell>
          <table:table-cell office:value-type="string" table:style-name="ce2">
            <text:p>32<text:span text:style-name="T1">: </text:span><text:span text:style-name="T2">25.75934956035145</text:span></text:p>
          </table:table-cell>
          <table:table-cell office:value-type="string" office:string-value="25.75934956035145" table:formula="of:=RIGHT([.N37];LEN([.N37])-4)" table:style-name="ce4">
            <text:p>25.75934956035145</text:p>
          </table:table-cell>
          <table:table-cell office:value-type="float" office:value="25.759349560351399" table:formula="of:=[.O37]+0" table:style-name="ce4">
            <text:p>25.76</text:p>
          </table:table-cell>
          <table:table-cell table:number-columns-repeated="2" table:style-name="ce1"/>
          <table:table-cell office:value-type="float" office:value="108.20208155685665" table:formula="of:=([.D37]+[.G37]+[.J37]+[.M37]+[.P37])/2" table:style-name="ce4">
            <text:p>108.20</text:p>
          </table:table-cell>
          <table:table-cell table:number-columns-repeated="16365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1.78928312830359</text:span></text:p>
          </table:table-cell>
          <table:table-cell office:value-type="string" office:string-value="51.78928312830359" table:formula="of:=RIGHT([.B38];LEN([.B38])-4)" table:style-name="ce4">
            <text:p>51.78928312830359</text:p>
          </table:table-cell>
          <table:table-cell office:value-type="float" office:value="51.789283128303502" table:formula="of:=[.C38]+0" table:style-name="ce4">
            <text:p>51.79</text:p>
          </table:table-cell>
          <table:table-cell office:value-type="string" table:style-name="ce2">
            <text:p>33<text:span text:style-name="T1">: </text:span><text:span text:style-name="T2">80.19802088493542</text:span></text:p>
          </table:table-cell>
          <table:table-cell office:value-type="string" office:string-value="80.19802088493542" table:formula="of:=RIGHT([.E38];LEN([.E38])-4)" table:style-name="ce4">
            <text:p>80.19802088493542</text:p>
          </table:table-cell>
          <table:table-cell office:value-type="float" office:value="80.198020884935403" table:formula="of:=[.F38]+0" table:style-name="ce4">
            <text:p>80.20</text:p>
          </table:table-cell>
          <table:table-cell office:value-type="string" table:style-name="ce2">
            <text:p>33<text:span text:style-name="T1">: </text:span><text:span text:style-name="T2">42.77944092184275</text:span></text:p>
          </table:table-cell>
          <table:table-cell office:value-type="string" office:string-value="42.77944092184275" table:formula="of:=RIGHT([.H38];LEN([.H38])-4)" table:style-name="ce4">
            <text:p>42.77944092184275</text:p>
          </table:table-cell>
          <table:table-cell office:value-type="float" office:value="42.779440921842699" table:formula="of:=[.I38]+0" table:style-name="ce4">
            <text:p>42.78</text:p>
          </table:table-cell>
          <table:table-cell office:value-type="string" table:style-name="ce2">
            <text:p>33<text:span text:style-name="T1">: </text:span><text:span text:style-name="T2">47.47247106221789</text:span></text:p>
          </table:table-cell>
          <table:table-cell office:value-type="string" office:string-value="47.47247106221789" table:formula="of:=RIGHT([.K38];LEN([.K38])-4)" table:style-name="ce4">
            <text:p>47.47247106221789</text:p>
          </table:table-cell>
          <table:table-cell office:value-type="float" office:value="47.472471062217799" table:formula="of:=[.L38]+0" table:style-name="ce4">
            <text:p>47.47</text:p>
          </table:table-cell>
          <table:table-cell office:value-type="string" table:style-name="ce2">
            <text:p>33<text:span text:style-name="T1">: </text:span><text:span text:style-name="T2">26.794483431729777</text:span></text:p>
          </table:table-cell>
          <table:table-cell office:value-type="string" office:string-value="26.794483431729777" table:formula="of:=RIGHT([.N38];LEN([.N38])-4)" table:style-name="ce4">
            <text:p>26.794483431729777</text:p>
          </table:table-cell>
          <table:table-cell office:value-type="float" office:value="26.794483431729699" table:formula="of:=[.O38]+0" table:style-name="ce4">
            <text:p>26.79</text:p>
          </table:table-cell>
          <table:table-cell table:number-columns-repeated="2" table:style-name="ce1"/>
          <table:table-cell office:value-type="float" office:value="124.51684971451456" table:formula="of:=([.D38]+[.G38]+[.J38]+[.M38]+[.P38])/2" table:style-name="ce4">
            <text:p>124.52</text:p>
          </table:table-cell>
          <table:table-cell table:number-columns-repeated="16365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46.83464604920505</text:span></text:p>
          </table:table-cell>
          <table:table-cell office:value-type="string" office:string-value="46.83464604920505" table:formula="of:=RIGHT([.B39];LEN([.B39])-4)" table:style-name="ce4">
            <text:p>46.83464604920505</text:p>
          </table:table-cell>
          <table:table-cell office:value-type="float" office:value="46.834646049204999" table:formula="of:=[.C39]+0" table:style-name="ce4">
            <text:p>46.83</text:p>
          </table:table-cell>
          <table:table-cell office:value-type="string" table:style-name="ce2">
            <text:p>34<text:span text:style-name="T1">: </text:span><text:span text:style-name="T2">69.77813618399362</text:span></text:p>
          </table:table-cell>
          <table:table-cell office:value-type="string" office:string-value="69.77813618399362" table:formula="of:=RIGHT([.E39];LEN([.E39])-4)" table:style-name="ce4">
            <text:p>69.77813618399362</text:p>
          </table:table-cell>
          <table:table-cell office:value-type="float" office:value="69.778136183993595" table:formula="of:=[.F39]+0" table:style-name="ce4">
            <text:p>69.78</text:p>
          </table:table-cell>
          <table:table-cell office:value-type="string" table:style-name="ce2">
            <text:p>34<text:span text:style-name="T1">: </text:span><text:span text:style-name="T2">40.165291062275095</text:span></text:p>
          </table:table-cell>
          <table:table-cell office:value-type="string" office:string-value="40.165291062275095" table:formula="of:=RIGHT([.H39];LEN([.H39])-4)" table:style-name="ce4">
            <text:p>40.165291062275095</text:p>
          </table:table-cell>
          <table:table-cell office:value-type="float" office:value="40.165291062275003" table:formula="of:=[.I39]+0" table:style-name="ce4">
            <text:p>40.17</text:p>
          </table:table-cell>
          <table:table-cell office:value-type="string" table:style-name="ce2">
            <text:p>34<text:span text:style-name="T1">: </text:span><text:span text:style-name="T2">40.90676584266104</text:span></text:p>
          </table:table-cell>
          <table:table-cell office:value-type="string" office:string-value="40.90676584266104" table:formula="of:=RIGHT([.K39];LEN([.K39])-4)" table:style-name="ce4">
            <text:p>40.90676584266104</text:p>
          </table:table-cell>
          <table:table-cell office:value-type="float" office:value="40.906765842661002" table:formula="of:=[.L39]+0" table:style-name="ce4">
            <text:p>40.91</text:p>
          </table:table-cell>
          <table:table-cell office:value-type="string" table:style-name="ce2">
            <text:p>34<text:span text:style-name="T1">: </text:span><text:span text:style-name="T2">29.06860581605078</text:span></text:p>
          </table:table-cell>
          <table:table-cell office:value-type="string" office:string-value="29.06860581605078" table:formula="of:=RIGHT([.N39];LEN([.N39])-4)" table:style-name="ce4">
            <text:p>29.06860581605078</text:p>
          </table:table-cell>
          <table:table-cell office:value-type="float" office:value="29.068605816050699" table:formula="of:=[.O39]+0" table:style-name="ce4">
            <text:p>29.07</text:p>
          </table:table-cell>
          <table:table-cell table:number-columns-repeated="2" table:style-name="ce1"/>
          <table:table-cell office:value-type="float" office:value="113.37672247709266" table:formula="of:=([.D39]+[.G39]+[.J39]+[.M39]+[.P39])/2" table:style-name="ce4">
            <text:p>113.38</text:p>
          </table:table-cell>
          <table:table-cell table:number-columns-repeated="16365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0.59423970029898</text:span></text:p>
          </table:table-cell>
          <table:table-cell office:value-type="string" office:string-value="40.59423970029898" table:formula="of:=RIGHT([.B40];LEN([.B40])-4)" table:style-name="ce4">
            <text:p>40.59423970029898</text:p>
          </table:table-cell>
          <table:table-cell office:value-type="float" office:value="40.5942397002989" table:formula="of:=[.C40]+0" table:style-name="ce4">
            <text:p>40.59</text:p>
          </table:table-cell>
          <table:table-cell office:value-type="string" table:style-name="ce2">
            <text:p>35<text:span text:style-name="T1">: </text:span><text:span text:style-name="T2">74.61220505715343</text:span></text:p>
          </table:table-cell>
          <table:table-cell office:value-type="string" office:string-value="74.61220505715343" table:formula="of:=RIGHT([.E40];LEN([.E40])-4)" table:style-name="ce4">
            <text:p>74.61220505715343</text:p>
          </table:table-cell>
          <table:table-cell office:value-type="float" office:value="74.612205057153403" table:formula="of:=[.F40]+0" table:style-name="ce4">
            <text:p>74.61</text:p>
          </table:table-cell>
          <table:table-cell office:value-type="string" table:style-name="ce2">
            <text:p>35<text:span text:style-name="T1">: </text:span><text:span text:style-name="T2">40.441090668294315</text:span></text:p>
          </table:table-cell>
          <table:table-cell office:value-type="string" office:string-value="40.441090668294315" table:formula="of:=RIGHT([.H40];LEN([.H40])-4)" table:style-name="ce4">
            <text:p>40.441090668294315</text:p>
          </table:table-cell>
          <table:table-cell office:value-type="float" office:value="40.441090668294301" table:formula="of:=[.I40]+0" table:style-name="ce4">
            <text:p>40.44</text:p>
          </table:table-cell>
          <table:table-cell office:value-type="string" table:style-name="ce2">
            <text:p>35<text:span text:style-name="T1">: </text:span><text:span text:style-name="T2">44.186705234188636</text:span></text:p>
          </table:table-cell>
          <table:table-cell office:value-type="string" office:string-value="44.186705234188636" table:formula="of:=RIGHT([.K40];LEN([.K40])-4)" table:style-name="ce4">
            <text:p>44.186705234188636</text:p>
          </table:table-cell>
          <table:table-cell office:value-type="float" office:value="44.186705234188601" table:formula="of:=[.L40]+0" table:style-name="ce4">
            <text:p>44.19</text:p>
          </table:table-cell>
          <table:table-cell office:value-type="string" table:style-name="ce2">
            <text:p>35<text:span text:style-name="T1">: </text:span><text:span text:style-name="T2">29.36404804940259</text:span></text:p>
          </table:table-cell>
          <table:table-cell office:value-type="string" office:string-value="29.36404804940259" table:formula="of:=RIGHT([.N40];LEN([.N40])-4)" table:style-name="ce4">
            <text:p>29.36404804940259</text:p>
          </table:table-cell>
          <table:table-cell office:value-type="float" office:value="29.364048049402498" table:formula="of:=[.O40]+0" table:style-name="ce4">
            <text:p>29.36</text:p>
          </table:table-cell>
          <table:table-cell table:number-columns-repeated="2" table:style-name="ce1"/>
          <table:table-cell office:value-type="float" office:value="114.59914435466885" table:formula="of:=([.D40]+[.G40]+[.J40]+[.M40]+[.P40])/2" table:style-name="ce4">
            <text:p>114.60</text:p>
          </table:table-cell>
          <table:table-cell table:number-columns-repeated="16365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7.29095262205938</text:span></text:p>
          </table:table-cell>
          <table:table-cell office:value-type="string" office:string-value="37.29095262205938" table:formula="of:=RIGHT([.B41];LEN([.B41])-4)" table:style-name="ce4">
            <text:p>37.29095262205938</text:p>
          </table:table-cell>
          <table:table-cell office:value-type="float" office:value="37.290952622059301" table:formula="of:=[.C41]+0" table:style-name="ce4">
            <text:p>37.29</text:p>
          </table:table-cell>
          <table:table-cell office:value-type="string" table:style-name="ce2">
            <text:p>36<text:span text:style-name="T1">: </text:span><text:span text:style-name="T2">74.90670027913008</text:span></text:p>
          </table:table-cell>
          <table:table-cell office:value-type="string" office:string-value="74.90670027913008" table:formula="of:=RIGHT([.E41];LEN([.E41])-4)" table:style-name="ce4">
            <text:p>74.90670027913008</text:p>
          </table:table-cell>
          <table:table-cell office:value-type="float" office:value="74.906700279130007" table:formula="of:=[.F41]+0" table:style-name="ce4">
            <text:p>74.91</text:p>
          </table:table-cell>
          <table:table-cell office:value-type="string" table:style-name="ce2">
            <text:p>36<text:span text:style-name="T1">: </text:span><text:span text:style-name="T2">44.268687537364386</text:span></text:p>
          </table:table-cell>
          <table:table-cell office:value-type="string" office:string-value="44.268687537364386" table:formula="of:=RIGHT([.H41];LEN([.H41])-4)" table:style-name="ce4">
            <text:p>44.268687537364386</text:p>
          </table:table-cell>
          <table:table-cell office:value-type="float" office:value="44.268687537364301" table:formula="of:=[.I41]+0" table:style-name="ce4">
            <text:p>44.27</text:p>
          </table:table-cell>
          <table:table-cell office:value-type="string" table:style-name="ce2">
            <text:p>36<text:span text:style-name="T1">: </text:span><text:span text:style-name="T2">38.027236896109514</text:span></text:p>
          </table:table-cell>
          <table:table-cell office:value-type="string" office:string-value="38.027236896109514" table:formula="of:=RIGHT([.K41];LEN([.K41])-4)" table:style-name="ce4">
            <text:p>38.027236896109514</text:p>
          </table:table-cell>
          <table:table-cell office:value-type="float" office:value="38.0272368961095" table:formula="of:=[.L41]+0" table:style-name="ce4">
            <text:p>38.03</text:p>
          </table:table-cell>
          <table:table-cell office:value-type="string" table:style-name="ce2">
            <text:p>36<text:span text:style-name="T1">: </text:span><text:span text:style-name="T2">27.649856485410062</text:span></text:p>
          </table:table-cell>
          <table:table-cell office:value-type="string" office:string-value="27.649856485410062" table:formula="of:=RIGHT([.N41];LEN([.N41])-4)" table:style-name="ce4">
            <text:p>27.649856485410062</text:p>
          </table:table-cell>
          <table:table-cell office:value-type="float" office:value="27.649856485410002" table:formula="of:=[.O41]+0" table:style-name="ce4">
            <text:p>27.65</text:p>
          </table:table-cell>
          <table:table-cell table:number-columns-repeated="2" table:style-name="ce1"/>
          <table:table-cell office:value-type="float" office:value="111.07171691003657" table:formula="of:=([.D41]+[.G41]+[.J41]+[.M41]+[.P41])/2" table:style-name="ce4">
            <text:p>111.07</text:p>
          </table:table-cell>
          <table:table-cell table:number-columns-repeated="16365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37.189962113337636</text:span></text:p>
          </table:table-cell>
          <table:table-cell office:value-type="string" office:string-value="37.189962113337636" table:formula="of:=RIGHT([.B42];LEN([.B42])-4)" table:style-name="ce4">
            <text:p>37.189962113337636</text:p>
          </table:table-cell>
          <table:table-cell office:value-type="float" office:value="37.1899621133376" table:formula="of:=[.C42]+0" table:style-name="ce4">
            <text:p>37.19</text:p>
          </table:table-cell>
          <table:table-cell office:value-type="string" table:style-name="ce2">
            <text:p>37<text:span text:style-name="T1">: </text:span><text:span text:style-name="T2">60.108048847112606</text:span></text:p>
          </table:table-cell>
          <table:table-cell office:value-type="string" office:string-value="60.108048847112606" table:formula="of:=RIGHT([.E42];LEN([.E42])-4)" table:style-name="ce4">
            <text:p>60.108048847112606</text:p>
          </table:table-cell>
          <table:table-cell office:value-type="float" office:value="60.108048847112599" table:formula="of:=[.F42]+0" table:style-name="ce4">
            <text:p>60.11</text:p>
          </table:table-cell>
          <table:table-cell office:value-type="string" table:style-name="ce2">
            <text:p>37<text:span text:style-name="T1">: </text:span><text:span text:style-name="T2">41.58510997345509</text:span></text:p>
          </table:table-cell>
          <table:table-cell office:value-type="string" office:string-value="41.58510997345509" table:formula="of:=RIGHT([.H42];LEN([.H42])-4)" table:style-name="ce4">
            <text:p>41.58510997345509</text:p>
          </table:table-cell>
          <table:table-cell office:value-type="float" office:value="41.585109973454998" table:formula="of:=[.I42]+0" table:style-name="ce4">
            <text:p>41.59</text:p>
          </table:table-cell>
          <table:table-cell office:value-type="string" table:style-name="ce2">
            <text:p>37<text:span text:style-name="T1">: </text:span><text:span text:style-name="T2">38.147615508471546</text:span></text:p>
          </table:table-cell>
          <table:table-cell office:value-type="string" office:string-value="38.147615508471546" table:formula="of:=RIGHT([.K42];LEN([.K42])-4)" table:style-name="ce4">
            <text:p>38.147615508471546</text:p>
          </table:table-cell>
          <table:table-cell office:value-type="float" office:value="38.147615508471503" table:formula="of:=[.L42]+0" table:style-name="ce4">
            <text:p>38.15</text:p>
          </table:table-cell>
          <table:table-cell office:value-type="string" table:style-name="ce2">
            <text:p>37<text:span text:style-name="T1">: </text:span><text:span text:style-name="T2">27.745789449624834</text:span></text:p>
          </table:table-cell>
          <table:table-cell office:value-type="string" office:string-value="27.745789449624834" table:formula="of:=RIGHT([.N42];LEN([.N42])-4)" table:style-name="ce4">
            <text:p>27.745789449624834</text:p>
          </table:table-cell>
          <table:table-cell office:value-type="float" office:value="27.745789449624802" table:formula="of:=[.O42]+0" table:style-name="ce4">
            <text:p>27.75</text:p>
          </table:table-cell>
          <table:table-cell table:number-columns-repeated="2" table:style-name="ce1"/>
          <table:table-cell office:value-type="float" office:value="102.38826294600074" table:formula="of:=([.D42]+[.G42]+[.J42]+[.M42]+[.P42])/2" table:style-name="ce4">
            <text:p>102.39</text:p>
          </table:table-cell>
          <table:table-cell table:number-columns-repeated="16365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43.59289800462059</text:span></text:p>
          </table:table-cell>
          <table:table-cell office:value-type="string" office:string-value="43.59289800462059" table:formula="of:=RIGHT([.B43];LEN([.B43])-4)" table:style-name="ce4">
            <text:p>43.59289800462059</text:p>
          </table:table-cell>
          <table:table-cell office:value-type="float" office:value="43.592898004620501" table:formula="of:=[.C43]+0" table:style-name="ce4">
            <text:p>43.59</text:p>
          </table:table-cell>
          <table:table-cell office:value-type="string" table:style-name="ce2">
            <text:p>38<text:span text:style-name="T1">: </text:span><text:span text:style-name="T2">61.42963976292485</text:span></text:p>
          </table:table-cell>
          <table:table-cell office:value-type="string" office:string-value="61.42963976292485" table:formula="of:=RIGHT([.E43];LEN([.E43])-4)" table:style-name="ce4">
            <text:p>61.42963976292485</text:p>
          </table:table-cell>
          <table:table-cell office:value-type="float" office:value="61.429639762924801" table:formula="of:=[.F43]+0" table:style-name="ce4">
            <text:p>61.43</text:p>
          </table:table-cell>
          <table:table-cell office:value-type="string" table:style-name="ce2">
            <text:p>38<text:span text:style-name="T1">: </text:span><text:span text:style-name="T2">44.94797250140603</text:span></text:p>
          </table:table-cell>
          <table:table-cell office:value-type="string" office:string-value="44.94797250140603" table:formula="of:=RIGHT([.H43];LEN([.H43])-4)" table:style-name="ce4">
            <text:p>44.94797250140603</text:p>
          </table:table-cell>
          <table:table-cell office:value-type="float" office:value="44.947972501405999" table:formula="of:=[.I43]+0" table:style-name="ce4">
            <text:p>44.95</text:p>
          </table:table-cell>
          <table:table-cell office:value-type="string" table:style-name="ce2">
            <text:p>38<text:span text:style-name="T1">: </text:span><text:span text:style-name="T2">43.39385697410846</text:span></text:p>
          </table:table-cell>
          <table:table-cell office:value-type="string" office:string-value="43.39385697410846" table:formula="of:=RIGHT([.K43];LEN([.K43])-4)" table:style-name="ce4">
            <text:p>43.39385697410846</text:p>
          </table:table-cell>
          <table:table-cell office:value-type="float" office:value="43.393856974108402" table:formula="of:=[.L43]+0" table:style-name="ce4">
            <text:p>43.39</text:p>
          </table:table-cell>
          <table:table-cell office:value-type="string" table:style-name="ce2">
            <text:p>38<text:span text:style-name="T1">: </text:span><text:span text:style-name="T2">26.787506201050242</text:span></text:p>
          </table:table-cell>
          <table:table-cell office:value-type="string" office:string-value="26.787506201050242" table:formula="of:=RIGHT([.N43];LEN([.N43])-4)" table:style-name="ce4">
            <text:p>26.787506201050242</text:p>
          </table:table-cell>
          <table:table-cell office:value-type="float" office:value="26.787506201050199" table:formula="of:=[.O43]+0" table:style-name="ce4">
            <text:p>26.79</text:p>
          </table:table-cell>
          <table:table-cell table:number-columns-repeated="2" table:style-name="ce1"/>
          <table:table-cell office:value-type="float" office:value="110.07593672205495" table:formula="of:=([.D43]+[.G43]+[.J43]+[.M43]+[.P43])/2" table:style-name="ce4">
            <text:p>110.08</text:p>
          </table:table-cell>
          <table:table-cell table:number-columns-repeated="16365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41.572174572057705</text:span></text:p>
          </table:table-cell>
          <table:table-cell office:value-type="string" office:string-value="41.572174572057705" table:formula="of:=RIGHT([.B44];LEN([.B44])-4)" table:style-name="ce4">
            <text:p>41.572174572057705</text:p>
          </table:table-cell>
          <table:table-cell office:value-type="float" office:value="41.572174572057698" table:formula="of:=[.C44]+0" table:style-name="ce4">
            <text:p>41.57</text:p>
          </table:table-cell>
          <table:table-cell office:value-type="string" table:style-name="ce2">
            <text:p>39<text:span text:style-name="T1">: </text:span><text:span text:style-name="T2">58.555277714037445</text:span></text:p>
          </table:table-cell>
          <table:table-cell office:value-type="string" office:string-value="58.555277714037445" table:formula="of:=RIGHT([.E44];LEN([.E44])-4)" table:style-name="ce4">
            <text:p>58.555277714037445</text:p>
          </table:table-cell>
          <table:table-cell office:value-type="float" office:value="58.555277714037402" table:formula="of:=[.F44]+0" table:style-name="ce4">
            <text:p>58.56</text:p>
          </table:table-cell>
          <table:table-cell office:value-type="string" table:style-name="ce2">
            <text:p>39<text:span text:style-name="T1">: </text:span><text:span text:style-name="T2">36.30645333871358</text:span></text:p>
          </table:table-cell>
          <table:table-cell office:value-type="string" office:string-value="36.30645333871358" table:formula="of:=RIGHT([.H44];LEN([.H44])-4)" table:style-name="ce4">
            <text:p>36.30645333871358</text:p>
          </table:table-cell>
          <table:table-cell office:value-type="float" office:value="36.306453338713503" table:formula="of:=[.I44]+0" table:style-name="ce4">
            <text:p>36.31</text:p>
          </table:table-cell>
          <table:table-cell office:value-type="string" table:style-name="ce2">
            <text:p>39<text:span text:style-name="T1">: </text:span><text:span text:style-name="T2">41.39764340713795</text:span></text:p>
          </table:table-cell>
          <table:table-cell office:value-type="string" office:string-value="41.39764340713795" table:formula="of:=RIGHT([.K44];LEN([.K44])-4)" table:style-name="ce4">
            <text:p>41.39764340713795</text:p>
          </table:table-cell>
          <table:table-cell office:value-type="float" office:value="41.397643407137899" table:formula="of:=[.L44]+0" table:style-name="ce4">
            <text:p>41.40</text:p>
          </table:table-cell>
          <table:table-cell office:value-type="string" table:style-name="ce2">
            <text:p>39<text:span text:style-name="T1">: </text:span><text:span text:style-name="T2">21.856896972120598</text:span></text:p>
          </table:table-cell>
          <table:table-cell office:value-type="string" office:string-value="21.856896972120598" table:formula="of:=RIGHT([.N44];LEN([.N44])-4)" table:style-name="ce4">
            <text:p>21.856896972120598</text:p>
          </table:table-cell>
          <table:table-cell office:value-type="float" office:value="21.856896972120499" table:formula="of:=[.O44]+0" table:style-name="ce4">
            <text:p>21.86</text:p>
          </table:table-cell>
          <table:table-cell table:number-columns-repeated="2" table:style-name="ce1"/>
          <table:table-cell office:value-type="float" office:value="99.844223002033502" table:formula="of:=([.D44]+[.G44]+[.J44]+[.M44]+[.P44])/2" table:style-name="ce4">
            <text:p>99.84</text:p>
          </table:table-cell>
          <table:table-cell table:number-columns-repeated="16365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45.04275170687812</text:span></text:p>
          </table:table-cell>
          <table:table-cell office:value-type="string" office:string-value="45.04275170687812" table:formula="of:=RIGHT([.B45];LEN([.B45])-4)" table:style-name="ce4">
            <text:p>45.04275170687812</text:p>
          </table:table-cell>
          <table:table-cell office:value-type="float" office:value="45.0427517068781" table:formula="of:=[.C45]+0" table:style-name="ce4">
            <text:p>45.04</text:p>
          </table:table-cell>
          <table:table-cell office:value-type="string" table:style-name="ce2">
            <text:p>40<text:span text:style-name="T1">: </text:span><text:span text:style-name="T2">56.84741032596711</text:span></text:p>
          </table:table-cell>
          <table:table-cell office:value-type="string" office:string-value="56.84741032596711" table:formula="of:=RIGHT([.E45];LEN([.E45])-4)" table:style-name="ce4">
            <text:p>56.84741032596711</text:p>
          </table:table-cell>
          <table:table-cell office:value-type="float" office:value="56.847410325967097" table:formula="of:=[.F45]+0" table:style-name="ce4">
            <text:p>56.85</text:p>
          </table:table-cell>
          <table:table-cell office:value-type="string" table:style-name="ce2">
            <text:p>40<text:span text:style-name="T1">: </text:span><text:span text:style-name="T2">45.047018017278305</text:span></text:p>
          </table:table-cell>
          <table:table-cell office:value-type="string" office:string-value="45.047018017278305" table:formula="of:=RIGHT([.H45];LEN([.H45])-4)" table:style-name="ce4">
            <text:p>45.047018017278305</text:p>
          </table:table-cell>
          <table:table-cell office:value-type="float" office:value="45.047018017278297" table:formula="of:=[.I45]+0" table:style-name="ce4">
            <text:p>45.05</text:p>
          </table:table-cell>
          <table:table-cell office:value-type="string" table:style-name="ce2">
            <text:p>40<text:span text:style-name="T1">: </text:span><text:span text:style-name="T2">48.25333146126225</text:span></text:p>
          </table:table-cell>
          <table:table-cell office:value-type="string" office:string-value="48.25333146126225" table:formula="of:=RIGHT([.K45];LEN([.K45])-4)" table:style-name="ce4">
            <text:p>48.25333146126225</text:p>
          </table:table-cell>
          <table:table-cell office:value-type="float" office:value="48.253331461262199" table:formula="of:=[.L45]+0" table:style-name="ce4">
            <text:p>48.25</text:p>
          </table:table-cell>
          <table:table-cell office:value-type="string" table:style-name="ce2">
            <text:p>40<text:span text:style-name="T1">: </text:span><text:span text:style-name="T2">27.47753296014496</text:span></text:p>
          </table:table-cell>
          <table:table-cell office:value-type="string" office:string-value="27.47753296014496" table:formula="of:=RIGHT([.N45];LEN([.N45])-4)" table:style-name="ce4">
            <text:p>27.47753296014496</text:p>
          </table:table-cell>
          <table:table-cell office:value-type="float" office:value="27.477532960144899" table:formula="of:=[.O45]+0" table:style-name="ce4">
            <text:p>27.48</text:p>
          </table:table-cell>
          <table:table-cell table:number-columns-repeated="2" table:style-name="ce1"/>
          <table:table-cell office:value-type="float" office:value="111.3340222357653" table:formula="of:=([.D45]+[.G45]+[.J45]+[.M45]+[.P45])/2" table:style-name="ce4">
            <text:p>111.33</text:p>
          </table:table-cell>
          <table:table-cell table:number-columns-repeated="16365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7.86172704161571</text:span></text:p>
          </table:table-cell>
          <table:table-cell office:value-type="string" office:string-value="37.86172704161571" table:formula="of:=RIGHT([.B46];LEN([.B46])-4)" table:style-name="ce4">
            <text:p>37.86172704161571</text:p>
          </table:table-cell>
          <table:table-cell office:value-type="float" office:value="37.861727041615701" table:formula="of:=[.C46]+0" table:style-name="ce4">
            <text:p>37.86</text:p>
          </table:table-cell>
          <table:table-cell office:value-type="string" table:style-name="ce2">
            <text:p>41<text:span text:style-name="T1">: </text:span><text:span text:style-name="T2">66.7514575186239</text:span></text:p>
          </table:table-cell>
          <table:table-cell office:value-type="string" office:string-value="66.7514575186239" table:formula="of:=RIGHT([.E46];LEN([.E46])-4)" table:style-name="ce4">
            <text:p>66.7514575186239</text:p>
          </table:table-cell>
          <table:table-cell office:value-type="float" office:value="66.751457518623894" table:formula="of:=[.F46]+0" table:style-name="ce4">
            <text:p>66.75</text:p>
          </table:table-cell>
          <table:table-cell office:value-type="string" table:style-name="ce2">
            <text:p>41<text:span text:style-name="T1">: </text:span><text:span text:style-name="T2">30.696756384151126</text:span></text:p>
          </table:table-cell>
          <table:table-cell office:value-type="string" office:string-value="30.696756384151126" table:formula="of:=RIGHT([.H46];LEN([.H46])-4)" table:style-name="ce4">
            <text:p>30.696756384151126</text:p>
          </table:table-cell>
          <table:table-cell office:value-type="float" office:value="30.696756384151101" table:formula="of:=[.I46]+0" table:style-name="ce4">
            <text:p>30.70</text:p>
          </table:table-cell>
          <table:table-cell office:value-type="string" table:style-name="ce2">
            <text:p>41<text:span text:style-name="T1">: </text:span><text:span text:style-name="T2">47.28089127570916</text:span></text:p>
          </table:table-cell>
          <table:table-cell office:value-type="string" office:string-value="47.28089127570916" table:formula="of:=RIGHT([.K46];LEN([.K46])-4)" table:style-name="ce4">
            <text:p>47.28089127570916</text:p>
          </table:table-cell>
          <table:table-cell office:value-type="float" office:value="47.280891275709102" table:formula="of:=[.L46]+0" table:style-name="ce4">
            <text:p>47.28</text:p>
          </table:table-cell>
          <table:table-cell office:value-type="string" table:style-name="ce2">
            <text:p>41<text:span text:style-name="T1">: </text:span><text:span text:style-name="T2">29.94783043532006</text:span></text:p>
          </table:table-cell>
          <table:table-cell office:value-type="string" office:string-value="29.94783043532006" table:formula="of:=RIGHT([.N46];LEN([.N46])-4)" table:style-name="ce4">
            <text:p>29.94783043532006</text:p>
          </table:table-cell>
          <table:table-cell office:value-type="float" office:value="29.94783043532" table:formula="of:=[.O46]+0" table:style-name="ce4">
            <text:p>29.95</text:p>
          </table:table-cell>
          <table:table-cell table:number-columns-repeated="2" table:style-name="ce1"/>
          <table:table-cell office:value-type="float" office:value="106.26933132770989" table:formula="of:=([.D46]+[.G46]+[.J46]+[.M46]+[.P46])/2" table:style-name="ce4">
            <text:p>106.27</text:p>
          </table:table-cell>
          <table:table-cell table:number-columns-repeated="16365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40.08589365330694</text:span></text:p>
          </table:table-cell>
          <table:table-cell office:value-type="string" office:string-value="40.08589365330694" table:formula="of:=RIGHT([.B47];LEN([.B47])-4)" table:style-name="ce4">
            <text:p>40.08589365330694</text:p>
          </table:table-cell>
          <table:table-cell office:value-type="float" office:value="40.085893653306897" table:formula="of:=[.C47]+0" table:style-name="ce4">
            <text:p>40.09</text:p>
          </table:table-cell>
          <table:table-cell office:value-type="string" table:style-name="ce2">
            <text:p>42<text:span text:style-name="T1">: </text:span><text:span text:style-name="T2">63.34827410519163</text:span></text:p>
          </table:table-cell>
          <table:table-cell office:value-type="string" office:string-value="63.34827410519163" table:formula="of:=RIGHT([.E47];LEN([.E47])-4)" table:style-name="ce4">
            <text:p>63.34827410519163</text:p>
          </table:table-cell>
          <table:table-cell office:value-type="float" office:value="63.348274105191599" table:formula="of:=[.F47]+0" table:style-name="ce4">
            <text:p>63.35</text:p>
          </table:table-cell>
          <table:table-cell office:value-type="string" table:style-name="ce2">
            <text:p>42<text:span text:style-name="T1">: </text:span><text:span text:style-name="T2">23.427529940629704</text:span></text:p>
          </table:table-cell>
          <table:table-cell office:value-type="string" office:string-value="23.427529940629704" table:formula="of:=RIGHT([.H47];LEN([.H47])-4)" table:style-name="ce4">
            <text:p>23.427529940629704</text:p>
          </table:table-cell>
          <table:table-cell office:value-type="float" office:value="23.4275299406297" table:formula="of:=[.I47]+0" table:style-name="ce4">
            <text:p>23.43</text:p>
          </table:table-cell>
          <table:table-cell office:value-type="string" table:style-name="ce2">
            <text:p>42<text:span text:style-name="T1">: </text:span><text:span text:style-name="T2">41.855375752390316</text:span></text:p>
          </table:table-cell>
          <table:table-cell office:value-type="string" office:string-value="41.855375752390316" table:formula="of:=RIGHT([.K47];LEN([.K47])-4)" table:style-name="ce4">
            <text:p>41.855375752390316</text:p>
          </table:table-cell>
          <table:table-cell office:value-type="float" office:value="41.855375752390302" table:formula="of:=[.L47]+0" table:style-name="ce4">
            <text:p>41.86</text:p>
          </table:table-cell>
          <table:table-cell office:value-type="string" table:style-name="ce2">
            <text:p>42<text:span text:style-name="T1">: </text:span><text:span text:style-name="T2">18.827739445875512</text:span></text:p>
          </table:table-cell>
          <table:table-cell office:value-type="string" office:string-value="18.827739445875512" table:formula="of:=RIGHT([.N47];LEN([.N47])-4)" table:style-name="ce4">
            <text:p>18.827739445875512</text:p>
          </table:table-cell>
          <table:table-cell office:value-type="float" office:value="18.827739445875501" table:formula="of:=[.O47]+0" table:style-name="ce4">
            <text:p>18.83</text:p>
          </table:table-cell>
          <table:table-cell table:number-columns-repeated="2" table:style-name="ce1"/>
          <table:table-cell office:value-type="float" office:value="93.772406448696998" table:formula="of:=([.D47]+[.G47]+[.J47]+[.M47]+[.P47])/2" table:style-name="ce4">
            <text:p>93.77</text:p>
          </table:table-cell>
          <table:table-cell table:number-columns-repeated="16365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39.64200220127252</text:span></text:p>
          </table:table-cell>
          <table:table-cell office:value-type="string" office:string-value="39.64200220127252" table:formula="of:=RIGHT([.B48];LEN([.B48])-4)" table:style-name="ce4">
            <text:p>39.64200220127252</text:p>
          </table:table-cell>
          <table:table-cell office:value-type="float" office:value="39.642002201272497" table:formula="of:=[.C48]+0" table:style-name="ce4">
            <text:p>39.64</text:p>
          </table:table-cell>
          <table:table-cell office:value-type="string" table:style-name="ce2">
            <text:p>43<text:span text:style-name="T1">: </text:span><text:span text:style-name="T2">71.3460616526073</text:span></text:p>
          </table:table-cell>
          <table:table-cell office:value-type="string" office:string-value="71.3460616526073" table:formula="of:=RIGHT([.E48];LEN([.E48])-4)" table:style-name="ce4">
            <text:p>71.3460616526073</text:p>
          </table:table-cell>
          <table:table-cell office:value-type="float" office:value="71.346061652607304" table:formula="of:=[.F48]+0" table:style-name="ce4">
            <text:p>71.35</text:p>
          </table:table-cell>
          <table:table-cell office:value-type="string" table:style-name="ce2">
            <text:p>43<text:span text:style-name="T1">: </text:span><text:span text:style-name="T2">40.39219039923355</text:span></text:p>
          </table:table-cell>
          <table:table-cell office:value-type="string" office:string-value="40.39219039923355" table:formula="of:=RIGHT([.H48];LEN([.H48])-4)" table:style-name="ce4">
            <text:p>40.39219039923355</text:p>
          </table:table-cell>
          <table:table-cell office:value-type="float" office:value="40.392190399233499" table:formula="of:=[.I48]+0" table:style-name="ce4">
            <text:p>40.39</text:p>
          </table:table-cell>
          <table:table-cell office:value-type="string" table:style-name="ce2">
            <text:p>43<text:span text:style-name="T1">: </text:span><text:span text:style-name="T2">43.35739956500533</text:span></text:p>
          </table:table-cell>
          <table:table-cell office:value-type="string" office:string-value="43.35739956500533" table:formula="of:=RIGHT([.K48];LEN([.K48])-4)" table:style-name="ce4">
            <text:p>43.35739956500533</text:p>
          </table:table-cell>
          <table:table-cell office:value-type="float" office:value="43.357399565005302" table:formula="of:=[.L48]+0" table:style-name="ce4">
            <text:p>43.36</text:p>
          </table:table-cell>
          <table:table-cell office:value-type="string" table:style-name="ce2">
            <text:p>43<text:span text:style-name="T1">: </text:span><text:span text:style-name="T2">28.137424333045423</text:span></text:p>
          </table:table-cell>
          <table:table-cell office:value-type="string" office:string-value="28.137424333045423" table:formula="of:=RIGHT([.N48];LEN([.N48])-4)" table:style-name="ce4">
            <text:p>28.137424333045423</text:p>
          </table:table-cell>
          <table:table-cell office:value-type="float" office:value="28.137424333045399" table:formula="of:=[.O48]+0" table:style-name="ce4">
            <text:p>28.14</text:p>
          </table:table-cell>
          <table:table-cell table:number-columns-repeated="2" table:style-name="ce1"/>
          <table:table-cell office:value-type="float" office:value="111.437539075582" table:formula="of:=([.D48]+[.G48]+[.J48]+[.M48]+[.P48])/2" table:style-name="ce4">
            <text:p>111.44</text:p>
          </table:table-cell>
          <table:table-cell table:number-columns-repeated="16365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45.31729188466261</text:span></text:p>
          </table:table-cell>
          <table:table-cell office:value-type="string" office:string-value="45.31729188466261" table:formula="of:=RIGHT([.B49];LEN([.B49])-4)" table:style-name="ce4">
            <text:p>45.31729188466261</text:p>
          </table:table-cell>
          <table:table-cell office:value-type="float" office:value="45.317291884662602" table:formula="of:=[.C49]+0" table:style-name="ce4">
            <text:p>45.32</text:p>
          </table:table-cell>
          <table:table-cell office:value-type="string" table:style-name="ce2">
            <text:p>44<text:span text:style-name="T1">: </text:span><text:span text:style-name="T2">74.80590908578537</text:span></text:p>
          </table:table-cell>
          <table:table-cell office:value-type="string" office:string-value="74.80590908578537" table:formula="of:=RIGHT([.E49];LEN([.E49])-4)" table:style-name="ce4">
            <text:p>74.80590908578537</text:p>
          </table:table-cell>
          <table:table-cell office:value-type="float" office:value="74.805909085785302" table:formula="of:=[.F49]+0" table:style-name="ce4">
            <text:p>74.81</text:p>
          </table:table-cell>
          <table:table-cell office:value-type="string" table:style-name="ce2">
            <text:p>44<text:span text:style-name="T1">: </text:span><text:span text:style-name="T2">36.115765427728164</text:span></text:p>
          </table:table-cell>
          <table:table-cell office:value-type="string" office:string-value="36.115765427728164" table:formula="of:=RIGHT([.H49];LEN([.H49])-4)" table:style-name="ce4">
            <text:p>36.115765427728164</text:p>
          </table:table-cell>
          <table:table-cell office:value-type="float" office:value="36.1157654277281" table:formula="of:=[.I49]+0" table:style-name="ce4">
            <text:p>36.12</text:p>
          </table:table-cell>
          <table:table-cell office:value-type="string" table:style-name="ce2">
            <text:p>44<text:span text:style-name="T1">: </text:span><text:span text:style-name="T2">45.20367293223653</text:span></text:p>
          </table:table-cell>
          <table:table-cell office:value-type="string" office:string-value="45.20367293223653" table:formula="of:=RIGHT([.K49];LEN([.K49])-4)" table:style-name="ce4">
            <text:p>45.20367293223653</text:p>
          </table:table-cell>
          <table:table-cell office:value-type="float" office:value="45.203672932236501" table:formula="of:=[.L49]+0" table:style-name="ce4">
            <text:p>45.20</text:p>
          </table:table-cell>
          <table:table-cell office:value-type="string" table:style-name="ce2">
            <text:p>44<text:span text:style-name="T1">: </text:span><text:span text:style-name="T2">21.60412713775225</text:span></text:p>
          </table:table-cell>
          <table:table-cell office:value-type="string" office:string-value="21.60412713775225" table:formula="of:=RIGHT([.N49];LEN([.N49])-4)" table:style-name="ce4">
            <text:p>21.60412713775225</text:p>
          </table:table-cell>
          <table:table-cell office:value-type="float" office:value="21.604127137752201" table:formula="of:=[.O49]+0" table:style-name="ce4">
            <text:p>21.60</text:p>
          </table:table-cell>
          <table:table-cell table:number-columns-repeated="2" table:style-name="ce1"/>
          <table:table-cell office:value-type="float" office:value="111.52338323408233" table:formula="of:=([.D49]+[.G49]+[.J49]+[.M49]+[.P49])/2" table:style-name="ce4">
            <text:p>111.52</text:p>
          </table:table-cell>
          <table:table-cell table:number-columns-repeated="16365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51.803951283769536</text:span></text:p>
          </table:table-cell>
          <table:table-cell office:value-type="string" office:string-value="51.803951283769536" table:formula="of:=RIGHT([.B50];LEN([.B50])-4)" table:style-name="ce4">
            <text:p>51.803951283769536</text:p>
          </table:table-cell>
          <table:table-cell office:value-type="float" office:value="51.8039512837695" table:formula="of:=[.C50]+0" table:style-name="ce4">
            <text:p>51.80</text:p>
          </table:table-cell>
          <table:table-cell office:value-type="string" table:style-name="ce2">
            <text:p>45<text:span text:style-name="T1">: </text:span><text:span text:style-name="T2">65.42714798725191</text:span></text:p>
          </table:table-cell>
          <table:table-cell office:value-type="string" office:string-value="65.42714798725191" table:formula="of:=RIGHT([.E50];LEN([.E50])-4)" table:style-name="ce4">
            <text:p>65.42714798725191</text:p>
          </table:table-cell>
          <table:table-cell office:value-type="float" office:value="65.4271479872519" table:formula="of:=[.F50]+0" table:style-name="ce4">
            <text:p>65.43</text:p>
          </table:table-cell>
          <table:table-cell office:value-type="string" table:style-name="ce2">
            <text:p>45<text:span text:style-name="T1">: </text:span><text:span text:style-name="T2">34.41000350389049</text:span></text:p>
          </table:table-cell>
          <table:table-cell office:value-type="string" office:string-value="34.41000350389049" table:formula="of:=RIGHT([.H50];LEN([.H50])-4)" table:style-name="ce4">
            <text:p>34.41000350389049</text:p>
          </table:table-cell>
          <table:table-cell office:value-type="float" office:value="34.410003503890401" table:formula="of:=[.I50]+0" table:style-name="ce4">
            <text:p>34.41</text:p>
          </table:table-cell>
          <table:table-cell office:value-type="string" table:style-name="ce2">
            <text:p>45<text:span text:style-name="T1">: </text:span><text:span text:style-name="T2">49.085515829164805</text:span></text:p>
          </table:table-cell>
          <table:table-cell office:value-type="string" office:string-value="49.085515829164805" table:formula="of:=RIGHT([.K50];LEN([.K50])-4)" table:style-name="ce4">
            <text:p>49.085515829164805</text:p>
          </table:table-cell>
          <table:table-cell office:value-type="float" office:value="49.085515829164798" table:formula="of:=[.L50]+0" table:style-name="ce4">
            <text:p>49.09</text:p>
          </table:table-cell>
          <table:table-cell office:value-type="string" table:style-name="ce2">
            <text:p>45<text:span text:style-name="T1">: </text:span><text:span text:style-name="T2">24.826852415779932</text:span></text:p>
          </table:table-cell>
          <table:table-cell office:value-type="string" office:string-value="24.826852415779932" table:formula="of:=RIGHT([.N50];LEN([.N50])-4)" table:style-name="ce4">
            <text:p>24.826852415779932</text:p>
          </table:table-cell>
          <table:table-cell office:value-type="float" office:value="24.8268524157799" table:formula="of:=[.O50]+0" table:style-name="ce4">
            <text:p>24.83</text:p>
          </table:table-cell>
          <table:table-cell table:number-columns-repeated="2" table:style-name="ce1"/>
          <table:table-cell office:value-type="float" office:value="112.77673550992826" table:formula="of:=([.D50]+[.G50]+[.J50]+[.M50]+[.P50])/2" table:style-name="ce4">
            <text:p>112.78</text:p>
          </table:table-cell>
          <table:table-cell table:number-columns-repeated="16365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51.40330823047996</text:span></text:p>
          </table:table-cell>
          <table:table-cell office:value-type="string" office:string-value="51.40330823047996" table:formula="of:=RIGHT([.B51];LEN([.B51])-4)" table:style-name="ce4">
            <text:p>51.40330823047996</text:p>
          </table:table-cell>
          <table:table-cell office:value-type="float" office:value="51.403308230479901" table:formula="of:=[.C51]+0" table:style-name="ce4">
            <text:p>51.40</text:p>
          </table:table-cell>
          <table:table-cell office:value-type="string" table:style-name="ce2">
            <text:p>46<text:span text:style-name="T1">: </text:span><text:span text:style-name="T2">64.32167811799707</text:span></text:p>
          </table:table-cell>
          <table:table-cell office:value-type="string" office:string-value="64.32167811799707" table:formula="of:=RIGHT([.E51];LEN([.E51])-4)" table:style-name="ce4">
            <text:p>64.32167811799707</text:p>
          </table:table-cell>
          <table:table-cell office:value-type="float" office:value="64.321678117996996" table:formula="of:=[.F51]+0" table:style-name="ce4">
            <text:p>64.32</text:p>
          </table:table-cell>
          <table:table-cell office:value-type="string" table:style-name="ce2">
            <text:p>46<text:span text:style-name="T1">: </text:span><text:span text:style-name="T2">41.287208631223145</text:span></text:p>
          </table:table-cell>
          <table:table-cell office:value-type="string" office:string-value="41.287208631223145" table:formula="of:=RIGHT([.H51];LEN([.H51])-4)" table:style-name="ce4">
            <text:p>41.287208631223145</text:p>
          </table:table-cell>
          <table:table-cell office:value-type="float" office:value="41.287208631223102" table:formula="of:=[.I51]+0" table:style-name="ce4">
            <text:p>41.29</text:p>
          </table:table-cell>
          <table:table-cell office:value-type="string" table:style-name="ce2">
            <text:p>46<text:span text:style-name="T1">: </text:span><text:span text:style-name="T2">51.03451661622065</text:span></text:p>
          </table:table-cell>
          <table:table-cell office:value-type="string" office:string-value="51.03451661622065" table:formula="of:=RIGHT([.K51];LEN([.K51])-4)" table:style-name="ce4">
            <text:p>51.03451661622065</text:p>
          </table:table-cell>
          <table:table-cell office:value-type="float" office:value="51.0345166162206" table:formula="of:=[.L51]+0" table:style-name="ce4">
            <text:p>51.03</text:p>
          </table:table-cell>
          <table:table-cell office:value-type="string" table:style-name="ce2">
            <text:p>46<text:span text:style-name="T1">: </text:span><text:span text:style-name="T2">26.06467499951815</text:span></text:p>
          </table:table-cell>
          <table:table-cell office:value-type="string" office:string-value="26.06467499951815" table:formula="of:=RIGHT([.N51];LEN([.N51])-4)" table:style-name="ce4">
            <text:p>26.06467499951815</text:p>
          </table:table-cell>
          <table:table-cell office:value-type="float" office:value="26.0646749995181" table:formula="of:=[.O51]+0" table:style-name="ce4">
            <text:p>26.06</text:p>
          </table:table-cell>
          <table:table-cell table:number-columns-repeated="2" table:style-name="ce1"/>
          <table:table-cell office:value-type="float" office:value="117.05569329771936" table:formula="of:=([.D51]+[.G51]+[.J51]+[.M51]+[.P51])/2" table:style-name="ce4">
            <text:p>117.06</text:p>
          </table:table-cell>
          <table:table-cell table:number-columns-repeated="16365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55.37007982862227</text:span></text:p>
          </table:table-cell>
          <table:table-cell office:value-type="string" office:string-value="55.37007982862227" table:formula="of:=RIGHT([.B52];LEN([.B52])-4)" table:style-name="ce4">
            <text:p>55.37007982862227</text:p>
          </table:table-cell>
          <table:table-cell office:value-type="float" office:value="55.370079828622202" table:formula="of:=[.C52]+0" table:style-name="ce4">
            <text:p>55.37</text:p>
          </table:table-cell>
          <table:table-cell office:value-type="string" table:style-name="ce2">
            <text:p>47<text:span text:style-name="T1">: </text:span><text:span text:style-name="T2">71.2639495468375</text:span></text:p>
          </table:table-cell>
          <table:table-cell office:value-type="string" office:string-value="71.2639495468375" table:formula="of:=RIGHT([.E52];LEN([.E52])-4)" table:style-name="ce4">
            <text:p>71.2639495468375</text:p>
          </table:table-cell>
          <table:table-cell office:value-type="float" office:value="71.263949546837495" table:formula="of:=[.F52]+0" table:style-name="ce4">
            <text:p>71.26</text:p>
          </table:table-cell>
          <table:table-cell office:value-type="string" table:style-name="ce2">
            <text:p>47<text:span text:style-name="T1">: </text:span><text:span text:style-name="T2">28.295508345395575</text:span></text:p>
          </table:table-cell>
          <table:table-cell office:value-type="string" office:string-value="28.295508345395575" table:formula="of:=RIGHT([.H52];LEN([.H52])-4)" table:style-name="ce4">
            <text:p>28.295508345395575</text:p>
          </table:table-cell>
          <table:table-cell office:value-type="float" office:value="28.295508345395501" table:formula="of:=[.I52]+0" table:style-name="ce4">
            <text:p>28.30</text:p>
          </table:table-cell>
          <table:table-cell office:value-type="string" table:style-name="ce2">
            <text:p>47<text:span text:style-name="T1">: </text:span><text:span text:style-name="T2">42.505576177382395</text:span></text:p>
          </table:table-cell>
          <table:table-cell office:value-type="string" office:string-value="42.505576177382395" table:formula="of:=RIGHT([.K52];LEN([.K52])-4)" table:style-name="ce4">
            <text:p>42.505576177382395</text:p>
          </table:table-cell>
          <table:table-cell office:value-type="float" office:value="42.505576177382302" table:formula="of:=[.L52]+0" table:style-name="ce4">
            <text:p>42.51</text:p>
          </table:table-cell>
          <table:table-cell office:value-type="string" table:style-name="ce2">
            <text:p>47<text:span text:style-name="T1">: </text:span><text:span text:style-name="T2">30.786834001390872</text:span></text:p>
          </table:table-cell>
          <table:table-cell office:value-type="string" office:string-value="30.786834001390872" table:formula="of:=RIGHT([.N52];LEN([.N52])-4)" table:style-name="ce4">
            <text:p>30.786834001390872</text:p>
          </table:table-cell>
          <table:table-cell office:value-type="float" office:value="30.786834001390801" table:formula="of:=[.O52]+0" table:style-name="ce4">
            <text:p>30.79</text:p>
          </table:table-cell>
          <table:table-cell table:number-columns-repeated="2" table:style-name="ce1"/>
          <table:table-cell office:value-type="float" office:value="114.11097394981414" table:formula="of:=([.D52]+[.G52]+[.J52]+[.M52]+[.P52])/2" table:style-name="ce4">
            <text:p>114.11</text:p>
          </table:table-cell>
          <table:table-cell table:number-columns-repeated="16365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56.59176493868296</text:span></text:p>
          </table:table-cell>
          <table:table-cell office:value-type="string" office:string-value="56.59176493868296" table:formula="of:=RIGHT([.B53];LEN([.B53])-4)" table:style-name="ce4">
            <text:p>56.59176493868296</text:p>
          </table:table-cell>
          <table:table-cell office:value-type="float" office:value="56.5917649386829" table:formula="of:=[.C53]+0" table:style-name="ce4">
            <text:p>56.59</text:p>
          </table:table-cell>
          <table:table-cell office:value-type="string" table:style-name="ce2">
            <text:p>48<text:span text:style-name="T1">: </text:span><text:span text:style-name="T2">69.35381510295149</text:span></text:p>
          </table:table-cell>
          <table:table-cell office:value-type="string" office:string-value="69.35381510295149" table:formula="of:=RIGHT([.E53];LEN([.E53])-4)" table:style-name="ce4">
            <text:p>69.35381510295149</text:p>
          </table:table-cell>
          <table:table-cell office:value-type="float" office:value="69.353815102951401" table:formula="of:=[.F53]+0" table:style-name="ce4">
            <text:p>69.35</text:p>
          </table:table-cell>
          <table:table-cell office:value-type="string" table:style-name="ce2">
            <text:p>48<text:span text:style-name="T1">: </text:span><text:span text:style-name="T2">33.55253740049633</text:span></text:p>
          </table:table-cell>
          <table:table-cell office:value-type="string" office:string-value="33.55253740049633" table:formula="of:=RIGHT([.H53];LEN([.H53])-4)" table:style-name="ce4">
            <text:p>33.55253740049633</text:p>
          </table:table-cell>
          <table:table-cell office:value-type="float" office:value="33.552537400496298" table:formula="of:=[.I53]+0" table:style-name="ce4">
            <text:p>33.55</text:p>
          </table:table-cell>
          <table:table-cell office:value-type="string" table:style-name="ce2">
            <text:p>48<text:span text:style-name="T1">: </text:span><text:span text:style-name="T2">47.13165072536557</text:span></text:p>
          </table:table-cell>
          <table:table-cell office:value-type="string" office:string-value="47.13165072536557" table:formula="of:=RIGHT([.K53];LEN([.K53])-4)" table:style-name="ce4">
            <text:p>47.13165072536557</text:p>
          </table:table-cell>
          <table:table-cell office:value-type="float" office:value="47.131650725365503" table:formula="of:=[.L53]+0" table:style-name="ce4">
            <text:p>47.13</text:p>
          </table:table-cell>
          <table:table-cell office:value-type="string" table:style-name="ce2">
            <text:p>48<text:span text:style-name="T1">: </text:span><text:span text:style-name="T2">24.62051604911381</text:span></text:p>
          </table:table-cell>
          <table:table-cell office:value-type="string" office:string-value="24.62051604911381" table:formula="of:=RIGHT([.N53];LEN([.N53])-4)" table:style-name="ce4">
            <text:p>24.62051604911381</text:p>
          </table:table-cell>
          <table:table-cell office:value-type="float" office:value="24.6205160491138" table:formula="of:=[.O53]+0" table:style-name="ce4">
            <text:p>24.62</text:p>
          </table:table-cell>
          <table:table-cell table:number-columns-repeated="2" table:style-name="ce1"/>
          <table:table-cell office:value-type="float" office:value="115.62514210830494" table:formula="of:=([.D53]+[.G53]+[.J53]+[.M53]+[.P53])/2" table:style-name="ce4">
            <text:p>115.63</text:p>
          </table:table-cell>
          <table:table-cell table:number-columns-repeated="16365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46.561249261679016</text:span></text:p>
          </table:table-cell>
          <table:table-cell office:value-type="string" office:string-value="46.561249261679016" table:formula="of:=RIGHT([.B54];LEN([.B54])-4)" table:style-name="ce4">
            <text:p>46.561249261679016</text:p>
          </table:table-cell>
          <table:table-cell office:value-type="float" office:value="46.561249261679002" table:formula="of:=[.C54]+0" table:style-name="ce4">
            <text:p>46.56</text:p>
          </table:table-cell>
          <table:table-cell office:value-type="string" table:style-name="ce2">
            <text:p>49<text:span text:style-name="T1">: </text:span><text:span text:style-name="T2">62.662678827905474</text:span></text:p>
          </table:table-cell>
          <table:table-cell office:value-type="string" office:string-value="62.662678827905474" table:formula="of:=RIGHT([.E54];LEN([.E54])-4)" table:style-name="ce4">
            <text:p>62.662678827905474</text:p>
          </table:table-cell>
          <table:table-cell office:value-type="float" office:value="62.662678827905403" table:formula="of:=[.F54]+0" table:style-name="ce4">
            <text:p>62.66</text:p>
          </table:table-cell>
          <table:table-cell office:value-type="string" table:style-name="ce2">
            <text:p>49<text:span text:style-name="T1">: </text:span><text:span text:style-name="T2">37.16229882318541</text:span></text:p>
          </table:table-cell>
          <table:table-cell office:value-type="string" office:string-value="37.16229882318541" table:formula="of:=RIGHT([.H54];LEN([.H54])-4)" table:style-name="ce4">
            <text:p>37.16229882318541</text:p>
          </table:table-cell>
          <table:table-cell office:value-type="float" office:value="37.162298823185402" table:formula="of:=[.I54]+0" table:style-name="ce4">
            <text:p>37.16</text:p>
          </table:table-cell>
          <table:table-cell office:value-type="string" table:style-name="ce2">
            <text:p>49<text:span text:style-name="T1">: </text:span><text:span text:style-name="T2">40.437043077978664</text:span></text:p>
          </table:table-cell>
          <table:table-cell office:value-type="string" office:string-value="40.437043077978664" table:formula="of:=RIGHT([.K54];LEN([.K54])-4)" table:style-name="ce4">
            <text:p>40.437043077978664</text:p>
          </table:table-cell>
          <table:table-cell office:value-type="float" office:value="40.437043077978601" table:formula="of:=[.L54]+0" table:style-name="ce4">
            <text:p>40.44</text:p>
          </table:table-cell>
          <table:table-cell office:value-type="string" table:style-name="ce2">
            <text:p>49<text:span text:style-name="T1">: </text:span><text:span text:style-name="T2">20.83836022180087</text:span></text:p>
          </table:table-cell>
          <table:table-cell office:value-type="string" office:string-value="20.83836022180087" table:formula="of:=RIGHT([.N54];LEN([.N54])-4)" table:style-name="ce4">
            <text:p>20.83836022180087</text:p>
          </table:table-cell>
          <table:table-cell office:value-type="float" office:value="20.838360221800801" table:formula="of:=[.O54]+0" table:style-name="ce4">
            <text:p>20.84</text:p>
          </table:table-cell>
          <table:table-cell table:number-columns-repeated="2" table:style-name="ce1"/>
          <table:table-cell office:value-type="float" office:value="103.83081510627461" table:formula="of:=([.D54]+[.G54]+[.J54]+[.M54]+[.P54])/2" table:style-name="ce4">
            <text:p>103.83</text:p>
          </table:table-cell>
          <table:table-cell table:number-columns-repeated="16365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39.82573921108487</text:span></text:p>
          </table:table-cell>
          <table:table-cell office:value-type="string" office:string-value="39.82573921108487" table:formula="of:=RIGHT([.B55];LEN([.B55])-4)" table:style-name="ce4">
            <text:p>39.82573921108487</text:p>
          </table:table-cell>
          <table:table-cell office:value-type="float" office:value="39.825739211084802" table:formula="of:=[.C55]+0" table:style-name="ce4">
            <text:p>39.83</text:p>
          </table:table-cell>
          <table:table-cell office:value-type="string" table:style-name="ce2">
            <text:p>50<text:span text:style-name="T1">: </text:span><text:span text:style-name="T2">58.175576537139285</text:span></text:p>
          </table:table-cell>
          <table:table-cell office:value-type="string" office:string-value="58.175576537139285" table:formula="of:=RIGHT([.E55];LEN([.E55])-4)" table:style-name="ce4">
            <text:p>58.175576537139285</text:p>
          </table:table-cell>
          <table:table-cell office:value-type="float" office:value="58.1755765371392" table:formula="of:=[.F55]+0" table:style-name="ce4">
            <text:p>58.18</text:p>
          </table:table-cell>
          <table:table-cell office:value-type="string" table:style-name="ce2">
            <text:p>50<text:span text:style-name="T1">: </text:span><text:span text:style-name="T2">34.71020370528967</text:span></text:p>
          </table:table-cell>
          <table:table-cell office:value-type="string" office:string-value="34.71020370528967" table:formula="of:=RIGHT([.H55];LEN([.H55])-4)" table:style-name="ce4">
            <text:p>34.71020370528967</text:p>
          </table:table-cell>
          <table:table-cell office:value-type="float" office:value="34.710203705289601" table:formula="of:=[.I55]+0" table:style-name="ce4">
            <text:p>34.71</text:p>
          </table:table-cell>
          <table:table-cell office:value-type="string" table:style-name="ce2">
            <text:p>50<text:span text:style-name="T1">: </text:span><text:span text:style-name="T2">54.54858879813806</text:span></text:p>
          </table:table-cell>
          <table:table-cell office:value-type="string" office:string-value="54.54858879813806" table:formula="of:=RIGHT([.K55];LEN([.K55])-4)" table:style-name="ce4">
            <text:p>54.54858879813806</text:p>
          </table:table-cell>
          <table:table-cell office:value-type="float" office:value="54.548588798137999" table:formula="of:=[.L55]+0" table:style-name="ce4">
            <text:p>54.55</text:p>
          </table:table-cell>
          <table:table-cell office:value-type="string" table:style-name="ce2">
            <text:p>50<text:span text:style-name="T1">: </text:span><text:span text:style-name="T2">26.217981150230777</text:span></text:p>
          </table:table-cell>
          <table:table-cell office:value-type="string" office:string-value="26.217981150230777" table:formula="of:=RIGHT([.N55];LEN([.N55])-4)" table:style-name="ce4">
            <text:p>26.217981150230777</text:p>
          </table:table-cell>
          <table:table-cell office:value-type="float" office:value="26.217981150230699" table:formula="of:=[.O55]+0" table:style-name="ce4">
            <text:p>26.22</text:p>
          </table:table-cell>
          <table:table-cell table:number-columns-repeated="2" table:style-name="ce1"/>
          <table:table-cell office:value-type="float" office:value="106.73904470094115" table:formula="of:=([.D55]+[.G55]+[.J55]+[.M55]+[.P55])/2" table:style-name="ce4">
            <text:p>106.74</text:p>
          </table:table-cell>
          <table:table-cell table:number-columns-repeated="16365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4.98759790806628</text:span></text:p>
          </table:table-cell>
          <table:table-cell office:value-type="string" office:string-value="44.98759790806628" table:formula="of:=RIGHT([.B56];LEN([.B56])-4)" table:style-name="ce4">
            <text:p>44.98759790806628</text:p>
          </table:table-cell>
          <table:table-cell office:value-type="float" office:value="44.987597908066199" table:formula="of:=[.C56]+0" table:style-name="ce4">
            <text:p>44.99</text:p>
          </table:table-cell>
          <table:table-cell office:value-type="string" table:style-name="ce2">
            <text:p>51<text:span text:style-name="T1">: </text:span><text:span text:style-name="T2">63.66438577783687</text:span></text:p>
          </table:table-cell>
          <table:table-cell office:value-type="string" office:string-value="63.66438577783687" table:formula="of:=RIGHT([.E56];LEN([.E56])-4)" table:style-name="ce4">
            <text:p>63.66438577783687</text:p>
          </table:table-cell>
          <table:table-cell office:value-type="float" office:value="63.664385777836799" table:formula="of:=[.F56]+0" table:style-name="ce4">
            <text:p>63.66</text:p>
          </table:table-cell>
          <table:table-cell office:value-type="string" table:style-name="ce2">
            <text:p>51<text:span text:style-name="T1">: </text:span><text:span text:style-name="T2">41.23497443226872</text:span></text:p>
          </table:table-cell>
          <table:table-cell office:value-type="string" office:string-value="41.23497443226872" table:formula="of:=RIGHT([.H56];LEN([.H56])-4)" table:style-name="ce4">
            <text:p>41.23497443226872</text:p>
          </table:table-cell>
          <table:table-cell office:value-type="float" office:value="41.2349744322687" table:formula="of:=[.I56]+0" table:style-name="ce4">
            <text:p>41.23</text:p>
          </table:table-cell>
          <table:table-cell office:value-type="string" table:style-name="ce2">
            <text:p>51<text:span text:style-name="T1">: </text:span><text:span text:style-name="T2">37.16797663614847</text:span></text:p>
          </table:table-cell>
          <table:table-cell office:value-type="string" office:string-value="37.16797663614847" table:formula="of:=RIGHT([.K56];LEN([.K56])-4)" table:style-name="ce4">
            <text:p>37.16797663614847</text:p>
          </table:table-cell>
          <table:table-cell office:value-type="float" office:value="37.167976636148403" table:formula="of:=[.L56]+0" table:style-name="ce4">
            <text:p>37.17</text:p>
          </table:table-cell>
          <table:table-cell office:value-type="string" table:style-name="ce2">
            <text:p>51<text:span text:style-name="T1">: </text:span><text:span text:style-name="T2">26.30763901339132</text:span></text:p>
          </table:table-cell>
          <table:table-cell office:value-type="string" office:string-value="26.30763901339132" table:formula="of:=RIGHT([.N56];LEN([.N56])-4)" table:style-name="ce4">
            <text:p>26.30763901339132</text:p>
          </table:table-cell>
          <table:table-cell office:value-type="float" office:value="26.307639013391299" table:formula="of:=[.O56]+0" table:style-name="ce4">
            <text:p>26.31</text:p>
          </table:table-cell>
          <table:table-cell table:number-columns-repeated="2" table:style-name="ce1"/>
          <table:table-cell office:value-type="float" office:value="106.68128688385571" table:formula="of:=([.D56]+[.G56]+[.J56]+[.M56]+[.P56])/2" table:style-name="ce4">
            <text:p>106.68</text:p>
          </table:table-cell>
          <table:table-cell table:number-columns-repeated="16365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2.4367436557081</text:span></text:p>
          </table:table-cell>
          <table:table-cell office:value-type="string" office:string-value="52.4367436557081" table:formula="of:=RIGHT([.B57];LEN([.B57])-4)" table:style-name="ce4">
            <text:p>52.4367436557081</text:p>
          </table:table-cell>
          <table:table-cell office:value-type="float" office:value="52.436743655708099" table:formula="of:=[.C57]+0" table:style-name="ce4">
            <text:p>52.44</text:p>
          </table:table-cell>
          <table:table-cell office:value-type="string" table:style-name="ce2">
            <text:p>52<text:span text:style-name="T1">: </text:span><text:span text:style-name="T2">60.705444309165536</text:span></text:p>
          </table:table-cell>
          <table:table-cell office:value-type="string" office:string-value="60.705444309165536" table:formula="of:=RIGHT([.E57];LEN([.E57])-4)" table:style-name="ce4">
            <text:p>60.705444309165536</text:p>
          </table:table-cell>
          <table:table-cell office:value-type="float" office:value="60.7054443091655" table:formula="of:=[.F57]+0" table:style-name="ce4">
            <text:p>60.71</text:p>
          </table:table-cell>
          <table:table-cell office:value-type="string" table:style-name="ce2">
            <text:p>52<text:span text:style-name="T1">: </text:span><text:span text:style-name="T2">36.397397537775376</text:span></text:p>
          </table:table-cell>
          <table:table-cell office:value-type="string" office:string-value="36.397397537775376" table:formula="of:=RIGHT([.H57];LEN([.H57])-4)" table:style-name="ce4">
            <text:p>36.397397537775376</text:p>
          </table:table-cell>
          <table:table-cell office:value-type="float" office:value="36.397397537775298" table:formula="of:=[.I57]+0" table:style-name="ce4">
            <text:p>36.40</text:p>
          </table:table-cell>
          <table:table-cell office:value-type="string" table:style-name="ce2">
            <text:p>52<text:span text:style-name="T1">: </text:span><text:span text:style-name="T2">35.455443574824834</text:span></text:p>
          </table:table-cell>
          <table:table-cell office:value-type="string" office:string-value="35.455443574824834" table:formula="of:=RIGHT([.K57];LEN([.K57])-4)" table:style-name="ce4">
            <text:p>35.455443574824834</text:p>
          </table:table-cell>
          <table:table-cell office:value-type="float" office:value="35.455443574824798" table:formula="of:=[.L57]+0" table:style-name="ce4">
            <text:p>35.46</text:p>
          </table:table-cell>
          <table:table-cell office:value-type="string" table:style-name="ce2">
            <text:p>52<text:span text:style-name="T1">: </text:span><text:span text:style-name="T2">25.948924697099915</text:span></text:p>
          </table:table-cell>
          <table:table-cell office:value-type="string" office:string-value="25.948924697099915" table:formula="of:=RIGHT([.N57];LEN([.N57])-4)" table:style-name="ce4">
            <text:p>25.948924697099915</text:p>
          </table:table-cell>
          <table:table-cell office:value-type="float" office:value="25.948924697099901" table:formula="of:=[.O57]+0" table:style-name="ce4">
            <text:p>25.95</text:p>
          </table:table-cell>
          <table:table-cell table:number-columns-repeated="2" table:style-name="ce1"/>
          <table:table-cell office:value-type="float" office:value="105.4719768872868" table:formula="of:=([.D57]+[.G57]+[.J57]+[.M57]+[.P57])/2" table:style-name="ce4">
            <text:p>105.47</text:p>
          </table:table-cell>
          <table:table-cell table:number-columns-repeated="16365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41.47545798881612</text:span></text:p>
          </table:table-cell>
          <table:table-cell office:value-type="string" office:string-value="41.47545798881612" table:formula="of:=RIGHT([.B58];LEN([.B58])-4)" table:style-name="ce4">
            <text:p>41.47545798881612</text:p>
          </table:table-cell>
          <table:table-cell office:value-type="float" office:value="41.475457988816103" table:formula="of:=[.C58]+0" table:style-name="ce4">
            <text:p>41.48</text:p>
          </table:table-cell>
          <table:table-cell office:value-type="string" table:style-name="ce2">
            <text:p>53<text:span text:style-name="T1">: </text:span><text:span text:style-name="T2">69.21975542748804</text:span></text:p>
          </table:table-cell>
          <table:table-cell office:value-type="string" office:string-value="69.21975542748804" table:formula="of:=RIGHT([.E58];LEN([.E58])-4)" table:style-name="ce4">
            <text:p>69.21975542748804</text:p>
          </table:table-cell>
          <table:table-cell office:value-type="float" office:value="69.219755427487996" table:formula="of:=[.F58]+0" table:style-name="ce4">
            <text:p>69.22</text:p>
          </table:table-cell>
          <table:table-cell office:value-type="string" table:style-name="ce2">
            <text:p>53<text:span text:style-name="T1">: </text:span><text:span text:style-name="T2">34.135608227508314</text:span></text:p>
          </table:table-cell>
          <table:table-cell office:value-type="string" office:string-value="34.135608227508314" table:formula="of:=RIGHT([.H58];LEN([.H58])-4)" table:style-name="ce4">
            <text:p>34.135608227508314</text:p>
          </table:table-cell>
          <table:table-cell office:value-type="float" office:value="34.1356082275083" table:formula="of:=[.I58]+0" table:style-name="ce4">
            <text:p>34.14</text:p>
          </table:table-cell>
          <table:table-cell office:value-type="string" table:style-name="ce2">
            <text:p>53<text:span text:style-name="T1">: </text:span><text:span text:style-name="T2">38.04201733077086</text:span></text:p>
          </table:table-cell>
          <table:table-cell office:value-type="string" office:string-value="38.04201733077086" table:formula="of:=RIGHT([.K58];LEN([.K58])-4)" table:style-name="ce4">
            <text:p>38.04201733077086</text:p>
          </table:table-cell>
          <table:table-cell office:value-type="float" office:value="38.042017330770797" table:formula="of:=[.L58]+0" table:style-name="ce4">
            <text:p>38.04</text:p>
          </table:table-cell>
          <table:table-cell office:value-type="string" table:style-name="ce2">
            <text:p>53<text:span text:style-name="T1">: </text:span><text:span text:style-name="T2">32.160272127275746</text:span></text:p>
          </table:table-cell>
          <table:table-cell office:value-type="string" office:string-value="32.160272127275746" table:formula="of:=RIGHT([.N58];LEN([.N58])-4)" table:style-name="ce4">
            <text:p>32.160272127275746</text:p>
          </table:table-cell>
          <table:table-cell office:value-type="float" office:value="32.160272127275697" table:formula="of:=[.O58]+0" table:style-name="ce4">
            <text:p>32.16</text:p>
          </table:table-cell>
          <table:table-cell table:number-columns-repeated="2" table:style-name="ce1"/>
          <table:table-cell office:value-type="float" office:value="107.51655555092944" table:formula="of:=([.D58]+[.G58]+[.J58]+[.M58]+[.P58])/2" table:style-name="ce4">
            <text:p>107.52</text:p>
          </table:table-cell>
          <table:table-cell table:number-columns-repeated="16365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2.61530596910675</text:span></text:p>
          </table:table-cell>
          <table:table-cell office:value-type="string" office:string-value="42.61530596910675" table:formula="of:=RIGHT([.B59];LEN([.B59])-4)" table:style-name="ce4">
            <text:p>42.61530596910675</text:p>
          </table:table-cell>
          <table:table-cell office:value-type="float" office:value="42.6153059691067" table:formula="of:=[.C59]+0" table:style-name="ce4">
            <text:p>42.62</text:p>
          </table:table-cell>
          <table:table-cell office:value-type="string" table:style-name="ce2">
            <text:p>54<text:span text:style-name="T1">: </text:span><text:span text:style-name="T2">58.570076329626296</text:span></text:p>
          </table:table-cell>
          <table:table-cell office:value-type="string" office:string-value="58.570076329626296" table:formula="of:=RIGHT([.E59];LEN([.E59])-4)" table:style-name="ce4">
            <text:p>58.570076329626296</text:p>
          </table:table-cell>
          <table:table-cell office:value-type="float" office:value="58.570076329626197" table:formula="of:=[.F59]+0" table:style-name="ce4">
            <text:p>58.57</text:p>
          </table:table-cell>
          <table:table-cell office:value-type="string" table:style-name="ce2">
            <text:p>54<text:span text:style-name="T1">: </text:span><text:span text:style-name="T2">33.52002193379208</text:span></text:p>
          </table:table-cell>
          <table:table-cell office:value-type="string" office:string-value="33.52002193379208" table:formula="of:=RIGHT([.H59];LEN([.H59])-4)" table:style-name="ce4">
            <text:p>33.52002193379208</text:p>
          </table:table-cell>
          <table:table-cell office:value-type="float" office:value="33.520021933792002" table:formula="of:=[.I59]+0" table:style-name="ce4">
            <text:p>33.52</text:p>
          </table:table-cell>
          <table:table-cell office:value-type="string" table:style-name="ce2">
            <text:p>54<text:span text:style-name="T1">: </text:span><text:span text:style-name="T2">33.541742974084926</text:span></text:p>
          </table:table-cell>
          <table:table-cell office:value-type="string" office:string-value="33.541742974084926" table:formula="of:=RIGHT([.K59];LEN([.K59])-4)" table:style-name="ce4">
            <text:p>33.541742974084926</text:p>
          </table:table-cell>
          <table:table-cell office:value-type="float" office:value="33.541742974084897" table:formula="of:=[.L59]+0" table:style-name="ce4">
            <text:p>33.54</text:p>
          </table:table-cell>
          <table:table-cell office:value-type="string" table:style-name="ce2">
            <text:p>54<text:span text:style-name="T1">: </text:span><text:span text:style-name="T2">38.02677060972636</text:span></text:p>
          </table:table-cell>
          <table:table-cell office:value-type="string" office:string-value="38.02677060972636" table:formula="of:=RIGHT([.N59];LEN([.N59])-4)" table:style-name="ce4">
            <text:p>38.02677060972636</text:p>
          </table:table-cell>
          <table:table-cell office:value-type="float" office:value="38.026770609726299" table:formula="of:=[.O59]+0" table:style-name="ce4">
            <text:p>38.03</text:p>
          </table:table-cell>
          <table:table-cell table:number-columns-repeated="2" table:style-name="ce1"/>
          <table:table-cell office:value-type="float" office:value="103.13695890816804" table:formula="of:=([.D59]+[.G59]+[.J59]+[.M59]+[.P59])/2" table:style-name="ce4">
            <text:p>103.14</text:p>
          </table:table-cell>
          <table:table-cell table:number-columns-repeated="16365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40.05849413901633</text:span></text:p>
          </table:table-cell>
          <table:table-cell office:value-type="string" office:string-value="40.05849413901633" table:formula="of:=RIGHT([.B60];LEN([.B60])-4)" table:style-name="ce4">
            <text:p>40.05849413901633</text:p>
          </table:table-cell>
          <table:table-cell office:value-type="float" office:value="40.058494139016297" table:formula="of:=[.C60]+0" table:style-name="ce4">
            <text:p>40.06</text:p>
          </table:table-cell>
          <table:table-cell office:value-type="string" table:style-name="ce2">
            <text:p>55<text:span text:style-name="T1">: </text:span><text:span text:style-name="T2">59.45797161005561</text:span></text:p>
          </table:table-cell>
          <table:table-cell office:value-type="string" office:string-value="59.45797161005561" table:formula="of:=RIGHT([.E60];LEN([.E60])-4)" table:style-name="ce4">
            <text:p>59.45797161005561</text:p>
          </table:table-cell>
          <table:table-cell office:value-type="float" office:value="59.457971610055601" table:formula="of:=[.F60]+0" table:style-name="ce4">
            <text:p>59.46</text:p>
          </table:table-cell>
          <table:table-cell office:value-type="string" table:style-name="ce2">
            <text:p>55<text:span text:style-name="T1">: </text:span><text:span text:style-name="T2">39.54047682623988</text:span></text:p>
          </table:table-cell>
          <table:table-cell office:value-type="string" office:string-value="39.54047682623988" table:formula="of:=RIGHT([.H60];LEN([.H60])-4)" table:style-name="ce4">
            <text:p>39.54047682623988</text:p>
          </table:table-cell>
          <table:table-cell office:value-type="float" office:value="39.540476826239797" table:formula="of:=[.I60]+0" table:style-name="ce4">
            <text:p>39.54</text:p>
          </table:table-cell>
          <table:table-cell office:value-type="string" table:style-name="ce2">
            <text:p>55<text:span text:style-name="T1">: </text:span><text:span text:style-name="T2">33.70860518127751</text:span></text:p>
          </table:table-cell>
          <table:table-cell office:value-type="string" office:string-value="33.70860518127751" table:formula="of:=RIGHT([.K60];LEN([.K60])-4)" table:style-name="ce4">
            <text:p>33.70860518127751</text:p>
          </table:table-cell>
          <table:table-cell office:value-type="float" office:value="33.708605181277498" table:formula="of:=[.L60]+0" table:style-name="ce4">
            <text:p>33.71</text:p>
          </table:table-cell>
          <table:table-cell office:value-type="string" table:style-name="ce2">
            <text:p>55<text:span text:style-name="T1">: </text:span><text:span text:style-name="T2">21.14943290033559</text:span></text:p>
          </table:table-cell>
          <table:table-cell office:value-type="string" office:string-value="21.14943290033559" table:formula="of:=RIGHT([.N60];LEN([.N60])-4)" table:style-name="ce4">
            <text:p>21.14943290033559</text:p>
          </table:table-cell>
          <table:table-cell office:value-type="float" office:value="21.149432900335501" table:formula="of:=[.O60]+0" table:style-name="ce4">
            <text:p>21.15</text:p>
          </table:table-cell>
          <table:table-cell table:number-columns-repeated="2" table:style-name="ce1"/>
          <table:table-cell office:value-type="float" office:value="96.957490328462356" table:formula="of:=([.D60]+[.G60]+[.J60]+[.M60]+[.P60])/2" table:style-name="ce4">
            <text:p>96.96</text:p>
          </table:table-cell>
          <table:table-cell table:number-columns-repeated="16365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46.95548208188047</text:span></text:p>
          </table:table-cell>
          <table:table-cell office:value-type="string" office:string-value="46.95548208188047" table:formula="of:=RIGHT([.B61];LEN([.B61])-4)" table:style-name="ce4">
            <text:p>46.95548208188047</text:p>
          </table:table-cell>
          <table:table-cell office:value-type="float" office:value="46.955482081880398" table:formula="of:=[.C61]+0" table:style-name="ce4">
            <text:p>46.96</text:p>
          </table:table-cell>
          <table:table-cell office:value-type="string" table:style-name="ce2">
            <text:p>56<text:span text:style-name="T1">: </text:span><text:span text:style-name="T2">53.120518711048206</text:span></text:p>
          </table:table-cell>
          <table:table-cell office:value-type="string" office:string-value="53.120518711048206" table:formula="of:=RIGHT([.E61];LEN([.E61])-4)" table:style-name="ce4">
            <text:p>53.120518711048206</text:p>
          </table:table-cell>
          <table:table-cell office:value-type="float" office:value="53.120518711048199" table:formula="of:=[.F61]+0" table:style-name="ce4">
            <text:p>53.12</text:p>
          </table:table-cell>
          <table:table-cell office:value-type="string" table:style-name="ce2">
            <text:p>56<text:span text:style-name="T1">: </text:span><text:span text:style-name="T2">42.49303789922267</text:span></text:p>
          </table:table-cell>
          <table:table-cell office:value-type="string" office:string-value="42.49303789922267" table:formula="of:=RIGHT([.H61];LEN([.H61])-4)" table:style-name="ce4">
            <text:p>42.49303789922267</text:p>
          </table:table-cell>
          <table:table-cell office:value-type="float" office:value="42.4930378992226" table:formula="of:=[.I61]+0" table:style-name="ce4">
            <text:p>42.49</text:p>
          </table:table-cell>
          <table:table-cell office:value-type="string" table:style-name="ce2">
            <text:p>56<text:span text:style-name="T1">: </text:span><text:span text:style-name="T2">40.39636175388314</text:span></text:p>
          </table:table-cell>
          <table:table-cell office:value-type="string" office:string-value="40.39636175388314" table:formula="of:=RIGHT([.K61];LEN([.K61])-4)" table:style-name="ce4">
            <text:p>40.39636175388314</text:p>
          </table:table-cell>
          <table:table-cell office:value-type="float" office:value="40.396361753883099" table:formula="of:=[.L61]+0" table:style-name="ce4">
            <text:p>40.40</text:p>
          </table:table-cell>
          <table:table-cell office:value-type="string" table:style-name="ce2">
            <text:p>56<text:span text:style-name="T1">: </text:span><text:span text:style-name="T2">16.78260301449759</text:span></text:p>
          </table:table-cell>
          <table:table-cell office:value-type="string" office:string-value="16.78260301449759" table:formula="of:=RIGHT([.N61];LEN([.N61])-4)" table:style-name="ce4">
            <text:p>16.78260301449759</text:p>
          </table:table-cell>
          <table:table-cell office:value-type="float" office:value="16.7826030144975" table:formula="of:=[.O61]+0" table:style-name="ce4">
            <text:p>16.78</text:p>
          </table:table-cell>
          <table:table-cell table:number-columns-repeated="2" table:style-name="ce1"/>
          <table:table-cell office:value-type="float" office:value="99.874001730265903" table:formula="of:=([.D61]+[.G61]+[.J61]+[.M61]+[.P61])/2" table:style-name="ce4">
            <text:p>99.87</text:p>
          </table:table-cell>
          <table:table-cell table:number-columns-repeated="16365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44.435271991855835</text:span></text:p>
          </table:table-cell>
          <table:table-cell office:value-type="string" office:string-value="44.435271991855835" table:formula="of:=RIGHT([.B62];LEN([.B62])-4)" table:style-name="ce4">
            <text:p>44.435271991855835</text:p>
          </table:table-cell>
          <table:table-cell office:value-type="float" office:value="44.435271991855799" table:formula="of:=[.C62]+0" table:style-name="ce4">
            <text:p>44.44</text:p>
          </table:table-cell>
          <table:table-cell office:value-type="string" table:style-name="ce2">
            <text:p>57<text:span text:style-name="T1">: </text:span><text:span text:style-name="T2">64.7929912960757</text:span></text:p>
          </table:table-cell>
          <table:table-cell office:value-type="string" office:string-value="64.7929912960757" table:formula="of:=RIGHT([.E62];LEN([.E62])-4)" table:style-name="ce4">
            <text:p>64.7929912960757</text:p>
          </table:table-cell>
          <table:table-cell office:value-type="float" office:value="64.792991296075698" table:formula="of:=[.F62]+0" table:style-name="ce4">
            <text:p>64.79</text:p>
          </table:table-cell>
          <table:table-cell office:value-type="string" table:style-name="ce2">
            <text:p>57<text:span text:style-name="T1">: </text:span><text:span text:style-name="T2">45.08364770375972</text:span></text:p>
          </table:table-cell>
          <table:table-cell office:value-type="string" office:string-value="45.08364770375972" table:formula="of:=RIGHT([.H62];LEN([.H62])-4)" table:style-name="ce4">
            <text:p>45.08364770375972</text:p>
          </table:table-cell>
          <table:table-cell office:value-type="float" office:value="45.083647703759702" table:formula="of:=[.I62]+0" table:style-name="ce4">
            <text:p>45.08</text:p>
          </table:table-cell>
          <table:table-cell office:value-type="string" table:style-name="ce2">
            <text:p>57<text:span text:style-name="T1">: </text:span><text:span text:style-name="T2">42.1254169992486</text:span></text:p>
          </table:table-cell>
          <table:table-cell office:value-type="string" office:string-value="42.1254169992486" table:formula="of:=RIGHT([.K62];LEN([.K62])-4)" table:style-name="ce4">
            <text:p>42.1254169992486</text:p>
          </table:table-cell>
          <table:table-cell office:value-type="float" office:value="42.1254169992486" table:formula="of:=[.L62]+0" table:style-name="ce4">
            <text:p>42.13</text:p>
          </table:table-cell>
          <table:table-cell office:value-type="string" table:style-name="ce2">
            <text:p>57<text:span text:style-name="T1">: </text:span><text:span text:style-name="T2">25.32847086106675</text:span></text:p>
          </table:table-cell>
          <table:table-cell office:value-type="string" office:string-value="25.32847086106675" table:formula="of:=RIGHT([.N62];LEN([.N62])-4)" table:style-name="ce4">
            <text:p>25.32847086106675</text:p>
          </table:table-cell>
          <table:table-cell office:value-type="float" office:value="25.328470861066702" table:formula="of:=[.O62]+0" table:style-name="ce4">
            <text:p>25.33</text:p>
          </table:table-cell>
          <table:table-cell table:number-columns-repeated="2" table:style-name="ce1"/>
          <table:table-cell office:value-type="float" office:value="110.88289942600326" table:formula="of:=([.D62]+[.G62]+[.J62]+[.M62]+[.P62])/2" table:style-name="ce4">
            <text:p>110.88</text:p>
          </table:table-cell>
          <table:table-cell table:number-columns-repeated="16365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35.8390571109402</text:span></text:p>
          </table:table-cell>
          <table:table-cell office:value-type="string" office:string-value="35.8390571109402" table:formula="of:=RIGHT([.B63];LEN([.B63])-4)" table:style-name="ce4">
            <text:p>35.8390571109402</text:p>
          </table:table-cell>
          <table:table-cell office:value-type="float" office:value="35.839057110940203" table:formula="of:=[.C63]+0" table:style-name="ce4">
            <text:p>35.84</text:p>
          </table:table-cell>
          <table:table-cell office:value-type="string" table:style-name="ce2">
            <text:p>58<text:span text:style-name="T1">: </text:span><text:span text:style-name="T2">73.54791288036287</text:span></text:p>
          </table:table-cell>
          <table:table-cell office:value-type="string" office:string-value="73.54791288036287" table:formula="of:=RIGHT([.E63];LEN([.E63])-4)" table:style-name="ce4">
            <text:p>73.54791288036287</text:p>
          </table:table-cell>
          <table:table-cell office:value-type="float" office:value="73.547912880362802" table:formula="of:=[.F63]+0" table:style-name="ce4">
            <text:p>73.55</text:p>
          </table:table-cell>
          <table:table-cell office:value-type="string" table:style-name="ce2">
            <text:p>58<text:span text:style-name="T1">: </text:span><text:span text:style-name="T2">52.72787503160157</text:span></text:p>
          </table:table-cell>
          <table:table-cell office:value-type="string" office:string-value="52.72787503160157" table:formula="of:=RIGHT([.H63];LEN([.H63])-4)" table:style-name="ce4">
            <text:p>52.72787503160157</text:p>
          </table:table-cell>
          <table:table-cell office:value-type="float" office:value="52.727875031601499" table:formula="of:=[.I63]+0" table:style-name="ce4">
            <text:p>52.73</text:p>
          </table:table-cell>
          <table:table-cell office:value-type="string" table:style-name="ce2">
            <text:p>58<text:span text:style-name="T1">: </text:span><text:span text:style-name="T2">45.222380191206035</text:span></text:p>
          </table:table-cell>
          <table:table-cell office:value-type="string" office:string-value="45.222380191206035" table:formula="of:=RIGHT([.K63];LEN([.K63])-4)" table:style-name="ce4">
            <text:p>45.222380191206035</text:p>
          </table:table-cell>
          <table:table-cell office:value-type="float" office:value="45.222380191206" table:formula="of:=[.L63]+0" table:style-name="ce4">
            <text:p>45.22</text:p>
          </table:table-cell>
          <table:table-cell office:value-type="string" table:style-name="ce2">
            <text:p>58<text:span text:style-name="T1">: </text:span><text:span text:style-name="T2">33.122307714176415</text:span></text:p>
          </table:table-cell>
          <table:table-cell office:value-type="string" office:string-value="33.122307714176415" table:formula="of:=RIGHT([.N63];LEN([.N63])-4)" table:style-name="ce4">
            <text:p>33.122307714176415</text:p>
          </table:table-cell>
          <table:table-cell office:value-type="float" office:value="33.122307714176401" table:formula="of:=[.O63]+0" table:style-name="ce4">
            <text:p>33.12</text:p>
          </table:table-cell>
          <table:table-cell table:number-columns-repeated="2" table:style-name="ce1"/>
          <table:table-cell office:value-type="float" office:value="120.22976646414345" table:formula="of:=([.D63]+[.G63]+[.J63]+[.M63]+[.P63])/2" table:style-name="ce4">
            <text:p>120.23</text:p>
          </table:table-cell>
          <table:table-cell table:number-columns-repeated="16365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45.72003276718428</text:span></text:p>
          </table:table-cell>
          <table:table-cell office:value-type="string" office:string-value="45.72003276718428" table:formula="of:=RIGHT([.B64];LEN([.B64])-4)" table:style-name="ce4">
            <text:p>45.72003276718428</text:p>
          </table:table-cell>
          <table:table-cell office:value-type="float" office:value="45.7200327671842" table:formula="of:=[.C64]+0" table:style-name="ce4">
            <text:p>45.72</text:p>
          </table:table-cell>
          <table:table-cell office:value-type="string" table:style-name="ce2">
            <text:p>59<text:span text:style-name="T1">: </text:span><text:span text:style-name="T2">88.14664605933737</text:span></text:p>
          </table:table-cell>
          <table:table-cell office:value-type="string" office:string-value="88.14664605933737" table:formula="of:=RIGHT([.E64];LEN([.E64])-4)" table:style-name="ce4">
            <text:p>88.14664605933737</text:p>
          </table:table-cell>
          <table:table-cell office:value-type="float" office:value="88.1466460593373" table:formula="of:=[.F64]+0" table:style-name="ce4">
            <text:p>88.15</text:p>
          </table:table-cell>
          <table:table-cell office:value-type="string" table:style-name="ce2">
            <text:p>59<text:span text:style-name="T1">: </text:span><text:span text:style-name="T2">49.959001868078936</text:span></text:p>
          </table:table-cell>
          <table:table-cell office:value-type="string" office:string-value="49.959001868078936" table:formula="of:=RIGHT([.H64];LEN([.H64])-4)" table:style-name="ce4">
            <text:p>49.959001868078936</text:p>
          </table:table-cell>
          <table:table-cell office:value-type="float" office:value="49.9590018680789" table:formula="of:=[.I64]+0" table:style-name="ce4">
            <text:p>49.96</text:p>
          </table:table-cell>
          <table:table-cell office:value-type="string" table:style-name="ce2">
            <text:p>59<text:span text:style-name="T1">: </text:span><text:span text:style-name="T2">41.24110759403366</text:span></text:p>
          </table:table-cell>
          <table:table-cell office:value-type="string" office:string-value="41.24110759403366" table:formula="of:=RIGHT([.K64];LEN([.K64])-4)" table:style-name="ce4">
            <text:p>41.24110759403366</text:p>
          </table:table-cell>
          <table:table-cell office:value-type="float" office:value="41.2411075940336" table:formula="of:=[.L64]+0" table:style-name="ce4">
            <text:p>41.24</text:p>
          </table:table-cell>
          <table:table-cell office:value-type="string" table:style-name="ce2">
            <text:p>59<text:span text:style-name="T1">: </text:span><text:span text:style-name="T2">25.194021949896214</text:span></text:p>
          </table:table-cell>
          <table:table-cell office:value-type="string" office:string-value="25.194021949896214" table:formula="of:=RIGHT([.N64];LEN([.N64])-4)" table:style-name="ce4">
            <text:p>25.194021949896214</text:p>
          </table:table-cell>
          <table:table-cell office:value-type="float" office:value="25.1940219498962" table:formula="of:=[.O64]+0" table:style-name="ce4">
            <text:p>25.19</text:p>
          </table:table-cell>
          <table:table-cell table:number-columns-repeated="2" table:style-name="ce1"/>
          <table:table-cell office:value-type="float" office:value="125.13040511926511" table:formula="of:=([.D64]+[.G64]+[.J64]+[.M64]+[.P64])/2" table:style-name="ce4">
            <text:p>125.13</text:p>
          </table:table-cell>
          <table:table-cell table:number-columns-repeated="16365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1.1431768952494</text:span></text:p>
          </table:table-cell>
          <table:table-cell office:value-type="string" office:string-value="41.1431768952494" table:formula="of:=RIGHT([.B65];LEN([.B65])-4)" table:style-name="ce4">
            <text:p>41.1431768952494</text:p>
          </table:table-cell>
          <table:table-cell office:value-type="float" office:value="41.143176895249397" table:formula="of:=[.C65]+0" table:style-name="ce4">
            <text:p>41.14</text:p>
          </table:table-cell>
          <table:table-cell office:value-type="string" table:style-name="ce2">
            <text:p>60<text:span text:style-name="T1">: </text:span><text:span text:style-name="T2">69.84281274466323</text:span></text:p>
          </table:table-cell>
          <table:table-cell office:value-type="string" office:string-value="69.84281274466323" table:formula="of:=RIGHT([.E65];LEN([.E65])-4)" table:style-name="ce4">
            <text:p>69.84281274466323</text:p>
          </table:table-cell>
          <table:table-cell office:value-type="float" office:value="69.842812744663206" table:formula="of:=[.F65]+0" table:style-name="ce4">
            <text:p>69.84</text:p>
          </table:table-cell>
          <table:table-cell office:value-type="string" table:style-name="ce2">
            <text:p>60<text:span text:style-name="T1">: </text:span><text:span text:style-name="T2">47.404195095104946</text:span></text:p>
          </table:table-cell>
          <table:table-cell office:value-type="string" office:string-value="47.404195095104946" table:formula="of:=RIGHT([.H65];LEN([.H65])-4)" table:style-name="ce4">
            <text:p>47.404195095104946</text:p>
          </table:table-cell>
          <table:table-cell office:value-type="float" office:value="47.404195095104903" table:formula="of:=[.I65]+0" table:style-name="ce4">
            <text:p>47.40</text:p>
          </table:table-cell>
          <table:table-cell office:value-type="string" table:style-name="ce2">
            <text:p>60<text:span text:style-name="T1">: </text:span><text:span text:style-name="T2">44.617538159277295</text:span></text:p>
          </table:table-cell>
          <table:table-cell office:value-type="string" office:string-value="44.617538159277295" table:formula="of:=RIGHT([.K65];LEN([.K65])-4)" table:style-name="ce4">
            <text:p>44.617538159277295</text:p>
          </table:table-cell>
          <table:table-cell office:value-type="float" office:value="44.617538159277203" table:formula="of:=[.L65]+0" table:style-name="ce4">
            <text:p>44.62</text:p>
          </table:table-cell>
          <table:table-cell office:value-type="string" table:style-name="ce2">
            <text:p>60<text:span text:style-name="T1">: </text:span><text:span text:style-name="T2">27.633352192930374</text:span></text:p>
          </table:table-cell>
          <table:table-cell office:value-type="string" office:string-value="27.633352192930374" table:formula="of:=RIGHT([.N65];LEN([.N65])-4)" table:style-name="ce4">
            <text:p>27.633352192930374</text:p>
          </table:table-cell>
          <table:table-cell office:value-type="float" office:value="27.6333521929303" table:formula="of:=[.O65]+0" table:style-name="ce4">
            <text:p>27.63</text:p>
          </table:table-cell>
          <table:table-cell table:number-columns-repeated="2" table:style-name="ce1"/>
          <table:table-cell office:value-type="float" office:value="115.3205375436125" table:formula="of:=([.D65]+[.G65]+[.J65]+[.M65]+[.P65])/2" table:style-name="ce4">
            <text:p>115.32</text:p>
          </table:table-cell>
          <table:table-cell table:number-columns-repeated="16365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42.845623616839326</text:span></text:p>
          </table:table-cell>
          <table:table-cell office:value-type="string" office:string-value="42.845623616839326" table:formula="of:=RIGHT([.B66];LEN([.B66])-4)" table:style-name="ce4">
            <text:p>42.845623616839326</text:p>
          </table:table-cell>
          <table:table-cell office:value-type="float" office:value="42.845623616839298" table:formula="of:=[.C66]+0" table:style-name="ce4">
            <text:p>42.85</text:p>
          </table:table-cell>
          <table:table-cell office:value-type="string" table:style-name="ce2">
            <text:p>61<text:span text:style-name="T1">: </text:span><text:span text:style-name="T2">66.02433469895422</text:span></text:p>
          </table:table-cell>
          <table:table-cell office:value-type="string" office:string-value="66.02433469895422" table:formula="of:=RIGHT([.E66];LEN([.E66])-4)" table:style-name="ce4">
            <text:p>66.02433469895422</text:p>
          </table:table-cell>
          <table:table-cell office:value-type="float" office:value="66.024334698954206" table:formula="of:=[.F66]+0" table:style-name="ce4">
            <text:p>66.02</text:p>
          </table:table-cell>
          <table:table-cell office:value-type="string" table:style-name="ce2">
            <text:p>61<text:span text:style-name="T1">: </text:span><text:span text:style-name="T2">54.4887270118659</text:span></text:p>
          </table:table-cell>
          <table:table-cell office:value-type="string" office:string-value="54.4887270118659" table:formula="of:=RIGHT([.H66];LEN([.H66])-4)" table:style-name="ce4">
            <text:p>54.4887270118659</text:p>
          </table:table-cell>
          <table:table-cell office:value-type="float" office:value="54.488727011865898" table:formula="of:=[.I66]+0" table:style-name="ce4">
            <text:p>54.49</text:p>
          </table:table-cell>
          <table:table-cell office:value-type="string" table:style-name="ce2">
            <text:p>61<text:span text:style-name="T1">: </text:span><text:span text:style-name="T2">46.36892737269473</text:span></text:p>
          </table:table-cell>
          <table:table-cell office:value-type="string" office:string-value="46.36892737269473" table:formula="of:=RIGHT([.K66];LEN([.K66])-4)" table:style-name="ce4">
            <text:p>46.36892737269473</text:p>
          </table:table-cell>
          <table:table-cell office:value-type="float" office:value="46.368927372694699" table:formula="of:=[.L66]+0" table:style-name="ce4">
            <text:p>46.37</text:p>
          </table:table-cell>
          <table:table-cell office:value-type="string" table:style-name="ce2">
            <text:p>61<text:span text:style-name="T1">: </text:span><text:span text:style-name="T2">30.487318599972603</text:span></text:p>
          </table:table-cell>
          <table:table-cell office:value-type="string" office:string-value="30.487318599972603" table:formula="of:=RIGHT([.N66];LEN([.N66])-4)" table:style-name="ce4">
            <text:p>30.487318599972603</text:p>
          </table:table-cell>
          <table:table-cell office:value-type="float" office:value="30.4873185999726" table:formula="of:=[.O66]+0" table:style-name="ce4">
            <text:p>30.49</text:p>
          </table:table-cell>
          <table:table-cell table:number-columns-repeated="2" table:style-name="ce1"/>
          <table:table-cell office:value-type="float" office:value="120.10746565016335" table:formula="of:=([.D66]+[.G66]+[.J66]+[.M66]+[.P66])/2" table:style-name="ce4">
            <text:p>120.11</text:p>
          </table:table-cell>
          <table:table-cell table:number-columns-repeated="16365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6.17566772436488</text:span></text:p>
          </table:table-cell>
          <table:table-cell office:value-type="string" office:string-value="46.17566772436488" table:formula="of:=RIGHT([.B67];LEN([.B67])-4)" table:style-name="ce4">
            <text:p>46.17566772436488</text:p>
          </table:table-cell>
          <table:table-cell office:value-type="float" office:value="46.1756677243648" table:formula="of:=[.C67]+0" table:style-name="ce4">
            <text:p>46.18</text:p>
          </table:table-cell>
          <table:table-cell office:value-type="string" table:style-name="ce2">
            <text:p>62<text:span text:style-name="T1">: </text:span><text:span text:style-name="T2">51.97809266860922</text:span></text:p>
          </table:table-cell>
          <table:table-cell office:value-type="string" office:string-value="51.97809266860922" table:formula="of:=RIGHT([.E67];LEN([.E67])-4)" table:style-name="ce4">
            <text:p>51.97809266860922</text:p>
          </table:table-cell>
          <table:table-cell office:value-type="float" office:value="51.9780926686092" table:formula="of:=[.F67]+0" table:style-name="ce4">
            <text:p>51.98</text:p>
          </table:table-cell>
          <table:table-cell office:value-type="string" table:style-name="ce2">
            <text:p>62<text:span text:style-name="T1">: </text:span><text:span text:style-name="T2">59.05240899253948</text:span></text:p>
          </table:table-cell>
          <table:table-cell office:value-type="string" office:string-value="59.05240899253948" table:formula="of:=RIGHT([.H67];LEN([.H67])-4)" table:style-name="ce4">
            <text:p>59.05240899253948</text:p>
          </table:table-cell>
          <table:table-cell office:value-type="float" office:value="59.052408992539398" table:formula="of:=[.I67]+0" table:style-name="ce4">
            <text:p>59.05</text:p>
          </table:table-cell>
          <table:table-cell office:value-type="string" table:style-name="ce2">
            <text:p>62<text:span text:style-name="T1">: </text:span><text:span text:style-name="T2">42.99124844085746</text:span></text:p>
          </table:table-cell>
          <table:table-cell office:value-type="string" office:string-value="42.99124844085746" table:formula="of:=RIGHT([.K67];LEN([.K67])-4)" table:style-name="ce4">
            <text:p>42.99124844085746</text:p>
          </table:table-cell>
          <table:table-cell office:value-type="float" office:value="42.991248440857397" table:formula="of:=[.L67]+0" table:style-name="ce4">
            <text:p>42.99</text:p>
          </table:table-cell>
          <table:table-cell office:value-type="string" table:style-name="ce2">
            <text:p>62<text:span text:style-name="T1">: </text:span><text:span text:style-name="T2">21.28213693155959</text:span></text:p>
          </table:table-cell>
          <table:table-cell office:value-type="string" office:string-value="21.28213693155959" table:formula="of:=RIGHT([.N67];LEN([.N67])-4)" table:style-name="ce4">
            <text:p>21.28213693155959</text:p>
          </table:table-cell>
          <table:table-cell office:value-type="float" office:value="21.282136931559499" table:formula="of:=[.O67]+0" table:style-name="ce4">
            <text:p>21.28</text:p>
          </table:table-cell>
          <table:table-cell table:number-columns-repeated="2" table:style-name="ce1"/>
          <table:table-cell office:value-type="float" office:value="110.73977737896514" table:formula="of:=([.D67]+[.G67]+[.J67]+[.M67]+[.P67])/2" table:style-name="ce4">
            <text:p>110.74</text:p>
          </table:table-cell>
          <table:table-cell table:number-columns-repeated="16365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43.73029541172251</text:span></text:p>
          </table:table-cell>
          <table:table-cell office:value-type="string" office:string-value="43.73029541172251" table:formula="of:=RIGHT([.B68];LEN([.B68])-4)" table:style-name="ce4">
            <text:p>43.73029541172251</text:p>
          </table:table-cell>
          <table:table-cell office:value-type="float" office:value="43.730295411722501" table:formula="of:=[.C68]+0" table:style-name="ce4">
            <text:p>43.73</text:p>
          </table:table-cell>
          <table:table-cell office:value-type="string" table:style-name="ce2">
            <text:p>63<text:span text:style-name="T1">: </text:span><text:span text:style-name="T2">58.828779632533966</text:span></text:p>
          </table:table-cell>
          <table:table-cell office:value-type="string" office:string-value="58.828779632533966" table:formula="of:=RIGHT([.E68];LEN([.E68])-4)" table:style-name="ce4">
            <text:p>58.828779632533966</text:p>
          </table:table-cell>
          <table:table-cell office:value-type="float" office:value="58.828779632533902" table:formula="of:=[.F68]+0" table:style-name="ce4">
            <text:p>58.83</text:p>
          </table:table-cell>
          <table:table-cell office:value-type="string" table:style-name="ce2">
            <text:p>63<text:span text:style-name="T1">: </text:span><text:span text:style-name="T2">51.16086606632281</text:span></text:p>
          </table:table-cell>
          <table:table-cell office:value-type="string" office:string-value="51.16086606632281" table:formula="of:=RIGHT([.H68];LEN([.H68])-4)" table:style-name="ce4">
            <text:p>51.16086606632281</text:p>
          </table:table-cell>
          <table:table-cell office:value-type="float" office:value="51.160866066322797" table:formula="of:=[.I68]+0" table:style-name="ce4">
            <text:p>51.16</text:p>
          </table:table-cell>
          <table:table-cell office:value-type="string" table:style-name="ce2">
            <text:p>63<text:span text:style-name="T1">: </text:span><text:span text:style-name="T2">45.23633505422625</text:span></text:p>
          </table:table-cell>
          <table:table-cell office:value-type="string" office:string-value="45.23633505422625" table:formula="of:=RIGHT([.K68];LEN([.K68])-4)" table:style-name="ce4">
            <text:p>45.23633505422625</text:p>
          </table:table-cell>
          <table:table-cell office:value-type="float" office:value="45.236335054226203" table:formula="of:=[.L68]+0" table:style-name="ce4">
            <text:p>45.24</text:p>
          </table:table-cell>
          <table:table-cell office:value-type="string" table:style-name="ce2">
            <text:p>63<text:span text:style-name="T1">: </text:span><text:span text:style-name="T2">24.128772120784582</text:span></text:p>
          </table:table-cell>
          <table:table-cell office:value-type="string" office:string-value="24.128772120784582" table:formula="of:=RIGHT([.N68];LEN([.N68])-4)" table:style-name="ce4">
            <text:p>24.128772120784582</text:p>
          </table:table-cell>
          <table:table-cell office:value-type="float" office:value="24.1287721207845" table:formula="of:=[.O68]+0" table:style-name="ce4">
            <text:p>24.13</text:p>
          </table:table-cell>
          <table:table-cell table:number-columns-repeated="2" table:style-name="ce1"/>
          <table:table-cell office:value-type="float" office:value="111.54252414279496" table:formula="of:=([.D68]+[.G68]+[.J68]+[.M68]+[.P68])/2" table:style-name="ce4">
            <text:p>111.54</text:p>
          </table:table-cell>
          <table:table-cell table:number-columns-repeated="16365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8.535908575814084</text:span></text:p>
          </table:table-cell>
          <table:table-cell office:value-type="string" office:string-value="48.535908575814084" table:formula="of:=RIGHT([.B69];LEN([.B69])-4)" table:style-name="ce4">
            <text:p>48.535908575814084</text:p>
          </table:table-cell>
          <table:table-cell office:value-type="float" office:value="48.535908575813998" table:formula="of:=[.C69]+0" table:style-name="ce4">
            <text:p>48.54</text:p>
          </table:table-cell>
          <table:table-cell office:value-type="string" table:style-name="ce2">
            <text:p>64<text:span text:style-name="T1">: </text:span><text:span text:style-name="T2">68.52913254535466</text:span></text:p>
          </table:table-cell>
          <table:table-cell office:value-type="string" office:string-value="68.52913254535466" table:formula="of:=RIGHT([.E69];LEN([.E69])-4)" table:style-name="ce4">
            <text:p>68.52913254535466</text:p>
          </table:table-cell>
          <table:table-cell office:value-type="float" office:value="68.529132545354599" table:formula="of:=[.F69]+0" table:style-name="ce4">
            <text:p>68.53</text:p>
          </table:table-cell>
          <table:table-cell office:value-type="string" table:style-name="ce2">
            <text:p>64<text:span text:style-name="T1">: </text:span><text:span text:style-name="T2">43.06006978629931</text:span></text:p>
          </table:table-cell>
          <table:table-cell office:value-type="string" office:string-value="43.06006978629931" table:formula="of:=RIGHT([.H69];LEN([.H69])-4)" table:style-name="ce4">
            <text:p>43.06006978629931</text:p>
          </table:table-cell>
          <table:table-cell office:value-type="float" office:value="43.060069786299302" table:formula="of:=[.I69]+0" table:style-name="ce4">
            <text:p>43.06</text:p>
          </table:table-cell>
          <table:table-cell office:value-type="string" table:style-name="ce2">
            <text:p>64<text:span text:style-name="T1">: </text:span><text:span text:style-name="T2">39.95197171600036</text:span></text:p>
          </table:table-cell>
          <table:table-cell office:value-type="string" office:string-value="39.95197171600036" table:formula="of:=RIGHT([.K69];LEN([.K69])-4)" table:style-name="ce4">
            <text:p>39.95197171600036</text:p>
          </table:table-cell>
          <table:table-cell office:value-type="float" office:value="39.951971716000301" table:formula="of:=[.L69]+0" table:style-name="ce4">
            <text:p>39.95</text:p>
          </table:table-cell>
          <table:table-cell office:value-type="string" table:style-name="ce2">
            <text:p>64<text:span text:style-name="T1">: </text:span><text:span text:style-name="T2">31.158211495380915</text:span></text:p>
          </table:table-cell>
          <table:table-cell office:value-type="string" office:string-value="31.158211495380915" table:formula="of:=RIGHT([.N69];LEN([.N69])-4)" table:style-name="ce4">
            <text:p>31.158211495380915</text:p>
          </table:table-cell>
          <table:table-cell office:value-type="float" office:value="31.1582114953809" table:formula="of:=[.O69]+0" table:style-name="ce4">
            <text:p>31.16</text:p>
          </table:table-cell>
          <table:table-cell table:number-columns-repeated="2" table:style-name="ce1"/>
          <table:table-cell office:value-type="float" office:value="115.61764705942454" table:formula="of:=([.D69]+[.G69]+[.J69]+[.M69]+[.P69])/2" table:style-name="ce4">
            <text:p>115.62</text:p>
          </table:table-cell>
          <table:table-cell table:number-columns-repeated="16365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1.00140618603315</text:span></text:p>
          </table:table-cell>
          <table:table-cell office:value-type="string" office:string-value="41.00140618603315" table:formula="of:=RIGHT([.B70];LEN([.B70])-4)" table:style-name="ce4">
            <text:p>41.00140618603315</text:p>
          </table:table-cell>
          <table:table-cell office:value-type="float" office:value="41.001406186033101" table:formula="of:=[.C70]+0" table:style-name="ce4">
            <text:p>41.00</text:p>
          </table:table-cell>
          <table:table-cell office:value-type="string" table:style-name="ce2">
            <text:p>65<text:span text:style-name="T1">: </text:span><text:span text:style-name="T2">51.08281670861062</text:span></text:p>
          </table:table-cell>
          <table:table-cell office:value-type="string" office:string-value="51.08281670861062" table:formula="of:=RIGHT([.E70];LEN([.E70])-4)" table:style-name="ce4">
            <text:p>51.08281670861062</text:p>
          </table:table-cell>
          <table:table-cell office:value-type="float" office:value="51.082816708610601" table:formula="of:=[.F70]+0" table:style-name="ce4">
            <text:p>51.08</text:p>
          </table:table-cell>
          <table:table-cell office:value-type="string" table:style-name="ce2">
            <text:p>65<text:span text:style-name="T1">: </text:span><text:span text:style-name="T2">46.27150526776913</text:span></text:p>
          </table:table-cell>
          <table:table-cell office:value-type="string" office:string-value="46.27150526776913" table:formula="of:=RIGHT([.H70];LEN([.H70])-4)" table:style-name="ce4">
            <text:p>46.27150526776913</text:p>
          </table:table-cell>
          <table:table-cell office:value-type="float" office:value="46.271505267769101" table:formula="of:=[.I70]+0" table:style-name="ce4">
            <text:p>46.27</text:p>
          </table:table-cell>
          <table:table-cell office:value-type="string" table:style-name="ce2">
            <text:p>65<text:span text:style-name="T1">: </text:span><text:span text:style-name="T2">41.91788841114486</text:span></text:p>
          </table:table-cell>
          <table:table-cell office:value-type="string" office:string-value="41.91788841114486" table:formula="of:=RIGHT([.K70];LEN([.K70])-4)" table:style-name="ce4">
            <text:p>41.91788841114486</text:p>
          </table:table-cell>
          <table:table-cell office:value-type="float" office:value="41.917888411144801" table:formula="of:=[.L70]+0" table:style-name="ce4">
            <text:p>41.92</text:p>
          </table:table-cell>
          <table:table-cell office:value-type="string" table:style-name="ce2">
            <text:p>65<text:span text:style-name="T1">: </text:span><text:span text:style-name="T2">30.711919565306538</text:span></text:p>
          </table:table-cell>
          <table:table-cell office:value-type="string" office:string-value="30.711919565306538" table:formula="of:=RIGHT([.N70];LEN([.N70])-4)" table:style-name="ce4">
            <text:p>30.711919565306538</text:p>
          </table:table-cell>
          <table:table-cell office:value-type="float" office:value="30.711919565306498" table:formula="of:=[.O70]+0" table:style-name="ce4">
            <text:p>30.71</text:p>
          </table:table-cell>
          <table:table-cell table:number-columns-repeated="2" table:style-name="ce1"/>
          <table:table-cell office:value-type="float" office:value="105.49276806943205" table:formula="of:=([.D70]+[.G70]+[.J70]+[.M70]+[.P70])/2" table:style-name="ce4">
            <text:p>105.49</text:p>
          </table:table-cell>
          <table:table-cell table:number-columns-repeated="16365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9.89902045466688</text:span></text:p>
          </table:table-cell>
          <table:table-cell office:value-type="string" office:string-value="39.89902045466688" table:formula="of:=RIGHT([.B71];LEN([.B71])-4)" table:style-name="ce4">
            <text:p>39.89902045466688</text:p>
          </table:table-cell>
          <table:table-cell office:value-type="float" office:value="39.899020454666797" table:formula="of:=[.C71]+0" table:style-name="ce4">
            <text:p>39.90</text:p>
          </table:table-cell>
          <table:table-cell office:value-type="string" table:style-name="ce2">
            <text:p>66<text:span text:style-name="T1">: </text:span><text:span text:style-name="T2">57.24119777562417</text:span></text:p>
          </table:table-cell>
          <table:table-cell office:value-type="string" office:string-value="57.24119777562417" table:formula="of:=RIGHT([.E71];LEN([.E71])-4)" table:style-name="ce4">
            <text:p>57.24119777562417</text:p>
          </table:table-cell>
          <table:table-cell office:value-type="float" office:value="57.241197775624101" table:formula="of:=[.F71]+0" table:style-name="ce4">
            <text:p>57.24</text:p>
          </table:table-cell>
          <table:table-cell office:value-type="string" table:style-name="ce2">
            <text:p>66<text:span text:style-name="T1">: </text:span><text:span text:style-name="T2">56.82048566952699</text:span></text:p>
          </table:table-cell>
          <table:table-cell office:value-type="string" office:string-value="56.82048566952699" table:formula="of:=RIGHT([.H71];LEN([.H71])-4)" table:style-name="ce4">
            <text:p>56.82048566952699</text:p>
          </table:table-cell>
          <table:table-cell office:value-type="float" office:value="56.820485669526903" table:formula="of:=[.I71]+0" table:style-name="ce4">
            <text:p>56.82</text:p>
          </table:table-cell>
          <table:table-cell office:value-type="string" table:style-name="ce2">
            <text:p>66<text:span text:style-name="T1">: </text:span><text:span text:style-name="T2">44.03506923766307</text:span></text:p>
          </table:table-cell>
          <table:table-cell office:value-type="string" office:string-value="44.03506923766307" table:formula="of:=RIGHT([.K71];LEN([.K71])-4)" table:style-name="ce4">
            <text:p>44.03506923766307</text:p>
          </table:table-cell>
          <table:table-cell office:value-type="float" office:value="44.035069237663002" table:formula="of:=[.L71]+0" table:style-name="ce4">
            <text:p>44.04</text:p>
          </table:table-cell>
          <table:table-cell office:value-type="string" table:style-name="ce2">
            <text:p>66<text:span text:style-name="T1">: </text:span><text:span text:style-name="T2">23.92824292135821</text:span></text:p>
          </table:table-cell>
          <table:table-cell office:value-type="string" office:string-value="23.92824292135821" table:formula="of:=RIGHT([.N71];LEN([.N71])-4)" table:style-name="ce4">
            <text:p>23.92824292135821</text:p>
          </table:table-cell>
          <table:table-cell office:value-type="float" office:value="23.928242921358201" table:formula="of:=[.O71]+0" table:style-name="ce4">
            <text:p>23.93</text:p>
          </table:table-cell>
          <table:table-cell table:number-columns-repeated="2" table:style-name="ce1"/>
          <table:table-cell office:value-type="float" office:value="110.96200802941951" table:formula="of:=([.D71]+[.G71]+[.J71]+[.M71]+[.P71])/2" table:style-name="ce4">
            <text:p>110.96</text:p>
          </table:table-cell>
          <table:table-cell table:number-columns-repeated="16365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51.80774695222482</text:span></text:p>
          </table:table-cell>
          <table:table-cell office:value-type="string" office:string-value="51.80774695222482" table:formula="of:=RIGHT([.B72];LEN([.B72])-4)" table:style-name="ce4">
            <text:p>51.80774695222482</text:p>
          </table:table-cell>
          <table:table-cell office:value-type="float" office:value="51.807746952224797" table:formula="of:=[.C72]+0" table:style-name="ce4">
            <text:p>51.81</text:p>
          </table:table-cell>
          <table:table-cell office:value-type="string" table:style-name="ce2">
            <text:p>67<text:span text:style-name="T1">: </text:span><text:span text:style-name="T2">64.23921474290216</text:span></text:p>
          </table:table-cell>
          <table:table-cell office:value-type="string" office:string-value="64.23921474290216" table:formula="of:=RIGHT([.E72];LEN([.E72])-4)" table:style-name="ce4">
            <text:p>64.23921474290216</text:p>
          </table:table-cell>
          <table:table-cell office:value-type="float" office:value="64.239214742902107" table:formula="of:=[.F72]+0" table:style-name="ce4">
            <text:p>64.24</text:p>
          </table:table-cell>
          <table:table-cell office:value-type="string" table:style-name="ce2">
            <text:p>67<text:span text:style-name="T1">: </text:span><text:span text:style-name="T2">48.681609426696774</text:span></text:p>
          </table:table-cell>
          <table:table-cell office:value-type="string" office:string-value="48.681609426696774" table:formula="of:=RIGHT([.H72];LEN([.H72])-4)" table:style-name="ce4">
            <text:p>48.681609426696774</text:p>
          </table:table-cell>
          <table:table-cell office:value-type="float" office:value="48.681609426696703" table:formula="of:=[.I72]+0" table:style-name="ce4">
            <text:p>48.68</text:p>
          </table:table-cell>
          <table:table-cell office:value-type="string" table:style-name="ce2">
            <text:p>67<text:span text:style-name="T1">: </text:span><text:span text:style-name="T2">37.09123453405358</text:span></text:p>
          </table:table-cell>
          <table:table-cell office:value-type="string" office:string-value="37.09123453405358" table:formula="of:=RIGHT([.K72];LEN([.K72])-4)" table:style-name="ce4">
            <text:p>37.09123453405358</text:p>
          </table:table-cell>
          <table:table-cell office:value-type="float" office:value="37.091234534053498" table:formula="of:=[.L72]+0" table:style-name="ce4">
            <text:p>37.09</text:p>
          </table:table-cell>
          <table:table-cell office:value-type="string" table:style-name="ce2">
            <text:p>67<text:span text:style-name="T1">: </text:span><text:span text:style-name="T2">33.866573698635776</text:span></text:p>
          </table:table-cell>
          <table:table-cell office:value-type="string" office:string-value="33.866573698635776" table:formula="of:=RIGHT([.N72];LEN([.N72])-4)" table:style-name="ce4">
            <text:p>33.866573698635776</text:p>
          </table:table-cell>
          <table:table-cell office:value-type="float" office:value="33.866573698635698" table:formula="of:=[.O72]+0" table:style-name="ce4">
            <text:p>33.87</text:p>
          </table:table-cell>
          <table:table-cell table:number-columns-repeated="2" table:style-name="ce1"/>
          <table:table-cell office:value-type="float" office:value="117.84318967725639" table:formula="of:=([.D72]+[.G72]+[.J72]+[.M72]+[.P72])/2" table:style-name="ce4">
            <text:p>117.84</text:p>
          </table:table-cell>
          <table:table-cell table:number-columns-repeated="16365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6.475382605913794</text:span></text:p>
          </table:table-cell>
          <table:table-cell office:value-type="string" office:string-value="36.475382605913794" table:formula="of:=RIGHT([.B73];LEN([.B73])-4)" table:style-name="ce4">
            <text:p>36.475382605913794</text:p>
          </table:table-cell>
          <table:table-cell office:value-type="float" office:value="36.475382605913701" table:formula="of:=[.C73]+0" table:style-name="ce4">
            <text:p>36.48</text:p>
          </table:table-cell>
          <table:table-cell office:value-type="string" table:style-name="ce2">
            <text:p>68<text:span text:style-name="T1">: </text:span><text:span text:style-name="T2">66.00522634925537</text:span></text:p>
          </table:table-cell>
          <table:table-cell office:value-type="string" office:string-value="66.00522634925537" table:formula="of:=RIGHT([.E73];LEN([.E73])-4)" table:style-name="ce4">
            <text:p>66.00522634925537</text:p>
          </table:table-cell>
          <table:table-cell office:value-type="float" office:value="66.005226349255295" table:formula="of:=[.F73]+0" table:style-name="ce4">
            <text:p>66.01</text:p>
          </table:table-cell>
          <table:table-cell office:value-type="string" table:style-name="ce2">
            <text:p>68<text:span text:style-name="T1">: </text:span><text:span text:style-name="T2">52.38908555964413</text:span></text:p>
          </table:table-cell>
          <table:table-cell office:value-type="string" office:string-value="52.38908555964413" table:formula="of:=RIGHT([.H73];LEN([.H73])-4)" table:style-name="ce4">
            <text:p>52.38908555964413</text:p>
          </table:table-cell>
          <table:table-cell office:value-type="float" office:value="52.389085559644101" table:formula="of:=[.I73]+0" table:style-name="ce4">
            <text:p>52.39</text:p>
          </table:table-cell>
          <table:table-cell office:value-type="string" table:style-name="ce2">
            <text:p>68<text:span text:style-name="T1">: </text:span><text:span text:style-name="T2">48.81154114043676</text:span></text:p>
          </table:table-cell>
          <table:table-cell office:value-type="string" office:string-value="48.81154114043676" table:formula="of:=RIGHT([.K73];LEN([.K73])-4)" table:style-name="ce4">
            <text:p>48.81154114043676</text:p>
          </table:table-cell>
          <table:table-cell office:value-type="float" office:value="48.811541140436702" table:formula="of:=[.L73]+0" table:style-name="ce4">
            <text:p>48.81</text:p>
          </table:table-cell>
          <table:table-cell office:value-type="string" table:style-name="ce2">
            <text:p>68<text:span text:style-name="T1">: </text:span><text:span text:style-name="T2">34.08047974740719</text:span></text:p>
          </table:table-cell>
          <table:table-cell office:value-type="string" office:string-value="34.08047974740719" table:formula="of:=RIGHT([.N73];LEN([.N73])-4)" table:style-name="ce4">
            <text:p>34.08047974740719</text:p>
          </table:table-cell>
          <table:table-cell office:value-type="float" office:value="34.080479747407097" table:formula="of:=[.O73]+0" table:style-name="ce4">
            <text:p>34.08</text:p>
          </table:table-cell>
          <table:table-cell table:number-columns-repeated="2" table:style-name="ce1"/>
          <table:table-cell office:value-type="float" office:value="118.88085770132844" table:formula="of:=([.D73]+[.G73]+[.J73]+[.M73]+[.P73])/2" table:style-name="ce4">
            <text:p>118.88</text:p>
          </table:table-cell>
          <table:table-cell table:number-columns-repeated="16365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4.04754664215174</text:span></text:p>
          </table:table-cell>
          <table:table-cell office:value-type="string" office:string-value="44.04754664215174" table:formula="of:=RIGHT([.B74];LEN([.B74])-4)" table:style-name="ce4">
            <text:p>44.04754664215174</text:p>
          </table:table-cell>
          <table:table-cell office:value-type="float" office:value="44.047546642151701" table:formula="of:=[.C74]+0" table:style-name="ce4">
            <text:p>44.05</text:p>
          </table:table-cell>
          <table:table-cell office:value-type="string" table:style-name="ce2">
            <text:p>69<text:span text:style-name="T1">: </text:span><text:span text:style-name="T2">58.907188455745214</text:span></text:p>
          </table:table-cell>
          <table:table-cell office:value-type="string" office:string-value="58.907188455745214" table:formula="of:=RIGHT([.E74];LEN([.E74])-4)" table:style-name="ce4">
            <text:p>58.907188455745214</text:p>
          </table:table-cell>
          <table:table-cell office:value-type="float" office:value="58.907188455745199" table:formula="of:=[.F74]+0" table:style-name="ce4">
            <text:p>58.91</text:p>
          </table:table-cell>
          <table:table-cell office:value-type="string" table:style-name="ce2">
            <text:p>69<text:span text:style-name="T1">: </text:span><text:span text:style-name="T2">51.326026892460185</text:span></text:p>
          </table:table-cell>
          <table:table-cell office:value-type="string" office:string-value="51.326026892460185" table:formula="of:=RIGHT([.H74];LEN([.H74])-4)" table:style-name="ce4">
            <text:p>51.326026892460185</text:p>
          </table:table-cell>
          <table:table-cell office:value-type="float" office:value="51.326026892460099" table:formula="of:=[.I74]+0" table:style-name="ce4">
            <text:p>51.33</text:p>
          </table:table-cell>
          <table:table-cell office:value-type="string" table:style-name="ce2">
            <text:p>69<text:span text:style-name="T1">: </text:span><text:span text:style-name="T2">38.42692227562325</text:span></text:p>
          </table:table-cell>
          <table:table-cell office:value-type="string" office:string-value="38.42692227562325" table:formula="of:=RIGHT([.K74];LEN([.K74])-4)" table:style-name="ce4">
            <text:p>38.42692227562325</text:p>
          </table:table-cell>
          <table:table-cell office:value-type="float" office:value="38.426922275623198" table:formula="of:=[.L74]+0" table:style-name="ce4">
            <text:p>38.43</text:p>
          </table:table-cell>
          <table:table-cell office:value-type="string" table:style-name="ce2">
            <text:p>69<text:span text:style-name="T1">: </text:span><text:span text:style-name="T2">36.98039434518903</text:span></text:p>
          </table:table-cell>
          <table:table-cell office:value-type="string" office:string-value="36.98039434518903" table:formula="of:=RIGHT([.N74];LEN([.N74])-4)" table:style-name="ce4">
            <text:p>36.98039434518903</text:p>
          </table:table-cell>
          <table:table-cell office:value-type="float" office:value="36.980394345188998" table:formula="of:=[.O74]+0" table:style-name="ce4">
            <text:p>36.98</text:p>
          </table:table-cell>
          <table:table-cell table:number-columns-repeated="2" table:style-name="ce1"/>
          <table:table-cell office:value-type="float" office:value="114.8440393055846" table:formula="of:=([.D74]+[.G74]+[.J74]+[.M74]+[.P74])/2" table:style-name="ce4">
            <text:p>114.84</text:p>
          </table:table-cell>
          <table:table-cell table:number-columns-repeated="16365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42.630960843108156</text:span></text:p>
          </table:table-cell>
          <table:table-cell office:value-type="string" office:string-value="42.630960843108156" table:formula="of:=RIGHT([.B75];LEN([.B75])-4)" table:style-name="ce4">
            <text:p>42.630960843108156</text:p>
          </table:table-cell>
          <table:table-cell office:value-type="float" office:value="42.630960843108099" table:formula="of:=[.C75]+0" table:style-name="ce4">
            <text:p>42.63</text:p>
          </table:table-cell>
          <table:table-cell office:value-type="string" table:style-name="ce2">
            <text:p>70<text:span text:style-name="T1">: </text:span><text:span text:style-name="T2">59.297035404764074</text:span></text:p>
          </table:table-cell>
          <table:table-cell office:value-type="string" office:string-value="59.297035404764074" table:formula="of:=RIGHT([.E75];LEN([.E75])-4)" table:style-name="ce4">
            <text:p>59.297035404764074</text:p>
          </table:table-cell>
          <table:table-cell office:value-type="float" office:value="59.297035404764003" table:formula="of:=[.F75]+0" table:style-name="ce4">
            <text:p>59.30</text:p>
          </table:table-cell>
          <table:table-cell office:value-type="string" table:style-name="ce2">
            <text:p>70<text:span text:style-name="T1">: </text:span><text:span text:style-name="T2">44.84409215677091</text:span></text:p>
          </table:table-cell>
          <table:table-cell office:value-type="string" office:string-value="44.84409215677091" table:formula="of:=RIGHT([.H75];LEN([.H75])-4)" table:style-name="ce4">
            <text:p>44.84409215677091</text:p>
          </table:table-cell>
          <table:table-cell office:value-type="float" office:value="44.844092156770898" table:formula="of:=[.I75]+0" table:style-name="ce4">
            <text:p>44.84</text:p>
          </table:table-cell>
          <table:table-cell office:value-type="string" table:style-name="ce2">
            <text:p>70<text:span text:style-name="T1">: </text:span><text:span text:style-name="T2">41.73511890280189</text:span></text:p>
          </table:table-cell>
          <table:table-cell office:value-type="string" office:string-value="41.73511890280189" table:formula="of:=RIGHT([.K75];LEN([.K75])-4)" table:style-name="ce4">
            <text:p>41.73511890280189</text:p>
          </table:table-cell>
          <table:table-cell office:value-type="float" office:value="41.735118902801801" table:formula="of:=[.L75]+0" table:style-name="ce4">
            <text:p>41.74</text:p>
          </table:table-cell>
          <table:table-cell office:value-type="string" table:style-name="ce2">
            <text:p>70<text:span text:style-name="T1">: </text:span><text:span text:style-name="T2">27.253596139859383</text:span></text:p>
          </table:table-cell>
          <table:table-cell office:value-type="string" office:string-value="27.253596139859383" table:formula="of:=RIGHT([.N75];LEN([.N75])-4)" table:style-name="ce4">
            <text:p>27.253596139859383</text:p>
          </table:table-cell>
          <table:table-cell office:value-type="float" office:value="27.253596139859301" table:formula="of:=[.O75]+0" table:style-name="ce4">
            <text:p>27.25</text:p>
          </table:table-cell>
          <table:table-cell table:number-columns-repeated="2" table:style-name="ce1"/>
          <table:table-cell office:value-type="float" office:value="107.88040172365204" table:formula="of:=([.D75]+[.G75]+[.J75]+[.M75]+[.P75])/2" table:style-name="ce4">
            <text:p>107.88</text:p>
          </table:table-cell>
          <table:table-cell table:number-columns-repeated="16365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3.28697769481238</text:span></text:p>
          </table:table-cell>
          <table:table-cell office:value-type="string" office:string-value="43.28697769481238" table:formula="of:=RIGHT([.B76];LEN([.B76])-4)" table:style-name="ce4">
            <text:p>43.28697769481238</text:p>
          </table:table-cell>
          <table:table-cell office:value-type="float" office:value="43.2869776948123" table:formula="of:=[.C76]+0" table:style-name="ce4">
            <text:p>43.29</text:p>
          </table:table-cell>
          <table:table-cell office:value-type="string" table:style-name="ce2">
            <text:p>71<text:span text:style-name="T1">: </text:span><text:span text:style-name="T2">49.935571258639115</text:span></text:p>
          </table:table-cell>
          <table:table-cell office:value-type="string" office:string-value="49.935571258639115" table:formula="of:=RIGHT([.E76];LEN([.E76])-4)" table:style-name="ce4">
            <text:p>49.935571258639115</text:p>
          </table:table-cell>
          <table:table-cell office:value-type="float" office:value="49.935571258639101" table:formula="of:=[.F76]+0" table:style-name="ce4">
            <text:p>49.94</text:p>
          </table:table-cell>
          <table:table-cell office:value-type="string" table:style-name="ce2">
            <text:p>71<text:span text:style-name="T1">: </text:span><text:span text:style-name="T2">47.12026492642833</text:span></text:p>
          </table:table-cell>
          <table:table-cell office:value-type="string" office:string-value="47.12026492642833" table:formula="of:=RIGHT([.H76];LEN([.H76])-4)" table:style-name="ce4">
            <text:p>47.12026492642833</text:p>
          </table:table-cell>
          <table:table-cell office:value-type="float" office:value="47.120264926428298" table:formula="of:=[.I76]+0" table:style-name="ce4">
            <text:p>47.12</text:p>
          </table:table-cell>
          <table:table-cell office:value-type="string" table:style-name="ce2">
            <text:p>71<text:span text:style-name="T1">: </text:span><text:span text:style-name="T2">49.53344148440594</text:span></text:p>
          </table:table-cell>
          <table:table-cell office:value-type="string" office:string-value="49.53344148440594" table:formula="of:=RIGHT([.K76];LEN([.K76])-4)" table:style-name="ce4">
            <text:p>49.53344148440594</text:p>
          </table:table-cell>
          <table:table-cell office:value-type="float" office:value="49.533441484405898" table:formula="of:=[.L76]+0" table:style-name="ce4">
            <text:p>49.53</text:p>
          </table:table-cell>
          <table:table-cell office:value-type="string" table:style-name="ce2">
            <text:p>71<text:span text:style-name="T1">: </text:span><text:span text:style-name="T2">29.897427543885197</text:span></text:p>
          </table:table-cell>
          <table:table-cell office:value-type="string" office:string-value="29.897427543885197" table:formula="of:=RIGHT([.N76];LEN([.N76])-4)" table:style-name="ce4">
            <text:p>29.897427543885197</text:p>
          </table:table-cell>
          <table:table-cell office:value-type="float" office:value="29.897427543885101" table:formula="of:=[.O76]+0" table:style-name="ce4">
            <text:p>29.90</text:p>
          </table:table-cell>
          <table:table-cell table:number-columns-repeated="2" table:style-name="ce1"/>
          <table:table-cell office:value-type="float" office:value="109.88684145408534" table:formula="of:=([.D76]+[.G76]+[.J76]+[.M76]+[.P76])/2" table:style-name="ce4">
            <text:p>109.89</text:p>
          </table:table-cell>
          <table:table-cell table:number-columns-repeated="16365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5.59562652404019</text:span></text:p>
          </table:table-cell>
          <table:table-cell office:value-type="string" office:string-value="45.59562652404019" table:formula="of:=RIGHT([.B77];LEN([.B77])-4)" table:style-name="ce4">
            <text:p>45.59562652404019</text:p>
          </table:table-cell>
          <table:table-cell office:value-type="float" office:value="45.5956265240401" table:formula="of:=[.C77]+0" table:style-name="ce4">
            <text:p>45.60</text:p>
          </table:table-cell>
          <table:table-cell office:value-type="string" table:style-name="ce2">
            <text:p>72<text:span text:style-name="T1">: </text:span><text:span text:style-name="T2">49.6157583647164</text:span></text:p>
          </table:table-cell>
          <table:table-cell office:value-type="string" office:string-value="49.6157583647164" table:formula="of:=RIGHT([.E77];LEN([.E77])-4)" table:style-name="ce4">
            <text:p>49.6157583647164</text:p>
          </table:table-cell>
          <table:table-cell office:value-type="float" office:value="49.615758364716399" table:formula="of:=[.F77]+0" table:style-name="ce4">
            <text:p>49.62</text:p>
          </table:table-cell>
          <table:table-cell office:value-type="string" table:style-name="ce2">
            <text:p>72<text:span text:style-name="T1">: </text:span><text:span text:style-name="T2">49.70668264598079</text:span></text:p>
          </table:table-cell>
          <table:table-cell office:value-type="string" office:string-value="49.70668264598079" table:formula="of:=RIGHT([.H77];LEN([.H77])-4)" table:style-name="ce4">
            <text:p>49.70668264598079</text:p>
          </table:table-cell>
          <table:table-cell office:value-type="float" office:value="49.706682645980699" table:formula="of:=[.I77]+0" table:style-name="ce4">
            <text:p>49.71</text:p>
          </table:table-cell>
          <table:table-cell office:value-type="string" table:style-name="ce2">
            <text:p>72<text:span text:style-name="T1">: </text:span><text:span text:style-name="T2">48.267995993757424</text:span></text:p>
          </table:table-cell>
          <table:table-cell office:value-type="string" office:string-value="48.267995993757424" table:formula="of:=RIGHT([.K77];LEN([.K77])-4)" table:style-name="ce4">
            <text:p>48.267995993757424</text:p>
          </table:table-cell>
          <table:table-cell office:value-type="float" office:value="48.267995993757403" table:formula="of:=[.L77]+0" table:style-name="ce4">
            <text:p>48.27</text:p>
          </table:table-cell>
          <table:table-cell office:value-type="string" table:style-name="ce2">
            <text:p>72<text:span text:style-name="T1">: </text:span><text:span text:style-name="T2">23.198419554931938</text:span></text:p>
          </table:table-cell>
          <table:table-cell office:value-type="string" office:string-value="23.198419554931938" table:formula="of:=RIGHT([.N77];LEN([.N77])-4)" table:style-name="ce4">
            <text:p>23.198419554931938</text:p>
          </table:table-cell>
          <table:table-cell office:value-type="float" office:value="23.198419554931899" table:formula="of:=[.O77]+0" table:style-name="ce4">
            <text:p>23.20</text:p>
          </table:table-cell>
          <table:table-cell table:number-columns-repeated="2" table:style-name="ce1"/>
          <table:table-cell office:value-type="float" office:value="108.19224154171324" table:formula="of:=([.D77]+[.G77]+[.J77]+[.M77]+[.P77])/2" table:style-name="ce4">
            <text:p>108.19</text:p>
          </table:table-cell>
          <table:table-cell table:number-columns-repeated="16365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0.872412081997105</text:span></text:p>
          </table:table-cell>
          <table:table-cell office:value-type="string" office:string-value="40.872412081997105" table:formula="of:=RIGHT([.B78];LEN([.B78])-4)" table:style-name="ce4">
            <text:p>40.872412081997105</text:p>
          </table:table-cell>
          <table:table-cell office:value-type="float" office:value="40.872412081997098" table:formula="of:=[.C78]+0" table:style-name="ce4">
            <text:p>40.87</text:p>
          </table:table-cell>
          <table:table-cell office:value-type="string" table:style-name="ce2">
            <text:p>73<text:span text:style-name="T1">: </text:span><text:span text:style-name="T2">56.654750543833565</text:span></text:p>
          </table:table-cell>
          <table:table-cell office:value-type="string" office:string-value="56.654750543833565" table:formula="of:=RIGHT([.E78];LEN([.E78])-4)" table:style-name="ce4">
            <text:p>56.654750543833565</text:p>
          </table:table-cell>
          <table:table-cell office:value-type="float" office:value="56.654750543833501" table:formula="of:=[.F78]+0" table:style-name="ce4">
            <text:p>56.65</text:p>
          </table:table-cell>
          <table:table-cell office:value-type="string" table:style-name="ce2">
            <text:p>73<text:span text:style-name="T1">: </text:span><text:span text:style-name="T2">49.045009277385226</text:span></text:p>
          </table:table-cell>
          <table:table-cell office:value-type="string" office:string-value="49.045009277385226" table:formula="of:=RIGHT([.H78];LEN([.H78])-4)" table:style-name="ce4">
            <text:p>49.045009277385226</text:p>
          </table:table-cell>
          <table:table-cell office:value-type="float" office:value="49.045009277385198" table:formula="of:=[.I78]+0" table:style-name="ce4">
            <text:p>49.05</text:p>
          </table:table-cell>
          <table:table-cell office:value-type="string" table:style-name="ce2">
            <text:p>73<text:span text:style-name="T1">: </text:span><text:span text:style-name="T2">44.42065019900101</text:span></text:p>
          </table:table-cell>
          <table:table-cell office:value-type="string" office:string-value="44.42065019900101" table:formula="of:=RIGHT([.K78];LEN([.K78])-4)" table:style-name="ce4">
            <text:p>44.42065019900101</text:p>
          </table:table-cell>
          <table:table-cell office:value-type="float" office:value="44.420650199001003" table:formula="of:=[.L78]+0" table:style-name="ce4">
            <text:p>44.42</text:p>
          </table:table-cell>
          <table:table-cell office:value-type="string" table:style-name="ce2">
            <text:p>73<text:span text:style-name="T1">: </text:span><text:span text:style-name="T2">26.63838642109398</text:span></text:p>
          </table:table-cell>
          <table:table-cell office:value-type="string" office:string-value="26.63838642109398" table:formula="of:=RIGHT([.N78];LEN([.N78])-4)" table:style-name="ce4">
            <text:p>26.63838642109398</text:p>
          </table:table-cell>
          <table:table-cell office:value-type="float" office:value="26.638386421093902" table:formula="of:=[.O78]+0" table:style-name="ce4">
            <text:p>26.64</text:p>
          </table:table-cell>
          <table:table-cell table:number-columns-repeated="2" table:style-name="ce1"/>
          <table:table-cell office:value-type="float" office:value="108.81560426165535" table:formula="of:=([.D78]+[.G78]+[.J78]+[.M78]+[.P78])/2" table:style-name="ce4">
            <text:p>108.82</text:p>
          </table:table-cell>
          <table:table-cell table:number-columns-repeated="16365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52.19947937383722</text:span></text:p>
          </table:table-cell>
          <table:table-cell office:value-type="string" office:string-value="52.19947937383722" table:formula="of:=RIGHT([.B79];LEN([.B79])-4)" table:style-name="ce4">
            <text:p>52.19947937383722</text:p>
          </table:table-cell>
          <table:table-cell office:value-type="float" office:value="52.1994793738372" table:formula="of:=[.C79]+0" table:style-name="ce4">
            <text:p>52.20</text:p>
          </table:table-cell>
          <table:table-cell office:value-type="string" table:style-name="ce2">
            <text:p>74<text:span text:style-name="T1">: </text:span><text:span text:style-name="T2">58.61856610317775</text:span></text:p>
          </table:table-cell>
          <table:table-cell office:value-type="string" office:string-value="58.61856610317775" table:formula="of:=RIGHT([.E79];LEN([.E79])-4)" table:style-name="ce4">
            <text:p>58.61856610317775</text:p>
          </table:table-cell>
          <table:table-cell office:value-type="float" office:value="58.618566103177699" table:formula="of:=[.F79]+0" table:style-name="ce4">
            <text:p>58.62</text:p>
          </table:table-cell>
          <table:table-cell office:value-type="string" table:style-name="ce2">
            <text:p>74<text:span text:style-name="T1">: </text:span><text:span text:style-name="T2">41.85361369922485</text:span></text:p>
          </table:table-cell>
          <table:table-cell office:value-type="string" office:string-value="41.85361369922485" table:formula="of:=RIGHT([.H79];LEN([.H79])-4)" table:style-name="ce4">
            <text:p>41.85361369922485</text:p>
          </table:table-cell>
          <table:table-cell office:value-type="float" office:value="41.853613699224802" table:formula="of:=[.I79]+0" table:style-name="ce4">
            <text:p>41.85</text:p>
          </table:table-cell>
          <table:table-cell office:value-type="string" table:style-name="ce2">
            <text:p>74<text:span text:style-name="T1">: </text:span><text:span text:style-name="T2">45.521027538253314</text:span></text:p>
          </table:table-cell>
          <table:table-cell office:value-type="string" office:string-value="45.521027538253314" table:formula="of:=RIGHT([.K79];LEN([.K79])-4)" table:style-name="ce4">
            <text:p>45.521027538253314</text:p>
          </table:table-cell>
          <table:table-cell office:value-type="float" office:value="45.5210275382533" table:formula="of:=[.L79]+0" table:style-name="ce4">
            <text:p>45.52</text:p>
          </table:table-cell>
          <table:table-cell office:value-type="string" table:style-name="ce2">
            <text:p>74<text:span text:style-name="T1">: </text:span><text:span text:style-name="T2">27.56505121789063</text:span></text:p>
          </table:table-cell>
          <table:table-cell office:value-type="string" office:string-value="27.56505121789063" table:formula="of:=RIGHT([.N79];LEN([.N79])-4)" table:style-name="ce4">
            <text:p>27.56505121789063</text:p>
          </table:table-cell>
          <table:table-cell office:value-type="float" office:value="27.565051217890598" table:formula="of:=[.O79]+0" table:style-name="ce4">
            <text:p>27.57</text:p>
          </table:table-cell>
          <table:table-cell table:number-columns-repeated="2" table:style-name="ce1"/>
          <table:table-cell office:value-type="float" office:value="112.87886896619179" table:formula="of:=([.D79]+[.G79]+[.J79]+[.M79]+[.P79])/2" table:style-name="ce4">
            <text:p>112.88</text:p>
          </table:table-cell>
          <table:table-cell table:number-columns-repeated="16365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8.972918267671545</text:span></text:p>
          </table:table-cell>
          <table:table-cell office:value-type="string" office:string-value="48.972918267671545" table:formula="of:=RIGHT([.B80];LEN([.B80])-4)" table:style-name="ce4">
            <text:p>48.972918267671545</text:p>
          </table:table-cell>
          <table:table-cell office:value-type="float" office:value="48.972918267671503" table:formula="of:=[.C80]+0" table:style-name="ce4">
            <text:p>48.97</text:p>
          </table:table-cell>
          <table:table-cell office:value-type="string" table:style-name="ce2">
            <text:p>75<text:span text:style-name="T1">: </text:span><text:span text:style-name="T2">65.78581525751625</text:span></text:p>
          </table:table-cell>
          <table:table-cell office:value-type="string" office:string-value="65.78581525751625" table:formula="of:=RIGHT([.E80];LEN([.E80])-4)" table:style-name="ce4">
            <text:p>65.78581525751625</text:p>
          </table:table-cell>
          <table:table-cell office:value-type="float" office:value="65.785815257516205" table:formula="of:=[.F80]+0" table:style-name="ce4">
            <text:p>65.79</text:p>
          </table:table-cell>
          <table:table-cell office:value-type="string" table:style-name="ce2">
            <text:p>75<text:span text:style-name="T1">: </text:span><text:span text:style-name="T2">48.959796319451534</text:span></text:p>
          </table:table-cell>
          <table:table-cell office:value-type="string" office:string-value="48.959796319451534" table:formula="of:=RIGHT([.H80];LEN([.H80])-4)" table:style-name="ce4">
            <text:p>48.959796319451534</text:p>
          </table:table-cell>
          <table:table-cell office:value-type="float" office:value="48.959796319451499" table:formula="of:=[.I80]+0" table:style-name="ce4">
            <text:p>48.96</text:p>
          </table:table-cell>
          <table:table-cell office:value-type="string" table:style-name="ce2">
            <text:p>75<text:span text:style-name="T1">: </text:span><text:span text:style-name="T2">52.19914801135779</text:span></text:p>
          </table:table-cell>
          <table:table-cell office:value-type="string" office:string-value="52.19914801135779" table:formula="of:=RIGHT([.K80];LEN([.K80])-4)" table:style-name="ce4">
            <text:p>52.19914801135779</text:p>
          </table:table-cell>
          <table:table-cell office:value-type="float" office:value="52.1991480113577" table:formula="of:=[.L80]+0" table:style-name="ce4">
            <text:p>52.20</text:p>
          </table:table-cell>
          <table:table-cell office:value-type="string" table:style-name="ce2">
            <text:p>75<text:span text:style-name="T1">: </text:span><text:span text:style-name="T2">27.842709699161837</text:span></text:p>
          </table:table-cell>
          <table:table-cell office:value-type="string" office:string-value="27.842709699161837" table:formula="of:=RIGHT([.N80];LEN([.N80])-4)" table:style-name="ce4">
            <text:p>27.842709699161837</text:p>
          </table:table-cell>
          <table:table-cell office:value-type="float" office:value="27.842709699161801" table:formula="of:=[.O80]+0" table:style-name="ce4">
            <text:p>27.84</text:p>
          </table:table-cell>
          <table:table-cell table:number-columns-repeated="2" table:style-name="ce1"/>
          <table:table-cell office:value-type="float" office:value="121.88019377757934" table:formula="of:=([.D80]+[.G80]+[.J80]+[.M80]+[.P80])/2" table:style-name="ce4">
            <text:p>121.88</text:p>
          </table:table-cell>
          <table:table-cell table:number-columns-repeated="16365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6.205085767757566</text:span></text:p>
          </table:table-cell>
          <table:table-cell office:value-type="string" office:string-value="46.205085767757566" table:formula="of:=RIGHT([.B81];LEN([.B81])-4)" table:style-name="ce4">
            <text:p>46.205085767757566</text:p>
          </table:table-cell>
          <table:table-cell office:value-type="float" office:value="46.205085767757502" table:formula="of:=[.C81]+0" table:style-name="ce4">
            <text:p>46.21</text:p>
          </table:table-cell>
          <table:table-cell office:value-type="string" table:style-name="ce2">
            <text:p>76<text:span text:style-name="T1">: </text:span><text:span text:style-name="T2">65.74217157576466</text:span></text:p>
          </table:table-cell>
          <table:table-cell office:value-type="string" office:string-value="65.74217157576466" table:formula="of:=RIGHT([.E81];LEN([.E81])-4)" table:style-name="ce4">
            <text:p>65.74217157576466</text:p>
          </table:table-cell>
          <table:table-cell office:value-type="float" office:value="65.742171575764601" table:formula="of:=[.F81]+0" table:style-name="ce4">
            <text:p>65.74</text:p>
          </table:table-cell>
          <table:table-cell office:value-type="string" table:style-name="ce2">
            <text:p>76<text:span text:style-name="T1">: </text:span><text:span text:style-name="T2">50.382502908326146</text:span></text:p>
          </table:table-cell>
          <table:table-cell office:value-type="string" office:string-value="50.382502908326146" table:formula="of:=RIGHT([.H81];LEN([.H81])-4)" table:style-name="ce4">
            <text:p>50.382502908326146</text:p>
          </table:table-cell>
          <table:table-cell office:value-type="float" office:value="50.382502908326103" table:formula="of:=[.I81]+0" table:style-name="ce4">
            <text:p>50.38</text:p>
          </table:table-cell>
          <table:table-cell office:value-type="string" table:style-name="ce2">
            <text:p>76<text:span text:style-name="T1">: </text:span><text:span text:style-name="T2">54.76205774445598</text:span></text:p>
          </table:table-cell>
          <table:table-cell office:value-type="string" office:string-value="54.76205774445598" table:formula="of:=RIGHT([.K81];LEN([.K81])-4)" table:style-name="ce4">
            <text:p>54.76205774445598</text:p>
          </table:table-cell>
          <table:table-cell office:value-type="float" office:value="54.762057744455902" table:formula="of:=[.L81]+0" table:style-name="ce4">
            <text:p>54.76</text:p>
          </table:table-cell>
          <table:table-cell office:value-type="string" table:style-name="ce2">
            <text:p>76<text:span text:style-name="T1">: </text:span><text:span text:style-name="T2">23.743825743083626</text:span></text:p>
          </table:table-cell>
          <table:table-cell office:value-type="string" office:string-value="23.743825743083626" table:formula="of:=RIGHT([.N81];LEN([.N81])-4)" table:style-name="ce4">
            <text:p>23.743825743083626</text:p>
          </table:table-cell>
          <table:table-cell office:value-type="float" office:value="23.743825743083601" table:formula="of:=[.O81]+0" table:style-name="ce4">
            <text:p>23.74</text:p>
          </table:table-cell>
          <table:table-cell table:number-columns-repeated="2" table:style-name="ce1"/>
          <table:table-cell office:value-type="float" office:value="120.41782186969384" table:formula="of:=([.D81]+[.G81]+[.J81]+[.M81]+[.P81])/2" table:style-name="ce4">
            <text:p>120.42</text:p>
          </table:table-cell>
          <table:table-cell table:number-columns-repeated="16365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6.62899153237854</text:span></text:p>
          </table:table-cell>
          <table:table-cell office:value-type="string" office:string-value="56.62899153237854" table:formula="of:=RIGHT([.B82];LEN([.B82])-4)" table:style-name="ce4">
            <text:p>56.62899153237854</text:p>
          </table:table-cell>
          <table:table-cell office:value-type="float" office:value="56.6289915323785" table:formula="of:=[.C82]+0" table:style-name="ce4">
            <text:p>56.63</text:p>
          </table:table-cell>
          <table:table-cell office:value-type="string" table:style-name="ce2">
            <text:p>77<text:span text:style-name="T1">: </text:span><text:span text:style-name="T2">58.88475998640602</text:span></text:p>
          </table:table-cell>
          <table:table-cell office:value-type="string" office:string-value="58.88475998640602" table:formula="of:=RIGHT([.E82];LEN([.E82])-4)" table:style-name="ce4">
            <text:p>58.88475998640602</text:p>
          </table:table-cell>
          <table:table-cell office:value-type="float" office:value="58.884759986406003" table:formula="of:=[.F82]+0" table:style-name="ce4">
            <text:p>58.88</text:p>
          </table:table-cell>
          <table:table-cell office:value-type="string" table:style-name="ce2">
            <text:p>77<text:span text:style-name="T1">: </text:span><text:span text:style-name="T2">43.38606819781819</text:span></text:p>
          </table:table-cell>
          <table:table-cell office:value-type="string" office:string-value="43.38606819781819" table:formula="of:=RIGHT([.H82];LEN([.H82])-4)" table:style-name="ce4">
            <text:p>43.38606819781819</text:p>
          </table:table-cell>
          <table:table-cell office:value-type="float" office:value="43.386068197818098" table:formula="of:=[.I82]+0" table:style-name="ce4">
            <text:p>43.39</text:p>
          </table:table-cell>
          <table:table-cell office:value-type="string" table:style-name="ce2">
            <text:p>77<text:span text:style-name="T1">: </text:span><text:span text:style-name="T2">44.404481811918885</text:span></text:p>
          </table:table-cell>
          <table:table-cell office:value-type="string" office:string-value="44.404481811918885" table:formula="of:=RIGHT([.K82];LEN([.K82])-4)" table:style-name="ce4">
            <text:p>44.404481811918885</text:p>
          </table:table-cell>
          <table:table-cell office:value-type="float" office:value="44.404481811918799" table:formula="of:=[.L82]+0" table:style-name="ce4">
            <text:p>44.40</text:p>
          </table:table-cell>
          <table:table-cell office:value-type="string" table:style-name="ce2">
            <text:p>77<text:span text:style-name="T1">: </text:span><text:span text:style-name="T2">24.53443945022245</text:span></text:p>
          </table:table-cell>
          <table:table-cell office:value-type="string" office:string-value="24.53443945022245" table:formula="of:=RIGHT([.N82];LEN([.N82])-4)" table:style-name="ce4">
            <text:p>24.53443945022245</text:p>
          </table:table-cell>
          <table:table-cell office:value-type="float" office:value="24.534439450222401" table:formula="of:=[.O82]+0" table:style-name="ce4">
            <text:p>24.53</text:p>
          </table:table-cell>
          <table:table-cell table:number-columns-repeated="2" table:style-name="ce1"/>
          <table:table-cell office:value-type="float" office:value="113.9193704893719" table:formula="of:=([.D82]+[.G82]+[.J82]+[.M82]+[.P82])/2" table:style-name="ce4">
            <text:p>113.92</text:p>
          </table:table-cell>
          <table:table-cell table:number-columns-repeated="16365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46.10134434891648</text:span></text:p>
          </table:table-cell>
          <table:table-cell office:value-type="string" office:string-value="46.10134434891648" table:formula="of:=RIGHT([.B83];LEN([.B83])-4)" table:style-name="ce4">
            <text:p>46.10134434891648</text:p>
          </table:table-cell>
          <table:table-cell office:value-type="float" office:value="46.101344348916399" table:formula="of:=[.C83]+0" table:style-name="ce4">
            <text:p>46.10</text:p>
          </table:table-cell>
          <table:table-cell office:value-type="string" table:style-name="ce2">
            <text:p>78<text:span text:style-name="T1">: </text:span><text:span text:style-name="T2">59.74562932261375</text:span></text:p>
          </table:table-cell>
          <table:table-cell office:value-type="string" office:string-value="59.74562932261375" table:formula="of:=RIGHT([.E83];LEN([.E83])-4)" table:style-name="ce4">
            <text:p>59.74562932261375</text:p>
          </table:table-cell>
          <table:table-cell office:value-type="float" office:value="59.745629322613702" table:formula="of:=[.F83]+0" table:style-name="ce4">
            <text:p>59.75</text:p>
          </table:table-cell>
          <table:table-cell office:value-type="string" table:style-name="ce2">
            <text:p>78<text:span text:style-name="T1">: </text:span><text:span text:style-name="T2">47.429545935213824</text:span></text:p>
          </table:table-cell>
          <table:table-cell office:value-type="string" office:string-value="47.429545935213824" table:formula="of:=RIGHT([.H83];LEN([.H83])-4)" table:style-name="ce4">
            <text:p>47.429545935213824</text:p>
          </table:table-cell>
          <table:table-cell office:value-type="float" office:value="47.429545935213802" table:formula="of:=[.I83]+0" table:style-name="ce4">
            <text:p>47.43</text:p>
          </table:table-cell>
          <table:table-cell office:value-type="string" table:style-name="ce2">
            <text:p>78<text:span text:style-name="T1">: </text:span><text:span text:style-name="T2">52.495140135714834</text:span></text:p>
          </table:table-cell>
          <table:table-cell office:value-type="string" office:string-value="52.495140135714834" table:formula="of:=RIGHT([.K83];LEN([.K83])-4)" table:style-name="ce4">
            <text:p>52.495140135714834</text:p>
          </table:table-cell>
          <table:table-cell office:value-type="float" office:value="52.495140135714799" table:formula="of:=[.L83]+0" table:style-name="ce4">
            <text:p>52.50</text:p>
          </table:table-cell>
          <table:table-cell office:value-type="string" table:style-name="ce2">
            <text:p>78<text:span text:style-name="T1">: </text:span><text:span text:style-name="T2">23.93032467135644</text:span></text:p>
          </table:table-cell>
          <table:table-cell office:value-type="string" office:string-value="23.93032467135644" table:formula="of:=RIGHT([.N83];LEN([.N83])-4)" table:style-name="ce4">
            <text:p>23.93032467135644</text:p>
          </table:table-cell>
          <table:table-cell office:value-type="float" office:value="23.930324671356399" table:formula="of:=[.O83]+0" table:style-name="ce4">
            <text:p>23.93</text:p>
          </table:table-cell>
          <table:table-cell table:number-columns-repeated="2" table:style-name="ce1"/>
          <table:table-cell office:value-type="float" office:value="114.85099220690755" table:formula="of:=([.D83]+[.G83]+[.J83]+[.M83]+[.P83])/2" table:style-name="ce4">
            <text:p>114.85</text:p>
          </table:table-cell>
          <table:table-cell table:number-columns-repeated="16365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42.69573167036536</text:span></text:p>
          </table:table-cell>
          <table:table-cell office:value-type="string" office:string-value="42.69573167036536" table:formula="of:=RIGHT([.B84];LEN([.B84])-4)" table:style-name="ce4">
            <text:p>42.69573167036536</text:p>
          </table:table-cell>
          <table:table-cell office:value-type="float" office:value="42.695731670365298" table:formula="of:=[.C84]+0" table:style-name="ce4">
            <text:p>42.70</text:p>
          </table:table-cell>
          <table:table-cell office:value-type="string" table:style-name="ce2">
            <text:p>79<text:span text:style-name="T1">: </text:span><text:span text:style-name="T2">66.02304415986158</text:span></text:p>
          </table:table-cell>
          <table:table-cell office:value-type="string" office:string-value="66.02304415986158" table:formula="of:=RIGHT([.E84];LEN([.E84])-4)" table:style-name="ce4">
            <text:p>66.02304415986158</text:p>
          </table:table-cell>
          <table:table-cell office:value-type="float" office:value="66.023044159861499" table:formula="of:=[.F84]+0" table:style-name="ce4">
            <text:p>66.02</text:p>
          </table:table-cell>
          <table:table-cell office:value-type="string" table:style-name="ce2">
            <text:p>79<text:span text:style-name="T1">: </text:span><text:span text:style-name="T2">39.974188468150395</text:span></text:p>
          </table:table-cell>
          <table:table-cell office:value-type="string" office:string-value="39.974188468150395" table:formula="of:=RIGHT([.H84];LEN([.H84])-4)" table:style-name="ce4">
            <text:p>39.974188468150395</text:p>
          </table:table-cell>
          <table:table-cell office:value-type="float" office:value="39.974188468150302" table:formula="of:=[.I84]+0" table:style-name="ce4">
            <text:p>39.97</text:p>
          </table:table-cell>
          <table:table-cell office:value-type="string" table:style-name="ce2">
            <text:p>79<text:span text:style-name="T1">: </text:span><text:span text:style-name="T2">49.79086306310954</text:span></text:p>
          </table:table-cell>
          <table:table-cell office:value-type="string" office:string-value="49.79086306310954" table:formula="of:=RIGHT([.K84];LEN([.K84])-4)" table:style-name="ce4">
            <text:p>49.79086306310954</text:p>
          </table:table-cell>
          <table:table-cell office:value-type="float" office:value="49.790863063109498" table:formula="of:=[.L84]+0" table:style-name="ce4">
            <text:p>49.79</text:p>
          </table:table-cell>
          <table:table-cell office:value-type="string" table:style-name="ce2">
            <text:p>79<text:span text:style-name="T1">: </text:span><text:span text:style-name="T2">30.801723768682415</text:span></text:p>
          </table:table-cell>
          <table:table-cell office:value-type="string" office:string-value="30.801723768682415" table:formula="of:=RIGHT([.N84];LEN([.N84])-4)" table:style-name="ce4">
            <text:p>30.801723768682415</text:p>
          </table:table-cell>
          <table:table-cell office:value-type="float" office:value="30.8017237686824" table:formula="of:=[.O84]+0" table:style-name="ce4">
            <text:p>30.80</text:p>
          </table:table-cell>
          <table:table-cell table:number-columns-repeated="2" table:style-name="ce1"/>
          <table:table-cell office:value-type="float" office:value="114.64277556508449" table:formula="of:=([.D84]+[.G84]+[.J84]+[.M84]+[.P84])/2" table:style-name="ce4">
            <text:p>114.64</text:p>
          </table:table-cell>
          <table:table-cell table:number-columns-repeated="16365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8.59360905011193</text:span></text:p>
          </table:table-cell>
          <table:table-cell office:value-type="string" office:string-value="38.59360905011193" table:formula="of:=RIGHT([.B85];LEN([.B85])-4)" table:style-name="ce4">
            <text:p>38.59360905011193</text:p>
          </table:table-cell>
          <table:table-cell office:value-type="float" office:value="38.593609050111901" table:formula="of:=[.C85]+0" table:style-name="ce4">
            <text:p>38.59</text:p>
          </table:table-cell>
          <table:table-cell office:value-type="string" table:style-name="ce2">
            <text:p>80<text:span text:style-name="T1">: </text:span><text:span text:style-name="T2">60.46801442043395</text:span></text:p>
          </table:table-cell>
          <table:table-cell office:value-type="string" office:string-value="60.46801442043395" table:formula="of:=RIGHT([.E85];LEN([.E85])-4)" table:style-name="ce4">
            <text:p>60.46801442043395</text:p>
          </table:table-cell>
          <table:table-cell office:value-type="float" office:value="60.468014420433903" table:formula="of:=[.F85]+0" table:style-name="ce4">
            <text:p>60.47</text:p>
          </table:table-cell>
          <table:table-cell office:value-type="string" table:style-name="ce2">
            <text:p>80<text:span text:style-name="T1">: </text:span><text:span text:style-name="T2">45.83550256801916</text:span></text:p>
          </table:table-cell>
          <table:table-cell office:value-type="string" office:string-value="45.83550256801916" table:formula="of:=RIGHT([.H85];LEN([.H85])-4)" table:style-name="ce4">
            <text:p>45.83550256801916</text:p>
          </table:table-cell>
          <table:table-cell office:value-type="float" office:value="45.835502568019102" table:formula="of:=[.I85]+0" table:style-name="ce4">
            <text:p>45.84</text:p>
          </table:table-cell>
          <table:table-cell office:value-type="string" table:style-name="ce2">
            <text:p>80<text:span text:style-name="T1">: </text:span><text:span text:style-name="T2">47.72950874894559</text:span></text:p>
          </table:table-cell>
          <table:table-cell office:value-type="string" office:string-value="47.72950874894559" table:formula="of:=RIGHT([.K85];LEN([.K85])-4)" table:style-name="ce4">
            <text:p>47.72950874894559</text:p>
          </table:table-cell>
          <table:table-cell office:value-type="float" office:value="47.729508748945499" table:formula="of:=[.L85]+0" table:style-name="ce4">
            <text:p>47.73</text:p>
          </table:table-cell>
          <table:table-cell office:value-type="string" table:style-name="ce2">
            <text:p>80<text:span text:style-name="T1">: </text:span><text:span text:style-name="T2">22.638666518318225</text:span></text:p>
          </table:table-cell>
          <table:table-cell office:value-type="string" office:string-value="22.638666518318225" table:formula="of:=RIGHT([.N85];LEN([.N85])-4)" table:style-name="ce4">
            <text:p>22.638666518318225</text:p>
          </table:table-cell>
          <table:table-cell office:value-type="float" office:value="22.6386665183182" table:formula="of:=[.O85]+0" table:style-name="ce4">
            <text:p>22.64</text:p>
          </table:table-cell>
          <table:table-cell table:number-columns-repeated="2" table:style-name="ce1"/>
          <table:table-cell office:value-type="float" office:value="107.63265065291431" table:formula="of:=([.D85]+[.G85]+[.J85]+[.M85]+[.P85])/2" table:style-name="ce4">
            <text:p>107.63</text:p>
          </table:table-cell>
          <table:table-cell table:number-columns-repeated="16365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2.68561545682382</text:span></text:p>
          </table:table-cell>
          <table:table-cell office:value-type="string" office:string-value="32.68561545682382" table:formula="of:=RIGHT([.B86];LEN([.B86])-4)" table:style-name="ce4">
            <text:p>32.68561545682382</text:p>
          </table:table-cell>
          <table:table-cell office:value-type="float" office:value="32.685615456823797" table:formula="of:=[.C86]+0" table:style-name="ce4">
            <text:p>32.69</text:p>
          </table:table-cell>
          <table:table-cell office:value-type="string" table:style-name="ce2">
            <text:p>81<text:span text:style-name="T1">: </text:span><text:span text:style-name="T2">65.81463446147305</text:span></text:p>
          </table:table-cell>
          <table:table-cell office:value-type="string" office:string-value="65.81463446147305" table:formula="of:=RIGHT([.E86];LEN([.E86])-4)" table:style-name="ce4">
            <text:p>65.81463446147305</text:p>
          </table:table-cell>
          <table:table-cell office:value-type="float" office:value="65.814634461473005" table:formula="of:=[.F86]+0" table:style-name="ce4">
            <text:p>65.81</text:p>
          </table:table-cell>
          <table:table-cell office:value-type="string" table:style-name="ce2">
            <text:p>81<text:span text:style-name="T1">: </text:span><text:span text:style-name="T2">51.43415983920782</text:span></text:p>
          </table:table-cell>
          <table:table-cell office:value-type="string" office:string-value="51.43415983920782" table:formula="of:=RIGHT([.H86];LEN([.H86])-4)" table:style-name="ce4">
            <text:p>51.43415983920782</text:p>
          </table:table-cell>
          <table:table-cell office:value-type="float" office:value="51.434159839207801" table:formula="of:=[.I86]+0" table:style-name="ce4">
            <text:p>51.43</text:p>
          </table:table-cell>
          <table:table-cell office:value-type="string" table:style-name="ce2">
            <text:p>81<text:span text:style-name="T1">: </text:span><text:span text:style-name="T2">43.39173003620026</text:span></text:p>
          </table:table-cell>
          <table:table-cell office:value-type="string" office:string-value="43.39173003620026" table:formula="of:=RIGHT([.K86];LEN([.K86])-4)" table:style-name="ce4">
            <text:p>43.39173003620026</text:p>
          </table:table-cell>
          <table:table-cell office:value-type="float" office:value="43.391730036200201" table:formula="of:=[.L86]+0" table:style-name="ce4">
            <text:p>43.39</text:p>
          </table:table-cell>
          <table:table-cell office:value-type="string" table:style-name="ce2">
            <text:p>81<text:span text:style-name="T1">: </text:span><text:span text:style-name="T2">25.384398236230812</text:span></text:p>
          </table:table-cell>
          <table:table-cell office:value-type="string" office:string-value="25.384398236230812" table:formula="of:=RIGHT([.N86];LEN([.N86])-4)" table:style-name="ce4">
            <text:p>25.384398236230812</text:p>
          </table:table-cell>
          <table:table-cell office:value-type="float" office:value="25.384398236230801" table:formula="of:=[.O86]+0" table:style-name="ce4">
            <text:p>25.38</text:p>
          </table:table-cell>
          <table:table-cell table:number-columns-repeated="2" table:style-name="ce1"/>
          <table:table-cell office:value-type="float" office:value="109.35526901496779" table:formula="of:=([.D86]+[.G86]+[.J86]+[.M86]+[.P86])/2" table:style-name="ce4">
            <text:p>109.36</text:p>
          </table:table-cell>
          <table:table-cell table:number-columns-repeated="16365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0.41540189263902</text:span></text:p>
          </table:table-cell>
          <table:table-cell office:value-type="string" office:string-value="40.41540189263902" table:formula="of:=RIGHT([.B87];LEN([.B87])-4)" table:style-name="ce4">
            <text:p>40.41540189263902</text:p>
          </table:table-cell>
          <table:table-cell office:value-type="float" office:value="40.415401892638997" table:formula="of:=[.C87]+0" table:style-name="ce4">
            <text:p>40.42</text:p>
          </table:table-cell>
          <table:table-cell office:value-type="string" table:style-name="ce2">
            <text:p>82<text:span text:style-name="T1">: </text:span><text:span text:style-name="T2">55.35890742425801</text:span></text:p>
          </table:table-cell>
          <table:table-cell office:value-type="string" office:string-value="55.35890742425801" table:formula="of:=RIGHT([.E87];LEN([.E87])-4)" table:style-name="ce4">
            <text:p>55.35890742425801</text:p>
          </table:table-cell>
          <table:table-cell office:value-type="float" office:value="55.358907424258" table:formula="of:=[.F87]+0" table:style-name="ce4">
            <text:p>55.36</text:p>
          </table:table-cell>
          <table:table-cell office:value-type="string" table:style-name="ce2">
            <text:p>82<text:span text:style-name="T1">: </text:span><text:span text:style-name="T2">42.79377749559025</text:span></text:p>
          </table:table-cell>
          <table:table-cell office:value-type="string" office:string-value="42.79377749559025" table:formula="of:=RIGHT([.H87];LEN([.H87])-4)" table:style-name="ce4">
            <text:p>42.79377749559025</text:p>
          </table:table-cell>
          <table:table-cell office:value-type="float" office:value="42.793777495590199" table:formula="of:=[.I87]+0" table:style-name="ce4">
            <text:p>42.79</text:p>
          </table:table-cell>
          <table:table-cell office:value-type="string" table:style-name="ce2">
            <text:p>82<text:span text:style-name="T1">: </text:span><text:span text:style-name="T2">41.91882055920796</text:span></text:p>
          </table:table-cell>
          <table:table-cell office:value-type="string" office:string-value="41.91882055920796" table:formula="of:=RIGHT([.K87];LEN([.K87])-4)" table:style-name="ce4">
            <text:p>41.91882055920796</text:p>
          </table:table-cell>
          <table:table-cell office:value-type="float" office:value="41.918820559207902" table:formula="of:=[.L87]+0" table:style-name="ce4">
            <text:p>41.92</text:p>
          </table:table-cell>
          <table:table-cell office:value-type="string" table:style-name="ce2">
            <text:p>82<text:span text:style-name="T1">: </text:span><text:span text:style-name="T2">27.486137683406675</text:span></text:p>
          </table:table-cell>
          <table:table-cell office:value-type="string" office:string-value="27.486137683406675" table:formula="of:=RIGHT([.N87];LEN([.N87])-4)" table:style-name="ce4">
            <text:p>27.486137683406675</text:p>
          </table:table-cell>
          <table:table-cell office:value-type="float" office:value="27.4861376834066" table:formula="of:=[.O87]+0" table:style-name="ce4">
            <text:p>27.49</text:p>
          </table:table-cell>
          <table:table-cell table:number-columns-repeated="2" table:style-name="ce1"/>
          <table:table-cell office:value-type="float" office:value="103.98652252755086" table:formula="of:=([.D87]+[.G87]+[.J87]+[.M87]+[.P87])/2" table:style-name="ce4">
            <text:p>103.99</text:p>
          </table:table-cell>
          <table:table-cell table:number-columns-repeated="16365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4.572867745579835</text:span></text:p>
          </table:table-cell>
          <table:table-cell office:value-type="string" office:string-value="44.572867745579835" table:formula="of:=RIGHT([.B88];LEN([.B88])-4)" table:style-name="ce4">
            <text:p>44.572867745579835</text:p>
          </table:table-cell>
          <table:table-cell office:value-type="float" office:value="44.572867745579799" table:formula="of:=[.C88]+0" table:style-name="ce4">
            <text:p>44.57</text:p>
          </table:table-cell>
          <table:table-cell office:value-type="string" table:style-name="ce2">
            <text:p>83<text:span text:style-name="T1">: </text:span><text:span text:style-name="T2">51.79600829165669</text:span></text:p>
          </table:table-cell>
          <table:table-cell office:value-type="string" office:string-value="51.79600829165669" table:formula="of:=RIGHT([.E88];LEN([.E88])-4)" table:style-name="ce4">
            <text:p>51.79600829165669</text:p>
          </table:table-cell>
          <table:table-cell office:value-type="float" office:value="51.796008291656598" table:formula="of:=[.F88]+0" table:style-name="ce4">
            <text:p>51.80</text:p>
          </table:table-cell>
          <table:table-cell office:value-type="string" table:style-name="ce2">
            <text:p>83<text:span text:style-name="T1">: </text:span><text:span text:style-name="T2">50.82237273440146</text:span></text:p>
          </table:table-cell>
          <table:table-cell office:value-type="string" office:string-value="50.82237273440146" table:formula="of:=RIGHT([.H88];LEN([.H88])-4)" table:style-name="ce4">
            <text:p>50.82237273440146</text:p>
          </table:table-cell>
          <table:table-cell office:value-type="float" office:value="50.822372734401398" table:formula="of:=[.I88]+0" table:style-name="ce4">
            <text:p>50.82</text:p>
          </table:table-cell>
          <table:table-cell office:value-type="string" table:style-name="ce2">
            <text:p>83<text:span text:style-name="T1">: </text:span><text:span text:style-name="T2">44.32122155148004</text:span></text:p>
          </table:table-cell>
          <table:table-cell office:value-type="string" office:string-value="44.32122155148004" table:formula="of:=RIGHT([.K88];LEN([.K88])-4)" table:style-name="ce4">
            <text:p>44.32122155148004</text:p>
          </table:table-cell>
          <table:table-cell office:value-type="float" office:value="44.321221551480001" table:formula="of:=[.L88]+0" table:style-name="ce4">
            <text:p>44.32</text:p>
          </table:table-cell>
          <table:table-cell office:value-type="string" table:style-name="ce2">
            <text:p>83<text:span text:style-name="T1">: </text:span><text:span text:style-name="T2">29.193938207199448</text:span></text:p>
          </table:table-cell>
          <table:table-cell office:value-type="string" office:string-value="29.193938207199448" table:formula="of:=RIGHT([.N88];LEN([.N88])-4)" table:style-name="ce4">
            <text:p>29.193938207199448</text:p>
          </table:table-cell>
          <table:table-cell office:value-type="float" office:value="29.193938207199398" table:formula="of:=[.O88]+0" table:style-name="ce4">
            <text:p>29.19</text:p>
          </table:table-cell>
          <table:table-cell table:number-columns-repeated="2" table:style-name="ce1"/>
          <table:table-cell office:value-type="float" office:value="110.3532042651586" table:formula="of:=([.D88]+[.G88]+[.J88]+[.M88]+[.P88])/2" table:style-name="ce4">
            <text:p>110.35</text:p>
          </table:table-cell>
          <table:table-cell table:number-columns-repeated="16365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42.920543452742635</text:span></text:p>
          </table:table-cell>
          <table:table-cell office:value-type="string" office:string-value="42.920543452742635" table:formula="of:=RIGHT([.B89];LEN([.B89])-4)" table:style-name="ce4">
            <text:p>42.920543452742635</text:p>
          </table:table-cell>
          <table:table-cell office:value-type="float" office:value="42.920543452742599" table:formula="of:=[.C89]+0" table:style-name="ce4">
            <text:p>42.92</text:p>
          </table:table-cell>
          <table:table-cell office:value-type="string" table:style-name="ce2">
            <text:p>84<text:span text:style-name="T1">: </text:span><text:span text:style-name="T2">56.90048467513782</text:span></text:p>
          </table:table-cell>
          <table:table-cell office:value-type="string" office:string-value="56.90048467513782" table:formula="of:=RIGHT([.E89];LEN([.E89])-4)" table:style-name="ce4">
            <text:p>56.90048467513782</text:p>
          </table:table-cell>
          <table:table-cell office:value-type="float" office:value="56.900484675137797" table:formula="of:=[.F89]+0" table:style-name="ce4">
            <text:p>56.90</text:p>
          </table:table-cell>
          <table:table-cell office:value-type="string" table:style-name="ce2">
            <text:p>84<text:span text:style-name="T1">: </text:span><text:span text:style-name="T2">46.56610467945545</text:span></text:p>
          </table:table-cell>
          <table:table-cell office:value-type="string" office:string-value="46.56610467945545" table:formula="of:=RIGHT([.H89];LEN([.H89])-4)" table:style-name="ce4">
            <text:p>46.56610467945545</text:p>
          </table:table-cell>
          <table:table-cell office:value-type="float" office:value="46.5661046794554" table:formula="of:=[.I89]+0" table:style-name="ce4">
            <text:p>46.57</text:p>
          </table:table-cell>
          <table:table-cell office:value-type="string" table:style-name="ce2">
            <text:p>84<text:span text:style-name="T1">: </text:span><text:span text:style-name="T2">46.22106414803285</text:span></text:p>
          </table:table-cell>
          <table:table-cell office:value-type="string" office:string-value="46.22106414803285" table:formula="of:=RIGHT([.K89];LEN([.K89])-4)" table:style-name="ce4">
            <text:p>46.22106414803285</text:p>
          </table:table-cell>
          <table:table-cell office:value-type="float" office:value="46.221064148032802" table:formula="of:=[.L89]+0" table:style-name="ce4">
            <text:p>46.22</text:p>
          </table:table-cell>
          <table:table-cell office:value-type="string" table:style-name="ce2">
            <text:p>84<text:span text:style-name="T1">: </text:span><text:span text:style-name="T2">23.107517036863868</text:span></text:p>
          </table:table-cell>
          <table:table-cell office:value-type="string" office:string-value="23.107517036863868" table:formula="of:=RIGHT([.N89];LEN([.N89])-4)" table:style-name="ce4">
            <text:p>23.107517036863868</text:p>
          </table:table-cell>
          <table:table-cell office:value-type="float" office:value="23.107517036863801" table:formula="of:=[.O89]+0" table:style-name="ce4">
            <text:p>23.11</text:p>
          </table:table-cell>
          <table:table-cell table:number-columns-repeated="2" table:style-name="ce1"/>
          <table:table-cell office:value-type="float" office:value="107.85785699611621" table:formula="of:=([.D89]+[.G89]+[.J89]+[.M89]+[.P89])/2" table:style-name="ce4">
            <text:p>107.86</text:p>
          </table:table-cell>
          <table:table-cell table:number-columns-repeated="16365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42.83638177016268</text:span></text:p>
          </table:table-cell>
          <table:table-cell office:value-type="string" office:string-value="42.83638177016268" table:formula="of:=RIGHT([.B90];LEN([.B90])-4)" table:style-name="ce4">
            <text:p>42.83638177016268</text:p>
          </table:table-cell>
          <table:table-cell office:value-type="float" office:value="42.836381770162603" table:formula="of:=[.C90]+0" table:style-name="ce4">
            <text:p>42.84</text:p>
          </table:table-cell>
          <table:table-cell office:value-type="string" table:style-name="ce2">
            <text:p>85<text:span text:style-name="T1">: </text:span><text:span text:style-name="T2">46.763297754295145</text:span></text:p>
          </table:table-cell>
          <table:table-cell office:value-type="string" office:string-value="46.763297754295145" table:formula="of:=RIGHT([.E90];LEN([.E90])-4)" table:style-name="ce4">
            <text:p>46.763297754295145</text:p>
          </table:table-cell>
          <table:table-cell office:value-type="float" office:value="46.763297754295102" table:formula="of:=[.F90]+0" table:style-name="ce4">
            <text:p>46.76</text:p>
          </table:table-cell>
          <table:table-cell office:value-type="string" table:style-name="ce2">
            <text:p>85<text:span text:style-name="T1">: </text:span><text:span text:style-name="T2">39.94054974395764</text:span></text:p>
          </table:table-cell>
          <table:table-cell office:value-type="string" office:string-value="39.94054974395764" table:formula="of:=RIGHT([.H90];LEN([.H90])-4)" table:style-name="ce4">
            <text:p>39.94054974395764</text:p>
          </table:table-cell>
          <table:table-cell office:value-type="float" office:value="39.940549743957597" table:formula="of:=[.I90]+0" table:style-name="ce4">
            <text:p>39.94</text:p>
          </table:table-cell>
          <table:table-cell office:value-type="string" table:style-name="ce2">
            <text:p>85<text:span text:style-name="T1">: </text:span><text:span text:style-name="T2">43.2258149630473</text:span></text:p>
          </table:table-cell>
          <table:table-cell office:value-type="string" office:string-value="43.2258149630473" table:formula="of:=RIGHT([.K90];LEN([.K90])-4)" table:style-name="ce4">
            <text:p>43.2258149630473</text:p>
          </table:table-cell>
          <table:table-cell office:value-type="float" office:value="43.225814963047299" table:formula="of:=[.L90]+0" table:style-name="ce4">
            <text:p>43.23</text:p>
          </table:table-cell>
          <table:table-cell office:value-type="string" table:style-name="ce2">
            <text:p>85<text:span text:style-name="T1">: </text:span><text:span text:style-name="T2">26.73760757738098</text:span></text:p>
          </table:table-cell>
          <table:table-cell office:value-type="string" office:string-value="26.73760757738098" table:formula="of:=RIGHT([.N90];LEN([.N90])-4)" table:style-name="ce4">
            <text:p>26.73760757738098</text:p>
          </table:table-cell>
          <table:table-cell office:value-type="float" office:value="26.737607577380899" table:formula="of:=[.O90]+0" table:style-name="ce4">
            <text:p>26.74</text:p>
          </table:table-cell>
          <table:table-cell table:number-columns-repeated="2" table:style-name="ce1"/>
          <table:table-cell office:value-type="float" office:value="99.751825904421764" table:formula="of:=([.D90]+[.G90]+[.J90]+[.M90]+[.P90])/2" table:style-name="ce4">
            <text:p>99.75</text:p>
          </table:table-cell>
          <table:table-cell table:number-columns-repeated="16365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45.44050575803299</text:span></text:p>
          </table:table-cell>
          <table:table-cell office:value-type="string" office:string-value="45.44050575803299" table:formula="of:=RIGHT([.B91];LEN([.B91])-4)" table:style-name="ce4">
            <text:p>45.44050575803299</text:p>
          </table:table-cell>
          <table:table-cell office:value-type="float" office:value="45.440505758032899" table:formula="of:=[.C91]+0" table:style-name="ce4">
            <text:p>45.44</text:p>
          </table:table-cell>
          <table:table-cell office:value-type="string" table:style-name="ce2">
            <text:p>86<text:span text:style-name="T1">: </text:span><text:span text:style-name="T2">57.052599897121794</text:span></text:p>
          </table:table-cell>
          <table:table-cell office:value-type="string" office:string-value="57.052599897121794" table:formula="of:=RIGHT([.E91];LEN([.E91])-4)" table:style-name="ce4">
            <text:p>57.052599897121794</text:p>
          </table:table-cell>
          <table:table-cell office:value-type="float" office:value="57.052599897121702" table:formula="of:=[.F91]+0" table:style-name="ce4">
            <text:p>57.05</text:p>
          </table:table-cell>
          <table:table-cell office:value-type="string" table:style-name="ce2">
            <text:p>86<text:span text:style-name="T1">: </text:span><text:span text:style-name="T2">42.505395690535586</text:span></text:p>
          </table:table-cell>
          <table:table-cell office:value-type="string" office:string-value="42.505395690535586" table:formula="of:=RIGHT([.H91];LEN([.H91])-4)" table:style-name="ce4">
            <text:p>42.505395690535586</text:p>
          </table:table-cell>
          <table:table-cell office:value-type="float" office:value="42.505395690535501" table:formula="of:=[.I91]+0" table:style-name="ce4">
            <text:p>42.51</text:p>
          </table:table-cell>
          <table:table-cell office:value-type="string" table:style-name="ce2">
            <text:p>86<text:span text:style-name="T1">: </text:span><text:span text:style-name="T2">39.06654303175761</text:span></text:p>
          </table:table-cell>
          <table:table-cell office:value-type="string" office:string-value="39.06654303175761" table:formula="of:=RIGHT([.K91];LEN([.K91])-4)" table:style-name="ce4">
            <text:p>39.06654303175761</text:p>
          </table:table-cell>
          <table:table-cell office:value-type="float" office:value="39.066543031757597" table:formula="of:=[.L91]+0" table:style-name="ce4">
            <text:p>39.07</text:p>
          </table:table-cell>
          <table:table-cell office:value-type="string" table:style-name="ce2">
            <text:p>86<text:span text:style-name="T1">: </text:span><text:span text:style-name="T2">28.699865116736323</text:span></text:p>
          </table:table-cell>
          <table:table-cell office:value-type="string" office:string-value="28.699865116736323" table:formula="of:=RIGHT([.N91];LEN([.N91])-4)" table:style-name="ce4">
            <text:p>28.699865116736323</text:p>
          </table:table-cell>
          <table:table-cell office:value-type="float" office:value="28.699865116736301" table:formula="of:=[.O91]+0" table:style-name="ce4">
            <text:p>28.70</text:p>
          </table:table-cell>
          <table:table-cell table:number-columns-repeated="2" table:style-name="ce1"/>
          <table:table-cell office:value-type="float" office:value="106.382454747092" table:formula="of:=([.D91]+[.G91]+[.J91]+[.M91]+[.P91])/2" table:style-name="ce4">
            <text:p>106.38</text:p>
          </table:table-cell>
          <table:table-cell table:number-columns-repeated="16365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7.409337236853816</text:span></text:p>
          </table:table-cell>
          <table:table-cell office:value-type="string" office:string-value="47.409337236853816" table:formula="of:=RIGHT([.B92];LEN([.B92])-4)" table:style-name="ce4">
            <text:p>47.409337236853816</text:p>
          </table:table-cell>
          <table:table-cell office:value-type="float" office:value="47.409337236853801" table:formula="of:=[.C92]+0" table:style-name="ce4">
            <text:p>47.41</text:p>
          </table:table-cell>
          <table:table-cell office:value-type="string" table:style-name="ce2">
            <text:p>87<text:span text:style-name="T1">: </text:span><text:span text:style-name="T2">62.305499526420036</text:span></text:p>
          </table:table-cell>
          <table:table-cell office:value-type="string" office:string-value="62.305499526420036" table:formula="of:=RIGHT([.E92];LEN([.E92])-4)" table:style-name="ce4">
            <text:p>62.305499526420036</text:p>
          </table:table-cell>
          <table:table-cell office:value-type="float" office:value="62.30549952642" table:formula="of:=[.F92]+0" table:style-name="ce4">
            <text:p>62.31</text:p>
          </table:table-cell>
          <table:table-cell office:value-type="string" table:style-name="ce2">
            <text:p>87<text:span text:style-name="T1">: </text:span><text:span text:style-name="T2">46.3945045695487</text:span></text:p>
          </table:table-cell>
          <table:table-cell office:value-type="string" office:string-value="46.3945045695487" table:formula="of:=RIGHT([.H92];LEN([.H92])-4)" table:style-name="ce4">
            <text:p>46.3945045695487</text:p>
          </table:table-cell>
          <table:table-cell office:value-type="float" office:value="46.394504569548701" table:formula="of:=[.I92]+0" table:style-name="ce4">
            <text:p>46.39</text:p>
          </table:table-cell>
          <table:table-cell office:value-type="string" table:style-name="ce2">
            <text:p>87<text:span text:style-name="T1">: </text:span><text:span text:style-name="T2">37.83664633948326</text:span></text:p>
          </table:table-cell>
          <table:table-cell office:value-type="string" office:string-value="37.83664633948326" table:formula="of:=RIGHT([.K92];LEN([.K92])-4)" table:style-name="ce4">
            <text:p>37.83664633948326</text:p>
          </table:table-cell>
          <table:table-cell office:value-type="float" office:value="37.836646339483202" table:formula="of:=[.L92]+0" table:style-name="ce4">
            <text:p>37.84</text:p>
          </table:table-cell>
          <table:table-cell office:value-type="string" table:style-name="ce2">
            <text:p>87<text:span text:style-name="T1">: </text:span><text:span text:style-name="T2">23.47092424333253</text:span></text:p>
          </table:table-cell>
          <table:table-cell office:value-type="string" office:string-value="23.47092424333253" table:formula="of:=RIGHT([.N92];LEN([.N92])-4)" table:style-name="ce4">
            <text:p>23.47092424333253</text:p>
          </table:table-cell>
          <table:table-cell office:value-type="float" office:value="23.470924243332501" table:formula="of:=[.O92]+0" table:style-name="ce4">
            <text:p>23.47</text:p>
          </table:table-cell>
          <table:table-cell table:number-columns-repeated="2" table:style-name="ce1"/>
          <table:table-cell office:value-type="float" office:value="108.7084559578191" table:formula="of:=([.D92]+[.G92]+[.J92]+[.M92]+[.P92])/2" table:style-name="ce4">
            <text:p>108.71</text:p>
          </table:table-cell>
          <table:table-cell table:number-columns-repeated="16365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50.686312380742876</text:span></text:p>
          </table:table-cell>
          <table:table-cell office:value-type="string" office:string-value="50.686312380742876" table:formula="of:=RIGHT([.B93];LEN([.B93])-4)" table:style-name="ce4">
            <text:p>50.686312380742876</text:p>
          </table:table-cell>
          <table:table-cell office:value-type="float" office:value="50.686312380742798" table:formula="of:=[.C93]+0" table:style-name="ce4">
            <text:p>50.69</text:p>
          </table:table-cell>
          <table:table-cell office:value-type="string" table:style-name="ce2">
            <text:p>88<text:span text:style-name="T1">: </text:span><text:span text:style-name="T2">48.83856212896619</text:span></text:p>
          </table:table-cell>
          <table:table-cell office:value-type="string" office:string-value="48.83856212896619" table:formula="of:=RIGHT([.E93];LEN([.E93])-4)" table:style-name="ce4">
            <text:p>48.83856212896619</text:p>
          </table:table-cell>
          <table:table-cell office:value-type="float" office:value="48.838562128966103" table:formula="of:=[.F93]+0" table:style-name="ce4">
            <text:p>48.84</text:p>
          </table:table-cell>
          <table:table-cell office:value-type="string" table:style-name="ce2">
            <text:p>88<text:span text:style-name="T1">: </text:span><text:span text:style-name="T2">43.285925510588655</text:span></text:p>
          </table:table-cell>
          <table:table-cell office:value-type="string" office:string-value="43.285925510588655" table:formula="of:=RIGHT([.H93];LEN([.H93])-4)" table:style-name="ce4">
            <text:p>43.285925510588655</text:p>
          </table:table-cell>
          <table:table-cell office:value-type="float" office:value="43.285925510588598" table:formula="of:=[.I93]+0" table:style-name="ce4">
            <text:p>43.29</text:p>
          </table:table-cell>
          <table:table-cell office:value-type="string" table:style-name="ce2">
            <text:p>88<text:span text:style-name="T1">: </text:span><text:span text:style-name="T2">54.28114615955068</text:span></text:p>
          </table:table-cell>
          <table:table-cell office:value-type="string" office:string-value="54.28114615955068" table:formula="of:=RIGHT([.K93];LEN([.K93])-4)" table:style-name="ce4">
            <text:p>54.28114615955068</text:p>
          </table:table-cell>
          <table:table-cell office:value-type="float" office:value="54.281146159550602" table:formula="of:=[.L93]+0" table:style-name="ce4">
            <text:p>54.28</text:p>
          </table:table-cell>
          <table:table-cell office:value-type="string" table:style-name="ce2">
            <text:p>88<text:span text:style-name="T1">: </text:span><text:span text:style-name="T2">24.484606839697246</text:span></text:p>
          </table:table-cell>
          <table:table-cell office:value-type="string" office:string-value="24.484606839697246" table:formula="of:=RIGHT([.N93];LEN([.N93])-4)" table:style-name="ce4">
            <text:p>24.484606839697246</text:p>
          </table:table-cell>
          <table:table-cell office:value-type="float" office:value="24.4846068396972" table:formula="of:=[.O93]+0" table:style-name="ce4">
            <text:p>24.48</text:p>
          </table:table-cell>
          <table:table-cell table:number-columns-repeated="2" table:style-name="ce1"/>
          <table:table-cell office:value-type="float" office:value="110.78827650977264" table:formula="of:=([.D93]+[.G93]+[.J93]+[.M93]+[.P93])/2" table:style-name="ce4">
            <text:p>110.79</text:p>
          </table:table-cell>
          <table:table-cell table:number-columns-repeated="16365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61.87472625139013</text:span></text:p>
          </table:table-cell>
          <table:table-cell office:value-type="string" office:string-value="61.87472625139013" table:formula="of:=RIGHT([.B94];LEN([.B94])-4)" table:style-name="ce4">
            <text:p>61.87472625139013</text:p>
          </table:table-cell>
          <table:table-cell office:value-type="float" office:value="61.874726251390101" table:formula="of:=[.C94]+0" table:style-name="ce4">
            <text:p>61.87</text:p>
          </table:table-cell>
          <table:table-cell office:value-type="string" table:style-name="ce2">
            <text:p>89<text:span text:style-name="T1">: </text:span><text:span text:style-name="T2">54.31263553966254</text:span></text:p>
          </table:table-cell>
          <table:table-cell office:value-type="string" office:string-value="54.31263553966254" table:formula="of:=RIGHT([.E94];LEN([.E94])-4)" table:style-name="ce4">
            <text:p>54.31263553966254</text:p>
          </table:table-cell>
          <table:table-cell office:value-type="float" office:value="54.312635539662502" table:formula="of:=[.F94]+0" table:style-name="ce4">
            <text:p>54.31</text:p>
          </table:table-cell>
          <table:table-cell office:value-type="string" table:style-name="ce2">
            <text:p>89<text:span text:style-name="T1">: </text:span><text:span text:style-name="T2">41.50721071880771</text:span></text:p>
          </table:table-cell>
          <table:table-cell office:value-type="string" office:string-value="41.50721071880771" table:formula="of:=RIGHT([.H94];LEN([.H94])-4)" table:style-name="ce4">
            <text:p>41.50721071880771</text:p>
          </table:table-cell>
          <table:table-cell office:value-type="float" office:value="41.507210718807698" table:formula="of:=[.I94]+0" table:style-name="ce4">
            <text:p>41.51</text:p>
          </table:table-cell>
          <table:table-cell office:value-type="string" table:style-name="ce2">
            <text:p>89<text:span text:style-name="T1">: </text:span><text:span text:style-name="T2">52.8407646016784</text:span></text:p>
          </table:table-cell>
          <table:table-cell office:value-type="string" office:string-value="52.8407646016784" table:formula="of:=RIGHT([.K94];LEN([.K94])-4)" table:style-name="ce4">
            <text:p>52.8407646016784</text:p>
          </table:table-cell>
          <table:table-cell office:value-type="float" office:value="52.840764601678401" table:formula="of:=[.L94]+0" table:style-name="ce4">
            <text:p>52.84</text:p>
          </table:table-cell>
          <table:table-cell office:value-type="string" table:style-name="ce2">
            <text:p>89<text:span text:style-name="T1">: </text:span><text:span text:style-name="T2">19.813729042487623</text:span></text:p>
          </table:table-cell>
          <table:table-cell office:value-type="string" office:string-value="19.813729042487623" table:formula="of:=RIGHT([.N94];LEN([.N94])-4)" table:style-name="ce4">
            <text:p>19.813729042487623</text:p>
          </table:table-cell>
          <table:table-cell office:value-type="float" office:value="19.813729042487601" table:formula="of:=[.O94]+0" table:style-name="ce4">
            <text:p>19.81</text:p>
          </table:table-cell>
          <table:table-cell table:number-columns-repeated="2" table:style-name="ce1"/>
          <table:table-cell office:value-type="float" office:value="115.17453307701315" table:formula="of:=([.D94]+[.G94]+[.J94]+[.M94]+[.P94])/2" table:style-name="ce4">
            <text:p>115.17</text:p>
          </table:table-cell>
          <table:table-cell table:number-columns-repeated="16365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53.847149359023355</text:span></text:p>
          </table:table-cell>
          <table:table-cell office:value-type="string" office:string-value="53.847149359023355" table:formula="of:=RIGHT([.B95];LEN([.B95])-4)" table:style-name="ce4">
            <text:p>53.847149359023355</text:p>
          </table:table-cell>
          <table:table-cell office:value-type="float" office:value="53.847149359023298" table:formula="of:=[.C95]+0" table:style-name="ce4">
            <text:p>53.85</text:p>
          </table:table-cell>
          <table:table-cell office:value-type="string" table:style-name="ce2">
            <text:p>90<text:span text:style-name="T1">: </text:span><text:span text:style-name="T2">54.87051993850216</text:span></text:p>
          </table:table-cell>
          <table:table-cell office:value-type="string" office:string-value="54.87051993850216" table:formula="of:=RIGHT([.E95];LEN([.E95])-4)" table:style-name="ce4">
            <text:p>54.87051993850216</text:p>
          </table:table-cell>
          <table:table-cell office:value-type="float" office:value="54.870519938502099" table:formula="of:=[.F95]+0" table:style-name="ce4">
            <text:p>54.87</text:p>
          </table:table-cell>
          <table:table-cell office:value-type="string" table:style-name="ce2">
            <text:p>90<text:span text:style-name="T1">: </text:span><text:span text:style-name="T2">39.60668598973531</text:span></text:p>
          </table:table-cell>
          <table:table-cell office:value-type="string" office:string-value="39.60668598973531" table:formula="of:=RIGHT([.H95];LEN([.H95])-4)" table:style-name="ce4">
            <text:p>39.60668598973531</text:p>
          </table:table-cell>
          <table:table-cell office:value-type="float" office:value="39.606685989735297" table:formula="of:=[.I95]+0" table:style-name="ce4">
            <text:p>39.61</text:p>
          </table:table-cell>
          <table:table-cell office:value-type="string" table:style-name="ce2">
            <text:p>90<text:span text:style-name="T1">: </text:span><text:span text:style-name="T2">33.203249851828915</text:span></text:p>
          </table:table-cell>
          <table:table-cell office:value-type="string" office:string-value="33.203249851828915" table:formula="of:=RIGHT([.K95];LEN([.K95])-4)" table:style-name="ce4">
            <text:p>33.203249851828915</text:p>
          </table:table-cell>
          <table:table-cell office:value-type="float" office:value="33.2032498518289" table:formula="of:=[.L95]+0" table:style-name="ce4">
            <text:p>33.20</text:p>
          </table:table-cell>
          <table:table-cell office:value-type="string" table:style-name="ce2">
            <text:p>90<text:span text:style-name="T1">: </text:span><text:span text:style-name="T2">22.687594366168863</text:span></text:p>
          </table:table-cell>
          <table:table-cell office:value-type="string" office:string-value="22.687594366168863" table:formula="of:=RIGHT([.N95];LEN([.N95])-4)" table:style-name="ce4">
            <text:p>22.687594366168863</text:p>
          </table:table-cell>
          <table:table-cell office:value-type="float" office:value="22.687594366168799" table:formula="of:=[.O95]+0" table:style-name="ce4">
            <text:p>22.69</text:p>
          </table:table-cell>
          <table:table-cell table:number-columns-repeated="2" table:style-name="ce1"/>
          <table:table-cell office:value-type="float" office:value="102.1075997526292" table:formula="of:=([.D95]+[.G95]+[.J95]+[.M95]+[.P95])/2" table:style-name="ce4">
            <text:p>102.11</text:p>
          </table:table-cell>
          <table:table-cell table:number-columns-repeated="16365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54.48428571625762</text:span></text:p>
          </table:table-cell>
          <table:table-cell office:value-type="string" office:string-value="54.48428571625762" table:formula="of:=RIGHT([.B96];LEN([.B96])-4)" table:style-name="ce4">
            <text:p>54.48428571625762</text:p>
          </table:table-cell>
          <table:table-cell office:value-type="float" office:value="54.484285716257602" table:formula="of:=[.C96]+0" table:style-name="ce4">
            <text:p>54.48</text:p>
          </table:table-cell>
          <table:table-cell office:value-type="string" table:style-name="ce2">
            <text:p>91<text:span text:style-name="T1">: </text:span><text:span text:style-name="T2">60.611713806563536</text:span></text:p>
          </table:table-cell>
          <table:table-cell office:value-type="string" office:string-value="60.611713806563536" table:formula="of:=RIGHT([.E96];LEN([.E96])-4)" table:style-name="ce4">
            <text:p>60.611713806563536</text:p>
          </table:table-cell>
          <table:table-cell office:value-type="float" office:value="60.6117138065635" table:formula="of:=[.F96]+0" table:style-name="ce4">
            <text:p>60.61</text:p>
          </table:table-cell>
          <table:table-cell office:value-type="string" table:style-name="ce2">
            <text:p>91<text:span text:style-name="T1">: </text:span><text:span text:style-name="T2">30.407876879888942</text:span></text:p>
          </table:table-cell>
          <table:table-cell office:value-type="string" office:string-value="30.407876879888942" table:formula="of:=RIGHT([.H96];LEN([.H96])-4)" table:style-name="ce4">
            <text:p>30.407876879888942</text:p>
          </table:table-cell>
          <table:table-cell office:value-type="float" office:value="30.407876879888899" table:formula="of:=[.I96]+0" table:style-name="ce4">
            <text:p>30.41</text:p>
          </table:table-cell>
          <table:table-cell office:value-type="string" table:style-name="ce2">
            <text:p>91<text:span text:style-name="T1">: </text:span><text:span text:style-name="T2">47.44245177075569</text:span></text:p>
          </table:table-cell>
          <table:table-cell office:value-type="string" office:string-value="47.44245177075569" table:formula="of:=RIGHT([.K96];LEN([.K96])-4)" table:style-name="ce4">
            <text:p>47.44245177075569</text:p>
          </table:table-cell>
          <table:table-cell office:value-type="float" office:value="47.442451770755603" table:formula="of:=[.L96]+0" table:style-name="ce4">
            <text:p>47.44</text:p>
          </table:table-cell>
          <table:table-cell office:value-type="string" table:style-name="ce2">
            <text:p>91<text:span text:style-name="T1">: </text:span><text:span text:style-name="T2">23.49158986972611</text:span></text:p>
          </table:table-cell>
          <table:table-cell office:value-type="string" office:string-value="23.49158986972611" table:formula="of:=RIGHT([.N96];LEN([.N96])-4)" table:style-name="ce4">
            <text:p>23.49158986972611</text:p>
          </table:table-cell>
          <table:table-cell office:value-type="float" office:value="23.491589869726099" table:formula="of:=[.O96]+0" table:style-name="ce4">
            <text:p>23.49</text:p>
          </table:table-cell>
          <table:table-cell table:number-columns-repeated="2" table:style-name="ce1"/>
          <table:table-cell office:value-type="float" office:value="108.21895902159585" table:formula="of:=([.D96]+[.G96]+[.J96]+[.M96]+[.P96])/2" table:style-name="ce4">
            <text:p>108.22</text:p>
          </table:table-cell>
          <table:table-cell table:number-columns-repeated="16365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49.11751976140453</text:span></text:p>
          </table:table-cell>
          <table:table-cell office:value-type="string" office:string-value="49.11751976140453" table:formula="of:=RIGHT([.B97];LEN([.B97])-4)" table:style-name="ce4">
            <text:p>49.11751976140453</text:p>
          </table:table-cell>
          <table:table-cell office:value-type="float" office:value="49.117519761404502" table:formula="of:=[.C97]+0" table:style-name="ce4">
            <text:p>49.12</text:p>
          </table:table-cell>
          <table:table-cell office:value-type="string" table:style-name="ce2">
            <text:p>92<text:span text:style-name="T1">: </text:span><text:span text:style-name="T2">59.68186547220331</text:span></text:p>
          </table:table-cell>
          <table:table-cell office:value-type="string" office:string-value="59.68186547220331" table:formula="of:=RIGHT([.E97];LEN([.E97])-4)" table:style-name="ce4">
            <text:p>59.68186547220331</text:p>
          </table:table-cell>
          <table:table-cell office:value-type="float" office:value="59.681865472203299" table:formula="of:=[.F97]+0" table:style-name="ce4">
            <text:p>59.68</text:p>
          </table:table-cell>
          <table:table-cell office:value-type="string" table:style-name="ce2">
            <text:p>92<text:span text:style-name="T1">: </text:span><text:span text:style-name="T2">36.03486474897933</text:span></text:p>
          </table:table-cell>
          <table:table-cell office:value-type="string" office:string-value="36.03486474897933" table:formula="of:=RIGHT([.H97];LEN([.H97])-4)" table:style-name="ce4">
            <text:p>36.03486474897933</text:p>
          </table:table-cell>
          <table:table-cell office:value-type="float" office:value="36.034864748979302" table:formula="of:=[.I97]+0" table:style-name="ce4">
            <text:p>36.03</text:p>
          </table:table-cell>
          <table:table-cell office:value-type="string" table:style-name="ce2">
            <text:p>92<text:span text:style-name="T1">: </text:span><text:span text:style-name="T2">44.12004697562456</text:span></text:p>
          </table:table-cell>
          <table:table-cell office:value-type="string" office:string-value="44.12004697562456" table:formula="of:=RIGHT([.K97];LEN([.K97])-4)" table:style-name="ce4">
            <text:p>44.12004697562456</text:p>
          </table:table-cell>
          <table:table-cell office:value-type="float" office:value="44.120046975624497" table:formula="of:=[.L97]+0" table:style-name="ce4">
            <text:p>44.12</text:p>
          </table:table-cell>
          <table:table-cell office:value-type="string" table:style-name="ce2">
            <text:p>92<text:span text:style-name="T1">: </text:span><text:span text:style-name="T2">29.357534354369392</text:span></text:p>
          </table:table-cell>
          <table:table-cell office:value-type="string" office:string-value="29.357534354369392" table:formula="of:=RIGHT([.N97];LEN([.N97])-4)" table:style-name="ce4">
            <text:p>29.357534354369392</text:p>
          </table:table-cell>
          <table:table-cell office:value-type="float" office:value="29.357534354369299" table:formula="of:=[.O97]+0" table:style-name="ce4">
            <text:p>29.36</text:p>
          </table:table-cell>
          <table:table-cell table:number-columns-repeated="2" table:style-name="ce1"/>
          <table:table-cell office:value-type="float" office:value="109.15591565629045" table:formula="of:=([.D97]+[.G97]+[.J97]+[.M97]+[.P97])/2" table:style-name="ce4">
            <text:p>109.16</text:p>
          </table:table-cell>
          <table:table-cell table:number-columns-repeated="16365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7.11022038300416</text:span></text:p>
          </table:table-cell>
          <table:table-cell office:value-type="string" office:string-value="57.11022038300416" table:formula="of:=RIGHT([.B98];LEN([.B98])-4)" table:style-name="ce4">
            <text:p>57.11022038300416</text:p>
          </table:table-cell>
          <table:table-cell office:value-type="float" office:value="57.110220383004098" table:formula="of:=[.C98]+0" table:style-name="ce4">
            <text:p>57.11</text:p>
          </table:table-cell>
          <table:table-cell office:value-type="string" table:style-name="ce2">
            <text:p>93<text:span text:style-name="T1">: </text:span><text:span text:style-name="T2">51.57937321898758</text:span></text:p>
          </table:table-cell>
          <table:table-cell office:value-type="string" office:string-value="51.57937321898758" table:formula="of:=RIGHT([.E98];LEN([.E98])-4)" table:style-name="ce4">
            <text:p>51.57937321898758</text:p>
          </table:table-cell>
          <table:table-cell office:value-type="float" office:value="51.579373218987499" table:formula="of:=[.F98]+0" table:style-name="ce4">
            <text:p>51.58</text:p>
          </table:table-cell>
          <table:table-cell office:value-type="string" table:style-name="ce2">
            <text:p>93<text:span text:style-name="T1">: </text:span><text:span text:style-name="T2">31.970971546495964</text:span></text:p>
          </table:table-cell>
          <table:table-cell office:value-type="string" office:string-value="31.970971546495964" table:formula="of:=RIGHT([.H98];LEN([.H98])-4)" table:style-name="ce4">
            <text:p>31.970971546495964</text:p>
          </table:table-cell>
          <table:table-cell office:value-type="float" office:value="31.9709715464959" table:formula="of:=[.I98]+0" table:style-name="ce4">
            <text:p>31.97</text:p>
          </table:table-cell>
          <table:table-cell office:value-type="string" table:style-name="ce2">
            <text:p>93<text:span text:style-name="T1">: </text:span><text:span text:style-name="T2">43.32346281095825</text:span></text:p>
          </table:table-cell>
          <table:table-cell office:value-type="string" office:string-value="43.32346281095825" table:formula="of:=RIGHT([.K98];LEN([.K98])-4)" table:style-name="ce4">
            <text:p>43.32346281095825</text:p>
          </table:table-cell>
          <table:table-cell office:value-type="float" office:value="43.323462810958198" table:formula="of:=[.L98]+0" table:style-name="ce4">
            <text:p>43.32</text:p>
          </table:table-cell>
          <table:table-cell office:value-type="string" table:style-name="ce2">
            <text:p>93<text:span text:style-name="T1">: </text:span><text:span text:style-name="T2">27.78199848205698</text:span></text:p>
          </table:table-cell>
          <table:table-cell office:value-type="string" office:string-value="27.78199848205698" table:formula="of:=RIGHT([.N98];LEN([.N98])-4)" table:style-name="ce4">
            <text:p>27.78199848205698</text:p>
          </table:table-cell>
          <table:table-cell office:value-type="float" office:value="27.781998482056899" table:formula="of:=[.O98]+0" table:style-name="ce4">
            <text:p>27.78</text:p>
          </table:table-cell>
          <table:table-cell table:number-columns-repeated="2" table:style-name="ce1"/>
          <table:table-cell office:value-type="float" office:value="105.88301322075129" table:formula="of:=([.D98]+[.G98]+[.J98]+[.M98]+[.P98])/2" table:style-name="ce4">
            <text:p>105.88</text:p>
          </table:table-cell>
          <table:table-cell table:number-columns-repeated="16365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9.95990930567515</text:span></text:p>
          </table:table-cell>
          <table:table-cell office:value-type="string" office:string-value="49.95990930567515" table:formula="of:=RIGHT([.B99];LEN([.B99])-4)" table:style-name="ce4">
            <text:p>49.95990930567515</text:p>
          </table:table-cell>
          <table:table-cell office:value-type="float" office:value="49.959909305675097" table:formula="of:=[.C99]+0" table:style-name="ce4">
            <text:p>49.96</text:p>
          </table:table-cell>
          <table:table-cell office:value-type="string" table:style-name="ce2">
            <text:p>94<text:span text:style-name="T1">: </text:span><text:span text:style-name="T2">57.87002696164988</text:span></text:p>
          </table:table-cell>
          <table:table-cell office:value-type="string" office:string-value="57.87002696164988" table:formula="of:=RIGHT([.E99];LEN([.E99])-4)" table:style-name="ce4">
            <text:p>57.87002696164988</text:p>
          </table:table-cell>
          <table:table-cell office:value-type="float" office:value="57.870026961649799" table:formula="of:=[.F99]+0" table:style-name="ce4">
            <text:p>57.87</text:p>
          </table:table-cell>
          <table:table-cell office:value-type="string" table:style-name="ce2">
            <text:p>94<text:span text:style-name="T1">: </text:span><text:span text:style-name="T2">43.07408522873764</text:span></text:p>
          </table:table-cell>
          <table:table-cell office:value-type="string" office:string-value="43.07408522873764" table:formula="of:=RIGHT([.H99];LEN([.H99])-4)" table:style-name="ce4">
            <text:p>43.07408522873764</text:p>
          </table:table-cell>
          <table:table-cell office:value-type="float" office:value="43.074085228737601" table:formula="of:=[.I99]+0" table:style-name="ce4">
            <text:p>43.07</text:p>
          </table:table-cell>
          <table:table-cell office:value-type="string" table:style-name="ce2">
            <text:p>94<text:span text:style-name="T1">: </text:span><text:span text:style-name="T2">46.395955060958826</text:span></text:p>
          </table:table-cell>
          <table:table-cell office:value-type="string" office:string-value="46.395955060958826" table:formula="of:=RIGHT([.K99];LEN([.K99])-4)" table:style-name="ce4">
            <text:p>46.395955060958826</text:p>
          </table:table-cell>
          <table:table-cell office:value-type="float" office:value="46.395955060958798" table:formula="of:=[.L99]+0" table:style-name="ce4">
            <text:p>46.40</text:p>
          </table:table-cell>
          <table:table-cell office:value-type="string" table:style-name="ce2">
            <text:p>94<text:span text:style-name="T1">: </text:span><text:span text:style-name="T2">21.89022901369629</text:span></text:p>
          </table:table-cell>
          <table:table-cell office:value-type="string" office:string-value="21.89022901369629" table:formula="of:=RIGHT([.N99];LEN([.N99])-4)" table:style-name="ce4">
            <text:p>21.89022901369629</text:p>
          </table:table-cell>
          <table:table-cell office:value-type="float" office:value="21.890229013696199" table:formula="of:=[.O99]+0" table:style-name="ce4">
            <text:p>21.89</text:p>
          </table:table-cell>
          <table:table-cell table:number-columns-repeated="2" table:style-name="ce1"/>
          <table:table-cell office:value-type="float" office:value="109.59510278535875" table:formula="of:=([.D99]+[.G99]+[.J99]+[.M99]+[.P99])/2" table:style-name="ce4">
            <text:p>109.60</text:p>
          </table:table-cell>
          <table:table-cell table:number-columns-repeated="16365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49.7898272928482</text:span></text:p>
          </table:table-cell>
          <table:table-cell office:value-type="string" office:string-value="49.7898272928482" table:formula="of:=RIGHT([.B100];LEN([.B100])-4)" table:style-name="ce4">
            <text:p>49.7898272928482</text:p>
          </table:table-cell>
          <table:table-cell office:value-type="float" office:value="49.789827292848202" table:formula="of:=[.C100]+0" table:style-name="ce4">
            <text:p>49.79</text:p>
          </table:table-cell>
          <table:table-cell office:value-type="string" table:style-name="ce2">
            <text:p>95<text:span text:style-name="T1">: </text:span><text:span text:style-name="T2">59.00651068733286</text:span></text:p>
          </table:table-cell>
          <table:table-cell office:value-type="string" office:string-value="59.00651068733286" table:formula="of:=RIGHT([.E100];LEN([.E100])-4)" table:style-name="ce4">
            <text:p>59.00651068733286</text:p>
          </table:table-cell>
          <table:table-cell office:value-type="float" office:value="59.006510687332799" table:formula="of:=[.F100]+0" table:style-name="ce4">
            <text:p>59.01</text:p>
          </table:table-cell>
          <table:table-cell office:value-type="string" table:style-name="ce2">
            <text:p>95<text:span text:style-name="T1">: </text:span><text:span text:style-name="T2">37.50213661811117</text:span></text:p>
          </table:table-cell>
          <table:table-cell office:value-type="string" office:string-value="37.50213661811117" table:formula="of:=RIGHT([.H100];LEN([.H100])-4)" table:style-name="ce4">
            <text:p>37.50213661811117</text:p>
          </table:table-cell>
          <table:table-cell office:value-type="float" office:value="37.502136618111102" table:formula="of:=[.I100]+0" table:style-name="ce4">
            <text:p>37.50</text:p>
          </table:table-cell>
          <table:table-cell office:value-type="string" table:style-name="ce2">
            <text:p>95<text:span text:style-name="T1">: </text:span><text:span text:style-name="T2">36.17061747143562</text:span></text:p>
          </table:table-cell>
          <table:table-cell office:value-type="string" office:string-value="36.17061747143562" table:formula="of:=RIGHT([.K100];LEN([.K100])-4)" table:style-name="ce4">
            <text:p>36.17061747143562</text:p>
          </table:table-cell>
          <table:table-cell office:value-type="float" office:value="36.170617471435598" table:formula="of:=[.L100]+0" table:style-name="ce4">
            <text:p>36.17</text:p>
          </table:table-cell>
          <table:table-cell office:value-type="string" table:style-name="ce2">
            <text:p>95<text:span text:style-name="T1">: </text:span><text:span text:style-name="T2">32.60557565860982</text:span></text:p>
          </table:table-cell>
          <table:table-cell office:value-type="string" office:string-value="32.60557565860982" table:formula="of:=RIGHT([.N100];LEN([.N100])-4)" table:style-name="ce4">
            <text:p>32.60557565860982</text:p>
          </table:table-cell>
          <table:table-cell office:value-type="float" office:value="32.605575658609801" table:formula="of:=[.O100]+0" table:style-name="ce4">
            <text:p>32.61</text:p>
          </table:table-cell>
          <table:table-cell table:number-columns-repeated="2" table:style-name="ce1"/>
          <table:table-cell office:value-type="float" office:value="107.53733386416876" table:formula="of:=([.D100]+[.G100]+[.J100]+[.M100]+[.P100])/2" table:style-name="ce4">
            <text:p>107.54</text:p>
          </table:table-cell>
          <table:table-cell table:number-columns-repeated="16365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40.546382355667475</text:span></text:p>
          </table:table-cell>
          <table:table-cell office:value-type="string" office:string-value="40.546382355667475" table:formula="of:=RIGHT([.B101];LEN([.B101])-4)" table:style-name="ce4">
            <text:p>40.546382355667475</text:p>
          </table:table-cell>
          <table:table-cell office:value-type="float" office:value="40.546382355667397" table:formula="of:=[.C101]+0" table:style-name="ce4">
            <text:p>40.55</text:p>
          </table:table-cell>
          <table:table-cell office:value-type="string" table:style-name="ce2">
            <text:p>96<text:span text:style-name="T1">: </text:span><text:span text:style-name="T2">53.86602673605156</text:span></text:p>
          </table:table-cell>
          <table:table-cell office:value-type="string" office:string-value="53.86602673605156" table:formula="of:=RIGHT([.E101];LEN([.E101])-4)" table:style-name="ce4">
            <text:p>53.86602673605156</text:p>
          </table:table-cell>
          <table:table-cell office:value-type="float" office:value="53.866026736051502" table:formula="of:=[.F101]+0" table:style-name="ce4">
            <text:p>53.87</text:p>
          </table:table-cell>
          <table:table-cell office:value-type="string" table:style-name="ce2">
            <text:p>96<text:span text:style-name="T1">: </text:span><text:span text:style-name="T2">47.32978695092744</text:span></text:p>
          </table:table-cell>
          <table:table-cell office:value-type="string" office:string-value="47.32978695092744" table:formula="of:=RIGHT([.H101];LEN([.H101])-4)" table:style-name="ce4">
            <text:p>47.32978695092744</text:p>
          </table:table-cell>
          <table:table-cell office:value-type="float" office:value="47.329786950927399" table:formula="of:=[.I101]+0" table:style-name="ce4">
            <text:p>47.33</text:p>
          </table:table-cell>
          <table:table-cell office:value-type="string" table:style-name="ce2">
            <text:p>96<text:span text:style-name="T1">: </text:span><text:span text:style-name="T2">42.39450304633677</text:span></text:p>
          </table:table-cell>
          <table:table-cell office:value-type="string" office:string-value="42.39450304633677" table:formula="of:=RIGHT([.K101];LEN([.K101])-4)" table:style-name="ce4">
            <text:p>42.39450304633677</text:p>
          </table:table-cell>
          <table:table-cell office:value-type="float" office:value="42.394503046336702" table:formula="of:=[.L101]+0" table:style-name="ce4">
            <text:p>42.39</text:p>
          </table:table-cell>
          <table:table-cell office:value-type="string" table:style-name="ce2">
            <text:p>96<text:span text:style-name="T1">: </text:span><text:span text:style-name="T2">29.404506796378815</text:span></text:p>
          </table:table-cell>
          <table:table-cell office:value-type="string" office:string-value="29.404506796378815" table:formula="of:=RIGHT([.N101];LEN([.N101])-4)" table:style-name="ce4">
            <text:p>29.404506796378815</text:p>
          </table:table-cell>
          <table:table-cell office:value-type="float" office:value="29.404506796378801" table:formula="of:=[.O101]+0" table:style-name="ce4">
            <text:p>29.40</text:p>
          </table:table-cell>
          <table:table-cell table:number-columns-repeated="2" table:style-name="ce1"/>
          <table:table-cell office:value-type="float" office:value="106.7706029426809" table:formula="of:=([.D101]+[.G101]+[.J101]+[.M101]+[.P101])/2" table:style-name="ce4">
            <text:p>106.77</text:p>
          </table:table-cell>
          <table:table-cell table:number-columns-repeated="16365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48.898486647962336</text:span></text:p>
          </table:table-cell>
          <table:table-cell office:value-type="string" office:string-value="48.898486647962336" table:formula="of:=RIGHT([.B102];LEN([.B102])-4)" table:style-name="ce4">
            <text:p>48.898486647962336</text:p>
          </table:table-cell>
          <table:table-cell office:value-type="float" office:value="48.898486647962301" table:formula="of:=[.C102]+0" table:style-name="ce4">
            <text:p>48.90</text:p>
          </table:table-cell>
          <table:table-cell office:value-type="string" table:style-name="ce2">
            <text:p>97<text:span text:style-name="T1">: </text:span><text:span text:style-name="T2">52.916116773409854</text:span></text:p>
          </table:table-cell>
          <table:table-cell office:value-type="string" office:string-value="52.916116773409854" table:formula="of:=RIGHT([.E102];LEN([.E102])-4)" table:style-name="ce4">
            <text:p>52.916116773409854</text:p>
          </table:table-cell>
          <table:table-cell office:value-type="float" office:value="52.916116773409797" table:formula="of:=[.F102]+0" table:style-name="ce4">
            <text:p>52.92</text:p>
          </table:table-cell>
          <table:table-cell office:value-type="string" table:style-name="ce2">
            <text:p>97<text:span text:style-name="T1">: </text:span><text:span text:style-name="T2">44.838114842157324</text:span></text:p>
          </table:table-cell>
          <table:table-cell office:value-type="string" office:string-value="44.838114842157324" table:formula="of:=RIGHT([.H102];LEN([.H102])-4)" table:style-name="ce4">
            <text:p>44.838114842157324</text:p>
          </table:table-cell>
          <table:table-cell office:value-type="float" office:value="44.838114842157303" table:formula="of:=[.I102]+0" table:style-name="ce4">
            <text:p>44.84</text:p>
          </table:table-cell>
          <table:table-cell office:value-type="string" table:style-name="ce2">
            <text:p>97<text:span text:style-name="T1">: </text:span><text:span text:style-name="T2">46.210459415096366</text:span></text:p>
          </table:table-cell>
          <table:table-cell office:value-type="string" office:string-value="46.210459415096366" table:formula="of:=RIGHT([.K102];LEN([.K102])-4)" table:style-name="ce4">
            <text:p>46.210459415096366</text:p>
          </table:table-cell>
          <table:table-cell office:value-type="float" office:value="46.210459415096302" table:formula="of:=[.L102]+0" table:style-name="ce4">
            <text:p>46.21</text:p>
          </table:table-cell>
          <table:table-cell office:value-type="string" table:style-name="ce2">
            <text:p>97<text:span text:style-name="T1">: </text:span><text:span text:style-name="T2">22.387635359075865</text:span></text:p>
          </table:table-cell>
          <table:table-cell office:value-type="string" office:string-value="22.387635359075865" table:formula="of:=RIGHT([.N102];LEN([.N102])-4)" table:style-name="ce4">
            <text:p>22.387635359075865</text:p>
          </table:table-cell>
          <table:table-cell office:value-type="float" office:value="22.387635359075801" table:formula="of:=[.O102]+0" table:style-name="ce4">
            <text:p>22.39</text:p>
          </table:table-cell>
          <table:table-cell table:number-columns-repeated="2" table:style-name="ce1"/>
          <table:table-cell office:value-type="float" office:value="107.62540651885075" table:formula="of:=([.D102]+[.G102]+[.J102]+[.M102]+[.P102])/2" table:style-name="ce4">
            <text:p>107.63</text:p>
          </table:table-cell>
          <table:table-cell table:number-columns-repeated="16365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5.95429784374096</text:span></text:p>
          </table:table-cell>
          <table:table-cell office:value-type="string" office:string-value="45.95429784374096" table:formula="of:=RIGHT([.B103];LEN([.B103])-4)" table:style-name="ce4">
            <text:p>45.95429784374096</text:p>
          </table:table-cell>
          <table:table-cell office:value-type="float" office:value="45.954297843740903" table:formula="of:=[.C103]+0" table:style-name="ce4">
            <text:p>45.95</text:p>
          </table:table-cell>
          <table:table-cell office:value-type="string" table:style-name="ce2">
            <text:p>98<text:span text:style-name="T1">: </text:span><text:span text:style-name="T2">49.29907451016256</text:span></text:p>
          </table:table-cell>
          <table:table-cell office:value-type="string" office:string-value="49.29907451016256" table:formula="of:=RIGHT([.E103];LEN([.E103])-4)" table:style-name="ce4">
            <text:p>49.29907451016256</text:p>
          </table:table-cell>
          <table:table-cell office:value-type="float" office:value="49.299074510162498" table:formula="of:=[.F103]+0" table:style-name="ce4">
            <text:p>49.30</text:p>
          </table:table-cell>
          <table:table-cell office:value-type="string" table:style-name="ce2">
            <text:p>98<text:span text:style-name="T1">: </text:span><text:span text:style-name="T2">42.7092150423788</text:span></text:p>
          </table:table-cell>
          <table:table-cell office:value-type="string" office:string-value="42.7092150423788" table:formula="of:=RIGHT([.H103];LEN([.H103])-4)" table:style-name="ce4">
            <text:p>42.7092150423788</text:p>
          </table:table-cell>
          <table:table-cell office:value-type="float" office:value="42.709215042378801" table:formula="of:=[.I103]+0" table:style-name="ce4">
            <text:p>42.71</text:p>
          </table:table-cell>
          <table:table-cell office:value-type="string" table:style-name="ce2">
            <text:p>98<text:span text:style-name="T1">: </text:span><text:span text:style-name="T2">39.18583172801493</text:span></text:p>
          </table:table-cell>
          <table:table-cell office:value-type="string" office:string-value="39.18583172801493" table:formula="of:=RIGHT([.K103];LEN([.K103])-4)" table:style-name="ce4">
            <text:p>39.18583172801493</text:p>
          </table:table-cell>
          <table:table-cell office:value-type="float" office:value="39.185831728014897" table:formula="of:=[.L103]+0" table:style-name="ce4">
            <text:p>39.19</text:p>
          </table:table-cell>
          <table:table-cell office:value-type="string" table:style-name="ce2">
            <text:p>98<text:span text:style-name="T1">: </text:span><text:span text:style-name="T2">32.81239245463806</text:span></text:p>
          </table:table-cell>
          <table:table-cell office:value-type="string" office:string-value="32.81239245463806" table:formula="of:=RIGHT([.N103];LEN([.N103])-4)" table:style-name="ce4">
            <text:p>32.81239245463806</text:p>
          </table:table-cell>
          <table:table-cell office:value-type="float" office:value="32.812392454638001" table:formula="of:=[.O103]+0" table:style-name="ce4">
            <text:p>32.81</text:p>
          </table:table-cell>
          <table:table-cell table:number-columns-repeated="2" table:style-name="ce1"/>
          <table:table-cell office:value-type="float" office:value="104.98040578946755" table:formula="of:=([.D103]+[.G103]+[.J103]+[.M103]+[.P103])/2" table:style-name="ce4">
            <text:p>104.98</text:p>
          </table:table-cell>
          <table:table-cell table:number-columns-repeated="16365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0.321721841498274</text:span></text:p>
          </table:table-cell>
          <table:table-cell office:value-type="string" office:string-value="40.321721841498274" table:formula="of:=RIGHT([.B104];LEN([.B104])-4)" table:style-name="ce4">
            <text:p>40.321721841498274</text:p>
          </table:table-cell>
          <table:table-cell office:value-type="float" office:value="40.321721841498203" table:formula="of:=[.C104]+0" table:style-name="ce4">
            <text:p>40.32</text:p>
          </table:table-cell>
          <table:table-cell office:value-type="string" table:style-name="ce2">
            <text:p>99<text:span text:style-name="T1">: </text:span><text:span text:style-name="T2">45.59056178810222</text:span></text:p>
          </table:table-cell>
          <table:table-cell office:value-type="string" office:string-value="45.59056178810222" table:formula="of:=RIGHT([.E104];LEN([.E104])-4)" table:style-name="ce4">
            <text:p>45.59056178810222</text:p>
          </table:table-cell>
          <table:table-cell office:value-type="float" office:value="45.5905617881022" table:formula="of:=[.F104]+0" table:style-name="ce4">
            <text:p>45.59</text:p>
          </table:table-cell>
          <table:table-cell office:value-type="string" table:style-name="ce2">
            <text:p>99<text:span text:style-name="T1">: </text:span><text:span text:style-name="T2">58.54165969851168</text:span></text:p>
          </table:table-cell>
          <table:table-cell office:value-type="string" office:string-value="58.54165969851168" table:formula="of:=RIGHT([.H104];LEN([.H104])-4)" table:style-name="ce4">
            <text:p>58.54165969851168</text:p>
          </table:table-cell>
          <table:table-cell office:value-type="float" office:value="58.541659698511602" table:formula="of:=[.I104]+0" table:style-name="ce4">
            <text:p>58.54</text:p>
          </table:table-cell>
          <table:table-cell office:value-type="string" table:style-name="ce2">
            <text:p>99<text:span text:style-name="T1">: </text:span><text:span text:style-name="T2">51.70171221848875</text:span></text:p>
          </table:table-cell>
          <table:table-cell office:value-type="string" office:string-value="51.70171221848875" table:formula="of:=RIGHT([.K104];LEN([.K104])-4)" table:style-name="ce4">
            <text:p>51.70171221848875</text:p>
          </table:table-cell>
          <table:table-cell office:value-type="float" office:value="51.701712218488701" table:formula="of:=[.L104]+0" table:style-name="ce4">
            <text:p>51.70</text:p>
          </table:table-cell>
          <table:table-cell office:value-type="string" table:style-name="ce2">
            <text:p>99<text:span text:style-name="T1">: </text:span><text:span text:style-name="T2">17.583983080882213</text:span></text:p>
          </table:table-cell>
          <table:table-cell office:value-type="string" office:string-value="17.583983080882213" table:formula="of:=RIGHT([.N104];LEN([.N104])-4)" table:style-name="ce4">
            <text:p>17.583983080882213</text:p>
          </table:table-cell>
          <table:table-cell office:value-type="float" office:value="17.583983080882199" table:formula="of:=[.O104]+0" table:style-name="ce4">
            <text:p>17.58</text:p>
          </table:table-cell>
          <table:table-cell table:number-columns-repeated="2" table:style-name="ce1"/>
          <table:table-cell office:value-type="float" office:value="106.86981931374146" table:formula="of:=([.D104]+[.G104]+[.J104]+[.M104]+[.P104])/2" table:style-name="ce4">
            <text:p>106.87</text:p>
          </table:table-cell>
          <table:table-cell table:number-columns-repeated="16365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5.68098789717094</text:span></text:p>
          </table:table-cell>
          <table:table-cell office:value-type="string" office:string-value="35.68098789717094" table:formula="of:=RIGHT([.B105];LEN([.B105])-5)" table:style-name="ce4">
            <text:p>35.68098789717094</text:p>
          </table:table-cell>
          <table:table-cell office:value-type="float" office:value="35.680987897170901" table:formula="of:=[.C105]+0" table:style-name="ce4">
            <text:p>35.68</text:p>
          </table:table-cell>
          <table:table-cell office:value-type="string" table:style-name="ce2">
            <text:p>100<text:span text:style-name="T1">: </text:span><text:span text:style-name="T2">52.90708017658544</text:span></text:p>
          </table:table-cell>
          <table:table-cell office:value-type="string" office:string-value="52.90708017658544" table:formula="of:=RIGHT([.E105];LEN([.E105])-5)" table:style-name="ce4">
            <text:p>52.90708017658544</text:p>
          </table:table-cell>
          <table:table-cell office:value-type="float" office:value="52.907080176585403" table:formula="of:=[.F105]+0" table:style-name="ce4">
            <text:p>52.91</text:p>
          </table:table-cell>
          <table:table-cell office:value-type="string" table:style-name="ce2">
            <text:p>100<text:span text:style-name="T1">: </text:span><text:span text:style-name="T2">51.029486536182404</text:span></text:p>
          </table:table-cell>
          <table:table-cell office:value-type="string" office:string-value="51.029486536182404" table:formula="of:=RIGHT([.H105];LEN([.H105])-5)" table:style-name="ce4">
            <text:p>51.029486536182404</text:p>
          </table:table-cell>
          <table:table-cell office:value-type="float" office:value="51.029486536182397" table:formula="of:=[.I105]+0" table:style-name="ce4">
            <text:p>51.03</text:p>
          </table:table-cell>
          <table:table-cell office:value-type="string" table:style-name="ce2">
            <text:p>100<text:span text:style-name="T1">: </text:span><text:span text:style-name="T2">42.95572595701587</text:span></text:p>
          </table:table-cell>
          <table:table-cell office:value-type="string" office:string-value="42.95572595701587" table:formula="of:=RIGHT([.K105];LEN([.K105])-5)" table:style-name="ce4">
            <text:p>42.95572595701587</text:p>
          </table:table-cell>
          <table:table-cell office:value-type="float" office:value="42.955725957015801" table:formula="of:=[.L105]+0" table:style-name="ce4">
            <text:p>42.96</text:p>
          </table:table-cell>
          <table:table-cell office:value-type="string" table:style-name="ce2">
            <text:p>100<text:span text:style-name="T1">: </text:span><text:span text:style-name="T2">28.58485170436877</text:span></text:p>
          </table:table-cell>
          <table:table-cell office:value-type="string" office:string-value="28.58485170436877" table:formula="of:=RIGHT([.N105];LEN([.N105])-5)" table:style-name="ce4">
            <text:p>28.58485170436877</text:p>
          </table:table-cell>
          <table:table-cell office:value-type="float" office:value="28.584851704368699" table:formula="of:=[.O105]+0" table:style-name="ce4">
            <text:p>28.58</text:p>
          </table:table-cell>
          <table:table-cell table:number-columns-repeated="2" table:style-name="ce1"/>
          <table:table-cell office:value-type="float" office:value="105.57906613566161" table:formula="of:=([.D105]+[.G105]+[.J105]+[.M105]+[.P105])/2" table:style-name="ce4">
            <text:p>105.58</text:p>
          </table:table-cell>
          <table:table-cell table:number-columns-repeated="16365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45.42957327088749</text:span></text:p>
          </table:table-cell>
          <table:table-cell office:value-type="string" office:string-value="45.42957327088749" table:formula="of:=RIGHT([.B106];LEN([.B106])-5)" table:style-name="ce4">
            <text:p>45.42957327088749</text:p>
          </table:table-cell>
          <table:table-cell office:value-type="float" office:value="45.429573270887403" table:formula="of:=[.C106]+0" table:style-name="ce4">
            <text:p>45.43</text:p>
          </table:table-cell>
          <table:table-cell office:value-type="string" table:style-name="ce2">
            <text:p>101<text:span text:style-name="T1">: </text:span><text:span text:style-name="T2">59.34779697948687</text:span></text:p>
          </table:table-cell>
          <table:table-cell office:value-type="string" office:string-value="59.34779697948687" table:formula="of:=RIGHT([.E106];LEN([.E106])-5)" table:style-name="ce4">
            <text:p>59.34779697948687</text:p>
          </table:table-cell>
          <table:table-cell office:value-type="float" office:value="59.347796979486802" table:formula="of:=[.F106]+0" table:style-name="ce4">
            <text:p>59.35</text:p>
          </table:table-cell>
          <table:table-cell office:value-type="string" table:style-name="ce2">
            <text:p>101<text:span text:style-name="T1">: </text:span><text:span text:style-name="T2">45.323966088276315</text:span></text:p>
          </table:table-cell>
          <table:table-cell office:value-type="string" office:string-value="45.323966088276315" table:formula="of:=RIGHT([.H106];LEN([.H106])-5)" table:style-name="ce4">
            <text:p>45.323966088276315</text:p>
          </table:table-cell>
          <table:table-cell office:value-type="float" office:value="45.3239660882763" table:formula="of:=[.I106]+0" table:style-name="ce4">
            <text:p>45.32</text:p>
          </table:table-cell>
          <table:table-cell office:value-type="string" table:style-name="ce2">
            <text:p>101<text:span text:style-name="T1">: </text:span><text:span text:style-name="T2">45.07585541338996</text:span></text:p>
          </table:table-cell>
          <table:table-cell office:value-type="string" office:string-value="45.07585541338996" table:formula="of:=RIGHT([.K106];LEN([.K106])-5)" table:style-name="ce4">
            <text:p>45.07585541338996</text:p>
          </table:table-cell>
          <table:table-cell office:value-type="float" office:value="45.075855413389903" table:formula="of:=[.L106]+0" table:style-name="ce4">
            <text:p>45.08</text:p>
          </table:table-cell>
          <table:table-cell office:value-type="string" table:style-name="ce2">
            <text:p>101<text:span text:style-name="T1">: </text:span><text:span text:style-name="T2">24.868215249162983</text:span></text:p>
          </table:table-cell>
          <table:table-cell office:value-type="string" office:string-value="24.868215249162983" table:formula="of:=RIGHT([.N106];LEN([.N106])-5)" table:style-name="ce4">
            <text:p>24.868215249162983</text:p>
          </table:table-cell>
          <table:table-cell office:value-type="float" office:value="24.868215249162901" table:formula="of:=[.O106]+0" table:style-name="ce4">
            <text:p>24.87</text:p>
          </table:table-cell>
          <table:table-cell table:number-columns-repeated="2" table:style-name="ce1"/>
          <table:table-cell office:value-type="float" office:value="110.02270350060166" table:formula="of:=([.D106]+[.G106]+[.J106]+[.M106]+[.P106])/2" table:style-name="ce4">
            <text:p>110.02</text:p>
          </table:table-cell>
          <table:table-cell table:number-columns-repeated="16365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9.55081851695395</text:span></text:p>
          </table:table-cell>
          <table:table-cell office:value-type="string" office:string-value="39.55081851695395" table:formula="of:=RIGHT([.B107];LEN([.B107])-5)" table:style-name="ce4">
            <text:p>39.55081851695395</text:p>
          </table:table-cell>
          <table:table-cell office:value-type="float" office:value="39.550818516953903" table:formula="of:=[.C107]+0" table:style-name="ce4">
            <text:p>39.55</text:p>
          </table:table-cell>
          <table:table-cell office:value-type="string" table:style-name="ce2">
            <text:p>102<text:span text:style-name="T1">: </text:span><text:span text:style-name="T2">36.03183482883484</text:span></text:p>
          </table:table-cell>
          <table:table-cell office:value-type="string" office:string-value="36.03183482883484" table:formula="of:=RIGHT([.E107];LEN([.E107])-5)" table:style-name="ce4">
            <text:p>36.03183482883484</text:p>
          </table:table-cell>
          <table:table-cell office:value-type="float" office:value="36.031834828834803" table:formula="of:=[.F107]+0" table:style-name="ce4">
            <text:p>36.03</text:p>
          </table:table-cell>
          <table:table-cell office:value-type="string" table:style-name="ce2">
            <text:p>102<text:span text:style-name="T1">: </text:span><text:span text:style-name="T2">37.598378455874105</text:span></text:p>
          </table:table-cell>
          <table:table-cell office:value-type="string" office:string-value="37.598378455874105" table:formula="of:=RIGHT([.H107];LEN([.H107])-5)" table:style-name="ce4">
            <text:p>37.598378455874105</text:p>
          </table:table-cell>
          <table:table-cell office:value-type="float" office:value="37.598378455874098" table:formula="of:=[.I107]+0" table:style-name="ce4">
            <text:p>37.60</text:p>
          </table:table-cell>
          <table:table-cell office:value-type="string" table:style-name="ce2">
            <text:p>102<text:span text:style-name="T1">: </text:span><text:span text:style-name="T2">44.96886137280269</text:span></text:p>
          </table:table-cell>
          <table:table-cell office:value-type="string" office:string-value="44.96886137280269" table:formula="of:=RIGHT([.K107];LEN([.K107])-5)" table:style-name="ce4">
            <text:p>44.96886137280269</text:p>
          </table:table-cell>
          <table:table-cell office:value-type="float" office:value="44.9688613728026" table:formula="of:=[.L107]+0" table:style-name="ce4">
            <text:p>44.97</text:p>
          </table:table-cell>
          <table:table-cell office:value-type="string" table:style-name="ce2">
            <text:p>102<text:span text:style-name="T1">: </text:span><text:span text:style-name="T2">24.913900132070317</text:span></text:p>
          </table:table-cell>
          <table:table-cell office:value-type="string" office:string-value="24.913900132070317" table:formula="of:=RIGHT([.N107];LEN([.N107])-5)" table:style-name="ce4">
            <text:p>24.913900132070317</text:p>
          </table:table-cell>
          <table:table-cell office:value-type="float" office:value="24.9139001320703" table:formula="of:=[.O107]+0" table:style-name="ce4">
            <text:p>24.91</text:p>
          </table:table-cell>
          <table:table-cell table:number-columns-repeated="2" table:style-name="ce1"/>
          <table:table-cell office:value-type="float" office:value="91.53189665326785" table:formula="of:=([.D107]+[.G107]+[.J107]+[.M107]+[.P107])/2" table:style-name="ce4">
            <text:p>91.53</text:p>
          </table:table-cell>
          <table:table-cell table:number-columns-repeated="16365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69458715207881</text:span></text:p>
          </table:table-cell>
          <table:table-cell office:value-type="string" office:string-value="40.69458715207881" table:formula="of:=RIGHT([.B108];LEN([.B108])-5)" table:style-name="ce4">
            <text:p>40.69458715207881</text:p>
          </table:table-cell>
          <table:table-cell office:value-type="float" office:value="40.694587152078803" table:formula="of:=[.C108]+0" table:style-name="ce4">
            <text:p>40.69</text:p>
          </table:table-cell>
          <table:table-cell office:value-type="string" table:style-name="ce2">
            <text:p>103<text:span text:style-name="T1">: </text:span><text:span text:style-name="T2">51.88627789894823</text:span></text:p>
          </table:table-cell>
          <table:table-cell office:value-type="string" office:string-value="51.88627789894823" table:formula="of:=RIGHT([.E108];LEN([.E108])-5)" table:style-name="ce4">
            <text:p>51.88627789894823</text:p>
          </table:table-cell>
          <table:table-cell office:value-type="float" office:value="51.886277898948201" table:formula="of:=[.F108]+0" table:style-name="ce4">
            <text:p>51.89</text:p>
          </table:table-cell>
          <table:table-cell office:value-type="string" table:style-name="ce2">
            <text:p>103<text:span text:style-name="T1">: </text:span><text:span text:style-name="T2">31.792408499257288</text:span></text:p>
          </table:table-cell>
          <table:table-cell office:value-type="string" office:string-value="31.792408499257288" table:formula="of:=RIGHT([.H108];LEN([.H108])-5)" table:style-name="ce4">
            <text:p>31.792408499257288</text:p>
          </table:table-cell>
          <table:table-cell office:value-type="float" office:value="31.792408499257199" table:formula="of:=[.I108]+0" table:style-name="ce4">
            <text:p>31.79</text:p>
          </table:table-cell>
          <table:table-cell office:value-type="string" table:style-name="ce2">
            <text:p>103<text:span text:style-name="T1">: </text:span><text:span text:style-name="T2">49.272549648358165</text:span></text:p>
          </table:table-cell>
          <table:table-cell office:value-type="string" office:string-value="49.272549648358165" table:formula="of:=RIGHT([.K108];LEN([.K108])-5)" table:style-name="ce4">
            <text:p>49.272549648358165</text:p>
          </table:table-cell>
          <table:table-cell office:value-type="float" office:value="49.272549648358101" table:formula="of:=[.L108]+0" table:style-name="ce4">
            <text:p>49.27</text:p>
          </table:table-cell>
          <table:table-cell office:value-type="string" table:style-name="ce2">
            <text:p>103<text:span text:style-name="T1">: </text:span><text:span text:style-name="T2">25.312369834771715</text:span></text:p>
          </table:table-cell>
          <table:table-cell office:value-type="string" office:string-value="25.312369834771715" table:formula="of:=RIGHT([.N108];LEN([.N108])-5)" table:style-name="ce4">
            <text:p>25.312369834771715</text:p>
          </table:table-cell>
          <table:table-cell office:value-type="float" office:value="25.312369834771701" table:formula="of:=[.O108]+0" table:style-name="ce4">
            <text:p>25.31</text:p>
          </table:table-cell>
          <table:table-cell table:number-columns-repeated="2" table:style-name="ce1"/>
          <table:table-cell office:value-type="float" office:value="99.479096516707017" table:formula="of:=([.D108]+[.G108]+[.J108]+[.M108]+[.P108])/2" table:style-name="ce4">
            <text:p>99.48</text:p>
          </table:table-cell>
          <table:table-cell table:number-columns-repeated="16365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44.78974760294038</text:span></text:p>
          </table:table-cell>
          <table:table-cell office:value-type="string" office:string-value="44.78974760294038" table:formula="of:=RIGHT([.B109];LEN([.B109])-5)" table:style-name="ce4">
            <text:p>44.78974760294038</text:p>
          </table:table-cell>
          <table:table-cell office:value-type="float" office:value="44.789747602940302" table:formula="of:=[.C109]+0" table:style-name="ce4">
            <text:p>44.79</text:p>
          </table:table-cell>
          <table:table-cell office:value-type="string" table:style-name="ce2">
            <text:p>104<text:span text:style-name="T1">: </text:span><text:span text:style-name="T2">49.23224388413115</text:span></text:p>
          </table:table-cell>
          <table:table-cell office:value-type="string" office:string-value="49.23224388413115" table:formula="of:=RIGHT([.E109];LEN([.E109])-5)" table:style-name="ce4">
            <text:p>49.23224388413115</text:p>
          </table:table-cell>
          <table:table-cell office:value-type="float" office:value="49.232243884131101" table:formula="of:=[.F109]+0" table:style-name="ce4">
            <text:p>49.23</text:p>
          </table:table-cell>
          <table:table-cell office:value-type="string" table:style-name="ce2">
            <text:p>104<text:span text:style-name="T1">: </text:span><text:span text:style-name="T2">30.857157678387143</text:span></text:p>
          </table:table-cell>
          <table:table-cell office:value-type="string" office:string-value="30.857157678387143" table:formula="of:=RIGHT([.H109];LEN([.H109])-5)" table:style-name="ce4">
            <text:p>30.857157678387143</text:p>
          </table:table-cell>
          <table:table-cell office:value-type="float" office:value="30.8571576783871" table:formula="of:=[.I109]+0" table:style-name="ce4">
            <text:p>30.86</text:p>
          </table:table-cell>
          <table:table-cell office:value-type="string" table:style-name="ce2">
            <text:p>104<text:span text:style-name="T1">: </text:span><text:span text:style-name="T2">46.78372235547556</text:span></text:p>
          </table:table-cell>
          <table:table-cell office:value-type="string" office:string-value="46.78372235547556" table:formula="of:=RIGHT([.K109];LEN([.K109])-5)" table:style-name="ce4">
            <text:p>46.78372235547556</text:p>
          </table:table-cell>
          <table:table-cell office:value-type="float" office:value="46.783722355475497" table:formula="of:=[.L109]+0" table:style-name="ce4">
            <text:p>46.78</text:p>
          </table:table-cell>
          <table:table-cell office:value-type="string" table:style-name="ce2">
            <text:p>104<text:span text:style-name="T1">: </text:span><text:span text:style-name="T2">20.619431682212998</text:span></text:p>
          </table:table-cell>
          <table:table-cell office:value-type="string" office:string-value="20.619431682212998" table:formula="of:=RIGHT([.N109];LEN([.N109])-5)" table:style-name="ce4">
            <text:p>20.619431682212998</text:p>
          </table:table-cell>
          <table:table-cell office:value-type="float" office:value="20.619431682212898" table:formula="of:=[.O109]+0" table:style-name="ce4">
            <text:p>20.62</text:p>
          </table:table-cell>
          <table:table-cell table:number-columns-repeated="2" table:style-name="ce1"/>
          <table:table-cell office:value-type="float" office:value="96.141151601573455" table:formula="of:=([.D109]+[.G109]+[.J109]+[.M109]+[.P109])/2" table:style-name="ce4">
            <text:p>96.14</text:p>
          </table:table-cell>
          <table:table-cell table:number-columns-repeated="16365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0.00187871700274</text:span></text:p>
          </table:table-cell>
          <table:table-cell office:value-type="string" office:string-value="40.00187871700274" table:formula="of:=RIGHT([.B110];LEN([.B110])-5)" table:style-name="ce4">
            <text:p>40.00187871700274</text:p>
          </table:table-cell>
          <table:table-cell office:value-type="float" office:value="40.001878717002697" table:formula="of:=[.C110]+0" table:style-name="ce4">
            <text:p>40.00</text:p>
          </table:table-cell>
          <table:table-cell office:value-type="string" table:style-name="ce2">
            <text:p>105<text:span text:style-name="T1">: </text:span><text:span text:style-name="T2">58.9127496002474</text:span></text:p>
          </table:table-cell>
          <table:table-cell office:value-type="string" office:string-value="58.9127496002474" table:formula="of:=RIGHT([.E110];LEN([.E110])-5)" table:style-name="ce4">
            <text:p>58.9127496002474</text:p>
          </table:table-cell>
          <table:table-cell office:value-type="float" office:value="58.912749600247402" table:formula="of:=[.F110]+0" table:style-name="ce4">
            <text:p>58.91</text:p>
          </table:table-cell>
          <table:table-cell office:value-type="string" table:style-name="ce2">
            <text:p>105<text:span text:style-name="T1">: </text:span><text:span text:style-name="T2">43.65814239687866</text:span></text:p>
          </table:table-cell>
          <table:table-cell office:value-type="string" office:string-value="43.65814239687866" table:formula="of:=RIGHT([.H110];LEN([.H110])-5)" table:style-name="ce4">
            <text:p>43.65814239687866</text:p>
          </table:table-cell>
          <table:table-cell office:value-type="float" office:value="43.658142396878603" table:formula="of:=[.I110]+0" table:style-name="ce4">
            <text:p>43.66</text:p>
          </table:table-cell>
          <table:table-cell office:value-type="string" table:style-name="ce2">
            <text:p>105<text:span text:style-name="T1">: </text:span><text:span text:style-name="T2">46.3940017982148</text:span></text:p>
          </table:table-cell>
          <table:table-cell office:value-type="string" office:string-value="46.3940017982148" table:formula="of:=RIGHT([.K110];LEN([.K110])-5)" table:style-name="ce4">
            <text:p>46.3940017982148</text:p>
          </table:table-cell>
          <table:table-cell office:value-type="float" office:value="46.394001798214802" table:formula="of:=[.L110]+0" table:style-name="ce4">
            <text:p>46.39</text:p>
          </table:table-cell>
          <table:table-cell office:value-type="string" table:style-name="ce2">
            <text:p>105<text:span text:style-name="T1">: </text:span><text:span text:style-name="T2">31.15101461671808</text:span></text:p>
          </table:table-cell>
          <table:table-cell office:value-type="string" office:string-value="31.15101461671808" table:formula="of:=RIGHT([.N110];LEN([.N110])-5)" table:style-name="ce4">
            <text:p>31.15101461671808</text:p>
          </table:table-cell>
          <table:table-cell office:value-type="float" office:value="31.151014616718001" table:formula="of:=[.O110]+0" table:style-name="ce4">
            <text:p>31.15</text:p>
          </table:table-cell>
          <table:table-cell table:number-columns-repeated="2" table:style-name="ce1"/>
          <table:table-cell office:value-type="float" office:value="110.05889356453073" table:formula="of:=([.D110]+[.G110]+[.J110]+[.M110]+[.P110])/2" table:style-name="ce4">
            <text:p>110.06</text:p>
          </table:table-cell>
          <table:table-cell table:number-columns-repeated="16365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7.73303747066454</text:span></text:p>
          </table:table-cell>
          <table:table-cell office:value-type="string" office:string-value="37.73303747066454" table:formula="of:=RIGHT([.B111];LEN([.B111])-5)" table:style-name="ce4">
            <text:p>37.73303747066454</text:p>
          </table:table-cell>
          <table:table-cell office:value-type="float" office:value="37.733037470664499" table:formula="of:=[.C111]+0" table:style-name="ce4">
            <text:p>37.73</text:p>
          </table:table-cell>
          <table:table-cell office:value-type="string" table:style-name="ce2">
            <text:p>106<text:span text:style-name="T1">: </text:span><text:span text:style-name="T2">48.06360614997354</text:span></text:p>
          </table:table-cell>
          <table:table-cell office:value-type="string" office:string-value="48.06360614997354" table:formula="of:=RIGHT([.E111];LEN([.E111])-5)" table:style-name="ce4">
            <text:p>48.06360614997354</text:p>
          </table:table-cell>
          <table:table-cell office:value-type="float" office:value="48.063606149973502" table:formula="of:=[.F111]+0" table:style-name="ce4">
            <text:p>48.06</text:p>
          </table:table-cell>
          <table:table-cell office:value-type="string" table:style-name="ce2">
            <text:p>106<text:span text:style-name="T1">: </text:span><text:span text:style-name="T2">34.67176738851662</text:span></text:p>
          </table:table-cell>
          <table:table-cell office:value-type="string" office:string-value="34.67176738851662" table:formula="of:=RIGHT([.H111];LEN([.H111])-5)" table:style-name="ce4">
            <text:p>34.67176738851662</text:p>
          </table:table-cell>
          <table:table-cell office:value-type="float" office:value="34.671767388516599" table:formula="of:=[.I111]+0" table:style-name="ce4">
            <text:p>34.67</text:p>
          </table:table-cell>
          <table:table-cell office:value-type="string" table:style-name="ce2">
            <text:p>106<text:span text:style-name="T1">: </text:span><text:span text:style-name="T2">55.12114083555756</text:span></text:p>
          </table:table-cell>
          <table:table-cell office:value-type="string" office:string-value="55.12114083555756" table:formula="of:=RIGHT([.K111];LEN([.K111])-5)" table:style-name="ce4">
            <text:p>55.12114083555756</text:p>
          </table:table-cell>
          <table:table-cell office:value-type="float" office:value="55.121140835557497" table:formula="of:=[.L111]+0" table:style-name="ce4">
            <text:p>55.12</text:p>
          </table:table-cell>
          <table:table-cell office:value-type="string" table:style-name="ce2">
            <text:p>106<text:span text:style-name="T1">: </text:span><text:span text:style-name="T2">26.71856895219765</text:span></text:p>
          </table:table-cell>
          <table:table-cell office:value-type="string" office:string-value="26.71856895219765" table:formula="of:=RIGHT([.N111];LEN([.N111])-5)" table:style-name="ce4">
            <text:p>26.71856895219765</text:p>
          </table:table-cell>
          <table:table-cell office:value-type="float" office:value="26.7185689521976" table:formula="of:=[.O111]+0" table:style-name="ce4">
            <text:p>26.72</text:p>
          </table:table-cell>
          <table:table-cell table:number-columns-repeated="2" table:style-name="ce1"/>
          <table:table-cell office:value-type="float" office:value="101.15406039845485" table:formula="of:=([.D111]+[.G111]+[.J111]+[.M111]+[.P111])/2" table:style-name="ce4">
            <text:p>101.15</text:p>
          </table:table-cell>
          <table:table-cell table:number-columns-repeated="16365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5.42806667377708</text:span></text:p>
          </table:table-cell>
          <table:table-cell office:value-type="string" office:string-value="45.42806667377708" table:formula="of:=RIGHT([.B112];LEN([.B112])-5)" table:style-name="ce4">
            <text:p>45.42806667377708</text:p>
          </table:table-cell>
          <table:table-cell office:value-type="float" office:value="45.428066673777003" table:formula="of:=[.C112]+0" table:style-name="ce4">
            <text:p>45.43</text:p>
          </table:table-cell>
          <table:table-cell office:value-type="string" table:style-name="ce2">
            <text:p>107<text:span text:style-name="T1">: </text:span><text:span text:style-name="T2">47.247315693936116</text:span></text:p>
          </table:table-cell>
          <table:table-cell office:value-type="string" office:string-value="47.247315693936116" table:formula="of:=RIGHT([.E112];LEN([.E112])-5)" table:style-name="ce4">
            <text:p>47.247315693936116</text:p>
          </table:table-cell>
          <table:table-cell office:value-type="float" office:value="47.247315693936102" table:formula="of:=[.F112]+0" table:style-name="ce4">
            <text:p>47.25</text:p>
          </table:table-cell>
          <table:table-cell office:value-type="string" table:style-name="ce2">
            <text:p>107<text:span text:style-name="T1">: </text:span><text:span text:style-name="T2">35.201619354103045</text:span></text:p>
          </table:table-cell>
          <table:table-cell office:value-type="string" office:string-value="35.201619354103045" table:formula="of:=RIGHT([.H112];LEN([.H112])-5)" table:style-name="ce4">
            <text:p>35.201619354103045</text:p>
          </table:table-cell>
          <table:table-cell office:value-type="float" office:value="35.201619354103002" table:formula="of:=[.I112]+0" table:style-name="ce4">
            <text:p>35.20</text:p>
          </table:table-cell>
          <table:table-cell office:value-type="string" table:style-name="ce2">
            <text:p>107<text:span text:style-name="T1">: </text:span><text:span text:style-name="T2">55.35060757316311</text:span></text:p>
          </table:table-cell>
          <table:table-cell office:value-type="string" office:string-value="55.35060757316311" table:formula="of:=RIGHT([.K112];LEN([.K112])-5)" table:style-name="ce4">
            <text:p>55.35060757316311</text:p>
          </table:table-cell>
          <table:table-cell office:value-type="float" office:value="55.350607573163103" table:formula="of:=[.L112]+0" table:style-name="ce4">
            <text:p>55.35</text:p>
          </table:table-cell>
          <table:table-cell office:value-type="string" table:style-name="ce2">
            <text:p>107<text:span text:style-name="T1">: </text:span><text:span text:style-name="T2">26.608856563788287</text:span></text:p>
          </table:table-cell>
          <table:table-cell office:value-type="string" office:string-value="26.608856563788287" table:formula="of:=RIGHT([.N112];LEN([.N112])-5)" table:style-name="ce4">
            <text:p>26.608856563788287</text:p>
          </table:table-cell>
          <table:table-cell office:value-type="float" office:value="26.608856563788201" table:formula="of:=[.O112]+0" table:style-name="ce4">
            <text:p>26.61</text:p>
          </table:table-cell>
          <table:table-cell table:number-columns-repeated="2" table:style-name="ce1"/>
          <table:table-cell office:value-type="float" office:value="104.91823292938371" table:formula="of:=([.D112]+[.G112]+[.J112]+[.M112]+[.P112])/2" table:style-name="ce4">
            <text:p>104.92</text:p>
          </table:table-cell>
          <table:table-cell table:number-columns-repeated="16365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6.371059412869904</text:span></text:p>
          </table:table-cell>
          <table:table-cell office:value-type="string" office:string-value="46.371059412869904" table:formula="of:=RIGHT([.B113];LEN([.B113])-5)" table:style-name="ce4">
            <text:p>46.371059412869904</text:p>
          </table:table-cell>
          <table:table-cell office:value-type="float" office:value="46.371059412869897" table:formula="of:=[.C113]+0" table:style-name="ce4">
            <text:p>46.37</text:p>
          </table:table-cell>
          <table:table-cell office:value-type="string" table:style-name="ce2">
            <text:p>108<text:span text:style-name="T1">: </text:span><text:span text:style-name="T2">45.75344038486915</text:span></text:p>
          </table:table-cell>
          <table:table-cell office:value-type="string" office:string-value="45.75344038486915" table:formula="of:=RIGHT([.E113];LEN([.E113])-5)" table:style-name="ce4">
            <text:p>45.75344038486915</text:p>
          </table:table-cell>
          <table:table-cell office:value-type="float" office:value="45.753440384869101" table:formula="of:=[.F113]+0" table:style-name="ce4">
            <text:p>45.75</text:p>
          </table:table-cell>
          <table:table-cell office:value-type="string" table:style-name="ce2">
            <text:p>108<text:span text:style-name="T1">: </text:span><text:span text:style-name="T2">42.412901358180235</text:span></text:p>
          </table:table-cell>
          <table:table-cell office:value-type="string" office:string-value="42.412901358180235" table:formula="of:=RIGHT([.H113];LEN([.H113])-5)" table:style-name="ce4">
            <text:p>42.412901358180235</text:p>
          </table:table-cell>
          <table:table-cell office:value-type="float" office:value="42.4129013581802" table:formula="of:=[.I113]+0" table:style-name="ce4">
            <text:p>42.41</text:p>
          </table:table-cell>
          <table:table-cell office:value-type="string" table:style-name="ce2">
            <text:p>108<text:span text:style-name="T1">: </text:span><text:span text:style-name="T2">46.71592022661146</text:span></text:p>
          </table:table-cell>
          <table:table-cell office:value-type="string" office:string-value="46.71592022661146" table:formula="of:=RIGHT([.K113];LEN([.K113])-5)" table:style-name="ce4">
            <text:p>46.71592022661146</text:p>
          </table:table-cell>
          <table:table-cell office:value-type="float" office:value="46.715920226611402" table:formula="of:=[.L113]+0" table:style-name="ce4">
            <text:p>46.72</text:p>
          </table:table-cell>
          <table:table-cell office:value-type="string" table:style-name="ce2">
            <text:p>108<text:span text:style-name="T1">: </text:span><text:span text:style-name="T2">26.796323650864174</text:span></text:p>
          </table:table-cell>
          <table:table-cell office:value-type="string" office:string-value="26.796323650864174" table:formula="of:=RIGHT([.N113];LEN([.N113])-5)" table:style-name="ce4">
            <text:p>26.796323650864174</text:p>
          </table:table-cell>
          <table:table-cell office:value-type="float" office:value="26.7963236508641" table:formula="of:=[.O113]+0" table:style-name="ce4">
            <text:p>26.80</text:p>
          </table:table-cell>
          <table:table-cell table:number-columns-repeated="2" table:style-name="ce1"/>
          <table:table-cell office:value-type="float" office:value="104.02482251669736" table:formula="of:=([.D113]+[.G113]+[.J113]+[.M113]+[.P113])/2" table:style-name="ce4">
            <text:p>104.02</text:p>
          </table:table-cell>
          <table:table-cell table:number-columns-repeated="16365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0.21020483265678</text:span></text:p>
          </table:table-cell>
          <table:table-cell office:value-type="string" office:string-value="40.21020483265678" table:formula="of:=RIGHT([.B114];LEN([.B114])-5)" table:style-name="ce4">
            <text:p>40.21020483265678</text:p>
          </table:table-cell>
          <table:table-cell office:value-type="float" office:value="40.2102048326567" table:formula="of:=[.C114]+0" table:style-name="ce4">
            <text:p>40.21</text:p>
          </table:table-cell>
          <table:table-cell office:value-type="string" table:style-name="ce2">
            <text:p>109<text:span text:style-name="T1">: </text:span><text:span text:style-name="T2">46.15478656421321</text:span></text:p>
          </table:table-cell>
          <table:table-cell office:value-type="string" office:string-value="46.15478656421321" table:formula="of:=RIGHT([.E114];LEN([.E114])-5)" table:style-name="ce4">
            <text:p>46.15478656421321</text:p>
          </table:table-cell>
          <table:table-cell office:value-type="float" office:value="46.154786564213197" table:formula="of:=[.F114]+0" table:style-name="ce4">
            <text:p>46.15</text:p>
          </table:table-cell>
          <table:table-cell office:value-type="string" table:style-name="ce2">
            <text:p>109<text:span text:style-name="T1">: </text:span><text:span text:style-name="T2">39.75057505906336</text:span></text:p>
          </table:table-cell>
          <table:table-cell office:value-type="string" office:string-value="39.75057505906336" table:formula="of:=RIGHT([.H114];LEN([.H114])-5)" table:style-name="ce4">
            <text:p>39.75057505906336</text:p>
          </table:table-cell>
          <table:table-cell office:value-type="float" office:value="39.750575059063301" table:formula="of:=[.I114]+0" table:style-name="ce4">
            <text:p>39.75</text:p>
          </table:table-cell>
          <table:table-cell office:value-type="string" table:style-name="ce2">
            <text:p>109<text:span text:style-name="T1">: </text:span><text:span text:style-name="T2">54.025938999118</text:span></text:p>
          </table:table-cell>
          <table:table-cell office:value-type="string" office:string-value="54.025938999118" table:formula="of:=RIGHT([.K114];LEN([.K114])-5)" table:style-name="ce4">
            <text:p>54.025938999118</text:p>
          </table:table-cell>
          <table:table-cell office:value-type="float" office:value="54.025938999117997" table:formula="of:=[.L114]+0" table:style-name="ce4">
            <text:p>54.03</text:p>
          </table:table-cell>
          <table:table-cell office:value-type="string" table:style-name="ce2">
            <text:p>109<text:span text:style-name="T1">: </text:span><text:span text:style-name="T2">24.539429138828424</text:span></text:p>
          </table:table-cell>
          <table:table-cell office:value-type="string" office:string-value="24.539429138828424" table:formula="of:=RIGHT([.N114];LEN([.N114])-5)" table:style-name="ce4">
            <text:p>24.539429138828424</text:p>
          </table:table-cell>
          <table:table-cell office:value-type="float" office:value="24.5394291388284" table:formula="of:=[.O114]+0" table:style-name="ce4">
            <text:p>24.54</text:p>
          </table:table-cell>
          <table:table-cell table:number-columns-repeated="2" table:style-name="ce1"/>
          <table:table-cell office:value-type="float" office:value="102.34046729693979" table:formula="of:=([.D114]+[.G114]+[.J114]+[.M114]+[.P114])/2" table:style-name="ce4">
            <text:p>102.34</text:p>
          </table:table-cell>
          <table:table-cell table:number-columns-repeated="16365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8.60886729566705</text:span></text:p>
          </table:table-cell>
          <table:table-cell office:value-type="string" office:string-value="38.60886729566705" table:formula="of:=RIGHT([.B115];LEN([.B115])-5)" table:style-name="ce4">
            <text:p>38.60886729566705</text:p>
          </table:table-cell>
          <table:table-cell office:value-type="float" office:value="38.608867295666997" table:formula="of:=[.C115]+0" table:style-name="ce4">
            <text:p>38.61</text:p>
          </table:table-cell>
          <table:table-cell office:value-type="string" table:style-name="ce2">
            <text:p>110<text:span text:style-name="T1">: </text:span><text:span text:style-name="T2">47.16106424310962</text:span></text:p>
          </table:table-cell>
          <table:table-cell office:value-type="string" office:string-value="47.16106424310962" table:formula="of:=RIGHT([.E115];LEN([.E115])-5)" table:style-name="ce4">
            <text:p>47.16106424310962</text:p>
          </table:table-cell>
          <table:table-cell office:value-type="float" office:value="47.1610642431096" table:formula="of:=[.F115]+0" table:style-name="ce4">
            <text:p>47.16</text:p>
          </table:table-cell>
          <table:table-cell office:value-type="string" table:style-name="ce2">
            <text:p>110<text:span text:style-name="T1">: </text:span><text:span text:style-name="T2">37.84945664956636</text:span></text:p>
          </table:table-cell>
          <table:table-cell office:value-type="string" office:string-value="37.84945664956636" table:formula="of:=RIGHT([.H115];LEN([.H115])-5)" table:style-name="ce4">
            <text:p>37.84945664956636</text:p>
          </table:table-cell>
          <table:table-cell office:value-type="float" office:value="37.849456649566299" table:formula="of:=[.I115]+0" table:style-name="ce4">
            <text:p>37.85</text:p>
          </table:table-cell>
          <table:table-cell office:value-type="string" table:style-name="ce2">
            <text:p>110<text:span text:style-name="T1">: </text:span><text:span text:style-name="T2">37.2745058862627</text:span></text:p>
          </table:table-cell>
          <table:table-cell office:value-type="string" office:string-value="37.2745058862627" table:formula="of:=RIGHT([.K115];LEN([.K115])-5)" table:style-name="ce4">
            <text:p>37.2745058862627</text:p>
          </table:table-cell>
          <table:table-cell office:value-type="float" office:value="37.274505886262702" table:formula="of:=[.L115]+0" table:style-name="ce4">
            <text:p>37.27</text:p>
          </table:table-cell>
          <table:table-cell office:value-type="string" table:style-name="ce2">
            <text:p>110<text:span text:style-name="T1">: </text:span><text:span text:style-name="T2">28.00650874789482</text:span></text:p>
          </table:table-cell>
          <table:table-cell office:value-type="string" office:string-value="28.00650874789482" table:formula="of:=RIGHT([.N115];LEN([.N115])-5)" table:style-name="ce4">
            <text:p>28.00650874789482</text:p>
          </table:table-cell>
          <table:table-cell office:value-type="float" office:value="28.006508747894799" table:formula="of:=[.O115]+0" table:style-name="ce4">
            <text:p>28.01</text:p>
          </table:table-cell>
          <table:table-cell table:number-columns-repeated="2" table:style-name="ce1"/>
          <table:table-cell office:value-type="float" office:value="94.450201411250205" table:formula="of:=([.D115]+[.G115]+[.J115]+[.M115]+[.P115])/2" table:style-name="ce4">
            <text:p>94.45</text:p>
          </table:table-cell>
          <table:table-cell table:number-columns-repeated="16365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41.299116585025665</text:span></text:p>
          </table:table-cell>
          <table:table-cell office:value-type="string" office:string-value="41.299116585025665" table:formula="of:=RIGHT([.B116];LEN([.B116])-5)" table:style-name="ce4">
            <text:p>41.299116585025665</text:p>
          </table:table-cell>
          <table:table-cell office:value-type="float" office:value="41.299116585025601" table:formula="of:=[.C116]+0" table:style-name="ce4">
            <text:p>41.30</text:p>
          </table:table-cell>
          <table:table-cell office:value-type="string" table:style-name="ce2">
            <text:p>111<text:span text:style-name="T1">: </text:span><text:span text:style-name="T2">47.14502688706408</text:span></text:p>
          </table:table-cell>
          <table:table-cell office:value-type="string" office:string-value="47.14502688706408" table:formula="of:=RIGHT([.E116];LEN([.E116])-5)" table:style-name="ce4">
            <text:p>47.14502688706408</text:p>
          </table:table-cell>
          <table:table-cell office:value-type="float" office:value="47.145026887063999" table:formula="of:=[.F116]+0" table:style-name="ce4">
            <text:p>47.15</text:p>
          </table:table-cell>
          <table:table-cell office:value-type="string" table:style-name="ce2">
            <text:p>111<text:span text:style-name="T1">: </text:span><text:span text:style-name="T2">46.71273366197223</text:span></text:p>
          </table:table-cell>
          <table:table-cell office:value-type="string" office:string-value="46.71273366197223" table:formula="of:=RIGHT([.H116];LEN([.H116])-5)" table:style-name="ce4">
            <text:p>46.71273366197223</text:p>
          </table:table-cell>
          <table:table-cell office:value-type="float" office:value="46.712733661972202" table:formula="of:=[.I116]+0" table:style-name="ce4">
            <text:p>46.71</text:p>
          </table:table-cell>
          <table:table-cell office:value-type="string" table:style-name="ce2">
            <text:p>111<text:span text:style-name="T1">: </text:span><text:span text:style-name="T2">37.811068288519095</text:span></text:p>
          </table:table-cell>
          <table:table-cell office:value-type="string" office:string-value="37.811068288519095" table:formula="of:=RIGHT([.K116];LEN([.K116])-5)" table:style-name="ce4">
            <text:p>37.811068288519095</text:p>
          </table:table-cell>
          <table:table-cell office:value-type="float" office:value="37.811068288519003" table:formula="of:=[.L116]+0" table:style-name="ce4">
            <text:p>37.81</text:p>
          </table:table-cell>
          <table:table-cell office:value-type="string" table:style-name="ce2">
            <text:p>111<text:span text:style-name="T1">: </text:span><text:span text:style-name="T2">22.642946832366484</text:span></text:p>
          </table:table-cell>
          <table:table-cell office:value-type="string" office:string-value="22.642946832366484" table:formula="of:=RIGHT([.N116];LEN([.N116])-5)" table:style-name="ce4">
            <text:p>22.642946832366484</text:p>
          </table:table-cell>
          <table:table-cell office:value-type="float" office:value="22.642946832366398" table:formula="of:=[.O116]+0" table:style-name="ce4">
            <text:p>22.64</text:p>
          </table:table-cell>
          <table:table-cell table:number-columns-repeated="2" table:style-name="ce1"/>
          <table:table-cell office:value-type="float" office:value="97.805446127473601" table:formula="of:=([.D116]+[.G116]+[.J116]+[.M116]+[.P116])/2" table:style-name="ce4">
            <text:p>97.81</text:p>
          </table:table-cell>
          <table:table-cell table:number-columns-repeated="16365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6.34022258584319</text:span></text:p>
          </table:table-cell>
          <table:table-cell office:value-type="string" office:string-value="46.34022258584319" table:formula="of:=RIGHT([.B117];LEN([.B117])-5)" table:style-name="ce4">
            <text:p>46.34022258584319</text:p>
          </table:table-cell>
          <table:table-cell office:value-type="float" office:value="46.340222585843101" table:formula="of:=[.C117]+0" table:style-name="ce4">
            <text:p>46.34</text:p>
          </table:table-cell>
          <table:table-cell office:value-type="string" table:style-name="ce2">
            <text:p>112<text:span text:style-name="T1">: </text:span><text:span text:style-name="T2">47.39068147307101</text:span></text:p>
          </table:table-cell>
          <table:table-cell office:value-type="string" office:string-value="47.39068147307101" table:formula="of:=RIGHT([.E117];LEN([.E117])-5)" table:style-name="ce4">
            <text:p>47.39068147307101</text:p>
          </table:table-cell>
          <table:table-cell office:value-type="float" office:value="47.390681473070998" table:formula="of:=[.F117]+0" table:style-name="ce4">
            <text:p>47.39</text:p>
          </table:table-cell>
          <table:table-cell office:value-type="string" table:style-name="ce2">
            <text:p>112<text:span text:style-name="T1">: </text:span><text:span text:style-name="T2">39.29449525403876</text:span></text:p>
          </table:table-cell>
          <table:table-cell office:value-type="string" office:string-value="39.29449525403876" table:formula="of:=RIGHT([.H117];LEN([.H117])-5)" table:style-name="ce4">
            <text:p>39.29449525403876</text:p>
          </table:table-cell>
          <table:table-cell office:value-type="float" office:value="39.294495254038701" table:formula="of:=[.I117]+0" table:style-name="ce4">
            <text:p>39.29</text:p>
          </table:table-cell>
          <table:table-cell office:value-type="string" table:style-name="ce2">
            <text:p>112<text:span text:style-name="T1">: </text:span><text:span text:style-name="T2">46.950766355781774</text:span></text:p>
          </table:table-cell>
          <table:table-cell office:value-type="string" office:string-value="46.950766355781774" table:formula="of:=RIGHT([.K117];LEN([.K117])-5)" table:style-name="ce4">
            <text:p>46.950766355781774</text:p>
          </table:table-cell>
          <table:table-cell office:value-type="float" office:value="46.950766355781703" table:formula="of:=[.L117]+0" table:style-name="ce4">
            <text:p>46.95</text:p>
          </table:table-cell>
          <table:table-cell office:value-type="string" table:style-name="ce2">
            <text:p>112<text:span text:style-name="T1">: </text:span><text:span text:style-name="T2">23.326091486317914</text:span></text:p>
          </table:table-cell>
          <table:table-cell office:value-type="string" office:string-value="23.326091486317914" table:formula="of:=RIGHT([.N117];LEN([.N117])-5)" table:style-name="ce4">
            <text:p>23.326091486317914</text:p>
          </table:table-cell>
          <table:table-cell office:value-type="float" office:value="23.3260914863179" table:formula="of:=[.O117]+0" table:style-name="ce4">
            <text:p>23.33</text:p>
          </table:table-cell>
          <table:table-cell table:number-columns-repeated="2" table:style-name="ce1"/>
          <table:table-cell office:value-type="float" office:value="101.65112857752619" table:formula="of:=([.D117]+[.G117]+[.J117]+[.M117]+[.P117])/2" table:style-name="ce4">
            <text:p>101.65</text:p>
          </table:table-cell>
          <table:table-cell table:number-columns-repeated="16365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7.587796925303394</text:span></text:p>
          </table:table-cell>
          <table:table-cell office:value-type="string" office:string-value="47.587796925303394" table:formula="of:=RIGHT([.B118];LEN([.B118])-5)" table:style-name="ce4">
            <text:p>47.587796925303394</text:p>
          </table:table-cell>
          <table:table-cell office:value-type="float" office:value="47.587796925303302" table:formula="of:=[.C118]+0" table:style-name="ce4">
            <text:p>47.59</text:p>
          </table:table-cell>
          <table:table-cell office:value-type="string" table:style-name="ce2">
            <text:p>113<text:span text:style-name="T1">: </text:span><text:span text:style-name="T2">52.34923537069682</text:span></text:p>
          </table:table-cell>
          <table:table-cell office:value-type="string" office:string-value="52.34923537069682" table:formula="of:=RIGHT([.E118];LEN([.E118])-5)" table:style-name="ce4">
            <text:p>52.34923537069682</text:p>
          </table:table-cell>
          <table:table-cell office:value-type="float" office:value="52.349235370696803" table:formula="of:=[.F118]+0" table:style-name="ce4">
            <text:p>52.35</text:p>
          </table:table-cell>
          <table:table-cell office:value-type="string" table:style-name="ce2">
            <text:p>113<text:span text:style-name="T1">: </text:span><text:span text:style-name="T2">34.56248116762971</text:span></text:p>
          </table:table-cell>
          <table:table-cell office:value-type="string" office:string-value="34.56248116762971" table:formula="of:=RIGHT([.H118];LEN([.H118])-5)" table:style-name="ce4">
            <text:p>34.56248116762971</text:p>
          </table:table-cell>
          <table:table-cell office:value-type="float" office:value="34.562481167629699" table:formula="of:=[.I118]+0" table:style-name="ce4">
            <text:p>34.56</text:p>
          </table:table-cell>
          <table:table-cell office:value-type="string" table:style-name="ce2">
            <text:p>113<text:span text:style-name="T1">: </text:span><text:span text:style-name="T2">45.83866490893283</text:span></text:p>
          </table:table-cell>
          <table:table-cell office:value-type="string" office:string-value="45.83866490893283" table:formula="of:=RIGHT([.K118];LEN([.K118])-5)" table:style-name="ce4">
            <text:p>45.83866490893283</text:p>
          </table:table-cell>
          <table:table-cell office:value-type="float" office:value="45.838664908932799" table:formula="of:=[.L118]+0" table:style-name="ce4">
            <text:p>45.84</text:p>
          </table:table-cell>
          <table:table-cell office:value-type="string" table:style-name="ce2">
            <text:p>113<text:span text:style-name="T1">: </text:span><text:span text:style-name="T2">29.45878216763621</text:span></text:p>
          </table:table-cell>
          <table:table-cell office:value-type="string" office:string-value="29.45878216763621" table:formula="of:=RIGHT([.N118];LEN([.N118])-5)" table:style-name="ce4">
            <text:p>29.45878216763621</text:p>
          </table:table-cell>
          <table:table-cell office:value-type="float" office:value="29.458782167636201" table:formula="of:=[.O118]+0" table:style-name="ce4">
            <text:p>29.46</text:p>
          </table:table-cell>
          <table:table-cell table:number-columns-repeated="2" table:style-name="ce1"/>
          <table:table-cell office:value-type="float" office:value="104.8984802700994" table:formula="of:=([.D118]+[.G118]+[.J118]+[.M118]+[.P118])/2" table:style-name="ce4">
            <text:p>104.9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4.26090959992594</text:span></text:p>
          </table:table-cell>
          <table:table-cell office:value-type="string" office:string-value="44.26090959992594" table:formula="of:=RIGHT([.B119];LEN([.B119])-5)" table:style-name="ce4">
            <text:p>44.26090959992594</text:p>
          </table:table-cell>
          <table:table-cell office:value-type="float" office:value="44.260909599925903" table:formula="of:=[.C119]+0" table:style-name="ce4">
            <text:p>44.26</text:p>
          </table:table-cell>
          <table:table-cell office:value-type="string" table:style-name="ce2">
            <text:p>114<text:span text:style-name="T1">: </text:span><text:span text:style-name="T2">41.180313011082355</text:span></text:p>
          </table:table-cell>
          <table:table-cell office:value-type="string" office:string-value="41.180313011082355" table:formula="of:=RIGHT([.E119];LEN([.E119])-5)" table:style-name="ce4">
            <text:p>41.180313011082355</text:p>
          </table:table-cell>
          <table:table-cell office:value-type="float" office:value="41.180313011082298" table:formula="of:=[.F119]+0" table:style-name="ce4">
            <text:p>41.18</text:p>
          </table:table-cell>
          <table:table-cell office:value-type="string" table:style-name="ce2">
            <text:p>114<text:span text:style-name="T1">: </text:span><text:span text:style-name="T2">35.85815065609935</text:span></text:p>
          </table:table-cell>
          <table:table-cell office:value-type="string" office:string-value="35.85815065609935" table:formula="of:=RIGHT([.H119];LEN([.H119])-5)" table:style-name="ce4">
            <text:p>35.85815065609935</text:p>
          </table:table-cell>
          <table:table-cell office:value-type="float" office:value="35.858150656099298" table:formula="of:=[.I119]+0" table:style-name="ce4">
            <text:p>35.86</text:p>
          </table:table-cell>
          <table:table-cell office:value-type="string" table:style-name="ce2">
            <text:p>114<text:span text:style-name="T1">: </text:span><text:span text:style-name="T2">48.636751334678394</text:span></text:p>
          </table:table-cell>
          <table:table-cell office:value-type="string" office:string-value="48.636751334678394" table:formula="of:=RIGHT([.K119];LEN([.K119])-5)" table:style-name="ce4">
            <text:p>48.636751334678394</text:p>
          </table:table-cell>
          <table:table-cell office:value-type="float" office:value="48.636751334678301" table:formula="of:=[.L119]+0" table:style-name="ce4">
            <text:p>48.64</text:p>
          </table:table-cell>
          <table:table-cell office:value-type="string" table:style-name="ce2">
            <text:p>114<text:span text:style-name="T1">: </text:span><text:span text:style-name="T2">24.264621242024724</text:span></text:p>
          </table:table-cell>
          <table:table-cell office:value-type="string" office:string-value="24.264621242024724" table:formula="of:=RIGHT([.N119];LEN([.N119])-5)" table:style-name="ce4">
            <text:p>24.264621242024724</text:p>
          </table:table-cell>
          <table:table-cell office:value-type="float" office:value="24.264621242024699" table:formula="of:=[.O119]+0" table:style-name="ce4">
            <text:p>24.26</text:p>
          </table:table-cell>
          <table:table-cell table:number-columns-repeated="2" table:style-name="ce1"/>
          <table:table-cell office:value-type="float" office:value="97.100372921905247" table:formula="of:=([.D119]+[.G119]+[.J119]+[.M119]+[.P119])/2" table:style-name="ce4">
            <text:p>97.1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40038883736167</text:span></text:p>
          </table:table-cell>
          <table:table-cell office:value-type="string" office:string-value="38.40038883736167" table:formula="of:=RIGHT([.B120];LEN([.B120])-5)" table:style-name="ce4">
            <text:p>38.40038883736167</text:p>
          </table:table-cell>
          <table:table-cell office:value-type="float" office:value="38.400388837361596" table:formula="of:=[.C120]+0" table:style-name="ce4">
            <text:p>38.40</text:p>
          </table:table-cell>
          <table:table-cell office:value-type="string" table:style-name="ce2">
            <text:p>115<text:span text:style-name="T1">: </text:span><text:span text:style-name="T2">42.78536658992018</text:span></text:p>
          </table:table-cell>
          <table:table-cell office:value-type="string" office:string-value="42.78536658992018" table:formula="of:=RIGHT([.E120];LEN([.E120])-5)" table:style-name="ce4">
            <text:p>42.78536658992018</text:p>
          </table:table-cell>
          <table:table-cell office:value-type="float" office:value="42.785366589920102" table:formula="of:=[.F120]+0" table:style-name="ce4">
            <text:p>42.79</text:p>
          </table:table-cell>
          <table:table-cell office:value-type="string" table:style-name="ce2">
            <text:p>115<text:span text:style-name="T1">: </text:span><text:span text:style-name="T2">46.10756119173929</text:span></text:p>
          </table:table-cell>
          <table:table-cell office:value-type="string" office:string-value="46.10756119173929" table:formula="of:=RIGHT([.H120];LEN([.H120])-5)" table:style-name="ce4">
            <text:p>46.10756119173929</text:p>
          </table:table-cell>
          <table:table-cell office:value-type="float" office:value="46.107561191739201" table:formula="of:=[.I120]+0" table:style-name="ce4">
            <text:p>46.11</text:p>
          </table:table-cell>
          <table:table-cell office:value-type="string" table:style-name="ce2">
            <text:p>115<text:span text:style-name="T1">: </text:span><text:span text:style-name="T2">49.37786182799466</text:span></text:p>
          </table:table-cell>
          <table:table-cell office:value-type="string" office:string-value="49.37786182799466" table:formula="of:=RIGHT([.K120];LEN([.K120])-5)" table:style-name="ce4">
            <text:p>49.37786182799466</text:p>
          </table:table-cell>
          <table:table-cell office:value-type="float" office:value="49.3778618279946" table:formula="of:=[.L120]+0" table:style-name="ce4">
            <text:p>49.38</text:p>
          </table:table-cell>
          <table:table-cell office:value-type="string" table:style-name="ce2">
            <text:p>115<text:span text:style-name="T1">: </text:span><text:span text:style-name="T2">29.294038440699705</text:span></text:p>
          </table:table-cell>
          <table:table-cell office:value-type="string" office:string-value="29.294038440699705" table:formula="of:=RIGHT([.N120];LEN([.N120])-5)" table:style-name="ce4">
            <text:p>29.294038440699705</text:p>
          </table:table-cell>
          <table:table-cell office:value-type="float" office:value="29.294038440699701" table:formula="of:=[.O120]+0" table:style-name="ce4">
            <text:p>29.29</text:p>
          </table:table-cell>
          <table:table-cell table:number-columns-repeated="2" table:style-name="ce1"/>
          <table:table-cell office:value-type="float" office:value="102.98260844385759" table:formula="of:=([.D120]+[.G120]+[.J120]+[.M120]+[.P120])/2" table:style-name="ce4">
            <text:p>102.9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9.11827297427426</text:span></text:p>
          </table:table-cell>
          <table:table-cell office:value-type="string" office:string-value="39.11827297427426" table:formula="of:=RIGHT([.B121];LEN([.B121])-5)" table:style-name="ce4">
            <text:p>39.11827297427426</text:p>
          </table:table-cell>
          <table:table-cell office:value-type="float" office:value="39.118272974274198" table:formula="of:=[.C121]+0" table:style-name="ce4">
            <text:p>39.12</text:p>
          </table:table-cell>
          <table:table-cell office:value-type="string" table:style-name="ce2">
            <text:p>116<text:span text:style-name="T1">: </text:span><text:span text:style-name="T2">41.09194628855629</text:span></text:p>
          </table:table-cell>
          <table:table-cell office:value-type="string" office:string-value="41.09194628855629" table:formula="of:=RIGHT([.E121];LEN([.E121])-5)" table:style-name="ce4">
            <text:p>41.09194628855629</text:p>
          </table:table-cell>
          <table:table-cell office:value-type="float" office:value="41.091946288556201" table:formula="of:=[.F121]+0" table:style-name="ce4">
            <text:p>41.09</text:p>
          </table:table-cell>
          <table:table-cell office:value-type="string" table:style-name="ce2">
            <text:p>116<text:span text:style-name="T1">: </text:span><text:span text:style-name="T2">34.702483039474785</text:span></text:p>
          </table:table-cell>
          <table:table-cell office:value-type="string" office:string-value="34.702483039474785" table:formula="of:=RIGHT([.H121];LEN([.H121])-5)" table:style-name="ce4">
            <text:p>34.702483039474785</text:p>
          </table:table-cell>
          <table:table-cell office:value-type="float" office:value="34.7024830394747" table:formula="of:=[.I121]+0" table:style-name="ce4">
            <text:p>34.70</text:p>
          </table:table-cell>
          <table:table-cell office:value-type="string" table:style-name="ce2">
            <text:p>116<text:span text:style-name="T1">: </text:span><text:span text:style-name="T2">51.57347285540358</text:span></text:p>
          </table:table-cell>
          <table:table-cell office:value-type="string" office:string-value="51.57347285540358" table:formula="of:=RIGHT([.K121];LEN([.K121])-5)" table:style-name="ce4">
            <text:p>51.57347285540358</text:p>
          </table:table-cell>
          <table:table-cell office:value-type="float" office:value="51.573472855403502" table:formula="of:=[.L121]+0" table:style-name="ce4">
            <text:p>51.57</text:p>
          </table:table-cell>
          <table:table-cell office:value-type="string" table:style-name="ce2">
            <text:p>116<text:span text:style-name="T1">: </text:span><text:span text:style-name="T2">24.2243118909437</text:span></text:p>
          </table:table-cell>
          <table:table-cell office:value-type="string" office:string-value="24.2243118909437" table:formula="of:=RIGHT([.N121];LEN([.N121])-5)" table:style-name="ce4">
            <text:p>24.2243118909437</text:p>
          </table:table-cell>
          <table:table-cell office:value-type="float" office:value="24.224311890943699" table:formula="of:=[.O121]+0" table:style-name="ce4">
            <text:p>24.22</text:p>
          </table:table-cell>
          <table:table-cell table:number-columns-repeated="2" table:style-name="ce1"/>
          <table:table-cell office:value-type="float" office:value="95.355243524326156" table:formula="of:=([.D121]+[.G121]+[.J121]+[.M121]+[.P121])/2" table:style-name="ce4">
            <text:p>95.3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5.54487164286376</text:span></text:p>
          </table:table-cell>
          <table:table-cell office:value-type="string" office:string-value="35.54487164286376" table:formula="of:=RIGHT([.B122];LEN([.B122])-5)" table:style-name="ce4">
            <text:p>35.54487164286376</text:p>
          </table:table-cell>
          <table:table-cell office:value-type="float" office:value="35.544871642863697" table:formula="of:=[.C122]+0" table:style-name="ce4">
            <text:p>35.54</text:p>
          </table:table-cell>
          <table:table-cell office:value-type="string" table:style-name="ce2">
            <text:p>117<text:span text:style-name="T1">: </text:span><text:span text:style-name="T2">38.471572076770215</text:span></text:p>
          </table:table-cell>
          <table:table-cell office:value-type="string" office:string-value="38.471572076770215" table:formula="of:=RIGHT([.E122];LEN([.E122])-5)" table:style-name="ce4">
            <text:p>38.471572076770215</text:p>
          </table:table-cell>
          <table:table-cell office:value-type="float" office:value="38.471572076770201" table:formula="of:=[.F122]+0" table:style-name="ce4">
            <text:p>38.47</text:p>
          </table:table-cell>
          <table:table-cell office:value-type="string" table:style-name="ce2">
            <text:p>117<text:span text:style-name="T1">: </text:span><text:span text:style-name="T2">43.875312807003866</text:span></text:p>
          </table:table-cell>
          <table:table-cell office:value-type="string" office:string-value="43.875312807003866" table:formula="of:=RIGHT([.H122];LEN([.H122])-5)" table:style-name="ce4">
            <text:p>43.875312807003866</text:p>
          </table:table-cell>
          <table:table-cell office:value-type="float" office:value="43.875312807003802" table:formula="of:=[.I122]+0" table:style-name="ce4">
            <text:p>43.88</text:p>
          </table:table-cell>
          <table:table-cell office:value-type="string" table:style-name="ce2">
            <text:p>117<text:span text:style-name="T1">: </text:span><text:span text:style-name="T2">50.516040245181976</text:span></text:p>
          </table:table-cell>
          <table:table-cell office:value-type="string" office:string-value="50.516040245181976" table:formula="of:=RIGHT([.K122];LEN([.K122])-5)" table:style-name="ce4">
            <text:p>50.516040245181976</text:p>
          </table:table-cell>
          <table:table-cell office:value-type="float" office:value="50.516040245181898" table:formula="of:=[.L122]+0" table:style-name="ce4">
            <text:p>50.52</text:p>
          </table:table-cell>
          <table:table-cell office:value-type="string" table:style-name="ce2">
            <text:p>117<text:span text:style-name="T1">: </text:span><text:span text:style-name="T2">23.366691733398095</text:span></text:p>
          </table:table-cell>
          <table:table-cell office:value-type="string" office:string-value="23.366691733398095" table:formula="of:=RIGHT([.N122];LEN([.N122])-5)" table:style-name="ce4">
            <text:p>23.366691733398095</text:p>
          </table:table-cell>
          <table:table-cell office:value-type="float" office:value="23.366691733398" table:formula="of:=[.O122]+0" table:style-name="ce4">
            <text:p>23.37</text:p>
          </table:table-cell>
          <table:table-cell table:number-columns-repeated="2" table:style-name="ce1"/>
          <table:table-cell office:value-type="float" office:value="95.887244252608795" table:formula="of:=([.D122]+[.G122]+[.J122]+[.M122]+[.P122])/2" table:style-name="ce4">
            <text:p>95.8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5.32891742054825</text:span></text:p>
          </table:table-cell>
          <table:table-cell office:value-type="string" office:string-value="35.32891742054825" table:formula="of:=RIGHT([.B123];LEN([.B123])-5)" table:style-name="ce4">
            <text:p>35.32891742054825</text:p>
          </table:table-cell>
          <table:table-cell office:value-type="float" office:value="35.328917420548201" table:formula="of:=[.C123]+0" table:style-name="ce4">
            <text:p>35.33</text:p>
          </table:table-cell>
          <table:table-cell office:value-type="string" table:style-name="ce2">
            <text:p>118<text:span text:style-name="T1">: </text:span><text:span text:style-name="T2">49.94629780805131</text:span></text:p>
          </table:table-cell>
          <table:table-cell office:value-type="string" office:string-value="49.94629780805131" table:formula="of:=RIGHT([.E123];LEN([.E123])-5)" table:style-name="ce4">
            <text:p>49.94629780805131</text:p>
          </table:table-cell>
          <table:table-cell office:value-type="float" office:value="49.946297808051298" table:formula="of:=[.F123]+0" table:style-name="ce4">
            <text:p>49.95</text:p>
          </table:table-cell>
          <table:table-cell office:value-type="string" table:style-name="ce2">
            <text:p>118<text:span text:style-name="T1">: </text:span><text:span text:style-name="T2">33.44086562004083</text:span></text:p>
          </table:table-cell>
          <table:table-cell office:value-type="string" office:string-value="33.44086562004083" table:formula="of:=RIGHT([.H123];LEN([.H123])-5)" table:style-name="ce4">
            <text:p>33.44086562004083</text:p>
          </table:table-cell>
          <table:table-cell office:value-type="float" office:value="33.440865620040803" table:formula="of:=[.I123]+0" table:style-name="ce4">
            <text:p>33.44</text:p>
          </table:table-cell>
          <table:table-cell office:value-type="string" table:style-name="ce2">
            <text:p>118<text:span text:style-name="T1">: </text:span><text:span text:style-name="T2">45.81391229831352</text:span></text:p>
          </table:table-cell>
          <table:table-cell office:value-type="string" office:string-value="45.81391229831352" table:formula="of:=RIGHT([.K123];LEN([.K123])-5)" table:style-name="ce4">
            <text:p>45.81391229831352</text:p>
          </table:table-cell>
          <table:table-cell office:value-type="float" office:value="45.813912298313497" table:formula="of:=[.L123]+0" table:style-name="ce4">
            <text:p>45.81</text:p>
          </table:table-cell>
          <table:table-cell office:value-type="string" table:style-name="ce2">
            <text:p>118<text:span text:style-name="T1">: </text:span><text:span text:style-name="T2">27.993575981114994</text:span></text:p>
          </table:table-cell>
          <table:table-cell office:value-type="string" office:string-value="27.993575981114994" table:formula="of:=RIGHT([.N123];LEN([.N123])-5)" table:style-name="ce4">
            <text:p>27.993575981114994</text:p>
          </table:table-cell>
          <table:table-cell office:value-type="float" office:value="27.993575981114901" table:formula="of:=[.O123]+0" table:style-name="ce4">
            <text:p>27.99</text:p>
          </table:table-cell>
          <table:table-cell table:number-columns-repeated="2" table:style-name="ce1"/>
          <table:table-cell office:value-type="float" office:value="96.261784564034357" table:formula="of:=([.D123]+[.G123]+[.J123]+[.M123]+[.P123])/2" table:style-name="ce4">
            <text:p>96.2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803521275887874</text:span></text:p>
          </table:table-cell>
          <table:table-cell office:value-type="string" office:string-value="43.803521275887874" table:formula="of:=RIGHT([.B124];LEN([.B124])-5)" table:style-name="ce4">
            <text:p>43.803521275887874</text:p>
          </table:table-cell>
          <table:table-cell office:value-type="float" office:value="43.803521275887803" table:formula="of:=[.C124]+0" table:style-name="ce4">
            <text:p>43.80</text:p>
          </table:table-cell>
          <table:table-cell office:value-type="string" table:style-name="ce2">
            <text:p>119<text:span text:style-name="T1">: </text:span><text:span text:style-name="T2">48.136789719141966</text:span></text:p>
          </table:table-cell>
          <table:table-cell office:value-type="string" office:string-value="48.136789719141966" table:formula="of:=RIGHT([.E124];LEN([.E124])-5)" table:style-name="ce4">
            <text:p>48.136789719141966</text:p>
          </table:table-cell>
          <table:table-cell office:value-type="float" office:value="48.136789719141902" table:formula="of:=[.F124]+0" table:style-name="ce4">
            <text:p>48.14</text:p>
          </table:table-cell>
          <table:table-cell office:value-type="string" table:style-name="ce2">
            <text:p>119<text:span text:style-name="T1">: </text:span><text:span text:style-name="T2">33.305538845893814</text:span></text:p>
          </table:table-cell>
          <table:table-cell office:value-type="string" office:string-value="33.305538845893814" table:formula="of:=RIGHT([.H124];LEN([.H124])-5)" table:style-name="ce4">
            <text:p>33.305538845893814</text:p>
          </table:table-cell>
          <table:table-cell office:value-type="float" office:value="33.3055388458938" table:formula="of:=[.I124]+0" table:style-name="ce4">
            <text:p>33.31</text:p>
          </table:table-cell>
          <table:table-cell office:value-type="string" table:style-name="ce2">
            <text:p>119<text:span text:style-name="T1">: </text:span><text:span text:style-name="T2">50.64487848598731</text:span></text:p>
          </table:table-cell>
          <table:table-cell office:value-type="string" office:string-value="50.64487848598731" table:formula="of:=RIGHT([.K124];LEN([.K124])-5)" table:style-name="ce4">
            <text:p>50.64487848598731</text:p>
          </table:table-cell>
          <table:table-cell office:value-type="float" office:value="50.644878485987299" table:formula="of:=[.L124]+0" table:style-name="ce4">
            <text:p>50.64</text:p>
          </table:table-cell>
          <table:table-cell office:value-type="string" table:style-name="ce2">
            <text:p>119<text:span text:style-name="T1">: </text:span><text:span text:style-name="T2">28.509172655541228</text:span></text:p>
          </table:table-cell>
          <table:table-cell office:value-type="string" office:string-value="28.509172655541228" table:formula="of:=RIGHT([.N124];LEN([.N124])-5)" table:style-name="ce4">
            <text:p>28.509172655541228</text:p>
          </table:table-cell>
          <table:table-cell office:value-type="float" office:value="28.5091726555412" table:formula="of:=[.O124]+0" table:style-name="ce4">
            <text:p>28.51</text:p>
          </table:table-cell>
          <table:table-cell table:number-columns-repeated="2" table:style-name="ce1"/>
          <table:table-cell office:value-type="float" office:value="102.19995049122601" table:formula="of:=([.D124]+[.G124]+[.J124]+[.M124]+[.P124])/2" table:style-name="ce4">
            <text:p>102.2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4.81536647905352</text:span></text:p>
          </table:table-cell>
          <table:table-cell office:value-type="string" office:string-value="34.81536647905352" table:formula="of:=RIGHT([.B125];LEN([.B125])-5)" table:style-name="ce4">
            <text:p>34.81536647905352</text:p>
          </table:table-cell>
          <table:table-cell office:value-type="float" office:value="34.815366479053502" table:formula="of:=[.C125]+0" table:style-name="ce4">
            <text:p>34.82</text:p>
          </table:table-cell>
          <table:table-cell office:value-type="string" table:style-name="ce2">
            <text:p>120<text:span text:style-name="T1">: </text:span><text:span text:style-name="T2">45.54733581173853</text:span></text:p>
          </table:table-cell>
          <table:table-cell office:value-type="string" office:string-value="45.54733581173853" table:formula="of:=RIGHT([.E125];LEN([.E125])-5)" table:style-name="ce4">
            <text:p>45.54733581173853</text:p>
          </table:table-cell>
          <table:table-cell office:value-type="float" office:value="45.547335811738499" table:formula="of:=[.F125]+0" table:style-name="ce4">
            <text:p>45.55</text:p>
          </table:table-cell>
          <table:table-cell office:value-type="string" table:style-name="ce2">
            <text:p>120<text:span text:style-name="T1">: </text:span><text:span text:style-name="T2">39.18115211283298</text:span></text:p>
          </table:table-cell>
          <table:table-cell office:value-type="string" office:string-value="39.18115211283298" table:formula="of:=RIGHT([.H125];LEN([.H125])-5)" table:style-name="ce4">
            <text:p>39.18115211283298</text:p>
          </table:table-cell>
          <table:table-cell office:value-type="float" office:value="39.181152112832898" table:formula="of:=[.I125]+0" table:style-name="ce4">
            <text:p>39.18</text:p>
          </table:table-cell>
          <table:table-cell office:value-type="string" table:style-name="ce2">
            <text:p>120<text:span text:style-name="T1">: </text:span><text:span text:style-name="T2">45.211931585155476</text:span></text:p>
          </table:table-cell>
          <table:table-cell office:value-type="string" office:string-value="45.211931585155476" table:formula="of:=RIGHT([.K125];LEN([.K125])-5)" table:style-name="ce4">
            <text:p>45.211931585155476</text:p>
          </table:table-cell>
          <table:table-cell office:value-type="float" office:value="45.211931585155398" table:formula="of:=[.L125]+0" table:style-name="ce4">
            <text:p>45.21</text:p>
          </table:table-cell>
          <table:table-cell office:value-type="string" table:style-name="ce2">
            <text:p>120<text:span text:style-name="T1">: </text:span><text:span text:style-name="T2">27.228753707958067</text:span></text:p>
          </table:table-cell>
          <table:table-cell office:value-type="string" office:string-value="27.228753707958067" table:formula="of:=RIGHT([.N125];LEN([.N125])-5)" table:style-name="ce4">
            <text:p>27.228753707958067</text:p>
          </table:table-cell>
          <table:table-cell office:value-type="float" office:value="27.228753707957999" table:formula="of:=[.O125]+0" table:style-name="ce4">
            <text:p>27.23</text:p>
          </table:table-cell>
          <table:table-cell table:number-columns-repeated="2" table:style-name="ce1"/>
          <table:table-cell office:value-type="float" office:value="95.992269848369148" table:formula="of:=([.D125]+[.G125]+[.J125]+[.M125]+[.P125])/2" table:style-name="ce4">
            <text:p>95.9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06153293428863</text:span></text:p>
          </table:table-cell>
          <table:table-cell office:value-type="string" office:string-value="36.06153293428863" table:formula="of:=RIGHT([.B126];LEN([.B126])-5)" table:style-name="ce4">
            <text:p>36.06153293428863</text:p>
          </table:table-cell>
          <table:table-cell office:value-type="float" office:value="36.0615329342886" table:formula="of:=[.C126]+0" table:style-name="ce4">
            <text:p>36.06</text:p>
          </table:table-cell>
          <table:table-cell office:value-type="string" table:style-name="ce2">
            <text:p>121<text:span text:style-name="T1">: </text:span><text:span text:style-name="T2">45.83652425161547</text:span></text:p>
          </table:table-cell>
          <table:table-cell office:value-type="string" office:string-value="45.83652425161547" table:formula="of:=RIGHT([.E126];LEN([.E126])-5)" table:style-name="ce4">
            <text:p>45.83652425161547</text:p>
          </table:table-cell>
          <table:table-cell office:value-type="float" office:value="45.836524251615401" table:formula="of:=[.F126]+0" table:style-name="ce4">
            <text:p>45.84</text:p>
          </table:table-cell>
          <table:table-cell office:value-type="string" table:style-name="ce2">
            <text:p>121<text:span text:style-name="T1">: </text:span><text:span text:style-name="T2">48.15547891575433</text:span></text:p>
          </table:table-cell>
          <table:table-cell office:value-type="string" office:string-value="48.15547891575433" table:formula="of:=RIGHT([.H126];LEN([.H126])-5)" table:style-name="ce4">
            <text:p>48.15547891575433</text:p>
          </table:table-cell>
          <table:table-cell office:value-type="float" office:value="48.155478915754301" table:formula="of:=[.I126]+0" table:style-name="ce4">
            <text:p>48.16</text:p>
          </table:table-cell>
          <table:table-cell office:value-type="string" table:style-name="ce2">
            <text:p>121<text:span text:style-name="T1">: </text:span><text:span text:style-name="T2">39.94914775728188</text:span></text:p>
          </table:table-cell>
          <table:table-cell office:value-type="string" office:string-value="39.94914775728188" table:formula="of:=RIGHT([.K126];LEN([.K126])-5)" table:style-name="ce4">
            <text:p>39.94914775728188</text:p>
          </table:table-cell>
          <table:table-cell office:value-type="float" office:value="39.9491477572818" table:formula="of:=[.L126]+0" table:style-name="ce4">
            <text:p>39.95</text:p>
          </table:table-cell>
          <table:table-cell office:value-type="string" table:style-name="ce2">
            <text:p>121<text:span text:style-name="T1">: </text:span><text:span text:style-name="T2">21.453293663947182</text:span></text:p>
          </table:table-cell>
          <table:table-cell office:value-type="string" office:string-value="21.453293663947182" table:formula="of:=RIGHT([.N126];LEN([.N126])-5)" table:style-name="ce4">
            <text:p>21.453293663947182</text:p>
          </table:table-cell>
          <table:table-cell office:value-type="float" office:value="21.4532936639471" table:formula="of:=[.O126]+0" table:style-name="ce4">
            <text:p>21.45</text:p>
          </table:table-cell>
          <table:table-cell table:number-columns-repeated="2" table:style-name="ce1"/>
          <table:table-cell office:value-type="float" office:value="95.727988761443612" table:formula="of:=([.D126]+[.G126]+[.J126]+[.M126]+[.P126])/2" table:style-name="ce4">
            <text:p>95.7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40.00786400278854</text:span></text:p>
          </table:table-cell>
          <table:table-cell office:value-type="string" office:string-value="40.00786400278854" table:formula="of:=RIGHT([.B127];LEN([.B127])-5)" table:style-name="ce4">
            <text:p>40.00786400278854</text:p>
          </table:table-cell>
          <table:table-cell office:value-type="float" office:value="40.007864002788502" table:formula="of:=[.C127]+0" table:style-name="ce4">
            <text:p>40.01</text:p>
          </table:table-cell>
          <table:table-cell office:value-type="string" table:style-name="ce2">
            <text:p>122<text:span text:style-name="T1">: </text:span><text:span text:style-name="T2">48.56916814518863</text:span></text:p>
          </table:table-cell>
          <table:table-cell office:value-type="string" office:string-value="48.56916814518863" table:formula="of:=RIGHT([.E127];LEN([.E127])-5)" table:style-name="ce4">
            <text:p>48.56916814518863</text:p>
          </table:table-cell>
          <table:table-cell office:value-type="float" office:value="48.569168145188598" table:formula="of:=[.F127]+0" table:style-name="ce4">
            <text:p>48.57</text:p>
          </table:table-cell>
          <table:table-cell office:value-type="string" table:style-name="ce2">
            <text:p>122<text:span text:style-name="T1">: </text:span><text:span text:style-name="T2">44.74363369856765</text:span></text:p>
          </table:table-cell>
          <table:table-cell office:value-type="string" office:string-value="44.74363369856765" table:formula="of:=RIGHT([.H127];LEN([.H127])-5)" table:style-name="ce4">
            <text:p>44.74363369856765</text:p>
          </table:table-cell>
          <table:table-cell office:value-type="float" office:value="44.743633698567599" table:formula="of:=[.I127]+0" table:style-name="ce4">
            <text:p>44.74</text:p>
          </table:table-cell>
          <table:table-cell office:value-type="string" table:style-name="ce2">
            <text:p>122<text:span text:style-name="T1">: </text:span><text:span text:style-name="T2">40.4533333644006</text:span></text:p>
          </table:table-cell>
          <table:table-cell office:value-type="string" office:string-value="40.4533333644006" table:formula="of:=RIGHT([.K127];LEN([.K127])-5)" table:style-name="ce4">
            <text:p>40.4533333644006</text:p>
          </table:table-cell>
          <table:table-cell office:value-type="float" office:value="40.453333364400599" table:formula="of:=[.L127]+0" table:style-name="ce4">
            <text:p>40.45</text:p>
          </table:table-cell>
          <table:table-cell office:value-type="string" table:style-name="ce2">
            <text:p>122<text:span text:style-name="T1">: </text:span><text:span text:style-name="T2">25.466647577440146</text:span></text:p>
          </table:table-cell>
          <table:table-cell office:value-type="string" office:string-value="25.466647577440146" table:formula="of:=RIGHT([.N127];LEN([.N127])-5)" table:style-name="ce4">
            <text:p>25.466647577440146</text:p>
          </table:table-cell>
          <table:table-cell office:value-type="float" office:value="25.466647577440099" table:formula="of:=[.O127]+0" table:style-name="ce4">
            <text:p>25.47</text:p>
          </table:table-cell>
          <table:table-cell table:number-columns-repeated="2" table:style-name="ce1"/>
          <table:table-cell office:value-type="float" office:value="99.620323394192695" table:formula="of:=([.D127]+[.G127]+[.J127]+[.M127]+[.P127])/2" table:style-name="ce4">
            <text:p>99.6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0.25186237356949</text:span></text:p>
          </table:table-cell>
          <table:table-cell office:value-type="string" office:string-value="40.25186237356949" table:formula="of:=RIGHT([.B128];LEN([.B128])-5)" table:style-name="ce4">
            <text:p>40.25186237356949</text:p>
          </table:table-cell>
          <table:table-cell office:value-type="float" office:value="40.251862373569402" table:formula="of:=[.C128]+0" table:style-name="ce4">
            <text:p>40.25</text:p>
          </table:table-cell>
          <table:table-cell office:value-type="string" table:style-name="ce2">
            <text:p>123<text:span text:style-name="T1">: </text:span><text:span text:style-name="T2">45.91372289528374</text:span></text:p>
          </table:table-cell>
          <table:table-cell office:value-type="string" office:string-value="45.91372289528374" table:formula="of:=RIGHT([.E128];LEN([.E128])-5)" table:style-name="ce4">
            <text:p>45.91372289528374</text:p>
          </table:table-cell>
          <table:table-cell office:value-type="float" office:value="45.913722895283698" table:formula="of:=[.F128]+0" table:style-name="ce4">
            <text:p>45.91</text:p>
          </table:table-cell>
          <table:table-cell office:value-type="string" table:style-name="ce2">
            <text:p>123<text:span text:style-name="T1">: </text:span><text:span text:style-name="T2">48.933655922668244</text:span></text:p>
          </table:table-cell>
          <table:table-cell office:value-type="string" office:string-value="48.933655922668244" table:formula="of:=RIGHT([.H128];LEN([.H128])-5)" table:style-name="ce4">
            <text:p>48.933655922668244</text:p>
          </table:table-cell>
          <table:table-cell office:value-type="float" office:value="48.933655922668201" table:formula="of:=[.I128]+0" table:style-name="ce4">
            <text:p>48.93</text:p>
          </table:table-cell>
          <table:table-cell office:value-type="string" table:style-name="ce2">
            <text:p>123<text:span text:style-name="T1">: </text:span><text:span text:style-name="T2">46.86823712618399</text:span></text:p>
          </table:table-cell>
          <table:table-cell office:value-type="string" office:string-value="46.86823712618399" table:formula="of:=RIGHT([.K128];LEN([.K128])-5)" table:style-name="ce4">
            <text:p>46.86823712618399</text:p>
          </table:table-cell>
          <table:table-cell office:value-type="float" office:value="46.868237126183899" table:formula="of:=[.L128]+0" table:style-name="ce4">
            <text:p>46.87</text:p>
          </table:table-cell>
          <table:table-cell office:value-type="string" table:style-name="ce2">
            <text:p>123<text:span text:style-name="T1">: </text:span><text:span text:style-name="T2">26.79991979126035</text:span></text:p>
          </table:table-cell>
          <table:table-cell office:value-type="string" office:string-value="26.79991979126035" table:formula="of:=RIGHT([.N128];LEN([.N128])-5)" table:style-name="ce4">
            <text:p>26.79991979126035</text:p>
          </table:table-cell>
          <table:table-cell office:value-type="float" office:value="26.799919791260301" table:formula="of:=[.O128]+0" table:style-name="ce4">
            <text:p>26.80</text:p>
          </table:table-cell>
          <table:table-cell table:number-columns-repeated="2" table:style-name="ce1"/>
          <table:table-cell office:value-type="float" office:value="104.38369905448276" table:formula="of:=([.D128]+[.G128]+[.J128]+[.M128]+[.P128])/2" table:style-name="ce4">
            <text:p>104.3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2.090590764448066</text:span></text:p>
          </table:table-cell>
          <table:table-cell office:value-type="string" office:string-value="42.090590764448066" table:formula="of:=RIGHT([.B129];LEN([.B129])-5)" table:style-name="ce4">
            <text:p>42.090590764448066</text:p>
          </table:table-cell>
          <table:table-cell office:value-type="float" office:value="42.090590764448002" table:formula="of:=[.C129]+0" table:style-name="ce4">
            <text:p>42.09</text:p>
          </table:table-cell>
          <table:table-cell office:value-type="string" table:style-name="ce2">
            <text:p>124<text:span text:style-name="T1">: </text:span><text:span text:style-name="T2">51.72917579716261</text:span></text:p>
          </table:table-cell>
          <table:table-cell office:value-type="string" office:string-value="51.72917579716261" table:formula="of:=RIGHT([.E129];LEN([.E129])-5)" table:style-name="ce4">
            <text:p>51.72917579716261</text:p>
          </table:table-cell>
          <table:table-cell office:value-type="float" office:value="51.729175797162597" table:formula="of:=[.F129]+0" table:style-name="ce4">
            <text:p>51.73</text:p>
          </table:table-cell>
          <table:table-cell office:value-type="string" table:style-name="ce2">
            <text:p>124<text:span text:style-name="T1">: </text:span><text:span text:style-name="T2">46.62729822202053</text:span></text:p>
          </table:table-cell>
          <table:table-cell office:value-type="string" office:string-value="46.62729822202053" table:formula="of:=RIGHT([.H129];LEN([.H129])-5)" table:style-name="ce4">
            <text:p>46.62729822202053</text:p>
          </table:table-cell>
          <table:table-cell office:value-type="float" office:value="46.627298222020499" table:formula="of:=[.I129]+0" table:style-name="ce4">
            <text:p>46.63</text:p>
          </table:table-cell>
          <table:table-cell office:value-type="string" table:style-name="ce2">
            <text:p>124<text:span text:style-name="T1">: </text:span><text:span text:style-name="T2">45.48881347034417</text:span></text:p>
          </table:table-cell>
          <table:table-cell office:value-type="string" office:string-value="45.48881347034417" table:formula="of:=RIGHT([.K129];LEN([.K129])-5)" table:style-name="ce4">
            <text:p>45.48881347034417</text:p>
          </table:table-cell>
          <table:table-cell office:value-type="float" office:value="45.488813470344098" table:formula="of:=[.L129]+0" table:style-name="ce4">
            <text:p>45.49</text:p>
          </table:table-cell>
          <table:table-cell office:value-type="string" table:style-name="ce2">
            <text:p>124<text:span text:style-name="T1">: </text:span><text:span text:style-name="T2">34.08133893441442</text:span></text:p>
          </table:table-cell>
          <table:table-cell office:value-type="string" office:string-value="34.08133893441442" table:formula="of:=RIGHT([.N129];LEN([.N129])-5)" table:style-name="ce4">
            <text:p>34.08133893441442</text:p>
          </table:table-cell>
          <table:table-cell office:value-type="float" office:value="34.081338934414397" table:formula="of:=[.O129]+0" table:style-name="ce4">
            <text:p>34.08</text:p>
          </table:table-cell>
          <table:table-cell table:number-columns-repeated="2" table:style-name="ce1"/>
          <table:table-cell office:value-type="float" office:value="110.0086085941948" table:formula="of:=([.D129]+[.G129]+[.J129]+[.M129]+[.P129])/2" table:style-name="ce4">
            <text:p>110.0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8.28058147204993</text:span></text:p>
          </table:table-cell>
          <table:table-cell office:value-type="string" office:string-value="48.28058147204993" table:formula="of:=RIGHT([.B130];LEN([.B130])-5)" table:style-name="ce4">
            <text:p>48.28058147204993</text:p>
          </table:table-cell>
          <table:table-cell office:value-type="float" office:value="48.280581472049903" table:formula="of:=[.C130]+0" table:style-name="ce4">
            <text:p>48.28</text:p>
          </table:table-cell>
          <table:table-cell office:value-type="string" table:style-name="ce2">
            <text:p>125<text:span text:style-name="T1">: </text:span><text:span text:style-name="T2">41.521617820834756</text:span></text:p>
          </table:table-cell>
          <table:table-cell office:value-type="string" office:string-value="41.521617820834756" table:formula="of:=RIGHT([.E130];LEN([.E130])-5)" table:style-name="ce4">
            <text:p>41.521617820834756</text:p>
          </table:table-cell>
          <table:table-cell office:value-type="float" office:value="41.521617820834699" table:formula="of:=[.F130]+0" table:style-name="ce4">
            <text:p>41.52</text:p>
          </table:table-cell>
          <table:table-cell office:value-type="string" table:style-name="ce2">
            <text:p>125<text:span text:style-name="T1">: </text:span><text:span text:style-name="T2">44.584325463296736</text:span></text:p>
          </table:table-cell>
          <table:table-cell office:value-type="string" office:string-value="44.584325463296736" table:formula="of:=RIGHT([.H130];LEN([.H130])-5)" table:style-name="ce4">
            <text:p>44.584325463296736</text:p>
          </table:table-cell>
          <table:table-cell office:value-type="float" office:value="44.5843254632967" table:formula="of:=[.I130]+0" table:style-name="ce4">
            <text:p>44.58</text:p>
          </table:table-cell>
          <table:table-cell office:value-type="string" table:style-name="ce2">
            <text:p>125<text:span text:style-name="T1">: </text:span><text:span text:style-name="T2">44.97591241846521</text:span></text:p>
          </table:table-cell>
          <table:table-cell office:value-type="string" office:string-value="44.97591241846521" table:formula="of:=RIGHT([.K130];LEN([.K130])-5)" table:style-name="ce4">
            <text:p>44.97591241846521</text:p>
          </table:table-cell>
          <table:table-cell office:value-type="float" office:value="44.975912418465199" table:formula="of:=[.L130]+0" table:style-name="ce4">
            <text:p>44.98</text:p>
          </table:table-cell>
          <table:table-cell office:value-type="string" table:style-name="ce2">
            <text:p>125<text:span text:style-name="T1">: </text:span><text:span text:style-name="T2">29.913548256296718</text:span></text:p>
          </table:table-cell>
          <table:table-cell office:value-type="string" office:string-value="29.913548256296718" table:formula="of:=RIGHT([.N130];LEN([.N130])-5)" table:style-name="ce4">
            <text:p>29.913548256296718</text:p>
          </table:table-cell>
          <table:table-cell office:value-type="float" office:value="29.9135482562967" table:formula="of:=[.O130]+0" table:style-name="ce4">
            <text:p>29.91</text:p>
          </table:table-cell>
          <table:table-cell table:number-columns-repeated="2" table:style-name="ce1"/>
          <table:table-cell office:value-type="float" office:value="104.63799271547161" table:formula="of:=([.D130]+[.G130]+[.J130]+[.M130]+[.P130])/2" table:style-name="ce4">
            <text:p>104.6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1.71863534868431</text:span></text:p>
          </table:table-cell>
          <table:table-cell office:value-type="string" office:string-value="41.71863534868431" table:formula="of:=RIGHT([.B131];LEN([.B131])-5)" table:style-name="ce4">
            <text:p>41.71863534868431</text:p>
          </table:table-cell>
          <table:table-cell office:value-type="float" office:value="41.718635348684302" table:formula="of:=[.C131]+0" table:style-name="ce4">
            <text:p>41.72</text:p>
          </table:table-cell>
          <table:table-cell office:value-type="string" table:style-name="ce2">
            <text:p>126<text:span text:style-name="T1">: </text:span><text:span text:style-name="T2">49.6307568606541</text:span></text:p>
          </table:table-cell>
          <table:table-cell office:value-type="string" office:string-value="49.6307568606541" table:formula="of:=RIGHT([.E131];LEN([.E131])-5)" table:style-name="ce4">
            <text:p>49.6307568606541</text:p>
          </table:table-cell>
          <table:table-cell office:value-type="float" office:value="49.630756860654103" table:formula="of:=[.F131]+0" table:style-name="ce4">
            <text:p>49.63</text:p>
          </table:table-cell>
          <table:table-cell office:value-type="string" table:style-name="ce2">
            <text:p>126<text:span text:style-name="T1">: </text:span><text:span text:style-name="T2">38.36124674411537</text:span></text:p>
          </table:table-cell>
          <table:table-cell office:value-type="string" office:string-value="38.36124674411537" table:formula="of:=RIGHT([.H131];LEN([.H131])-5)" table:style-name="ce4">
            <text:p>38.36124674411537</text:p>
          </table:table-cell>
          <table:table-cell office:value-type="float" office:value="38.361246744115299" table:formula="of:=[.I131]+0" table:style-name="ce4">
            <text:p>38.36</text:p>
          </table:table-cell>
          <table:table-cell office:value-type="string" table:style-name="ce2">
            <text:p>126<text:span text:style-name="T1">: </text:span><text:span text:style-name="T2">53.04003618691161</text:span></text:p>
          </table:table-cell>
          <table:table-cell office:value-type="string" office:string-value="53.04003618691161" table:formula="of:=RIGHT([.K131];LEN([.K131])-5)" table:style-name="ce4">
            <text:p>53.04003618691161</text:p>
          </table:table-cell>
          <table:table-cell office:value-type="float" office:value="53.0400361869116" table:formula="of:=[.L131]+0" table:style-name="ce4">
            <text:p>53.04</text:p>
          </table:table-cell>
          <table:table-cell office:value-type="string" table:style-name="ce2">
            <text:p>126<text:span text:style-name="T1">: </text:span><text:span text:style-name="T2">25.998451190119834</text:span></text:p>
          </table:table-cell>
          <table:table-cell office:value-type="string" office:string-value="25.998451190119834" table:formula="of:=RIGHT([.N131];LEN([.N131])-5)" table:style-name="ce4">
            <text:p>25.998451190119834</text:p>
          </table:table-cell>
          <table:table-cell office:value-type="float" office:value="25.998451190119798" table:formula="of:=[.O131]+0" table:style-name="ce4">
            <text:p>26.00</text:p>
          </table:table-cell>
          <table:table-cell table:number-columns-repeated="2" table:style-name="ce1"/>
          <table:table-cell office:value-type="float" office:value="104.37456316524255" table:formula="of:=([.D131]+[.G131]+[.J131]+[.M131]+[.P131])/2" table:style-name="ce4">
            <text:p>104.3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6.57986286418786</text:span></text:p>
          </table:table-cell>
          <table:table-cell office:value-type="string" office:string-value="46.57986286418786" table:formula="of:=RIGHT([.B132];LEN([.B132])-5)" table:style-name="ce4">
            <text:p>46.57986286418786</text:p>
          </table:table-cell>
          <table:table-cell office:value-type="float" office:value="46.579862864187803" table:formula="of:=[.C132]+0" table:style-name="ce4">
            <text:p>46.58</text:p>
          </table:table-cell>
          <table:table-cell office:value-type="string" table:style-name="ce2">
            <text:p>127<text:span text:style-name="T1">: </text:span><text:span text:style-name="T2">43.374214193154685</text:span></text:p>
          </table:table-cell>
          <table:table-cell office:value-type="string" office:string-value="43.374214193154685" table:formula="of:=RIGHT([.E132];LEN([.E132])-5)" table:style-name="ce4">
            <text:p>43.374214193154685</text:p>
          </table:table-cell>
          <table:table-cell office:value-type="float" office:value="43.3742141931546" table:formula="of:=[.F132]+0" table:style-name="ce4">
            <text:p>43.37</text:p>
          </table:table-cell>
          <table:table-cell office:value-type="string" table:style-name="ce2">
            <text:p>127<text:span text:style-name="T1">: </text:span><text:span text:style-name="T2">36.300824152852826</text:span></text:p>
          </table:table-cell>
          <table:table-cell office:value-type="string" office:string-value="36.300824152852826" table:formula="of:=RIGHT([.H132];LEN([.H132])-5)" table:style-name="ce4">
            <text:p>36.300824152852826</text:p>
          </table:table-cell>
          <table:table-cell office:value-type="float" office:value="36.300824152852798" table:formula="of:=[.I132]+0" table:style-name="ce4">
            <text:p>36.30</text:p>
          </table:table-cell>
          <table:table-cell office:value-type="string" table:style-name="ce2">
            <text:p>127<text:span text:style-name="T1">: </text:span><text:span text:style-name="T2">45.66809836753158</text:span></text:p>
          </table:table-cell>
          <table:table-cell office:value-type="string" office:string-value="45.66809836753158" table:formula="of:=RIGHT([.K132];LEN([.K132])-5)" table:style-name="ce4">
            <text:p>45.66809836753158</text:p>
          </table:table-cell>
          <table:table-cell office:value-type="float" office:value="45.668098367531499" table:formula="of:=[.L132]+0" table:style-name="ce4">
            <text:p>45.67</text:p>
          </table:table-cell>
          <table:table-cell office:value-type="string" table:style-name="ce2">
            <text:p>127<text:span text:style-name="T1">: </text:span><text:span text:style-name="T2">25.531739771844713</text:span></text:p>
          </table:table-cell>
          <table:table-cell office:value-type="string" office:string-value="25.531739771844713" table:formula="of:=RIGHT([.N132];LEN([.N132])-5)" table:style-name="ce4">
            <text:p>25.531739771844713</text:p>
          </table:table-cell>
          <table:table-cell office:value-type="float" office:value="25.531739771844698" table:formula="of:=[.O132]+0" table:style-name="ce4">
            <text:p>25.53</text:p>
          </table:table-cell>
          <table:table-cell table:number-columns-repeated="2" table:style-name="ce1"/>
          <table:table-cell office:value-type="float" office:value="98.727369674785706" table:formula="of:=([.D132]+[.G132]+[.J132]+[.M132]+[.P132])/2" table:style-name="ce4">
            <text:p>98.7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6.88642660386523</text:span></text:p>
          </table:table-cell>
          <table:table-cell office:value-type="string" office:string-value="36.88642660386523" table:formula="of:=RIGHT([.B133];LEN([.B133])-5)" table:style-name="ce4">
            <text:p>36.88642660386523</text:p>
          </table:table-cell>
          <table:table-cell office:value-type="float" office:value="36.886426603865203" table:formula="of:=[.C133]+0" table:style-name="ce4">
            <text:p>36.89</text:p>
          </table:table-cell>
          <table:table-cell office:value-type="string" table:style-name="ce2">
            <text:p>128<text:span text:style-name="T1">: </text:span><text:span text:style-name="T2">45.678634307147725</text:span></text:p>
          </table:table-cell>
          <table:table-cell office:value-type="string" office:string-value="45.678634307147725" table:formula="of:=RIGHT([.E133];LEN([.E133])-5)" table:style-name="ce4">
            <text:p>45.678634307147725</text:p>
          </table:table-cell>
          <table:table-cell office:value-type="float" office:value="45.678634307147703" table:formula="of:=[.F133]+0" table:style-name="ce4">
            <text:p>45.68</text:p>
          </table:table-cell>
          <table:table-cell office:value-type="string" table:style-name="ce2">
            <text:p>128<text:span text:style-name="T1">: </text:span><text:span text:style-name="T2">48.5957888982698</text:span></text:p>
          </table:table-cell>
          <table:table-cell office:value-type="string" office:string-value="48.5957888982698" table:formula="of:=RIGHT([.H133];LEN([.H133])-5)" table:style-name="ce4">
            <text:p>48.5957888982698</text:p>
          </table:table-cell>
          <table:table-cell office:value-type="float" office:value="48.595788898269802" table:formula="of:=[.I133]+0" table:style-name="ce4">
            <text:p>48.60</text:p>
          </table:table-cell>
          <table:table-cell office:value-type="string" table:style-name="ce2">
            <text:p>128<text:span text:style-name="T1">: </text:span><text:span text:style-name="T2">41.19068807495087</text:span></text:p>
          </table:table-cell>
          <table:table-cell office:value-type="string" office:string-value="41.19068807495087" table:formula="of:=RIGHT([.K133];LEN([.K133])-5)" table:style-name="ce4">
            <text:p>41.19068807495087</text:p>
          </table:table-cell>
          <table:table-cell office:value-type="float" office:value="41.190688074950799" table:formula="of:=[.L133]+0" table:style-name="ce4">
            <text:p>41.19</text:p>
          </table:table-cell>
          <table:table-cell office:value-type="string" table:style-name="ce2">
            <text:p>128<text:span text:style-name="T1">: </text:span><text:span text:style-name="T2">25.06584968033639</text:span></text:p>
          </table:table-cell>
          <table:table-cell office:value-type="string" office:string-value="25.06584968033639" table:formula="of:=RIGHT([.N133];LEN([.N133])-5)" table:style-name="ce4">
            <text:p>25.06584968033639</text:p>
          </table:table-cell>
          <table:table-cell office:value-type="float" office:value="25.065849680336299" table:formula="of:=[.O133]+0" table:style-name="ce4">
            <text:p>25.07</text:p>
          </table:table-cell>
          <table:table-cell table:number-columns-repeated="2" table:style-name="ce1"/>
          <table:table-cell office:value-type="float" office:value="98.708693782284897" table:formula="of:=([.D133]+[.G133]+[.J133]+[.M133]+[.P133])/2" table:style-name="ce4">
            <text:p>98.7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3.297772382127164</text:span></text:p>
          </table:table-cell>
          <table:table-cell office:value-type="string" office:string-value="43.297772382127164" table:formula="of:=RIGHT([.B134];LEN([.B134])-5)" table:style-name="ce4">
            <text:p>43.297772382127164</text:p>
          </table:table-cell>
          <table:table-cell office:value-type="float" office:value="43.2977723821271" table:formula="of:=[.C134]+0" table:style-name="ce4">
            <text:p>43.30</text:p>
          </table:table-cell>
          <table:table-cell office:value-type="string" table:style-name="ce2">
            <text:p>129<text:span text:style-name="T1">: </text:span><text:span text:style-name="T2">46.28798306937303</text:span></text:p>
          </table:table-cell>
          <table:table-cell office:value-type="string" office:string-value="46.28798306937303" table:formula="of:=RIGHT([.E134];LEN([.E134])-5)" table:style-name="ce4">
            <text:p>46.28798306937303</text:p>
          </table:table-cell>
          <table:table-cell office:value-type="float" office:value="46.287983069372999" table:formula="of:=[.F134]+0" table:style-name="ce4">
            <text:p>46.29</text:p>
          </table:table-cell>
          <table:table-cell office:value-type="string" table:style-name="ce2">
            <text:p>129<text:span text:style-name="T1">: </text:span><text:span text:style-name="T2">41.084689221102245</text:span></text:p>
          </table:table-cell>
          <table:table-cell office:value-type="string" office:string-value="41.084689221102245" table:formula="of:=RIGHT([.H134];LEN([.H134])-5)" table:style-name="ce4">
            <text:p>41.084689221102245</text:p>
          </table:table-cell>
          <table:table-cell office:value-type="float" office:value="41.084689221102202" table:formula="of:=[.I134]+0" table:style-name="ce4">
            <text:p>41.08</text:p>
          </table:table-cell>
          <table:table-cell office:value-type="string" table:style-name="ce2">
            <text:p>129<text:span text:style-name="T1">: </text:span><text:span text:style-name="T2">48.784947981450024</text:span></text:p>
          </table:table-cell>
          <table:table-cell office:value-type="string" office:string-value="48.784947981450024" table:formula="of:=RIGHT([.K134];LEN([.K134])-5)" table:style-name="ce4">
            <text:p>48.784947981450024</text:p>
          </table:table-cell>
          <table:table-cell office:value-type="float" office:value="48.784947981450003" table:formula="of:=[.L134]+0" table:style-name="ce4">
            <text:p>48.78</text:p>
          </table:table-cell>
          <table:table-cell office:value-type="string" table:style-name="ce2">
            <text:p>129<text:span text:style-name="T1">: </text:span><text:span text:style-name="T2">23.919590188162527</text:span></text:p>
          </table:table-cell>
          <table:table-cell office:value-type="string" office:string-value="23.919590188162527" table:formula="of:=RIGHT([.N134];LEN([.N134])-5)" table:style-name="ce4">
            <text:p>23.919590188162527</text:p>
          </table:table-cell>
          <table:table-cell office:value-type="float" office:value="23.919590188162498" table:formula="of:=[.O134]+0" table:style-name="ce4">
            <text:p>23.92</text:p>
          </table:table-cell>
          <table:table-cell table:number-columns-repeated="2" table:style-name="ce1"/>
          <table:table-cell office:value-type="float" office:value="101.68749142110738" table:formula="of:=([.D134]+[.G134]+[.J134]+[.M134]+[.P134])/2" table:style-name="ce4">
            <text:p>101.6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8.687190383063935</text:span></text:p>
          </table:table-cell>
          <table:table-cell office:value-type="string" office:string-value="38.687190383063935" table:formula="of:=RIGHT([.B135];LEN([.B135])-5)" table:style-name="ce4">
            <text:p>38.687190383063935</text:p>
          </table:table-cell>
          <table:table-cell office:value-type="float" office:value="38.6871903830639" table:formula="of:=[.C135]+0" table:style-name="ce4">
            <text:p>38.69</text:p>
          </table:table-cell>
          <table:table-cell office:value-type="string" table:style-name="ce2">
            <text:p>130<text:span text:style-name="T1">: </text:span><text:span text:style-name="T2">47.86683768873241</text:span></text:p>
          </table:table-cell>
          <table:table-cell office:value-type="string" office:string-value="47.86683768873241" table:formula="of:=RIGHT([.E135];LEN([.E135])-5)" table:style-name="ce4">
            <text:p>47.86683768873241</text:p>
          </table:table-cell>
          <table:table-cell office:value-type="float" office:value="47.866837688732403" table:formula="of:=[.F135]+0" table:style-name="ce4">
            <text:p>47.87</text:p>
          </table:table-cell>
          <table:table-cell office:value-type="string" table:style-name="ce2">
            <text:p>130<text:span text:style-name="T1">: </text:span><text:span text:style-name="T2">47.17883280366727</text:span></text:p>
          </table:table-cell>
          <table:table-cell office:value-type="string" office:string-value="47.17883280366727" table:formula="of:=RIGHT([.H135];LEN([.H135])-5)" table:style-name="ce4">
            <text:p>47.17883280366727</text:p>
          </table:table-cell>
          <table:table-cell office:value-type="float" office:value="47.178832803667198" table:formula="of:=[.I135]+0" table:style-name="ce4">
            <text:p>47.18</text:p>
          </table:table-cell>
          <table:table-cell office:value-type="string" table:style-name="ce2">
            <text:p>130<text:span text:style-name="T1">: </text:span><text:span text:style-name="T2">45.8991033310284</text:span></text:p>
          </table:table-cell>
          <table:table-cell office:value-type="string" office:string-value="45.8991033310284" table:formula="of:=RIGHT([.K135];LEN([.K135])-5)" table:style-name="ce4">
            <text:p>45.8991033310284</text:p>
          </table:table-cell>
          <table:table-cell office:value-type="float" office:value="45.8991033310284" table:formula="of:=[.L135]+0" table:style-name="ce4">
            <text:p>45.90</text:p>
          </table:table-cell>
          <table:table-cell office:value-type="string" table:style-name="ce2">
            <text:p>130<text:span text:style-name="T1">: </text:span><text:span text:style-name="T2">24.416481615365647</text:span></text:p>
          </table:table-cell>
          <table:table-cell office:value-type="string" office:string-value="24.416481615365647" table:formula="of:=RIGHT([.N135];LEN([.N135])-5)" table:style-name="ce4">
            <text:p>24.416481615365647</text:p>
          </table:table-cell>
          <table:table-cell office:value-type="float" office:value="24.416481615365601" table:formula="of:=[.O135]+0" table:style-name="ce4">
            <text:p>24.42</text:p>
          </table:table-cell>
          <table:table-cell table:number-columns-repeated="2" table:style-name="ce1"/>
          <table:table-cell office:value-type="float" office:value="102.02422291092874" table:formula="of:=([.D135]+[.G135]+[.J135]+[.M135]+[.P135])/2" table:style-name="ce4">
            <text:p>102.0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2.7553919109363</text:span></text:p>
          </table:table-cell>
          <table:table-cell office:value-type="string" office:string-value="42.7553919109363" table:formula="of:=RIGHT([.B136];LEN([.B136])-5)" table:style-name="ce4">
            <text:p>42.7553919109363</text:p>
          </table:table-cell>
          <table:table-cell office:value-type="float" office:value="42.755391910936297" table:formula="of:=[.C136]+0" table:style-name="ce4">
            <text:p>42.76</text:p>
          </table:table-cell>
          <table:table-cell office:value-type="string" table:style-name="ce2">
            <text:p>131<text:span text:style-name="T1">: </text:span><text:span text:style-name="T2">39.350717197106796</text:span></text:p>
          </table:table-cell>
          <table:table-cell office:value-type="string" office:string-value="39.350717197106796" table:formula="of:=RIGHT([.E136];LEN([.E136])-5)" table:style-name="ce4">
            <text:p>39.350717197106796</text:p>
          </table:table-cell>
          <table:table-cell office:value-type="float" office:value="39.350717197106697" table:formula="of:=[.F136]+0" table:style-name="ce4">
            <text:p>39.35</text:p>
          </table:table-cell>
          <table:table-cell office:value-type="string" table:style-name="ce2">
            <text:p>131<text:span text:style-name="T1">: </text:span><text:span text:style-name="T2">43.1699048861726</text:span></text:p>
          </table:table-cell>
          <table:table-cell office:value-type="string" office:string-value="43.1699048861726" table:formula="of:=RIGHT([.H136];LEN([.H136])-5)" table:style-name="ce4">
            <text:p>43.1699048861726</text:p>
          </table:table-cell>
          <table:table-cell office:value-type="float" office:value="43.169904886172603" table:formula="of:=[.I136]+0" table:style-name="ce4">
            <text:p>43.17</text:p>
          </table:table-cell>
          <table:table-cell office:value-type="string" table:style-name="ce2">
            <text:p>131<text:span text:style-name="T1">: </text:span><text:span text:style-name="T2">52.93584993554697</text:span></text:p>
          </table:table-cell>
          <table:table-cell office:value-type="string" office:string-value="52.93584993554697" table:formula="of:=RIGHT([.K136];LEN([.K136])-5)" table:style-name="ce4">
            <text:p>52.93584993554697</text:p>
          </table:table-cell>
          <table:table-cell office:value-type="float" office:value="52.935849935546898" table:formula="of:=[.L136]+0" table:style-name="ce4">
            <text:p>52.94</text:p>
          </table:table-cell>
          <table:table-cell office:value-type="string" table:style-name="ce2">
            <text:p>131<text:span text:style-name="T1">: </text:span><text:span text:style-name="T2">25.57827552713475</text:span></text:p>
          </table:table-cell>
          <table:table-cell office:value-type="string" office:string-value="25.57827552713475" table:formula="of:=RIGHT([.N136];LEN([.N136])-5)" table:style-name="ce4">
            <text:p>25.57827552713475</text:p>
          </table:table-cell>
          <table:table-cell office:value-type="float" office:value="25.5782755271347" table:formula="of:=[.O136]+0" table:style-name="ce4">
            <text:p>25.58</text:p>
          </table:table-cell>
          <table:table-cell table:number-columns-repeated="2" table:style-name="ce1"/>
          <table:table-cell office:value-type="float" office:value="101.8950697284486" table:formula="of:=([.D136]+[.G136]+[.J136]+[.M136]+[.P136])/2" table:style-name="ce4">
            <text:p>101.9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0.88605370096961</text:span></text:p>
          </table:table-cell>
          <table:table-cell office:value-type="string" office:string-value="40.88605370096961" table:formula="of:=RIGHT([.B137];LEN([.B137])-5)" table:style-name="ce4">
            <text:p>40.88605370096961</text:p>
          </table:table-cell>
          <table:table-cell office:value-type="float" office:value="40.886053700969597" table:formula="of:=[.C137]+0" table:style-name="ce4">
            <text:p>40.89</text:p>
          </table:table-cell>
          <table:table-cell office:value-type="string" table:style-name="ce2">
            <text:p>132<text:span text:style-name="T1">: </text:span><text:span text:style-name="T2">46.73429628340135</text:span></text:p>
          </table:table-cell>
          <table:table-cell office:value-type="string" office:string-value="46.73429628340135" table:formula="of:=RIGHT([.E137];LEN([.E137])-5)" table:style-name="ce4">
            <text:p>46.73429628340135</text:p>
          </table:table-cell>
          <table:table-cell office:value-type="float" office:value="46.734296283401299" table:formula="of:=[.F137]+0" table:style-name="ce4">
            <text:p>46.73</text:p>
          </table:table-cell>
          <table:table-cell office:value-type="string" table:style-name="ce2">
            <text:p>132<text:span text:style-name="T1">: </text:span><text:span text:style-name="T2">39.71396707550193</text:span></text:p>
          </table:table-cell>
          <table:table-cell office:value-type="string" office:string-value="39.71396707550193" table:formula="of:=RIGHT([.H137];LEN([.H137])-5)" table:style-name="ce4">
            <text:p>39.71396707550193</text:p>
          </table:table-cell>
          <table:table-cell office:value-type="float" office:value="39.713967075501898" table:formula="of:=[.I137]+0" table:style-name="ce4">
            <text:p>39.71</text:p>
          </table:table-cell>
          <table:table-cell office:value-type="string" table:style-name="ce2">
            <text:p>132<text:span text:style-name="T1">: </text:span><text:span text:style-name="T2">54.93700782665919</text:span></text:p>
          </table:table-cell>
          <table:table-cell office:value-type="string" office:string-value="54.93700782665919" table:formula="of:=RIGHT([.K137];LEN([.K137])-5)" table:style-name="ce4">
            <text:p>54.93700782665919</text:p>
          </table:table-cell>
          <table:table-cell office:value-type="float" office:value="54.937007826659098" table:formula="of:=[.L137]+0" table:style-name="ce4">
            <text:p>54.94</text:p>
          </table:table-cell>
          <table:table-cell office:value-type="string" table:style-name="ce2">
            <text:p>132<text:span text:style-name="T1">: </text:span><text:span text:style-name="T2">25.26526273896437</text:span></text:p>
          </table:table-cell>
          <table:table-cell office:value-type="string" office:string-value="25.26526273896437" table:formula="of:=RIGHT([.N137];LEN([.N137])-5)" table:style-name="ce4">
            <text:p>25.26526273896437</text:p>
          </table:table-cell>
          <table:table-cell office:value-type="float" office:value="25.265262738964299" table:formula="of:=[.O137]+0" table:style-name="ce4">
            <text:p>25.27</text:p>
          </table:table-cell>
          <table:table-cell table:number-columns-repeated="2" table:style-name="ce1"/>
          <table:table-cell office:value-type="float" office:value="103.7682938127481" table:formula="of:=([.D137]+[.G137]+[.J137]+[.M137]+[.P137])/2" table:style-name="ce4">
            <text:p>103.7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1.06088388827036</text:span></text:p>
          </table:table-cell>
          <table:table-cell office:value-type="string" office:string-value="41.06088388827036" table:formula="of:=RIGHT([.B138];LEN([.B138])-5)" table:style-name="ce4">
            <text:p>41.06088388827036</text:p>
          </table:table-cell>
          <table:table-cell office:value-type="float" office:value="41.060883888270297" table:formula="of:=[.C138]+0" table:style-name="ce4">
            <text:p>41.06</text:p>
          </table:table-cell>
          <table:table-cell office:value-type="string" table:style-name="ce2">
            <text:p>133<text:span text:style-name="T1">: </text:span><text:span text:style-name="T2">42.394411595074786</text:span></text:p>
          </table:table-cell>
          <table:table-cell office:value-type="string" office:string-value="42.394411595074786" table:formula="of:=RIGHT([.E138];LEN([.E138])-5)" table:style-name="ce4">
            <text:p>42.394411595074786</text:p>
          </table:table-cell>
          <table:table-cell office:value-type="float" office:value="42.3944115950747" table:formula="of:=[.F138]+0" table:style-name="ce4">
            <text:p>42.39</text:p>
          </table:table-cell>
          <table:table-cell office:value-type="string" table:style-name="ce2">
            <text:p>133<text:span text:style-name="T1">: </text:span><text:span text:style-name="T2">48.235394320186266</text:span></text:p>
          </table:table-cell>
          <table:table-cell office:value-type="string" office:string-value="48.235394320186266" table:formula="of:=RIGHT([.H138];LEN([.H138])-5)" table:style-name="ce4">
            <text:p>48.235394320186266</text:p>
          </table:table-cell>
          <table:table-cell office:value-type="float" office:value="48.235394320186202" table:formula="of:=[.I138]+0" table:style-name="ce4">
            <text:p>48.24</text:p>
          </table:table-cell>
          <table:table-cell office:value-type="string" table:style-name="ce2">
            <text:p>133<text:span text:style-name="T1">: </text:span><text:span text:style-name="T2">53.372500772053215</text:span></text:p>
          </table:table-cell>
          <table:table-cell office:value-type="string" office:string-value="53.372500772053215" table:formula="of:=RIGHT([.K138];LEN([.K138])-5)" table:style-name="ce4">
            <text:p>53.372500772053215</text:p>
          </table:table-cell>
          <table:table-cell office:value-type="float" office:value="53.372500772053201" table:formula="of:=[.L138]+0" table:style-name="ce4">
            <text:p>53.37</text:p>
          </table:table-cell>
          <table:table-cell office:value-type="string" table:style-name="ce2">
            <text:p>133<text:span text:style-name="T1">: </text:span><text:span text:style-name="T2">23.175886517287385</text:span></text:p>
          </table:table-cell>
          <table:table-cell office:value-type="string" office:string-value="23.175886517287385" table:formula="of:=RIGHT([.N138];LEN([.N138])-5)" table:style-name="ce4">
            <text:p>23.175886517287385</text:p>
          </table:table-cell>
          <table:table-cell office:value-type="float" office:value="23.175886517287299" table:formula="of:=[.O138]+0" table:style-name="ce4">
            <text:p>23.18</text:p>
          </table:table-cell>
          <table:table-cell table:number-columns-repeated="2" table:style-name="ce1"/>
          <table:table-cell office:value-type="float" office:value="104.11953854643585" table:formula="of:=([.D138]+[.G138]+[.J138]+[.M138]+[.P138])/2" table:style-name="ce4">
            <text:p>104.1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45.746646699953864</text:span></text:p>
          </table:table-cell>
          <table:table-cell office:value-type="string" office:string-value="45.746646699953864" table:formula="of:=RIGHT([.B139];LEN([.B139])-5)" table:style-name="ce4">
            <text:p>45.746646699953864</text:p>
          </table:table-cell>
          <table:table-cell office:value-type="float" office:value="45.7466466999538" table:formula="of:=[.C139]+0" table:style-name="ce4">
            <text:p>45.75</text:p>
          </table:table-cell>
          <table:table-cell office:value-type="string" table:style-name="ce2">
            <text:p>134<text:span text:style-name="T1">: </text:span><text:span text:style-name="T2">58.969541822276994</text:span></text:p>
          </table:table-cell>
          <table:table-cell office:value-type="string" office:string-value="58.969541822276994" table:formula="of:=RIGHT([.E139];LEN([.E139])-5)" table:style-name="ce4">
            <text:p>58.969541822276994</text:p>
          </table:table-cell>
          <table:table-cell office:value-type="float" office:value="58.969541822276902" table:formula="of:=[.F139]+0" table:style-name="ce4">
            <text:p>58.97</text:p>
          </table:table-cell>
          <table:table-cell office:value-type="string" table:style-name="ce2">
            <text:p>134<text:span text:style-name="T1">: </text:span><text:span text:style-name="T2">54.62917687226341</text:span></text:p>
          </table:table-cell>
          <table:table-cell office:value-type="string" office:string-value="54.62917687226341" table:formula="of:=RIGHT([.H139];LEN([.H139])-5)" table:style-name="ce4">
            <text:p>54.62917687226341</text:p>
          </table:table-cell>
          <table:table-cell office:value-type="float" office:value="54.6291768722634" table:formula="of:=[.I139]+0" table:style-name="ce4">
            <text:p>54.63</text:p>
          </table:table-cell>
          <table:table-cell office:value-type="string" table:style-name="ce2">
            <text:p>134<text:span text:style-name="T1">: </text:span><text:span text:style-name="T2">39.89348871540509</text:span></text:p>
          </table:table-cell>
          <table:table-cell office:value-type="string" office:string-value="39.89348871540509" table:formula="of:=RIGHT([.K139];LEN([.K139])-5)" table:style-name="ce4">
            <text:p>39.89348871540509</text:p>
          </table:table-cell>
          <table:table-cell office:value-type="float" office:value="39.893488715404999" table:formula="of:=[.L139]+0" table:style-name="ce4">
            <text:p>39.89</text:p>
          </table:table-cell>
          <table:table-cell office:value-type="string" table:style-name="ce2">
            <text:p>134<text:span text:style-name="T1">: </text:span><text:span text:style-name="T2">22.18763367796212</text:span></text:p>
          </table:table-cell>
          <table:table-cell office:value-type="string" office:string-value="22.18763367796212" table:formula="of:=RIGHT([.N139];LEN([.N139])-5)" table:style-name="ce4">
            <text:p>22.18763367796212</text:p>
          </table:table-cell>
          <table:table-cell office:value-type="float" office:value="22.187633677962101" table:formula="of:=[.O139]+0" table:style-name="ce4">
            <text:p>22.19</text:p>
          </table:table-cell>
          <table:table-cell table:number-columns-repeated="2" table:style-name="ce1"/>
          <table:table-cell office:value-type="float" office:value="110.71324389393061" table:formula="of:=([.D139]+[.G139]+[.J139]+[.M139]+[.P139])/2" table:style-name="ce4">
            <text:p>110.7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41.87637848238481</text:span></text:p>
          </table:table-cell>
          <table:table-cell office:value-type="string" office:string-value="41.87637848238481" table:formula="of:=RIGHT([.B140];LEN([.B140])-5)" table:style-name="ce4">
            <text:p>41.87637848238481</text:p>
          </table:table-cell>
          <table:table-cell office:value-type="float" office:value="41.876378482384801" table:formula="of:=[.C140]+0" table:style-name="ce4">
            <text:p>41.88</text:p>
          </table:table-cell>
          <table:table-cell office:value-type="string" table:style-name="ce2">
            <text:p>135<text:span text:style-name="T1">: </text:span><text:span text:style-name="T2">56.15905034410789</text:span></text:p>
          </table:table-cell>
          <table:table-cell office:value-type="string" office:string-value="56.15905034410789" table:formula="of:=RIGHT([.E140];LEN([.E140])-5)" table:style-name="ce4">
            <text:p>56.15905034410789</text:p>
          </table:table-cell>
          <table:table-cell office:value-type="float" office:value="56.159050344107797" table:formula="of:=[.F140]+0" table:style-name="ce4">
            <text:p>56.16</text:p>
          </table:table-cell>
          <table:table-cell office:value-type="string" table:style-name="ce2">
            <text:p>135<text:span text:style-name="T1">: </text:span><text:span text:style-name="T2">61.05152326739032</text:span></text:p>
          </table:table-cell>
          <table:table-cell office:value-type="string" office:string-value="61.05152326739032" table:formula="of:=RIGHT([.H140];LEN([.H140])-5)" table:style-name="ce4">
            <text:p>61.05152326739032</text:p>
          </table:table-cell>
          <table:table-cell office:value-type="float" office:value="61.051523267390301" table:formula="of:=[.I140]+0" table:style-name="ce4">
            <text:p>61.05</text:p>
          </table:table-cell>
          <table:table-cell office:value-type="string" table:style-name="ce2">
            <text:p>135<text:span text:style-name="T1">: </text:span><text:span text:style-name="T2">41.360376880262834</text:span></text:p>
          </table:table-cell>
          <table:table-cell office:value-type="string" office:string-value="41.360376880262834" table:formula="of:=RIGHT([.K140];LEN([.K140])-5)" table:style-name="ce4">
            <text:p>41.360376880262834</text:p>
          </table:table-cell>
          <table:table-cell office:value-type="float" office:value="41.360376880262798" table:formula="of:=[.L140]+0" table:style-name="ce4">
            <text:p>41.36</text:p>
          </table:table-cell>
          <table:table-cell office:value-type="string" table:style-name="ce2">
            <text:p>135<text:span text:style-name="T1">: </text:span><text:span text:style-name="T2">26.113404325709077</text:span></text:p>
          </table:table-cell>
          <table:table-cell office:value-type="string" office:string-value="26.113404325709077" table:formula="of:=RIGHT([.N140];LEN([.N140])-5)" table:style-name="ce4">
            <text:p>26.113404325709077</text:p>
          </table:table-cell>
          <table:table-cell office:value-type="float" office:value="26.113404325708998" table:formula="of:=[.O140]+0" table:style-name="ce4">
            <text:p>26.11</text:p>
          </table:table-cell>
          <table:table-cell table:number-columns-repeated="2" table:style-name="ce1"/>
          <table:table-cell office:value-type="float" office:value="113.28036664992734" table:formula="of:=([.D140]+[.G140]+[.J140]+[.M140]+[.P140])/2" table:style-name="ce4">
            <text:p>113.2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9.137003183766495</text:span></text:p>
          </table:table-cell>
          <table:table-cell office:value-type="string" office:string-value="39.137003183766495" table:formula="of:=RIGHT([.B141];LEN([.B141])-5)" table:style-name="ce4">
            <text:p>39.137003183766495</text:p>
          </table:table-cell>
          <table:table-cell office:value-type="float" office:value="39.137003183766403" table:formula="of:=[.C141]+0" table:style-name="ce4">
            <text:p>39.14</text:p>
          </table:table-cell>
          <table:table-cell office:value-type="string" table:style-name="ce2">
            <text:p>136<text:span text:style-name="T1">: </text:span><text:span text:style-name="T2">55.33576230346532</text:span></text:p>
          </table:table-cell>
          <table:table-cell office:value-type="string" office:string-value="55.33576230346532" table:formula="of:=RIGHT([.E141];LEN([.E141])-5)" table:style-name="ce4">
            <text:p>55.33576230346532</text:p>
          </table:table-cell>
          <table:table-cell office:value-type="float" office:value="55.335762303465302" table:formula="of:=[.F141]+0" table:style-name="ce4">
            <text:p>55.34</text:p>
          </table:table-cell>
          <table:table-cell office:value-type="string" table:style-name="ce2">
            <text:p>136<text:span text:style-name="T1">: </text:span><text:span text:style-name="T2">50.0803423804634</text:span></text:p>
          </table:table-cell>
          <table:table-cell office:value-type="string" office:string-value="50.0803423804634" table:formula="of:=RIGHT([.H141];LEN([.H141])-5)" table:style-name="ce4">
            <text:p>50.0803423804634</text:p>
          </table:table-cell>
          <table:table-cell office:value-type="float" office:value="50.080342380463399" table:formula="of:=[.I141]+0" table:style-name="ce4">
            <text:p>50.08</text:p>
          </table:table-cell>
          <table:table-cell office:value-type="string" table:style-name="ce2">
            <text:p>136<text:span text:style-name="T1">: </text:span><text:span text:style-name="T2">36.86795069875346</text:span></text:p>
          </table:table-cell>
          <table:table-cell office:value-type="string" office:string-value="36.86795069875346" table:formula="of:=RIGHT([.K141];LEN([.K141])-5)" table:style-name="ce4">
            <text:p>36.86795069875346</text:p>
          </table:table-cell>
          <table:table-cell office:value-type="float" office:value="36.867950698753397" table:formula="of:=[.L141]+0" table:style-name="ce4">
            <text:p>36.87</text:p>
          </table:table-cell>
          <table:table-cell office:value-type="string" table:style-name="ce2">
            <text:p>136<text:span text:style-name="T1">: </text:span><text:span text:style-name="T2">27.777367333937043</text:span></text:p>
          </table:table-cell>
          <table:table-cell office:value-type="string" office:string-value="27.777367333937043" table:formula="of:=RIGHT([.N141];LEN([.N141])-5)" table:style-name="ce4">
            <text:p>27.777367333937043</text:p>
          </table:table-cell>
          <table:table-cell office:value-type="float" office:value="27.777367333937001" table:formula="of:=[.O141]+0" table:style-name="ce4">
            <text:p>27.78</text:p>
          </table:table-cell>
          <table:table-cell table:number-columns-repeated="2" table:style-name="ce1"/>
          <table:table-cell office:value-type="float" office:value="104.59921295019275" table:formula="of:=([.D141]+[.G141]+[.J141]+[.M141]+[.P141])/2" table:style-name="ce4">
            <text:p>104.6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5.71647350699857</text:span></text:p>
          </table:table-cell>
          <table:table-cell office:value-type="string" office:string-value="35.71647350699857" table:formula="of:=RIGHT([.B142];LEN([.B142])-5)" table:style-name="ce4">
            <text:p>35.71647350699857</text:p>
          </table:table-cell>
          <table:table-cell office:value-type="float" office:value="35.716473506998497" table:formula="of:=[.C142]+0" table:style-name="ce4">
            <text:p>35.72</text:p>
          </table:table-cell>
          <table:table-cell office:value-type="string" table:style-name="ce2">
            <text:p>137<text:span text:style-name="T1">: </text:span><text:span text:style-name="T2">49.34718091005639</text:span></text:p>
          </table:table-cell>
          <table:table-cell office:value-type="string" office:string-value="49.34718091005639" table:formula="of:=RIGHT([.E142];LEN([.E142])-5)" table:style-name="ce4">
            <text:p>49.34718091005639</text:p>
          </table:table-cell>
          <table:table-cell office:value-type="float" office:value="49.347180910056302" table:formula="of:=[.F142]+0" table:style-name="ce4">
            <text:p>49.35</text:p>
          </table:table-cell>
          <table:table-cell office:value-type="string" table:style-name="ce2">
            <text:p>137<text:span text:style-name="T1">: </text:span><text:span text:style-name="T2">46.53626181099454</text:span></text:p>
          </table:table-cell>
          <table:table-cell office:value-type="string" office:string-value="46.53626181099454" table:formula="of:=RIGHT([.H142];LEN([.H142])-5)" table:style-name="ce4">
            <text:p>46.53626181099454</text:p>
          </table:table-cell>
          <table:table-cell office:value-type="float" office:value="46.536261810994503" table:formula="of:=[.I142]+0" table:style-name="ce4">
            <text:p>46.54</text:p>
          </table:table-cell>
          <table:table-cell office:value-type="string" table:style-name="ce2">
            <text:p>137<text:span text:style-name="T1">: </text:span><text:span text:style-name="T2">40.05053622580651</text:span></text:p>
          </table:table-cell>
          <table:table-cell office:value-type="string" office:string-value="40.05053622580651" table:formula="of:=RIGHT([.K142];LEN([.K142])-5)" table:style-name="ce4">
            <text:p>40.05053622580651</text:p>
          </table:table-cell>
          <table:table-cell office:value-type="float" office:value="40.050536225806503" table:formula="of:=[.L142]+0" table:style-name="ce4">
            <text:p>40.05</text:p>
          </table:table-cell>
          <table:table-cell office:value-type="string" table:style-name="ce2">
            <text:p>137<text:span text:style-name="T1">: </text:span><text:span text:style-name="T2">25.394027536469498</text:span></text:p>
          </table:table-cell>
          <table:table-cell office:value-type="string" office:string-value="25.394027536469498" table:formula="of:=RIGHT([.N142];LEN([.N142])-5)" table:style-name="ce4">
            <text:p>25.394027536469498</text:p>
          </table:table-cell>
          <table:table-cell office:value-type="float" office:value="25.394027536469402" table:formula="of:=[.O142]+0" table:style-name="ce4">
            <text:p>25.39</text:p>
          </table:table-cell>
          <table:table-cell table:number-columns-repeated="2" table:style-name="ce1"/>
          <table:table-cell office:value-type="float" office:value="98.522239995162607" table:formula="of:=([.D142]+[.G142]+[.J142]+[.M142]+[.P142])/2" table:style-name="ce4">
            <text:p>98.5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8.91216255575172</text:span></text:p>
          </table:table-cell>
          <table:table-cell office:value-type="string" office:string-value="38.91216255575172" table:formula="of:=RIGHT([.B143];LEN([.B143])-5)" table:style-name="ce4">
            <text:p>38.91216255575172</text:p>
          </table:table-cell>
          <table:table-cell office:value-type="float" office:value="38.912162555751699" table:formula="of:=[.C143]+0" table:style-name="ce4">
            <text:p>38.91</text:p>
          </table:table-cell>
          <table:table-cell office:value-type="string" table:style-name="ce2">
            <text:p>138<text:span text:style-name="T1">: </text:span><text:span text:style-name="T2">54.08203479828866</text:span></text:p>
          </table:table-cell>
          <table:table-cell office:value-type="string" office:string-value="54.08203479828866" table:formula="of:=RIGHT([.E143];LEN([.E143])-5)" table:style-name="ce4">
            <text:p>54.08203479828866</text:p>
          </table:table-cell>
          <table:table-cell office:value-type="float" office:value="54.082034798288603" table:formula="of:=[.F143]+0" table:style-name="ce4">
            <text:p>54.08</text:p>
          </table:table-cell>
          <table:table-cell office:value-type="string" table:style-name="ce2">
            <text:p>138<text:span text:style-name="T1">: </text:span><text:span text:style-name="T2">47.57996365588788</text:span></text:p>
          </table:table-cell>
          <table:table-cell office:value-type="string" office:string-value="47.57996365588788" table:formula="of:=RIGHT([.H143];LEN([.H143])-5)" table:style-name="ce4">
            <text:p>47.57996365588788</text:p>
          </table:table-cell>
          <table:table-cell office:value-type="float" office:value="47.579963655887802" table:formula="of:=[.I143]+0" table:style-name="ce4">
            <text:p>47.58</text:p>
          </table:table-cell>
          <table:table-cell office:value-type="string" table:style-name="ce2">
            <text:p>138<text:span text:style-name="T1">: </text:span><text:span text:style-name="T2">31.241339401226668</text:span></text:p>
          </table:table-cell>
          <table:table-cell office:value-type="string" office:string-value="31.241339401226668" table:formula="of:=RIGHT([.K143];LEN([.K143])-5)" table:style-name="ce4">
            <text:p>31.241339401226668</text:p>
          </table:table-cell>
          <table:table-cell office:value-type="float" office:value="31.2413394012266" table:formula="of:=[.L143]+0" table:style-name="ce4">
            <text:p>31.24</text:p>
          </table:table-cell>
          <table:table-cell office:value-type="string" table:style-name="ce2">
            <text:p>138<text:span text:style-name="T1">: </text:span><text:span text:style-name="T2">26.95252869290341</text:span></text:p>
          </table:table-cell>
          <table:table-cell office:value-type="string" office:string-value="26.95252869290341" table:formula="of:=RIGHT([.N143];LEN([.N143])-5)" table:style-name="ce4">
            <text:p>26.95252869290341</text:p>
          </table:table-cell>
          <table:table-cell office:value-type="float" office:value="26.9525286929034" table:formula="of:=[.O143]+0" table:style-name="ce4">
            <text:p>26.95</text:p>
          </table:table-cell>
          <table:table-cell table:number-columns-repeated="2" table:style-name="ce1"/>
          <table:table-cell office:value-type="float" office:value="99.384014552029058" table:formula="of:=([.D143]+[.G143]+[.J143]+[.M143]+[.P143])/2" table:style-name="ce4">
            <text:p>99.3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0.106766669284795</text:span></text:p>
          </table:table-cell>
          <table:table-cell office:value-type="string" office:string-value="40.106766669284795" table:formula="of:=RIGHT([.B144];LEN([.B144])-5)" table:style-name="ce4">
            <text:p>40.106766669284795</text:p>
          </table:table-cell>
          <table:table-cell office:value-type="float" office:value="40.106766669284703" table:formula="of:=[.C144]+0" table:style-name="ce4">
            <text:p>40.11</text:p>
          </table:table-cell>
          <table:table-cell office:value-type="string" table:style-name="ce2">
            <text:p>139<text:span text:style-name="T1">: </text:span><text:span text:style-name="T2">49.42880356486196</text:span></text:p>
          </table:table-cell>
          <table:table-cell office:value-type="string" office:string-value="49.42880356486196" table:formula="of:=RIGHT([.E144];LEN([.E144])-5)" table:style-name="ce4">
            <text:p>49.42880356486196</text:p>
          </table:table-cell>
          <table:table-cell office:value-type="float" office:value="49.428803564861902" table:formula="of:=[.F144]+0" table:style-name="ce4">
            <text:p>49.43</text:p>
          </table:table-cell>
          <table:table-cell office:value-type="string" table:style-name="ce2">
            <text:p>139<text:span text:style-name="T1">: </text:span><text:span text:style-name="T2">50.097909114576154</text:span></text:p>
          </table:table-cell>
          <table:table-cell office:value-type="string" office:string-value="50.097909114576154" table:formula="of:=RIGHT([.H144];LEN([.H144])-5)" table:style-name="ce4">
            <text:p>50.097909114576154</text:p>
          </table:table-cell>
          <table:table-cell office:value-type="float" office:value="50.097909114576098" table:formula="of:=[.I144]+0" table:style-name="ce4">
            <text:p>50.10</text:p>
          </table:table-cell>
          <table:table-cell office:value-type="string" table:style-name="ce2">
            <text:p>139<text:span text:style-name="T1">: </text:span><text:span text:style-name="T2">37.54170225685597</text:span></text:p>
          </table:table-cell>
          <table:table-cell office:value-type="string" office:string-value="37.54170225685597" table:formula="of:=RIGHT([.K144];LEN([.K144])-5)" table:style-name="ce4">
            <text:p>37.54170225685597</text:p>
          </table:table-cell>
          <table:table-cell office:value-type="float" office:value="37.541702256855899" table:formula="of:=[.L144]+0" table:style-name="ce4">
            <text:p>37.54</text:p>
          </table:table-cell>
          <table:table-cell office:value-type="string" table:style-name="ce2">
            <text:p>139<text:span text:style-name="T1">: </text:span><text:span text:style-name="T2">23.24918178915224</text:span></text:p>
          </table:table-cell>
          <table:table-cell office:value-type="string" office:string-value="23.24918178915224" table:formula="of:=RIGHT([.N144];LEN([.N144])-5)" table:style-name="ce4">
            <text:p>23.24918178915224</text:p>
          </table:table-cell>
          <table:table-cell office:value-type="float" office:value="23.2491817891522" table:formula="of:=[.O144]+0" table:style-name="ce4">
            <text:p>23.25</text:p>
          </table:table-cell>
          <table:table-cell table:number-columns-repeated="2" table:style-name="ce1"/>
          <table:table-cell office:value-type="float" office:value="100.21218169736539" table:formula="of:=([.D144]+[.G144]+[.J144]+[.M144]+[.P144])/2" table:style-name="ce4">
            <text:p>100.2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5.28675133553518</text:span></text:p>
          </table:table-cell>
          <table:table-cell office:value-type="string" office:string-value="35.28675133553518" table:formula="of:=RIGHT([.B145];LEN([.B145])-5)" table:style-name="ce4">
            <text:p>35.28675133553518</text:p>
          </table:table-cell>
          <table:table-cell office:value-type="float" office:value="35.286751335535101" table:formula="of:=[.C145]+0" table:style-name="ce4">
            <text:p>35.29</text:p>
          </table:table-cell>
          <table:table-cell office:value-type="string" table:style-name="ce2">
            <text:p>140<text:span text:style-name="T1">: </text:span><text:span text:style-name="T2">46.24078527400282</text:span></text:p>
          </table:table-cell>
          <table:table-cell office:value-type="string" office:string-value="46.24078527400282" table:formula="of:=RIGHT([.E145];LEN([.E145])-5)" table:style-name="ce4">
            <text:p>46.24078527400282</text:p>
          </table:table-cell>
          <table:table-cell office:value-type="float" office:value="46.240785274002803" table:formula="of:=[.F145]+0" table:style-name="ce4">
            <text:p>46.24</text:p>
          </table:table-cell>
          <table:table-cell office:value-type="string" table:style-name="ce2">
            <text:p>140<text:span text:style-name="T1">: </text:span><text:span text:style-name="T2">45.82413649802528</text:span></text:p>
          </table:table-cell>
          <table:table-cell office:value-type="string" office:string-value="45.82413649802528" table:formula="of:=RIGHT([.H145];LEN([.H145])-5)" table:style-name="ce4">
            <text:p>45.82413649802528</text:p>
          </table:table-cell>
          <table:table-cell office:value-type="float" office:value="45.824136498025197" table:formula="of:=[.I145]+0" table:style-name="ce4">
            <text:p>45.82</text:p>
          </table:table-cell>
          <table:table-cell office:value-type="string" table:style-name="ce2">
            <text:p>140<text:span text:style-name="T1">: </text:span><text:span text:style-name="T2">32.82643147532949</text:span></text:p>
          </table:table-cell>
          <table:table-cell office:value-type="string" office:string-value="32.82643147532949" table:formula="of:=RIGHT([.K145];LEN([.K145])-5)" table:style-name="ce4">
            <text:p>32.82643147532949</text:p>
          </table:table-cell>
          <table:table-cell office:value-type="float" office:value="32.8264314753294" table:formula="of:=[.L145]+0" table:style-name="ce4">
            <text:p>32.83</text:p>
          </table:table-cell>
          <table:table-cell office:value-type="string" table:style-name="ce2">
            <text:p>140<text:span text:style-name="T1">: </text:span><text:span text:style-name="T2">25.58568137735135</text:span></text:p>
          </table:table-cell>
          <table:table-cell office:value-type="string" office:string-value="25.58568137735135" table:formula="of:=RIGHT([.N145];LEN([.N145])-5)" table:style-name="ce4">
            <text:p>25.58568137735135</text:p>
          </table:table-cell>
          <table:table-cell office:value-type="float" office:value="25.5856813773513" table:formula="of:=[.O145]+0" table:style-name="ce4">
            <text:p>25.59</text:p>
          </table:table-cell>
          <table:table-cell table:number-columns-repeated="2" table:style-name="ce1"/>
          <table:table-cell office:value-type="float" office:value="92.881892980121904" table:formula="of:=([.D145]+[.G145]+[.J145]+[.M145]+[.P145])/2" table:style-name="ce4">
            <text:p>92.8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1.8020233754407</text:span></text:p>
          </table:table-cell>
          <table:table-cell office:value-type="string" office:string-value="41.8020233754407" table:formula="of:=RIGHT([.B146];LEN([.B146])-5)" table:style-name="ce4">
            <text:p>41.8020233754407</text:p>
          </table:table-cell>
          <table:table-cell office:value-type="float" office:value="41.802023375440697" table:formula="of:=[.C146]+0" table:style-name="ce4">
            <text:p>41.80</text:p>
          </table:table-cell>
          <table:table-cell office:value-type="string" table:style-name="ce2">
            <text:p>141<text:span text:style-name="T1">: </text:span><text:span text:style-name="T2">50.90889691169973</text:span></text:p>
          </table:table-cell>
          <table:table-cell office:value-type="string" office:string-value="50.90889691169973" table:formula="of:=RIGHT([.E146];LEN([.E146])-5)" table:style-name="ce4">
            <text:p>50.90889691169973</text:p>
          </table:table-cell>
          <table:table-cell office:value-type="float" office:value="50.908896911699699" table:formula="of:=[.F146]+0" table:style-name="ce4">
            <text:p>50.91</text:p>
          </table:table-cell>
          <table:table-cell office:value-type="string" table:style-name="ce2">
            <text:p>141<text:span text:style-name="T1">: </text:span><text:span text:style-name="T2">42.66791488803577</text:span></text:p>
          </table:table-cell>
          <table:table-cell office:value-type="string" office:string-value="42.66791488803577" table:formula="of:=RIGHT([.H146];LEN([.H146])-5)" table:style-name="ce4">
            <text:p>42.66791488803577</text:p>
          </table:table-cell>
          <table:table-cell office:value-type="float" office:value="42.667914888035703" table:formula="of:=[.I146]+0" table:style-name="ce4">
            <text:p>42.67</text:p>
          </table:table-cell>
          <table:table-cell office:value-type="string" table:style-name="ce2">
            <text:p>141<text:span text:style-name="T1">: </text:span><text:span text:style-name="T2">32.21143545201375</text:span></text:p>
          </table:table-cell>
          <table:table-cell office:value-type="string" office:string-value="32.21143545201375" table:formula="of:=RIGHT([.K146];LEN([.K146])-5)" table:style-name="ce4">
            <text:p>32.21143545201375</text:p>
          </table:table-cell>
          <table:table-cell office:value-type="float" office:value="32.211435452013703" table:formula="of:=[.L146]+0" table:style-name="ce4">
            <text:p>32.21</text:p>
          </table:table-cell>
          <table:table-cell office:value-type="string" table:style-name="ce2">
            <text:p>141<text:span text:style-name="T1">: </text:span><text:span text:style-name="T2">26.60462548839024</text:span></text:p>
          </table:table-cell>
          <table:table-cell office:value-type="string" office:string-value="26.60462548839024" table:formula="of:=RIGHT([.N146];LEN([.N146])-5)" table:style-name="ce4">
            <text:p>26.60462548839024</text:p>
          </table:table-cell>
          <table:table-cell office:value-type="float" office:value="26.604625488390202" table:formula="of:=[.O146]+0" table:style-name="ce4">
            <text:p>26.60</text:p>
          </table:table-cell>
          <table:table-cell table:number-columns-repeated="2" table:style-name="ce1"/>
          <table:table-cell office:value-type="float" office:value="97.097448057790004" table:formula="of:=([.D146]+[.G146]+[.J146]+[.M146]+[.P146])/2" table:style-name="ce4">
            <text:p>97.1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6.638671016408985</text:span></text:p>
          </table:table-cell>
          <table:table-cell office:value-type="string" office:string-value="46.638671016408985" table:formula="of:=RIGHT([.B147];LEN([.B147])-5)" table:style-name="ce4">
            <text:p>46.638671016408985</text:p>
          </table:table-cell>
          <table:table-cell office:value-type="float" office:value="46.6386710164089" table:formula="of:=[.C147]+0" table:style-name="ce4">
            <text:p>46.64</text:p>
          </table:table-cell>
          <table:table-cell office:value-type="string" table:style-name="ce2">
            <text:p>142<text:span text:style-name="T1">: </text:span><text:span text:style-name="T2">51.838860432701395</text:span></text:p>
          </table:table-cell>
          <table:table-cell office:value-type="string" office:string-value="51.838860432701395" table:formula="of:=RIGHT([.E147];LEN([.E147])-5)" table:style-name="ce4">
            <text:p>51.838860432701395</text:p>
          </table:table-cell>
          <table:table-cell office:value-type="float" office:value="51.838860432701303" table:formula="of:=[.F147]+0" table:style-name="ce4">
            <text:p>51.84</text:p>
          </table:table-cell>
          <table:table-cell office:value-type="string" table:style-name="ce2">
            <text:p>142<text:span text:style-name="T1">: </text:span><text:span text:style-name="T2">46.294055389508706</text:span></text:p>
          </table:table-cell>
          <table:table-cell office:value-type="string" office:string-value="46.294055389508706" table:formula="of:=RIGHT([.H147];LEN([.H147])-5)" table:style-name="ce4">
            <text:p>46.294055389508706</text:p>
          </table:table-cell>
          <table:table-cell office:value-type="float" office:value="46.294055389508699" table:formula="of:=[.I147]+0" table:style-name="ce4">
            <text:p>46.29</text:p>
          </table:table-cell>
          <table:table-cell office:value-type="string" table:style-name="ce2">
            <text:p>142<text:span text:style-name="T1">: </text:span><text:span text:style-name="T2">32.97044126138203</text:span></text:p>
          </table:table-cell>
          <table:table-cell office:value-type="string" office:string-value="32.97044126138203" table:formula="of:=RIGHT([.K147];LEN([.K147])-5)" table:style-name="ce4">
            <text:p>32.97044126138203</text:p>
          </table:table-cell>
          <table:table-cell office:value-type="float" office:value="32.970441261382" table:formula="of:=[.L147]+0" table:style-name="ce4">
            <text:p>32.97</text:p>
          </table:table-cell>
          <table:table-cell office:value-type="string" table:style-name="ce2">
            <text:p>142<text:span text:style-name="T1">: </text:span><text:span text:style-name="T2">23.602709279947483</text:span></text:p>
          </table:table-cell>
          <table:table-cell office:value-type="string" office:string-value="23.602709279947483" table:formula="of:=RIGHT([.N147];LEN([.N147])-5)" table:style-name="ce4">
            <text:p>23.602709279947483</text:p>
          </table:table-cell>
          <table:table-cell office:value-type="float" office:value="23.602709279947401" table:formula="of:=[.O147]+0" table:style-name="ce4">
            <text:p>23.60</text:p>
          </table:table-cell>
          <table:table-cell table:number-columns-repeated="2" table:style-name="ce1"/>
          <table:table-cell office:value-type="float" office:value="100.67236868997415" table:formula="of:=([.D147]+[.G147]+[.J147]+[.M147]+[.P147])/2" table:style-name="ce4">
            <text:p>100.6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50.72768466911761</text:span></text:p>
          </table:table-cell>
          <table:table-cell office:value-type="string" office:string-value="50.72768466911761" table:formula="of:=RIGHT([.B148];LEN([.B148])-5)" table:style-name="ce4">
            <text:p>50.72768466911761</text:p>
          </table:table-cell>
          <table:table-cell office:value-type="float" office:value="50.7276846691176" table:formula="of:=[.C148]+0" table:style-name="ce4">
            <text:p>50.73</text:p>
          </table:table-cell>
          <table:table-cell office:value-type="string" table:style-name="ce2">
            <text:p>143<text:span text:style-name="T1">: </text:span><text:span text:style-name="T2">68.3907840646369</text:span></text:p>
          </table:table-cell>
          <table:table-cell office:value-type="string" office:string-value="68.3907840646369" table:formula="of:=RIGHT([.E148];LEN([.E148])-5)" table:style-name="ce4">
            <text:p>68.3907840646369</text:p>
          </table:table-cell>
          <table:table-cell office:value-type="float" office:value="68.390784064636904" table:formula="of:=[.F148]+0" table:style-name="ce4">
            <text:p>68.39</text:p>
          </table:table-cell>
          <table:table-cell office:value-type="string" table:style-name="ce2">
            <text:p>143<text:span text:style-name="T1">: </text:span><text:span text:style-name="T2">45.06851731875898</text:span></text:p>
          </table:table-cell>
          <table:table-cell office:value-type="string" office:string-value="45.06851731875898" table:formula="of:=RIGHT([.H148];LEN([.H148])-5)" table:style-name="ce4">
            <text:p>45.06851731875898</text:p>
          </table:table-cell>
          <table:table-cell office:value-type="float" office:value="45.0685173187589" table:formula="of:=[.I148]+0" table:style-name="ce4">
            <text:p>45.07</text:p>
          </table:table-cell>
          <table:table-cell office:value-type="string" table:style-name="ce2">
            <text:p>143<text:span text:style-name="T1">: </text:span><text:span text:style-name="T2">37.19183117399411</text:span></text:p>
          </table:table-cell>
          <table:table-cell office:value-type="string" office:string-value="37.19183117399411" table:formula="of:=RIGHT([.K148];LEN([.K148])-5)" table:style-name="ce4">
            <text:p>37.19183117399411</text:p>
          </table:table-cell>
          <table:table-cell office:value-type="float" office:value="37.191831173994103" table:formula="of:=[.L148]+0" table:style-name="ce4">
            <text:p>37.19</text:p>
          </table:table-cell>
          <table:table-cell office:value-type="string" table:style-name="ce2">
            <text:p>143<text:span text:style-name="T1">: </text:span><text:span text:style-name="T2">20.524496276544372</text:span></text:p>
          </table:table-cell>
          <table:table-cell office:value-type="string" office:string-value="20.524496276544372" table:formula="of:=RIGHT([.N148];LEN([.N148])-5)" table:style-name="ce4">
            <text:p>20.524496276544372</text:p>
          </table:table-cell>
          <table:table-cell office:value-type="float" office:value="20.524496276544301" table:formula="of:=[.O148]+0" table:style-name="ce4">
            <text:p>20.52</text:p>
          </table:table-cell>
          <table:table-cell table:number-columns-repeated="2" table:style-name="ce1"/>
          <table:table-cell office:value-type="float" office:value="110.9516567515259" table:formula="of:=([.D148]+[.G148]+[.J148]+[.M148]+[.P148])/2" table:style-name="ce4">
            <text:p>110.9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39.629467310392684</text:span></text:p>
          </table:table-cell>
          <table:table-cell office:value-type="string" office:string-value="39.629467310392684" table:formula="of:=RIGHT([.B149];LEN([.B149])-5)" table:style-name="ce4">
            <text:p>39.629467310392684</text:p>
          </table:table-cell>
          <table:table-cell office:value-type="float" office:value="39.629467310392599" table:formula="of:=[.C149]+0" table:style-name="ce4">
            <text:p>39.63</text:p>
          </table:table-cell>
          <table:table-cell office:value-type="string" table:style-name="ce2">
            <text:p>144<text:span text:style-name="T1">: </text:span><text:span text:style-name="T2">52.099315338318696</text:span></text:p>
          </table:table-cell>
          <table:table-cell office:value-type="string" office:string-value="52.099315338318696" table:formula="of:=RIGHT([.E149];LEN([.E149])-5)" table:style-name="ce4">
            <text:p>52.099315338318696</text:p>
          </table:table-cell>
          <table:table-cell office:value-type="float" office:value="52.099315338318597" table:formula="of:=[.F149]+0" table:style-name="ce4">
            <text:p>52.10</text:p>
          </table:table-cell>
          <table:table-cell office:value-type="string" table:style-name="ce2">
            <text:p>144<text:span text:style-name="T1">: </text:span><text:span text:style-name="T2">43.67434240193078</text:span></text:p>
          </table:table-cell>
          <table:table-cell office:value-type="string" office:string-value="43.67434240193078" table:formula="of:=RIGHT([.H149];LEN([.H149])-5)" table:style-name="ce4">
            <text:p>43.67434240193078</text:p>
          </table:table-cell>
          <table:table-cell office:value-type="float" office:value="43.674342401930701" table:formula="of:=[.I149]+0" table:style-name="ce4">
            <text:p>43.67</text:p>
          </table:table-cell>
          <table:table-cell office:value-type="string" table:style-name="ce2">
            <text:p>144<text:span text:style-name="T1">: </text:span><text:span text:style-name="T2">42.46872048200174</text:span></text:p>
          </table:table-cell>
          <table:table-cell office:value-type="string" office:string-value="42.46872048200174" table:formula="of:=RIGHT([.K149];LEN([.K149])-5)" table:style-name="ce4">
            <text:p>42.46872048200174</text:p>
          </table:table-cell>
          <table:table-cell office:value-type="float" office:value="42.4687204820017" table:formula="of:=[.L149]+0" table:style-name="ce4">
            <text:p>42.47</text:p>
          </table:table-cell>
          <table:table-cell office:value-type="string" table:style-name="ce2">
            <text:p>144<text:span text:style-name="T1">: </text:span><text:span text:style-name="T2">27.08262820143497</text:span></text:p>
          </table:table-cell>
          <table:table-cell office:value-type="string" office:string-value="27.08262820143497" table:formula="of:=RIGHT([.N149];LEN([.N149])-5)" table:style-name="ce4">
            <text:p>27.08262820143497</text:p>
          </table:table-cell>
          <table:table-cell office:value-type="float" office:value="27.0826282014349" table:formula="of:=[.O149]+0" table:style-name="ce4">
            <text:p>27.08</text:p>
          </table:table-cell>
          <table:table-cell table:number-columns-repeated="2" table:style-name="ce1"/>
          <table:table-cell office:value-type="float" office:value="102.47723686703924" table:formula="of:=([.D149]+[.G149]+[.J149]+[.M149]+[.P149])/2" table:style-name="ce4">
            <text:p>102.4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9.499809841566684</text:span></text:p>
          </table:table-cell>
          <table:table-cell office:value-type="string" office:string-value="29.499809841566684" table:formula="of:=RIGHT([.B150];LEN([.B150])-5)" table:style-name="ce4">
            <text:p>29.499809841566684</text:p>
          </table:table-cell>
          <table:table-cell office:value-type="float" office:value="29.499809841566599" table:formula="of:=[.C150]+0" table:style-name="ce4">
            <text:p>29.50</text:p>
          </table:table-cell>
          <table:table-cell office:value-type="string" table:style-name="ce2">
            <text:p>145<text:span text:style-name="T1">: </text:span><text:span text:style-name="T2">49.963570814398636</text:span></text:p>
          </table:table-cell>
          <table:table-cell office:value-type="string" office:string-value="49.963570814398636" table:formula="of:=RIGHT([.E150];LEN([.E150])-5)" table:style-name="ce4">
            <text:p>49.963570814398636</text:p>
          </table:table-cell>
          <table:table-cell office:value-type="float" office:value="49.963570814398601" table:formula="of:=[.F150]+0" table:style-name="ce4">
            <text:p>49.96</text:p>
          </table:table-cell>
          <table:table-cell office:value-type="string" table:style-name="ce2">
            <text:p>145<text:span text:style-name="T1">: </text:span><text:span text:style-name="T2">52.06942443917971</text:span></text:p>
          </table:table-cell>
          <table:table-cell office:value-type="string" office:string-value="52.06942443917971" table:formula="of:=RIGHT([.H150];LEN([.H150])-5)" table:style-name="ce4">
            <text:p>52.06942443917971</text:p>
          </table:table-cell>
          <table:table-cell office:value-type="float" office:value="52.069424439179699" table:formula="of:=[.I150]+0" table:style-name="ce4">
            <text:p>52.07</text:p>
          </table:table-cell>
          <table:table-cell office:value-type="string" table:style-name="ce2">
            <text:p>145<text:span text:style-name="T1">: </text:span><text:span text:style-name="T2">44.385967518588686</text:span></text:p>
          </table:table-cell>
          <table:table-cell office:value-type="string" office:string-value="44.385967518588686" table:formula="of:=RIGHT([.K150];LEN([.K150])-5)" table:style-name="ce4">
            <text:p>44.385967518588686</text:p>
          </table:table-cell>
          <table:table-cell office:value-type="float" office:value="44.3859675185886" table:formula="of:=[.L150]+0" table:style-name="ce4">
            <text:p>44.39</text:p>
          </table:table-cell>
          <table:table-cell office:value-type="string" table:style-name="ce2">
            <text:p>145<text:span text:style-name="T1">: </text:span><text:span text:style-name="T2">21.97999359209025</text:span></text:p>
          </table:table-cell>
          <table:table-cell office:value-type="string" office:string-value="21.97999359209025" table:formula="of:=RIGHT([.N150];LEN([.N150])-5)" table:style-name="ce4">
            <text:p>21.97999359209025</text:p>
          </table:table-cell>
          <table:table-cell office:value-type="float" office:value="21.979993592090199" table:formula="of:=[.O150]+0" table:style-name="ce4">
            <text:p>21.98</text:p>
          </table:table-cell>
          <table:table-cell table:number-columns-repeated="2" table:style-name="ce1"/>
          <table:table-cell office:value-type="float" office:value="98.949383102911852" table:formula="of:=([.D150]+[.G150]+[.J150]+[.M150]+[.P150])/2" table:style-name="ce4">
            <text:p>98.9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4.296005553774684</text:span></text:p>
          </table:table-cell>
          <table:table-cell office:value-type="string" office:string-value="34.296005553774684" table:formula="of:=RIGHT([.B151];LEN([.B151])-5)" table:style-name="ce4">
            <text:p>34.296005553774684</text:p>
          </table:table-cell>
          <table:table-cell office:value-type="float" office:value="34.296005553774599" table:formula="of:=[.C151]+0" table:style-name="ce4">
            <text:p>34.30</text:p>
          </table:table-cell>
          <table:table-cell office:value-type="string" table:style-name="ce2">
            <text:p>146<text:span text:style-name="T1">: </text:span><text:span text:style-name="T2">48.84519831634406</text:span></text:p>
          </table:table-cell>
          <table:table-cell office:value-type="string" office:string-value="48.84519831634406" table:formula="of:=RIGHT([.E151];LEN([.E151])-5)" table:style-name="ce4">
            <text:p>48.84519831634406</text:p>
          </table:table-cell>
          <table:table-cell office:value-type="float" office:value="48.845198316344003" table:formula="of:=[.F151]+0" table:style-name="ce4">
            <text:p>48.85</text:p>
          </table:table-cell>
          <table:table-cell office:value-type="string" table:style-name="ce2">
            <text:p>146<text:span text:style-name="T1">: </text:span><text:span text:style-name="T2">46.76097207630819</text:span></text:p>
          </table:table-cell>
          <table:table-cell office:value-type="string" office:string-value="46.76097207630819" table:formula="of:=RIGHT([.H151];LEN([.H151])-5)" table:style-name="ce4">
            <text:p>46.76097207630819</text:p>
          </table:table-cell>
          <table:table-cell office:value-type="float" office:value="46.7609720763081" table:formula="of:=[.I151]+0" table:style-name="ce4">
            <text:p>46.76</text:p>
          </table:table-cell>
          <table:table-cell office:value-type="string" table:style-name="ce2">
            <text:p>146<text:span text:style-name="T1">: </text:span><text:span text:style-name="T2">55.23528078730787</text:span></text:p>
          </table:table-cell>
          <table:table-cell office:value-type="string" office:string-value="55.23528078730787" table:formula="of:=RIGHT([.K151];LEN([.K151])-5)" table:style-name="ce4">
            <text:p>55.23528078730787</text:p>
          </table:table-cell>
          <table:table-cell office:value-type="float" office:value="55.235280787307801" table:formula="of:=[.L151]+0" table:style-name="ce4">
            <text:p>55.24</text:p>
          </table:table-cell>
          <table:table-cell office:value-type="string" table:style-name="ce2">
            <text:p>146<text:span text:style-name="T1">: </text:span><text:span text:style-name="T2">17.30221918141391</text:span></text:p>
          </table:table-cell>
          <table:table-cell office:value-type="string" office:string-value="17.30221918141391" table:formula="of:=RIGHT([.N151];LEN([.N151])-5)" table:style-name="ce4">
            <text:p>17.30221918141391</text:p>
          </table:table-cell>
          <table:table-cell office:value-type="float" office:value="17.3022191814139" table:formula="of:=[.O151]+0" table:style-name="ce4">
            <text:p>17.30</text:p>
          </table:table-cell>
          <table:table-cell table:number-columns-repeated="2" table:style-name="ce1"/>
          <table:table-cell office:value-type="float" office:value="101.2198379575742" table:formula="of:=([.D151]+[.G151]+[.J151]+[.M151]+[.P151])/2" table:style-name="ce4">
            <text:p>101.2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6.121178538811684</text:span></text:p>
          </table:table-cell>
          <table:table-cell office:value-type="string" office:string-value="36.121178538811684" table:formula="of:=RIGHT([.B152];LEN([.B152])-5)" table:style-name="ce4">
            <text:p>36.121178538811684</text:p>
          </table:table-cell>
          <table:table-cell office:value-type="float" office:value="36.121178538811598" table:formula="of:=[.C152]+0" table:style-name="ce4">
            <text:p>36.12</text:p>
          </table:table-cell>
          <table:table-cell office:value-type="string" table:style-name="ce2">
            <text:p>147<text:span text:style-name="T1">: </text:span><text:span text:style-name="T2">54.34568728213593</text:span></text:p>
          </table:table-cell>
          <table:table-cell office:value-type="string" office:string-value="54.34568728213593" table:formula="of:=RIGHT([.E152];LEN([.E152])-5)" table:style-name="ce4">
            <text:p>54.34568728213593</text:p>
          </table:table-cell>
          <table:table-cell office:value-type="float" office:value="54.345687282135898" table:formula="of:=[.F152]+0" table:style-name="ce4">
            <text:p>54.35</text:p>
          </table:table-cell>
          <table:table-cell office:value-type="string" table:style-name="ce2">
            <text:p>147<text:span text:style-name="T1">: </text:span><text:span text:style-name="T2">48.24792384861939</text:span></text:p>
          </table:table-cell>
          <table:table-cell office:value-type="string" office:string-value="48.24792384861939" table:formula="of:=RIGHT([.H152];LEN([.H152])-5)" table:style-name="ce4">
            <text:p>48.24792384861939</text:p>
          </table:table-cell>
          <table:table-cell office:value-type="float" office:value="48.247923848619301" table:formula="of:=[.I152]+0" table:style-name="ce4">
            <text:p>48.25</text:p>
          </table:table-cell>
          <table:table-cell office:value-type="string" table:style-name="ce2">
            <text:p>147<text:span text:style-name="T1">: </text:span><text:span text:style-name="T2">42.80676941376093</text:span></text:p>
          </table:table-cell>
          <table:table-cell office:value-type="string" office:string-value="42.80676941376093" table:formula="of:=RIGHT([.K152];LEN([.K152])-5)" table:style-name="ce4">
            <text:p>42.80676941376093</text:p>
          </table:table-cell>
          <table:table-cell office:value-type="float" office:value="42.806769413760897" table:formula="of:=[.L152]+0" table:style-name="ce4">
            <text:p>42.81</text:p>
          </table:table-cell>
          <table:table-cell office:value-type="string" table:style-name="ce2">
            <text:p>147<text:span text:style-name="T1">: </text:span><text:span text:style-name="T2">19.665243077183366</text:span></text:p>
          </table:table-cell>
          <table:table-cell office:value-type="string" office:string-value="19.665243077183366" table:formula="of:=RIGHT([.N152];LEN([.N152])-5)" table:style-name="ce4">
            <text:p>19.665243077183366</text:p>
          </table:table-cell>
          <table:table-cell office:value-type="float" office:value="19.665243077183298" table:formula="of:=[.O152]+0" table:style-name="ce4">
            <text:p>19.67</text:p>
          </table:table-cell>
          <table:table-cell table:number-columns-repeated="2" table:style-name="ce1"/>
          <table:table-cell office:value-type="float" office:value="100.5934010802555" table:formula="of:=([.D152]+[.G152]+[.J152]+[.M152]+[.P152])/2" table:style-name="ce4">
            <text:p>100.5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3.75541279330868</text:span></text:p>
          </table:table-cell>
          <table:table-cell office:value-type="string" office:string-value="33.75541279330868" table:formula="of:=RIGHT([.B153];LEN([.B153])-5)" table:style-name="ce4">
            <text:p>33.75541279330868</text:p>
          </table:table-cell>
          <table:table-cell office:value-type="float" office:value="33.755412793308601" table:formula="of:=[.C153]+0" table:style-name="ce4">
            <text:p>33.76</text:p>
          </table:table-cell>
          <table:table-cell office:value-type="string" table:style-name="ce2">
            <text:p>148<text:span text:style-name="T1">: </text:span><text:span text:style-name="T2">48.975122174561264</text:span></text:p>
          </table:table-cell>
          <table:table-cell office:value-type="string" office:string-value="48.975122174561264" table:formula="of:=RIGHT([.E153];LEN([.E153])-5)" table:style-name="ce4">
            <text:p>48.975122174561264</text:p>
          </table:table-cell>
          <table:table-cell office:value-type="float" office:value="48.9751221745612" table:formula="of:=[.F153]+0" table:style-name="ce4">
            <text:p>48.98</text:p>
          </table:table-cell>
          <table:table-cell office:value-type="string" table:style-name="ce2">
            <text:p>148<text:span text:style-name="T1">: </text:span><text:span text:style-name="T2">54.59568875003949</text:span></text:p>
          </table:table-cell>
          <table:table-cell office:value-type="string" office:string-value="54.59568875003949" table:formula="of:=RIGHT([.H153];LEN([.H153])-5)" table:style-name="ce4">
            <text:p>54.59568875003949</text:p>
          </table:table-cell>
          <table:table-cell office:value-type="float" office:value="54.5956887500394" table:formula="of:=[.I153]+0" table:style-name="ce4">
            <text:p>54.60</text:p>
          </table:table-cell>
          <table:table-cell office:value-type="string" table:style-name="ce2">
            <text:p>148<text:span text:style-name="T1">: </text:span><text:span text:style-name="T2">50.98634209423853</text:span></text:p>
          </table:table-cell>
          <table:table-cell office:value-type="string" office:string-value="50.98634209423853" table:formula="of:=RIGHT([.K153];LEN([.K153])-5)" table:style-name="ce4">
            <text:p>50.98634209423853</text:p>
          </table:table-cell>
          <table:table-cell office:value-type="float" office:value="50.986342094238502" table:formula="of:=[.L153]+0" table:style-name="ce4">
            <text:p>50.99</text:p>
          </table:table-cell>
          <table:table-cell office:value-type="string" table:style-name="ce2">
            <text:p>148<text:span text:style-name="T1">: </text:span><text:span text:style-name="T2">23.102621833006456</text:span></text:p>
          </table:table-cell>
          <table:table-cell office:value-type="string" office:string-value="23.102621833006456" table:formula="of:=RIGHT([.N153];LEN([.N153])-5)" table:style-name="ce4">
            <text:p>23.102621833006456</text:p>
          </table:table-cell>
          <table:table-cell office:value-type="float" office:value="23.102621833006399" table:formula="of:=[.O153]+0" table:style-name="ce4">
            <text:p>23.10</text:p>
          </table:table-cell>
          <table:table-cell table:number-columns-repeated="2" table:style-name="ce1"/>
          <table:table-cell office:value-type="float" office:value="105.70759382257705" table:formula="of:=([.D153]+[.G153]+[.J153]+[.M153]+[.P153])/2" table:style-name="ce4">
            <text:p>105.7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6.56920741423162</text:span></text:p>
          </table:table-cell>
          <table:table-cell office:value-type="string" office:string-value="36.56920741423162" table:formula="of:=RIGHT([.B154];LEN([.B154])-5)" table:style-name="ce4">
            <text:p>36.56920741423162</text:p>
          </table:table-cell>
          <table:table-cell office:value-type="float" office:value="36.569207414231599" table:formula="of:=[.C154]+0" table:style-name="ce4">
            <text:p>36.57</text:p>
          </table:table-cell>
          <table:table-cell office:value-type="string" table:style-name="ce2">
            <text:p>149<text:span text:style-name="T1">: </text:span><text:span text:style-name="T2">46.93609868603649</text:span></text:p>
          </table:table-cell>
          <table:table-cell office:value-type="string" office:string-value="46.93609868603649" table:formula="of:=RIGHT([.E154];LEN([.E154])-5)" table:style-name="ce4">
            <text:p>46.93609868603649</text:p>
          </table:table-cell>
          <table:table-cell office:value-type="float" office:value="46.936098686036402" table:formula="of:=[.F154]+0" table:style-name="ce4">
            <text:p>46.94</text:p>
          </table:table-cell>
          <table:table-cell office:value-type="string" table:style-name="ce2">
            <text:p>149<text:span text:style-name="T1">: </text:span><text:span text:style-name="T2">44.30717681942973</text:span></text:p>
          </table:table-cell>
          <table:table-cell office:value-type="string" office:string-value="44.30717681942973" table:formula="of:=RIGHT([.H154];LEN([.H154])-5)" table:style-name="ce4">
            <text:p>44.30717681942973</text:p>
          </table:table-cell>
          <table:table-cell office:value-type="float" office:value="44.307176819429699" table:formula="of:=[.I154]+0" table:style-name="ce4">
            <text:p>44.31</text:p>
          </table:table-cell>
          <table:table-cell office:value-type="string" table:style-name="ce2">
            <text:p>149<text:span text:style-name="T1">: </text:span><text:span text:style-name="T2">46.52491007026198</text:span></text:p>
          </table:table-cell>
          <table:table-cell office:value-type="string" office:string-value="46.52491007026198" table:formula="of:=RIGHT([.K154];LEN([.K154])-5)" table:style-name="ce4">
            <text:p>46.52491007026198</text:p>
          </table:table-cell>
          <table:table-cell office:value-type="float" office:value="46.524910070261903" table:formula="of:=[.L154]+0" table:style-name="ce4">
            <text:p>46.52</text:p>
          </table:table-cell>
          <table:table-cell office:value-type="string" table:style-name="ce2">
            <text:p>149<text:span text:style-name="T1">: </text:span><text:span text:style-name="T2">19.269468494418664</text:span></text:p>
          </table:table-cell>
          <table:table-cell office:value-type="string" office:string-value="19.269468494418664" table:formula="of:=RIGHT([.N154];LEN([.N154])-5)" table:style-name="ce4">
            <text:p>19.269468494418664</text:p>
          </table:table-cell>
          <table:table-cell office:value-type="float" office:value="19.2694684944186" table:formula="of:=[.O154]+0" table:style-name="ce4">
            <text:p>19.27</text:p>
          </table:table-cell>
          <table:table-cell table:number-columns-repeated="2" table:style-name="ce1"/>
          <table:table-cell office:value-type="float" office:value="96.803430742189093" table:formula="of:=([.D154]+[.G154]+[.J154]+[.M154]+[.P154])/2" table:style-name="ce4">
            <text:p>96.8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128288027128704</text:span></text:p>
          </table:table-cell>
          <table:table-cell office:value-type="string" office:string-value="35.128288027128704" table:formula="of:=RIGHT([.B155];LEN([.B155])-5)" table:style-name="ce4">
            <text:p>35.128288027128704</text:p>
          </table:table-cell>
          <table:table-cell office:value-type="float" office:value="35.128288027128697" table:formula="of:=[.C155]+0" table:style-name="ce4">
            <text:p>35.13</text:p>
          </table:table-cell>
          <table:table-cell office:value-type="string" table:style-name="ce2">
            <text:p>150<text:span text:style-name="T1">: </text:span><text:span text:style-name="T2">60.71296009137662</text:span></text:p>
          </table:table-cell>
          <table:table-cell office:value-type="string" office:string-value="60.71296009137662" table:formula="of:=RIGHT([.E155];LEN([.E155])-5)" table:style-name="ce4">
            <text:p>60.71296009137662</text:p>
          </table:table-cell>
          <table:table-cell office:value-type="float" office:value="60.712960091376601" table:formula="of:=[.F155]+0" table:style-name="ce4">
            <text:p>60.71</text:p>
          </table:table-cell>
          <table:table-cell office:value-type="string" table:style-name="ce2">
            <text:p>150<text:span text:style-name="T1">: </text:span><text:span text:style-name="T2">57.98335486735274</text:span></text:p>
          </table:table-cell>
          <table:table-cell office:value-type="string" office:string-value="57.98335486735274" table:formula="of:=RIGHT([.H155];LEN([.H155])-5)" table:style-name="ce4">
            <text:p>57.98335486735274</text:p>
          </table:table-cell>
          <table:table-cell office:value-type="float" office:value="57.983354867352702" table:formula="of:=[.I155]+0" table:style-name="ce4">
            <text:p>57.98</text:p>
          </table:table-cell>
          <table:table-cell office:value-type="string" table:style-name="ce2">
            <text:p>150<text:span text:style-name="T1">: </text:span><text:span text:style-name="T2">49.40072234613039</text:span></text:p>
          </table:table-cell>
          <table:table-cell office:value-type="string" office:string-value="49.40072234613039" table:formula="of:=RIGHT([.K155];LEN([.K155])-5)" table:style-name="ce4">
            <text:p>49.40072234613039</text:p>
          </table:table-cell>
          <table:table-cell office:value-type="float" office:value="49.400722346130301" table:formula="of:=[.L155]+0" table:style-name="ce4">
            <text:p>49.40</text:p>
          </table:table-cell>
          <table:table-cell office:value-type="string" table:style-name="ce2">
            <text:p>150<text:span text:style-name="T1">: </text:span><text:span text:style-name="T2">26.423966811343423</text:span></text:p>
          </table:table-cell>
          <table:table-cell office:value-type="string" office:string-value="26.423966811343423" table:formula="of:=RIGHT([.N155];LEN([.N155])-5)" table:style-name="ce4">
            <text:p>26.423966811343423</text:p>
          </table:table-cell>
          <table:table-cell office:value-type="float" office:value="26.423966811343401" table:formula="of:=[.O155]+0" table:style-name="ce4">
            <text:p>26.42</text:p>
          </table:table-cell>
          <table:table-cell table:number-columns-repeated="2" table:style-name="ce1"/>
          <table:table-cell office:value-type="float" office:value="114.82464607166585" table:formula="of:=([.D155]+[.G155]+[.J155]+[.M155]+[.P155])/2" table:style-name="ce4">
            <text:p>114.8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">
            <text:p>151<text:span text:style-name="T1">: </text:span><text:span text:style-name="T2">32.15777616395512</text:span></text:p>
          </table:table-cell>
          <table:table-cell office:value-type="string" office:string-value="32.15777616395512" table:formula="of:=RIGHT([.B156];LEN([.B156])-5)" table:style-name="ce4">
            <text:p>32.15777616395512</text:p>
          </table:table-cell>
          <table:table-cell office:value-type="float" office:value="32.157776163955099" table:formula="of:=[.C156]+0" table:style-name="ce4">
            <text:p>32.16</text:p>
          </table:table-cell>
          <table:table-cell office:value-type="string" table:style-name="ce2">
            <text:p>151<text:span text:style-name="T1">: </text:span><text:span text:style-name="T2">48.51359282073426</text:span></text:p>
          </table:table-cell>
          <table:table-cell office:value-type="string" office:string-value="48.51359282073426" table:formula="of:=RIGHT([.E156];LEN([.E156])-5)" table:style-name="ce4">
            <text:p>48.51359282073426</text:p>
          </table:table-cell>
          <table:table-cell office:value-type="float" office:value="48.513592820734203" table:formula="of:=[.F156]+0" table:style-name="ce4">
            <text:p>48.51</text:p>
          </table:table-cell>
          <table:table-cell office:value-type="string" table:style-name="ce2">
            <text:p>151<text:span text:style-name="T1">: </text:span><text:span text:style-name="T2">46.34640560535769</text:span></text:p>
          </table:table-cell>
          <table:table-cell office:value-type="string" office:string-value="46.34640560535769" table:formula="of:=RIGHT([.H156];LEN([.H156])-5)" table:style-name="ce4">
            <text:p>46.34640560535769</text:p>
          </table:table-cell>
          <table:table-cell office:value-type="float" office:value="46.346405605357603" table:formula="of:=[.I156]+0" table:style-name="ce4">
            <text:p>46.35</text:p>
          </table:table-cell>
          <table:table-cell office:value-type="string" table:style-name="ce2">
            <text:p>151<text:span text:style-name="T1">: </text:span><text:span text:style-name="T2">44.3075263245248</text:span></text:p>
          </table:table-cell>
          <table:table-cell office:value-type="string" office:string-value="44.3075263245248" table:formula="of:=RIGHT([.K156];LEN([.K156])-5)" table:style-name="ce4">
            <text:p>44.3075263245248</text:p>
          </table:table-cell>
          <table:table-cell office:value-type="float" office:value="44.307526324524801" table:formula="of:=[.L156]+0" table:style-name="ce4">
            <text:p>44.31</text:p>
          </table:table-cell>
          <table:table-cell office:value-type="string" table:style-name="ce2">
            <text:p>151<text:span text:style-name="T1">: </text:span><text:span text:style-name="T2">22.946217732961845</text:span></text:p>
          </table:table-cell>
          <table:table-cell office:value-type="string" office:string-value="22.946217732961845" table:formula="of:=RIGHT([.N156];LEN([.N156])-5)" table:style-name="ce4">
            <text:p>22.946217732961845</text:p>
          </table:table-cell>
          <table:table-cell office:value-type="float" office:value="22.946217732961799" table:formula="of:=[.O156]+0" table:style-name="ce4">
            <text:p>22.95</text:p>
          </table:table-cell>
          <table:table-cell table:number-columns-repeated="2" table:style-name="ce1"/>
          <table:table-cell office:value-type="float" office:value="97.135759323766749" table:formula="of:=([.D156]+[.G156]+[.J156]+[.M156]+[.P156])/2" table:style-name="ce4">
            <text:p>97.14</text:p>
          </table:table-cell>
          <table:table-cell table:number-columns-repeated="16365"/>
        </table:table-row>
        <table:table-row table:number-rows-repeated="4" table:style-name="ro1">
          <table:table-cell/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65"/>
        </table:table-row>
        <table:table-row table:number-rows-repeated="2" table:style-name="ro1">
          <table:table-cell table:number-columns-repeated="10"/>
          <table:table-cell table:style-name="ce4"/>
          <table:table-cell table:number-columns-repeated="7" table:style-name="ce1"/>
          <table:table-cell table:style-name="ce4"/>
          <table:table-cell table:number-columns-repeated="16365"/>
        </table:table-row>
        <table:table-row table:number-rows-repeated="1048414" table:style-name="ro1">
          <table:table-cell table:number-columns-repeated="16384"/>
        </table:table-row>
      </table:table>
      <table:table table:name="graph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2" svg:x="0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</meta:initial-creator>
    <dc:creator>Jon</dc:creator>
    <meta:creation-date>2019-02-27T19:14:21Z</meta:creation-date>
    <dc:date>2019-03-08T16:06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uniform 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1.$S$5:.$S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